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s_x</text:p>
          </table:table-cell>
          <table:table-cell office:value-type="string" calcext:value-type="string">
            <text:p>s_y</text:p>
          </table:table-cell>
          <table:table-cell office:value-type="string" calcext:value-type="string">
            <text:p>p_x</text:p>
          </table:table-cell>
          <table:table-cell office:value-type="string" calcext:value-type="string">
            <text:p>p_y</text:p>
          </table:table-cell>
          <table:table-cell office:value-type="string" calcext:value-type="string">
            <text:p>v_x</text:p>
          </table:table-cell>
          <table:table-cell office:value-type="string" calcext:value-type="string">
            <text:p>v_y</text:p>
          </table:table-cell>
        </table:table-row>
        <table:table-row table:style-name="ro1">
          <table:table-cell office:value-type="float" office:value="1527480702.55046" calcext:value-type="float">
            <text:p>1527480702.5504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278.137695" calcext:value-type="float">
            <text:p>-278.137695</text:p>
          </table:table-cell>
          <table:table-cell office:value-type="float" office:value="-0.214555" calcext:value-type="float">
            <text:p>-0.214555</text:p>
          </table:table-cell>
          <table:table-cell office:value-type="float" office:value="-1.001814" calcext:value-type="float">
            <text:p>-1.001814</text:p>
          </table:table-cell>
          <table:table-cell office:value-type="float" office:value="-0.026123" calcext:value-type="float">
            <text:p>-0.026123</text:p>
          </table:table-cell>
          <table:table-cell office:value-type="float" office:value="-9.848734" calcext:value-type="float">
            <text:p>-9.848734</text:p>
          </table:table-cell>
          <table:table-cell office:value-type="string" calcext:value-type="string">
            <text:p>-0.256810</text:p>
          </table:table-cell>
        </table:table-row>
        <table:table-row table:style-name="ro1" table:visibility="filter">
          <table:table-cell office:value-type="float" office:value="1527480702.55055" calcext:value-type="float">
            <text:p>1527480702.55055</text:p>
          </table:table-cell>
          <table:table-cell office:value-type="string" calcext:value-type="string">
            <text:p>PID_y</text:p>
          </table:table-cell>
          <table:table-cell office:value-type="float" office:value="-278.137695" calcext:value-type="float">
            <text:p>-278.137695</text:p>
          </table:table-cell>
          <table:table-cell/>
          <table:table-cell office:value-type="float" office:value="-0.214555" calcext:value-type="float">
            <text:p>-0.214555</text:p>
          </table:table-cell>
          <table:table-cell office:value-type="float" office:value="-1.001814" calcext:value-type="float">
            <text:p>-1.001814</text:p>
          </table:table-cell>
          <table:table-cell office:value-type="float" office:value="-0.026123" calcext:value-type="float">
            <text:p>-0.026123</text:p>
          </table:table-cell>
          <table:table-cell office:value-type="float" office:value="-9.848734" calcext:value-type="float">
            <text:p>-9.848734</text:p>
          </table:table-cell>
          <table:table-cell office:value-type="string" calcext:value-type="string">
            <text:p>-0.25681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2.56992" calcext:value-type="float">
            <text:p>1527480702.5699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277.888947" calcext:value-type="float">
            <text:p>-277.888947</text:p>
          </table:table-cell>
          <table:table-cell office:value-type="float" office:value="-0.17586" calcext:value-type="float">
            <text:p>-0.17586</text:p>
          </table:table-cell>
          <table:table-cell office:value-type="float" office:value="-1.001384" calcext:value-type="float">
            <text:p>-1.001384</text:p>
          </table:table-cell>
          <table:table-cell office:value-type="float" office:value="-0.023593" calcext:value-type="float">
            <text:p>-0.023593</text:p>
          </table:table-cell>
          <table:table-cell office:value-type="float" office:value="-9.84432" calcext:value-type="float">
            <text:p>-9.84432</text:p>
          </table:table-cell>
          <table:table-cell office:value-type="string" calcext:value-type="string">
            <text:p>-0.230853</text:p>
          </table:table-cell>
        </table:table-row>
        <table:table-row table:style-name="ro1" table:visibility="filter">
          <table:table-cell office:value-type="float" office:value="1527480702.56997" calcext:value-type="float">
            <text:p>1527480702.56997</text:p>
          </table:table-cell>
          <table:table-cell office:value-type="string" calcext:value-type="string">
            <text:p>PID_y</text:p>
          </table:table-cell>
          <table:table-cell office:value-type="float" office:value="-277.888947" calcext:value-type="float">
            <text:p>-277.888947</text:p>
          </table:table-cell>
          <table:table-cell/>
          <table:table-cell office:value-type="float" office:value="-0.17586" calcext:value-type="float">
            <text:p>-0.17586</text:p>
          </table:table-cell>
          <table:table-cell office:value-type="float" office:value="-1.001384" calcext:value-type="float">
            <text:p>-1.001384</text:p>
          </table:table-cell>
          <table:table-cell office:value-type="float" office:value="-0.023593" calcext:value-type="float">
            <text:p>-0.023593</text:p>
          </table:table-cell>
          <table:table-cell office:value-type="float" office:value="-9.84432" calcext:value-type="float">
            <text:p>-9.84432</text:p>
          </table:table-cell>
          <table:table-cell office:value-type="string" calcext:value-type="string">
            <text:p>-0.230853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2.59027" calcext:value-type="float">
            <text:p>1527480702.5902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277.693726" calcext:value-type="float">
            <text:p>-277.693726</text:p>
          </table:table-cell>
          <table:table-cell office:value-type="float" office:value="-0.174965" calcext:value-type="float">
            <text:p>-0.174965</text:p>
          </table:table-cell>
          <table:table-cell office:value-type="float" office:value="-1.001031" calcext:value-type="float">
            <text:p>-1.001031</text:p>
          </table:table-cell>
          <table:table-cell office:value-type="float" office:value="-0.023529" calcext:value-type="float">
            <text:p>-0.023529</text:p>
          </table:table-cell>
          <table:table-cell office:value-type="float" office:value="-9.840856" calcext:value-type="float">
            <text:p>-9.840856</text:p>
          </table:table-cell>
          <table:table-cell office:value-type="string" calcext:value-type="string">
            <text:p>-0.230223</text:p>
          </table:table-cell>
        </table:table-row>
        <table:table-row table:style-name="ro1" table:visibility="filter">
          <table:table-cell office:value-type="float" office:value="1527480702.59032" calcext:value-type="float">
            <text:p>1527480702.59032</text:p>
          </table:table-cell>
          <table:table-cell office:value-type="string" calcext:value-type="string">
            <text:p>PID_y</text:p>
          </table:table-cell>
          <table:table-cell office:value-type="float" office:value="-277.693726" calcext:value-type="float">
            <text:p>-277.693726</text:p>
          </table:table-cell>
          <table:table-cell/>
          <table:table-cell office:value-type="float" office:value="-0.174965" calcext:value-type="float">
            <text:p>-0.174965</text:p>
          </table:table-cell>
          <table:table-cell office:value-type="float" office:value="-1.001031" calcext:value-type="float">
            <text:p>-1.001031</text:p>
          </table:table-cell>
          <table:table-cell office:value-type="float" office:value="-0.023529" calcext:value-type="float">
            <text:p>-0.023529</text:p>
          </table:table-cell>
          <table:table-cell office:value-type="float" office:value="-9.840856" calcext:value-type="float">
            <text:p>-9.840856</text:p>
          </table:table-cell>
          <table:table-cell office:value-type="string" calcext:value-type="string">
            <text:p>-0.230223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2.6095" calcext:value-type="float">
            <text:p>1527480702.609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277.746857" calcext:value-type="float">
            <text:p>-277.746857</text:p>
          </table:table-cell>
          <table:table-cell office:value-type="float" office:value="-0.149717" calcext:value-type="float">
            <text:p>-0.149717</text:p>
          </table:table-cell>
          <table:table-cell office:value-type="float" office:value="-1.001122" calcext:value-type="float">
            <text:p>-1.001122</text:p>
          </table:table-cell>
          <table:table-cell office:value-type="float" office:value="-0.021742" calcext:value-type="float">
            <text:p>-0.021742</text:p>
          </table:table-cell>
          <table:table-cell office:value-type="float" office:value="-9.841799" calcext:value-type="float">
            <text:p>-9.841799</text:p>
          </table:table-cell>
          <table:table-cell office:value-type="string" calcext:value-type="string">
            <text:p>-0.211639</text:p>
          </table:table-cell>
        </table:table-row>
        <table:table-row table:style-name="ro1" table:visibility="filter">
          <table:table-cell office:value-type="float" office:value="1527480702.60953" calcext:value-type="float">
            <text:p>1527480702.60953</text:p>
          </table:table-cell>
          <table:table-cell office:value-type="string" calcext:value-type="string">
            <text:p>PID_y</text:p>
          </table:table-cell>
          <table:table-cell office:value-type="float" office:value="-277.746857" calcext:value-type="float">
            <text:p>-277.746857</text:p>
          </table:table-cell>
          <table:table-cell/>
          <table:table-cell office:value-type="float" office:value="-0.149717" calcext:value-type="float">
            <text:p>-0.149717</text:p>
          </table:table-cell>
          <table:table-cell office:value-type="float" office:value="-1.001122" calcext:value-type="float">
            <text:p>-1.001122</text:p>
          </table:table-cell>
          <table:table-cell office:value-type="float" office:value="-0.021742" calcext:value-type="float">
            <text:p>-0.021742</text:p>
          </table:table-cell>
          <table:table-cell office:value-type="float" office:value="-9.841799" calcext:value-type="float">
            <text:p>-9.841799</text:p>
          </table:table-cell>
          <table:table-cell office:value-type="string" calcext:value-type="string">
            <text:p>-0.21163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2.62978" calcext:value-type="float">
            <text:p>1527480702.6297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277.583099" calcext:value-type="float">
            <text:p>-277.583099</text:p>
          </table:table-cell>
          <table:table-cell office:value-type="float" office:value="-0.201928" calcext:value-type="float">
            <text:p>-0.201928</text:p>
          </table:table-cell>
          <table:table-cell office:value-type="float" office:value="-1.000827" calcext:value-type="float">
            <text:p>-1.000827</text:p>
          </table:table-cell>
          <table:table-cell office:value-type="float" office:value="-0.025484" calcext:value-type="float">
            <text:p>-0.025484</text:p>
          </table:table-cell>
          <table:table-cell office:value-type="float" office:value="-9.838892" calcext:value-type="float">
            <text:p>-9.838892</text:p>
          </table:table-cell>
          <table:table-cell office:value-type="string" calcext:value-type="string">
            <text:p>-0.248507</text:p>
          </table:table-cell>
        </table:table-row>
        <table:table-row table:style-name="ro1" table:visibility="filter">
          <table:table-cell office:value-type="float" office:value="1527480702.6298" calcext:value-type="float">
            <text:p>1527480702.6298</text:p>
          </table:table-cell>
          <table:table-cell office:value-type="string" calcext:value-type="string">
            <text:p>PID_y</text:p>
          </table:table-cell>
          <table:table-cell office:value-type="float" office:value="-277.583099" calcext:value-type="float">
            <text:p>-277.583099</text:p>
          </table:table-cell>
          <table:table-cell/>
          <table:table-cell office:value-type="float" office:value="-0.201928" calcext:value-type="float">
            <text:p>-0.201928</text:p>
          </table:table-cell>
          <table:table-cell office:value-type="float" office:value="-1.000827" calcext:value-type="float">
            <text:p>-1.000827</text:p>
          </table:table-cell>
          <table:table-cell office:value-type="float" office:value="-0.025484" calcext:value-type="float">
            <text:p>-0.025484</text:p>
          </table:table-cell>
          <table:table-cell office:value-type="float" office:value="-9.838892" calcext:value-type="float">
            <text:p>-9.838892</text:p>
          </table:table-cell>
          <table:table-cell office:value-type="string" calcext:value-type="string">
            <text:p>-0.24850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2.65003" calcext:value-type="float">
            <text:p>1527480702.6500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999766" calcext:value-type="float">
            <text:p>-0.999766</text:p>
          </table:table-cell>
          <table:table-cell office:value-type="float" office:value="-0.019709" calcext:value-type="float">
            <text:p>-0.019709</text:p>
          </table:table-cell>
          <table:table-cell office:value-type="float" office:value="-1.000361" calcext:value-type="float">
            <text:p>-1.000361</text:p>
          </table:table-cell>
          <table:table-cell office:value-type="float" office:value="-0.022925" calcext:value-type="float">
            <text:p>-0.022925</text:p>
          </table:table-cell>
          <table:table-cell office:value-type="float" office:value="0.014433" calcext:value-type="float">
            <text:p>0.014433</text:p>
          </table:table-cell>
          <table:table-cell office:value-type="string" calcext:value-type="string">
            <text:p>0.033549</text:p>
          </table:table-cell>
        </table:table-row>
        <table:table-row table:style-name="ro1" table:visibility="filter">
          <table:table-cell office:value-type="float" office:value="1527480702.65004" calcext:value-type="float">
            <text:p>1527480702.65004</text:p>
          </table:table-cell>
          <table:table-cell office:value-type="string" calcext:value-type="string">
            <text:p>PID_y</text:p>
          </table:table-cell>
          <table:table-cell office:value-type="float" office:value="-0.999766" calcext:value-type="float">
            <text:p>-0.999766</text:p>
          </table:table-cell>
          <table:table-cell/>
          <table:table-cell office:value-type="float" office:value="-0.019709" calcext:value-type="float">
            <text:p>-0.019709</text:p>
          </table:table-cell>
          <table:table-cell office:value-type="float" office:value="-1.000361" calcext:value-type="float">
            <text:p>-1.000361</text:p>
          </table:table-cell>
          <table:table-cell office:value-type="float" office:value="-0.022925" calcext:value-type="float">
            <text:p>-0.022925</text:p>
          </table:table-cell>
          <table:table-cell office:value-type="float" office:value="0.014433" calcext:value-type="float">
            <text:p>0.014433</text:p>
          </table:table-cell>
          <table:table-cell office:value-type="string" calcext:value-type="string">
            <text:p>0.03354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2.67031" calcext:value-type="float">
            <text:p>1527480702.6703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996768" calcext:value-type="float">
            <text:p>-0.996768</text:p>
          </table:table-cell>
          <table:table-cell office:value-type="float" office:value="-0.013557" calcext:value-type="float">
            <text:p>-0.013557</text:p>
          </table:table-cell>
          <table:table-cell office:value-type="float" office:value="-0.998725" calcext:value-type="float">
            <text:p>-0.998725</text:p>
          </table:table-cell>
          <table:table-cell office:value-type="float" office:value="-0.019194" calcext:value-type="float">
            <text:p>-0.019194</text:p>
          </table:table-cell>
          <table:table-cell office:value-type="float" office:value="0.026173" calcext:value-type="float">
            <text:p>0.026173</text:p>
          </table:table-cell>
          <table:table-cell office:value-type="string" calcext:value-type="string">
            <text:p>0.044420</text:p>
          </table:table-cell>
        </table:table-row>
        <table:table-row table:style-name="ro1" table:visibility="filter">
          <table:table-cell office:value-type="float" office:value="1527480702.67033" calcext:value-type="float">
            <text:p>1527480702.67033</text:p>
          </table:table-cell>
          <table:table-cell office:value-type="string" calcext:value-type="string">
            <text:p>PID_y</text:p>
          </table:table-cell>
          <table:table-cell office:value-type="float" office:value="-0.996768" calcext:value-type="float">
            <text:p>-0.996768</text:p>
          </table:table-cell>
          <table:table-cell/>
          <table:table-cell office:value-type="float" office:value="-0.013557" calcext:value-type="float">
            <text:p>-0.013557</text:p>
          </table:table-cell>
          <table:table-cell office:value-type="float" office:value="-0.998725" calcext:value-type="float">
            <text:p>-0.998725</text:p>
          </table:table-cell>
          <table:table-cell office:value-type="float" office:value="-0.019194" calcext:value-type="float">
            <text:p>-0.019194</text:p>
          </table:table-cell>
          <table:table-cell office:value-type="float" office:value="0.026173" calcext:value-type="float">
            <text:p>0.026173</text:p>
          </table:table-cell>
          <table:table-cell office:value-type="string" calcext:value-type="string">
            <text:p>0.04442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2.68948" calcext:value-type="float">
            <text:p>1527480702.6894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992876" calcext:value-type="float">
            <text:p>-0.992876</text:p>
          </table:table-cell>
          <table:table-cell office:value-type="float" office:value="0.000947" calcext:value-type="float">
            <text:p>0.000947</text:p>
          </table:table-cell>
          <table:table-cell office:value-type="float" office:value="-0.997181" calcext:value-type="float">
            <text:p>-0.997181</text:p>
          </table:table-cell>
          <table:table-cell office:value-type="float" office:value="-0.016007" calcext:value-type="float">
            <text:p>-0.016007</text:p>
          </table:table-cell>
          <table:table-cell office:value-type="float" office:value="0.038814" calcext:value-type="float">
            <text:p>0.038814</text:p>
          </table:table-cell>
          <table:table-cell office:value-type="string" calcext:value-type="string">
            <text:p>0.077032</text:p>
          </table:table-cell>
        </table:table-row>
        <table:table-row table:style-name="ro1" table:visibility="filter">
          <table:table-cell office:value-type="float" office:value="1527480702.6895" calcext:value-type="float">
            <text:p>1527480702.6895</text:p>
          </table:table-cell>
          <table:table-cell office:value-type="string" calcext:value-type="string">
            <text:p>PID_y</text:p>
          </table:table-cell>
          <table:table-cell office:value-type="float" office:value="-0.992876" calcext:value-type="float">
            <text:p>-0.992876</text:p>
          </table:table-cell>
          <table:table-cell/>
          <table:table-cell office:value-type="float" office:value="0.000947" calcext:value-type="float">
            <text:p>0.000947</text:p>
          </table:table-cell>
          <table:table-cell office:value-type="float" office:value="-0.997181" calcext:value-type="float">
            <text:p>-0.997181</text:p>
          </table:table-cell>
          <table:table-cell office:value-type="float" office:value="-0.016007" calcext:value-type="float">
            <text:p>-0.016007</text:p>
          </table:table-cell>
          <table:table-cell office:value-type="float" office:value="0.038814" calcext:value-type="float">
            <text:p>0.038814</text:p>
          </table:table-cell>
          <table:table-cell office:value-type="string" calcext:value-type="string">
            <text:p>0.07703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2.70984" calcext:value-type="float">
            <text:p>1527480702.7098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977905" calcext:value-type="float">
            <text:p>-0.977905</text:p>
          </table:table-cell>
          <table:table-cell office:value-type="float" office:value="0.018625" calcext:value-type="float">
            <text:p>0.018625</text:p>
          </table:table-cell>
          <table:table-cell office:value-type="float" office:value="-0.993668" calcext:value-type="float">
            <text:p>-0.993668</text:p>
          </table:table-cell>
          <table:table-cell office:value-type="float" office:value="-0.011505" calcext:value-type="float">
            <text:p>-0.011505</text:p>
          </table:table-cell>
          <table:table-cell office:value-type="float" office:value="0.074277" calcext:value-type="float">
            <text:p>0.074277</text:p>
          </table:table-cell>
          <table:table-cell office:value-type="string" calcext:value-type="string">
            <text:p>0.102692</text:p>
          </table:table-cell>
        </table:table-row>
        <table:table-row table:style-name="ro1" table:visibility="filter">
          <table:table-cell office:value-type="float" office:value="1527480702.70986" calcext:value-type="float">
            <text:p>1527480702.70986</text:p>
          </table:table-cell>
          <table:table-cell office:value-type="string" calcext:value-type="string">
            <text:p>PID_y</text:p>
          </table:table-cell>
          <table:table-cell office:value-type="float" office:value="-0.977905" calcext:value-type="float">
            <text:p>-0.977905</text:p>
          </table:table-cell>
          <table:table-cell/>
          <table:table-cell office:value-type="float" office:value="0.018625" calcext:value-type="float">
            <text:p>0.018625</text:p>
          </table:table-cell>
          <table:table-cell office:value-type="float" office:value="-0.993668" calcext:value-type="float">
            <text:p>-0.993668</text:p>
          </table:table-cell>
          <table:table-cell office:value-type="float" office:value="-0.011505" calcext:value-type="float">
            <text:p>-0.011505</text:p>
          </table:table-cell>
          <table:table-cell office:value-type="float" office:value="0.074277" calcext:value-type="float">
            <text:p>0.074277</text:p>
          </table:table-cell>
          <table:table-cell office:value-type="string" calcext:value-type="string">
            <text:p>0.10269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2.73012" calcext:value-type="float">
            <text:p>1527480702.7301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963215" calcext:value-type="float">
            <text:p>-0.963215</text:p>
          </table:table-cell>
          <table:table-cell office:value-type="float" office:value="0.143894" calcext:value-type="float">
            <text:p>0.143894</text:p>
          </table:table-cell>
          <table:table-cell office:value-type="float" office:value="-0.99092" calcext:value-type="float">
            <text:p>-0.99092</text:p>
          </table:table-cell>
          <table:table-cell office:value-type="float" office:value="-0.002688" calcext:value-type="float">
            <text:p>-0.002688</text:p>
          </table:table-cell>
          <table:table-cell office:value-type="float" office:value="0.098472" calcext:value-type="float">
            <text:p>0.098472</text:p>
          </table:table-cell>
          <table:table-cell office:value-type="string" calcext:value-type="string">
            <text:p>0.226503</text:p>
          </table:table-cell>
        </table:table-row>
        <table:table-row table:style-name="ro1" table:visibility="filter">
          <table:table-cell office:value-type="float" office:value="1527480702.73014" calcext:value-type="float">
            <text:p>1527480702.73014</text:p>
          </table:table-cell>
          <table:table-cell office:value-type="string" calcext:value-type="string">
            <text:p>PID_y</text:p>
          </table:table-cell>
          <table:table-cell office:value-type="float" office:value="-0.963215" calcext:value-type="float">
            <text:p>-0.963215</text:p>
          </table:table-cell>
          <table:table-cell/>
          <table:table-cell office:value-type="float" office:value="0.143894" calcext:value-type="float">
            <text:p>0.143894</text:p>
          </table:table-cell>
          <table:table-cell office:value-type="float" office:value="-0.99092" calcext:value-type="float">
            <text:p>-0.99092</text:p>
          </table:table-cell>
          <table:table-cell office:value-type="float" office:value="-0.002688" calcext:value-type="float">
            <text:p>-0.002688</text:p>
          </table:table-cell>
          <table:table-cell office:value-type="float" office:value="0.098472" calcext:value-type="float">
            <text:p>0.098472</text:p>
          </table:table-cell>
          <table:table-cell office:value-type="string" calcext:value-type="string">
            <text:p>0.226503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2.75041" calcext:value-type="float">
            <text:p>1527480702.7504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940445" calcext:value-type="float">
            <text:p>-0.940445</text:p>
          </table:table-cell>
          <table:table-cell office:value-type="float" office:value="0.163757" calcext:value-type="float">
            <text:p>0.163757</text:p>
          </table:table-cell>
          <table:table-cell office:value-type="float" office:value="-0.987432" calcext:value-type="float">
            <text:p>-0.987432</text:p>
          </table:table-cell>
          <table:table-cell office:value-type="float" office:value="0.001102" calcext:value-type="float">
            <text:p>0.001102</text:p>
          </table:table-cell>
          <table:table-cell office:value-type="float" office:value="0.12824" calcext:value-type="float">
            <text:p>0.12824</text:p>
          </table:table-cell>
          <table:table-cell office:value-type="string" calcext:value-type="string">
            <text:p>0.238599</text:p>
          </table:table-cell>
        </table:table-row>
        <table:table-row table:style-name="ro1" table:visibility="filter">
          <table:table-cell office:value-type="float" office:value="1527480702.75043" calcext:value-type="float">
            <text:p>1527480702.75043</text:p>
          </table:table-cell>
          <table:table-cell office:value-type="string" calcext:value-type="string">
            <text:p>PID_y</text:p>
          </table:table-cell>
          <table:table-cell office:value-type="float" office:value="-0.940445" calcext:value-type="float">
            <text:p>-0.940445</text:p>
          </table:table-cell>
          <table:table-cell/>
          <table:table-cell office:value-type="float" office:value="0.163757" calcext:value-type="float">
            <text:p>0.163757</text:p>
          </table:table-cell>
          <table:table-cell office:value-type="float" office:value="-0.987432" calcext:value-type="float">
            <text:p>-0.987432</text:p>
          </table:table-cell>
          <table:table-cell office:value-type="float" office:value="0.001102" calcext:value-type="float">
            <text:p>0.001102</text:p>
          </table:table-cell>
          <table:table-cell office:value-type="float" office:value="0.12824" calcext:value-type="float">
            <text:p>0.12824</text:p>
          </table:table-cell>
          <table:table-cell office:value-type="string" calcext:value-type="string">
            <text:p>0.23859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2.76969" calcext:value-type="float">
            <text:p>1527480702.7696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895398" calcext:value-type="float">
            <text:p>-0.895398</text:p>
          </table:table-cell>
          <table:table-cell office:value-type="float" office:value="0.274422" calcext:value-type="float">
            <text:p>0.274422</text:p>
          </table:table-cell>
          <table:table-cell office:value-type="float" office:value="-0.9815" calcext:value-type="float">
            <text:p>-0.9815</text:p>
          </table:table-cell>
          <table:table-cell office:value-type="float" office:value="0.010932" calcext:value-type="float">
            <text:p>0.010932</text:p>
          </table:table-cell>
          <table:table-cell office:value-type="float" office:value="0.173596" calcext:value-type="float">
            <text:p>0.173596</text:p>
          </table:table-cell>
          <table:table-cell office:value-type="string" calcext:value-type="string">
            <text:p>0.303680</text:p>
          </table:table-cell>
        </table:table-row>
        <table:table-row table:style-name="ro1" table:visibility="filter">
          <table:table-cell office:value-type="float" office:value="1527480702.76972" calcext:value-type="float">
            <text:p>1527480702.76972</text:p>
          </table:table-cell>
          <table:table-cell office:value-type="string" calcext:value-type="string">
            <text:p>PID_y</text:p>
          </table:table-cell>
          <table:table-cell office:value-type="float" office:value="-0.895398" calcext:value-type="float">
            <text:p>-0.895398</text:p>
          </table:table-cell>
          <table:table-cell/>
          <table:table-cell office:value-type="float" office:value="0.274422" calcext:value-type="float">
            <text:p>0.274422</text:p>
          </table:table-cell>
          <table:table-cell office:value-type="float" office:value="-0.9815" calcext:value-type="float">
            <text:p>-0.9815</text:p>
          </table:table-cell>
          <table:table-cell office:value-type="float" office:value="0.010932" calcext:value-type="float">
            <text:p>0.010932</text:p>
          </table:table-cell>
          <table:table-cell office:value-type="float" office:value="0.173596" calcext:value-type="float">
            <text:p>0.173596</text:p>
          </table:table-cell>
          <table:table-cell office:value-type="string" calcext:value-type="string">
            <text:p>0.30368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2.78998" calcext:value-type="float">
            <text:p>1527480702.7899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862111" calcext:value-type="float">
            <text:p>-0.862111</text:p>
          </table:table-cell>
          <table:table-cell office:value-type="float" office:value="0.178484" calcext:value-type="float">
            <text:p>0.178484</text:p>
          </table:table-cell>
          <table:table-cell office:value-type="float" office:value="-0.977122" calcext:value-type="float">
            <text:p>-0.977122</text:p>
          </table:table-cell>
          <table:table-cell office:value-type="float" office:value="0.008258" calcext:value-type="float">
            <text:p>0.008258</text:p>
          </table:table-cell>
          <table:table-cell office:value-type="float" office:value="0.200634" calcext:value-type="float">
            <text:p>0.200634</text:p>
          </table:table-cell>
          <table:table-cell office:value-type="string" calcext:value-type="string">
            <text:p>0.244088</text:p>
          </table:table-cell>
        </table:table-row>
        <table:table-row table:style-name="ro1" table:visibility="filter">
          <table:table-cell office:value-type="float" office:value="1527480702.79" calcext:value-type="float">
            <text:p>1527480702.79</text:p>
          </table:table-cell>
          <table:table-cell office:value-type="string" calcext:value-type="string">
            <text:p>PID_y</text:p>
          </table:table-cell>
          <table:table-cell office:value-type="float" office:value="-0.862111" calcext:value-type="float">
            <text:p>-0.862111</text:p>
          </table:table-cell>
          <table:table-cell/>
          <table:table-cell office:value-type="float" office:value="0.178484" calcext:value-type="float">
            <text:p>0.178484</text:p>
          </table:table-cell>
          <table:table-cell office:value-type="float" office:value="-0.977122" calcext:value-type="float">
            <text:p>-0.977122</text:p>
          </table:table-cell>
          <table:table-cell office:value-type="float" office:value="0.008258" calcext:value-type="float">
            <text:p>0.008258</text:p>
          </table:table-cell>
          <table:table-cell office:value-type="float" office:value="0.200634" calcext:value-type="float">
            <text:p>0.200634</text:p>
          </table:table-cell>
          <table:table-cell office:value-type="string" calcext:value-type="string">
            <text:p>0.24408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2.81023" calcext:value-type="float">
            <text:p>1527480702.8102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809555" calcext:value-type="float">
            <text:p>-0.809555</text:p>
          </table:table-cell>
          <table:table-cell office:value-type="float" office:value="0.20662" calcext:value-type="float">
            <text:p>0.20662</text:p>
          </table:table-cell>
          <table:table-cell office:value-type="float" office:value="-0.969961" calcext:value-type="float">
            <text:p>-0.969961</text:p>
          </table:table-cell>
          <table:table-cell office:value-type="float" office:value="0.014285" calcext:value-type="float">
            <text:p>0.014285</text:p>
          </table:table-cell>
          <table:table-cell office:value-type="float" office:value="0.236943" calcext:value-type="float">
            <text:p>0.236943</text:p>
          </table:table-cell>
          <table:table-cell office:value-type="string" calcext:value-type="string">
            <text:p>0.259456</text:p>
          </table:table-cell>
        </table:table-row>
        <table:table-row table:style-name="ro1" table:visibility="filter">
          <table:table-cell office:value-type="float" office:value="1527480702.81028" calcext:value-type="float">
            <text:p>1527480702.81028</text:p>
          </table:table-cell>
          <table:table-cell office:value-type="string" calcext:value-type="string">
            <text:p>PID_y</text:p>
          </table:table-cell>
          <table:table-cell office:value-type="float" office:value="-0.809555" calcext:value-type="float">
            <text:p>-0.809555</text:p>
          </table:table-cell>
          <table:table-cell/>
          <table:table-cell office:value-type="float" office:value="0.20662" calcext:value-type="float">
            <text:p>0.20662</text:p>
          </table:table-cell>
          <table:table-cell office:value-type="float" office:value="-0.969961" calcext:value-type="float">
            <text:p>-0.969961</text:p>
          </table:table-cell>
          <table:table-cell office:value-type="float" office:value="0.014285" calcext:value-type="float">
            <text:p>0.014285</text:p>
          </table:table-cell>
          <table:table-cell office:value-type="float" office:value="0.236943" calcext:value-type="float">
            <text:p>0.236943</text:p>
          </table:table-cell>
          <table:table-cell office:value-type="string" calcext:value-type="string">
            <text:p>0.25945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2.82948" calcext:value-type="float">
            <text:p>1527480702.8294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754873" calcext:value-type="float">
            <text:p>-0.754873</text:p>
          </table:table-cell>
          <table:table-cell office:value-type="float" office:value="0.183034" calcext:value-type="float">
            <text:p>0.183034</text:p>
          </table:table-cell>
          <table:table-cell office:value-type="float" office:value="-0.964106" calcext:value-type="float">
            <text:p>-0.964106</text:p>
          </table:table-cell>
          <table:table-cell office:value-type="float" office:value="0.020634" calcext:value-type="float">
            <text:p>0.020634</text:p>
          </table:table-cell>
          <table:table-cell office:value-type="float" office:value="0.270613" calcext:value-type="float">
            <text:p>0.270613</text:p>
          </table:table-cell>
          <table:table-cell office:value-type="string" calcext:value-type="string">
            <text:p>0.238411</text:p>
          </table:table-cell>
        </table:table-row>
        <table:table-row table:style-name="ro1" table:visibility="filter">
          <table:table-cell office:value-type="float" office:value="1527480702.8295" calcext:value-type="float">
            <text:p>1527480702.8295</text:p>
          </table:table-cell>
          <table:table-cell office:value-type="string" calcext:value-type="string">
            <text:p>PID_y</text:p>
          </table:table-cell>
          <table:table-cell office:value-type="float" office:value="-0.754873" calcext:value-type="float">
            <text:p>-0.754873</text:p>
          </table:table-cell>
          <table:table-cell/>
          <table:table-cell office:value-type="float" office:value="0.183034" calcext:value-type="float">
            <text:p>0.183034</text:p>
          </table:table-cell>
          <table:table-cell office:value-type="float" office:value="-0.964106" calcext:value-type="float">
            <text:p>-0.964106</text:p>
          </table:table-cell>
          <table:table-cell office:value-type="float" office:value="0.020634" calcext:value-type="float">
            <text:p>0.020634</text:p>
          </table:table-cell>
          <table:table-cell office:value-type="float" office:value="0.270613" calcext:value-type="float">
            <text:p>0.270613</text:p>
          </table:table-cell>
          <table:table-cell office:value-type="string" calcext:value-type="string">
            <text:p>0.238411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2.84975" calcext:value-type="float">
            <text:p>1527480702.8497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708578" calcext:value-type="float">
            <text:p>-0.708578</text:p>
          </table:table-cell>
          <table:table-cell office:value-type="float" office:value="0.159125" calcext:value-type="float">
            <text:p>0.159125</text:p>
          </table:table-cell>
          <table:table-cell office:value-type="float" office:value="-0.958096" calcext:value-type="float">
            <text:p>-0.958096</text:p>
          </table:table-cell>
          <table:table-cell office:value-type="float" office:value="0.022426" calcext:value-type="float">
            <text:p>0.022426</text:p>
          </table:table-cell>
          <table:table-cell office:value-type="float" office:value="0.295519" calcext:value-type="float">
            <text:p>0.295519</text:p>
          </table:table-cell>
          <table:table-cell office:value-type="string" calcext:value-type="string">
            <text:p>0.218734</text:p>
          </table:table-cell>
        </table:table-row>
        <table:table-row table:style-name="ro1" table:visibility="filter">
          <table:table-cell office:value-type="float" office:value="1527480702.84977" calcext:value-type="float">
            <text:p>1527480702.84977</text:p>
          </table:table-cell>
          <table:table-cell office:value-type="string" calcext:value-type="string">
            <text:p>PID_y</text:p>
          </table:table-cell>
          <table:table-cell office:value-type="float" office:value="-0.708578" calcext:value-type="float">
            <text:p>-0.708578</text:p>
          </table:table-cell>
          <table:table-cell/>
          <table:table-cell office:value-type="float" office:value="0.159125" calcext:value-type="float">
            <text:p>0.159125</text:p>
          </table:table-cell>
          <table:table-cell office:value-type="float" office:value="-0.958096" calcext:value-type="float">
            <text:p>-0.958096</text:p>
          </table:table-cell>
          <table:table-cell office:value-type="float" office:value="0.022426" calcext:value-type="float">
            <text:p>0.022426</text:p>
          </table:table-cell>
          <table:table-cell office:value-type="float" office:value="0.295519" calcext:value-type="float">
            <text:p>0.295519</text:p>
          </table:table-cell>
          <table:table-cell office:value-type="string" calcext:value-type="string">
            <text:p>0.21873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2.86997" calcext:value-type="float">
            <text:p>1527480702.8699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673932" calcext:value-type="float">
            <text:p>-0.673932</text:p>
          </table:table-cell>
          <table:table-cell office:value-type="float" office:value="0.067977" calcext:value-type="float">
            <text:p>0.067977</text:p>
          </table:table-cell>
          <table:table-cell office:value-type="float" office:value="-0.950318" calcext:value-type="float">
            <text:p>-0.950318</text:p>
          </table:table-cell>
          <table:table-cell office:value-type="float" office:value="0.023262" calcext:value-type="float">
            <text:p>0.023262</text:p>
          </table:table-cell>
          <table:table-cell office:value-type="float" office:value="0.311023" calcext:value-type="float">
            <text:p>0.311023</text:p>
          </table:table-cell>
          <table:table-cell office:value-type="string" calcext:value-type="string">
            <text:p>0.125102</text:p>
          </table:table-cell>
        </table:table-row>
        <table:table-row table:style-name="ro1" table:visibility="filter">
          <table:table-cell office:value-type="float" office:value="1527480702.86998" calcext:value-type="float">
            <text:p>1527480702.86998</text:p>
          </table:table-cell>
          <table:table-cell office:value-type="string" calcext:value-type="string">
            <text:p>PID_y</text:p>
          </table:table-cell>
          <table:table-cell office:value-type="float" office:value="-0.673932" calcext:value-type="float">
            <text:p>-0.673932</text:p>
          </table:table-cell>
          <table:table-cell/>
          <table:table-cell office:value-type="float" office:value="0.067977" calcext:value-type="float">
            <text:p>0.067977</text:p>
          </table:table-cell>
          <table:table-cell office:value-type="float" office:value="-0.950318" calcext:value-type="float">
            <text:p>-0.950318</text:p>
          </table:table-cell>
          <table:table-cell office:value-type="float" office:value="0.023262" calcext:value-type="float">
            <text:p>0.023262</text:p>
          </table:table-cell>
          <table:table-cell office:value-type="float" office:value="0.311023" calcext:value-type="float">
            <text:p>0.311023</text:p>
          </table:table-cell>
          <table:table-cell office:value-type="string" calcext:value-type="string">
            <text:p>0.12510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2.89028" calcext:value-type="float">
            <text:p>1527480702.8902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6465" calcext:value-type="float">
            <text:p>-0.6465</text:p>
          </table:table-cell>
          <table:table-cell office:value-type="float" office:value="0.049754" calcext:value-type="float">
            <text:p>0.049754</text:p>
          </table:table-cell>
          <table:table-cell office:value-type="float" office:value="-0.944718" calcext:value-type="float">
            <text:p>-0.944718</text:p>
          </table:table-cell>
          <table:table-cell office:value-type="float" office:value="0.018506" calcext:value-type="float">
            <text:p>0.018506</text:p>
          </table:table-cell>
          <table:table-cell office:value-type="float" office:value="0.323074" calcext:value-type="float">
            <text:p>0.323074</text:p>
          </table:table-cell>
          <table:table-cell office:value-type="string" calcext:value-type="string">
            <text:p>0.104578</text:p>
          </table:table-cell>
        </table:table-row>
        <table:table-row table:style-name="ro1" table:visibility="filter">
          <table:table-cell office:value-type="float" office:value="1527480702.89029" calcext:value-type="float">
            <text:p>1527480702.89029</text:p>
          </table:table-cell>
          <table:table-cell office:value-type="string" calcext:value-type="string">
            <text:p>PID_y</text:p>
          </table:table-cell>
          <table:table-cell office:value-type="float" office:value="-0.6465" calcext:value-type="float">
            <text:p>-0.6465</text:p>
          </table:table-cell>
          <table:table-cell/>
          <table:table-cell office:value-type="float" office:value="0.049754" calcext:value-type="float">
            <text:p>0.049754</text:p>
          </table:table-cell>
          <table:table-cell office:value-type="float" office:value="-0.944718" calcext:value-type="float">
            <text:p>-0.944718</text:p>
          </table:table-cell>
          <table:table-cell office:value-type="float" office:value="0.018506" calcext:value-type="float">
            <text:p>0.018506</text:p>
          </table:table-cell>
          <table:table-cell office:value-type="float" office:value="0.323074" calcext:value-type="float">
            <text:p>0.323074</text:p>
          </table:table-cell>
          <table:table-cell office:value-type="string" calcext:value-type="string">
            <text:p>0.10457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2.90952" calcext:value-type="float">
            <text:p>1527480702.9095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61508" calcext:value-type="float">
            <text:p>-0.61508</text:p>
          </table:table-cell>
          <table:table-cell office:value-type="float" office:value="0.04037" calcext:value-type="float">
            <text:p>0.04037</text:p>
          </table:table-cell>
          <table:table-cell office:value-type="float" office:value="-0.93671" calcext:value-type="float">
            <text:p>-0.93671</text:p>
          </table:table-cell>
          <table:table-cell office:value-type="float" office:value="0.021912" calcext:value-type="float">
            <text:p>0.021912</text:p>
          </table:table-cell>
          <table:table-cell office:value-type="float" office:value="0.335515" calcext:value-type="float">
            <text:p>0.335515</text:p>
          </table:table-cell>
          <table:table-cell office:value-type="string" calcext:value-type="string">
            <text:p>0.080377</text:p>
          </table:table-cell>
        </table:table-row>
        <table:table-row table:style-name="ro1" table:visibility="filter">
          <table:table-cell office:value-type="float" office:value="1527480702.90954" calcext:value-type="float">
            <text:p>1527480702.90954</text:p>
          </table:table-cell>
          <table:table-cell office:value-type="string" calcext:value-type="string">
            <text:p>PID_y</text:p>
          </table:table-cell>
          <table:table-cell office:value-type="float" office:value="-0.61508" calcext:value-type="float">
            <text:p>-0.61508</text:p>
          </table:table-cell>
          <table:table-cell/>
          <table:table-cell office:value-type="float" office:value="0.04037" calcext:value-type="float">
            <text:p>0.04037</text:p>
          </table:table-cell>
          <table:table-cell office:value-type="float" office:value="-0.93671" calcext:value-type="float">
            <text:p>-0.93671</text:p>
          </table:table-cell>
          <table:table-cell office:value-type="float" office:value="0.021912" calcext:value-type="float">
            <text:p>0.021912</text:p>
          </table:table-cell>
          <table:table-cell office:value-type="float" office:value="0.335515" calcext:value-type="float">
            <text:p>0.335515</text:p>
          </table:table-cell>
          <table:table-cell office:value-type="string" calcext:value-type="string">
            <text:p>0.08037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2.92981" calcext:value-type="float">
            <text:p>1527480702.9298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622538" calcext:value-type="float">
            <text:p>-0.622538</text:p>
          </table:table-cell>
          <table:table-cell office:value-type="float" office:value="0.008453" calcext:value-type="float">
            <text:p>0.008453</text:p>
          </table:table-cell>
          <table:table-cell office:value-type="float" office:value="-0.931232" calcext:value-type="float">
            <text:p>-0.931232</text:p>
          </table:table-cell>
          <table:table-cell office:value-type="float" office:value="0.015427" calcext:value-type="float">
            <text:p>0.015427</text:p>
          </table:table-cell>
          <table:table-cell office:value-type="float" office:value="0.328699" calcext:value-type="float">
            <text:p>0.328699</text:p>
          </table:table-cell>
          <table:table-cell office:value-type="string" calcext:value-type="string">
            <text:p>-0.049404</text:p>
          </table:table-cell>
        </table:table-row>
        <table:table-row table:style-name="ro1" table:visibility="filter">
          <table:table-cell office:value-type="float" office:value="1527480702.92983" calcext:value-type="float">
            <text:p>1527480702.92983</text:p>
          </table:table-cell>
          <table:table-cell office:value-type="string" calcext:value-type="string">
            <text:p>PID_y</text:p>
          </table:table-cell>
          <table:table-cell office:value-type="float" office:value="-0.622538" calcext:value-type="float">
            <text:p>-0.622538</text:p>
          </table:table-cell>
          <table:table-cell/>
          <table:table-cell office:value-type="float" office:value="0.008453" calcext:value-type="float">
            <text:p>0.008453</text:p>
          </table:table-cell>
          <table:table-cell office:value-type="float" office:value="-0.931232" calcext:value-type="float">
            <text:p>-0.931232</text:p>
          </table:table-cell>
          <table:table-cell office:value-type="float" office:value="0.015427" calcext:value-type="float">
            <text:p>0.015427</text:p>
          </table:table-cell>
          <table:table-cell office:value-type="float" office:value="0.328699" calcext:value-type="float">
            <text:p>0.328699</text:p>
          </table:table-cell>
          <table:table-cell office:value-type="string" calcext:value-type="string">
            <text:p>-0.04940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2.95003" calcext:value-type="float">
            <text:p>1527480702.9500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595453" calcext:value-type="float">
            <text:p>-0.595453</text:p>
          </table:table-cell>
          <table:table-cell office:value-type="float" office:value="-0.013217" calcext:value-type="float">
            <text:p>-0.013217</text:p>
          </table:table-cell>
          <table:table-cell office:value-type="float" office:value="-0.924177" calcext:value-type="float">
            <text:p>-0.924177</text:p>
          </table:table-cell>
          <table:table-cell office:value-type="float" office:value="0.012597" calcext:value-type="float">
            <text:p>0.012597</text:p>
          </table:table-cell>
          <table:table-cell office:value-type="float" office:value="0.339195" calcext:value-type="float">
            <text:p>0.339195</text:p>
          </table:table-cell>
          <table:table-cell office:value-type="string" calcext:value-type="string">
            <text:p>-0.095052</text:p>
          </table:table-cell>
        </table:table-row>
        <table:table-row table:style-name="ro1" table:visibility="filter">
          <table:table-cell office:value-type="float" office:value="1527480702.95004" calcext:value-type="float">
            <text:p>1527480702.95004</text:p>
          </table:table-cell>
          <table:table-cell office:value-type="string" calcext:value-type="string">
            <text:p>PID_y</text:p>
          </table:table-cell>
          <table:table-cell office:value-type="float" office:value="-0.595453" calcext:value-type="float">
            <text:p>-0.595453</text:p>
          </table:table-cell>
          <table:table-cell/>
          <table:table-cell office:value-type="float" office:value="-0.013217" calcext:value-type="float">
            <text:p>-0.013217</text:p>
          </table:table-cell>
          <table:table-cell office:value-type="float" office:value="-0.924177" calcext:value-type="float">
            <text:p>-0.924177</text:p>
          </table:table-cell>
          <table:table-cell office:value-type="float" office:value="0.012597" calcext:value-type="float">
            <text:p>0.012597</text:p>
          </table:table-cell>
          <table:table-cell office:value-type="float" office:value="0.339195" calcext:value-type="float">
            <text:p>0.339195</text:p>
          </table:table-cell>
          <table:table-cell office:value-type="string" calcext:value-type="string">
            <text:p>-0.09505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2.97027" calcext:value-type="float">
            <text:p>1527480702.9702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50337" calcext:value-type="float">
            <text:p>-0.50337</text:p>
          </table:table-cell>
          <table:table-cell office:value-type="float" office:value="-0.102933" calcext:value-type="float">
            <text:p>-0.102933</text:p>
          </table:table-cell>
          <table:table-cell office:value-type="float" office:value="-0.912409" calcext:value-type="float">
            <text:p>-0.912409</text:p>
          </table:table-cell>
          <table:table-cell office:value-type="float" office:value="0.003512" calcext:value-type="float">
            <text:p>0.003512</text:p>
          </table:table-cell>
          <table:table-cell office:value-type="float" office:value="0.37837" calcext:value-type="float">
            <text:p>0.37837</text:p>
          </table:table-cell>
          <table:table-cell office:value-type="string" calcext:value-type="string">
            <text:p>-0.193018</text:p>
          </table:table-cell>
        </table:table-row>
        <table:table-row table:style-name="ro1" table:visibility="filter">
          <table:table-cell office:value-type="float" office:value="1527480702.97028" calcext:value-type="float">
            <text:p>1527480702.97028</text:p>
          </table:table-cell>
          <table:table-cell office:value-type="string" calcext:value-type="string">
            <text:p>PID_y</text:p>
          </table:table-cell>
          <table:table-cell office:value-type="float" office:value="-0.50337" calcext:value-type="float">
            <text:p>-0.50337</text:p>
          </table:table-cell>
          <table:table-cell/>
          <table:table-cell office:value-type="float" office:value="-0.102933" calcext:value-type="float">
            <text:p>-0.102933</text:p>
          </table:table-cell>
          <table:table-cell office:value-type="float" office:value="-0.912409" calcext:value-type="float">
            <text:p>-0.912409</text:p>
          </table:table-cell>
          <table:table-cell office:value-type="float" office:value="0.003512" calcext:value-type="float">
            <text:p>0.003512</text:p>
          </table:table-cell>
          <table:table-cell office:value-type="float" office:value="0.37837" calcext:value-type="float">
            <text:p>0.37837</text:p>
          </table:table-cell>
          <table:table-cell office:value-type="string" calcext:value-type="string">
            <text:p>-0.19301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2.9895" calcext:value-type="float">
            <text:p>1527480702.989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409251" calcext:value-type="float">
            <text:p>-0.409251</text:p>
          </table:table-cell>
          <table:table-cell office:value-type="float" office:value="-0.1735" calcext:value-type="float">
            <text:p>-0.1735</text:p>
          </table:table-cell>
          <table:table-cell office:value-type="float" office:value="-0.903509" calcext:value-type="float">
            <text:p>-0.903509</text:p>
          </table:table-cell>
          <table:table-cell office:value-type="float" office:value="-0.005717" calcext:value-type="float">
            <text:p>-0.005717</text:p>
          </table:table-cell>
          <table:table-cell office:value-type="float" office:value="0.415921" calcext:value-type="float">
            <text:p>0.415921</text:p>
          </table:table-cell>
          <table:table-cell office:value-type="string" calcext:value-type="string">
            <text:p>-0.242330</text:p>
          </table:table-cell>
        </table:table-row>
        <table:table-row table:style-name="ro1" table:visibility="filter">
          <table:table-cell office:value-type="float" office:value="1527480702.98952" calcext:value-type="float">
            <text:p>1527480702.98952</text:p>
          </table:table-cell>
          <table:table-cell office:value-type="string" calcext:value-type="string">
            <text:p>PID_y</text:p>
          </table:table-cell>
          <table:table-cell office:value-type="float" office:value="-0.409251" calcext:value-type="float">
            <text:p>-0.409251</text:p>
          </table:table-cell>
          <table:table-cell/>
          <table:table-cell office:value-type="float" office:value="-0.1735" calcext:value-type="float">
            <text:p>-0.1735</text:p>
          </table:table-cell>
          <table:table-cell office:value-type="float" office:value="-0.903509" calcext:value-type="float">
            <text:p>-0.903509</text:p>
          </table:table-cell>
          <table:table-cell office:value-type="float" office:value="-0.005717" calcext:value-type="float">
            <text:p>-0.005717</text:p>
          </table:table-cell>
          <table:table-cell office:value-type="float" office:value="0.415921" calcext:value-type="float">
            <text:p>0.415921</text:p>
          </table:table-cell>
          <table:table-cell office:value-type="string" calcext:value-type="string">
            <text:p>-0.24233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00972" calcext:value-type="float">
            <text:p>1527480703.0097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44616" calcext:value-type="float">
            <text:p>-0.244616</text:p>
          </table:table-cell>
          <table:table-cell office:value-type="float" office:value="-0.513847" calcext:value-type="float">
            <text:p>-0.513847</text:p>
          </table:table-cell>
          <table:table-cell office:value-type="float" office:value="-0.889114" calcext:value-type="float">
            <text:p>-0.889114</text:p>
          </table:table-cell>
          <table:table-cell office:value-type="float" office:value="-0.019691" calcext:value-type="float">
            <text:p>-0.019691</text:p>
          </table:table-cell>
          <table:table-cell office:value-type="float" office:value="0.474947" calcext:value-type="float">
            <text:p>0.474947</text:p>
          </table:table-cell>
          <table:table-cell office:value-type="string" calcext:value-type="string">
            <text:p>-0.415878</text:p>
          </table:table-cell>
        </table:table-row>
        <table:table-row table:style-name="ro1" table:visibility="filter">
          <table:table-cell office:value-type="float" office:value="1527480703.00974" calcext:value-type="float">
            <text:p>1527480703.00974</text:p>
          </table:table-cell>
          <table:table-cell office:value-type="string" calcext:value-type="string">
            <text:p>PID_y</text:p>
          </table:table-cell>
          <table:table-cell office:value-type="float" office:value="-0.244616" calcext:value-type="float">
            <text:p>-0.244616</text:p>
          </table:table-cell>
          <table:table-cell/>
          <table:table-cell office:value-type="float" office:value="-0.513847" calcext:value-type="float">
            <text:p>-0.513847</text:p>
          </table:table-cell>
          <table:table-cell office:value-type="float" office:value="-0.889114" calcext:value-type="float">
            <text:p>-0.889114</text:p>
          </table:table-cell>
          <table:table-cell office:value-type="float" office:value="-0.019691" calcext:value-type="float">
            <text:p>-0.019691</text:p>
          </table:table-cell>
          <table:table-cell office:value-type="float" office:value="0.474947" calcext:value-type="float">
            <text:p>0.474947</text:p>
          </table:table-cell>
          <table:table-cell office:value-type="string" calcext:value-type="string">
            <text:p>-0.41587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02991" calcext:value-type="float">
            <text:p>1527480703.0299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00968" calcext:value-type="float">
            <text:p>-0.100968</text:p>
          </table:table-cell>
          <table:table-cell office:value-type="float" office:value="-0.453869" calcext:value-type="float">
            <text:p>-0.453869</text:p>
          </table:table-cell>
          <table:table-cell office:value-type="float" office:value="-0.878927" calcext:value-type="float">
            <text:p>-0.878927</text:p>
          </table:table-cell>
          <table:table-cell office:value-type="float" office:value="-0.023348" calcext:value-type="float">
            <text:p>-0.023348</text:p>
          </table:table-cell>
          <table:table-cell office:value-type="float" office:value="0.52181" calcext:value-type="float">
            <text:p>0.52181</text:p>
          </table:table-cell>
          <table:table-cell office:value-type="string" calcext:value-type="string">
            <text:p>-0.388178</text:p>
          </table:table-cell>
        </table:table-row>
        <table:table-row table:style-name="ro1" table:visibility="filter">
          <table:table-cell office:value-type="float" office:value="1527480703.02993" calcext:value-type="float">
            <text:p>1527480703.02993</text:p>
          </table:table-cell>
          <table:table-cell office:value-type="string" calcext:value-type="string">
            <text:p>PID_y</text:p>
          </table:table-cell>
          <table:table-cell office:value-type="float" office:value="-0.100968" calcext:value-type="float">
            <text:p>-0.100968</text:p>
          </table:table-cell>
          <table:table-cell/>
          <table:table-cell office:value-type="float" office:value="-0.453869" calcext:value-type="float">
            <text:p>-0.453869</text:p>
          </table:table-cell>
          <table:table-cell office:value-type="float" office:value="-0.878927" calcext:value-type="float">
            <text:p>-0.878927</text:p>
          </table:table-cell>
          <table:table-cell office:value-type="float" office:value="-0.023348" calcext:value-type="float">
            <text:p>-0.023348</text:p>
          </table:table-cell>
          <table:table-cell office:value-type="float" office:value="0.52181" calcext:value-type="float">
            <text:p>0.52181</text:p>
          </table:table-cell>
          <table:table-cell office:value-type="string" calcext:value-type="string">
            <text:p>-0.38817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05011" calcext:value-type="float">
            <text:p>1527480703.0501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vel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028925" calcext:value-type="float">
            <text:p>0.028925</text:p>
          </table:table-cell>
          <table:table-cell office:value-type="float" office:value="-0.524719" calcext:value-type="float">
            <text:p>-0.524719</text:p>
          </table:table-cell>
          <table:table-cell office:value-type="float" office:value="-0.867995" calcext:value-type="float">
            <text:p>-0.867995</text:p>
          </table:table-cell>
          <table:table-cell office:value-type="float" office:value="-0.029036" calcext:value-type="float">
            <text:p>-0.029036</text:p>
          </table:table-cell>
          <table:table-cell office:value-type="float" office:value="0.560287" calcext:value-type="float">
            <text:p>0.560287</text:p>
          </table:table-cell>
          <table:table-cell office:value-type="string" calcext:value-type="string">
            <text:p>-0.416520</text:p>
          </table:table-cell>
        </table:table-row>
        <table:table-row table:style-name="ro1" table:visibility="filter">
          <table:table-cell office:value-type="float" office:value="1527480703.05012" calcext:value-type="float">
            <text:p>1527480703.05012</text:p>
          </table:table-cell>
          <table:table-cell office:value-type="string" calcext:value-type="string">
            <text:p>PID_y</text:p>
          </table:table-cell>
          <table:table-cell office:value-type="float" office:value="0.028925" calcext:value-type="float">
            <text:p>0.028925</text:p>
          </table:table-cell>
          <table:table-cell/>
          <table:table-cell office:value-type="float" office:value="-0.524719" calcext:value-type="float">
            <text:p>-0.524719</text:p>
          </table:table-cell>
          <table:table-cell office:value-type="float" office:value="-0.867995" calcext:value-type="float">
            <text:p>-0.867995</text:p>
          </table:table-cell>
          <table:table-cell office:value-type="float" office:value="-0.029036" calcext:value-type="float">
            <text:p>-0.029036</text:p>
          </table:table-cell>
          <table:table-cell office:value-type="float" office:value="0.560287" calcext:value-type="float">
            <text:p>0.560287</text:p>
          </table:table-cell>
          <table:table-cell office:value-type="string" calcext:value-type="string">
            <text:p>-0.41652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07038" calcext:value-type="float">
            <text:p>1527480703.0703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221615" calcext:value-type="float">
            <text:p>0.221615</text:p>
          </table:table-cell>
          <table:table-cell office:value-type="float" office:value="-0.597516" calcext:value-type="float">
            <text:p>-0.597516</text:p>
          </table:table-cell>
          <table:table-cell office:value-type="float" office:value="-0.850961" calcext:value-type="float">
            <text:p>-0.850961</text:p>
          </table:table-cell>
          <table:table-cell office:value-type="float" office:value="-0.040621" calcext:value-type="float">
            <text:p>-0.040621</text:p>
          </table:table-cell>
          <table:table-cell office:value-type="float" office:value="0.6127" calcext:value-type="float">
            <text:p>0.6127</text:p>
          </table:table-cell>
          <table:table-cell office:value-type="string" calcext:value-type="string">
            <text:p>-0.441490</text:p>
          </table:table-cell>
        </table:table-row>
        <table:table-row table:style-name="ro1" table:visibility="filter">
          <table:table-cell office:value-type="float" office:value="1527480703.0704" calcext:value-type="float">
            <text:p>1527480703.0704</text:p>
          </table:table-cell>
          <table:table-cell office:value-type="string" calcext:value-type="string">
            <text:p>PID_y</text:p>
          </table:table-cell>
          <table:table-cell office:value-type="float" office:value="0.221615" calcext:value-type="float">
            <text:p>0.221615</text:p>
          </table:table-cell>
          <table:table-cell/>
          <table:table-cell office:value-type="float" office:value="-0.597516" calcext:value-type="float">
            <text:p>-0.597516</text:p>
          </table:table-cell>
          <table:table-cell office:value-type="float" office:value="-0.850961" calcext:value-type="float">
            <text:p>-0.850961</text:p>
          </table:table-cell>
          <table:table-cell office:value-type="float" office:value="-0.040621" calcext:value-type="float">
            <text:p>-0.040621</text:p>
          </table:table-cell>
          <table:table-cell office:value-type="float" office:value="0.6127" calcext:value-type="float">
            <text:p>0.6127</text:p>
          </table:table-cell>
          <table:table-cell office:value-type="string" calcext:value-type="string">
            <text:p>-0.44149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08973" calcext:value-type="float">
            <text:p>1527480703.0897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354992" calcext:value-type="float">
            <text:p>0.354992</text:p>
          </table:table-cell>
          <table:table-cell office:value-type="float" office:value="-0.654643" calcext:value-type="float">
            <text:p>-0.654643</text:p>
          </table:table-cell>
          <table:table-cell office:value-type="float" office:value="-0.83873" calcext:value-type="float">
            <text:p>-0.83873</text:p>
          </table:table-cell>
          <table:table-cell office:value-type="float" office:value="-0.051659" calcext:value-type="float">
            <text:p>-0.051659</text:p>
          </table:table-cell>
          <table:table-cell office:value-type="float" office:value="0.646376" calcext:value-type="float">
            <text:p>0.646376</text:p>
          </table:table-cell>
          <table:table-cell office:value-type="string" calcext:value-type="string">
            <text:p>-0.459396</text:p>
          </table:table-cell>
        </table:table-row>
        <table:table-row table:style-name="ro1" table:visibility="filter">
          <table:table-cell office:value-type="float" office:value="1527480703.08979" calcext:value-type="float">
            <text:p>1527480703.08979</text:p>
          </table:table-cell>
          <table:table-cell office:value-type="string" calcext:value-type="string">
            <text:p>PID_y</text:p>
          </table:table-cell>
          <table:table-cell office:value-type="float" office:value="0.354992" calcext:value-type="float">
            <text:p>0.354992</text:p>
          </table:table-cell>
          <table:table-cell/>
          <table:table-cell office:value-type="float" office:value="-0.654643" calcext:value-type="float">
            <text:p>-0.654643</text:p>
          </table:table-cell>
          <table:table-cell office:value-type="float" office:value="-0.83873" calcext:value-type="float">
            <text:p>-0.83873</text:p>
          </table:table-cell>
          <table:table-cell office:value-type="float" office:value="-0.051659" calcext:value-type="float">
            <text:p>-0.051659</text:p>
          </table:table-cell>
          <table:table-cell office:value-type="float" office:value="0.646376" calcext:value-type="float">
            <text:p>0.646376</text:p>
          </table:table-cell>
          <table:table-cell office:value-type="string" calcext:value-type="string">
            <text:p>-0.45939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11018" calcext:value-type="float">
            <text:p>1527480703.1101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54729" calcext:value-type="float">
            <text:p>0.54729</text:p>
          </table:table-cell>
          <table:table-cell office:value-type="float" office:value="-0.578039" calcext:value-type="float">
            <text:p>-0.578039</text:p>
          </table:table-cell>
          <table:table-cell office:value-type="float" office:value="-0.81956" calcext:value-type="float">
            <text:p>-0.81956</text:p>
          </table:table-cell>
          <table:table-cell office:value-type="float" office:value="-0.062249" calcext:value-type="float">
            <text:p>-0.062249</text:p>
          </table:table-cell>
          <table:table-cell office:value-type="float" office:value="0.691663" calcext:value-type="float">
            <text:p>0.691663</text:p>
          </table:table-cell>
          <table:table-cell office:value-type="string" calcext:value-type="string">
            <text:p>-0.424884</text:p>
          </table:table-cell>
        </table:table-row>
        <table:table-row table:style-name="ro1" table:visibility="filter">
          <table:table-cell office:value-type="float" office:value="1527480703.11026" calcext:value-type="float">
            <text:p>1527480703.11026</text:p>
          </table:table-cell>
          <table:table-cell office:value-type="string" calcext:value-type="string">
            <text:p>PID_y</text:p>
          </table:table-cell>
          <table:table-cell office:value-type="float" office:value="0.54729" calcext:value-type="float">
            <text:p>0.54729</text:p>
          </table:table-cell>
          <table:table-cell/>
          <table:table-cell office:value-type="float" office:value="-0.578039" calcext:value-type="float">
            <text:p>-0.578039</text:p>
          </table:table-cell>
          <table:table-cell office:value-type="float" office:value="-0.81956" calcext:value-type="float">
            <text:p>-0.81956</text:p>
          </table:table-cell>
          <table:table-cell office:value-type="float" office:value="-0.062249" calcext:value-type="float">
            <text:p>-0.062249</text:p>
          </table:table-cell>
          <table:table-cell office:value-type="float" office:value="0.691663" calcext:value-type="float">
            <text:p>0.691663</text:p>
          </table:table-cell>
          <table:table-cell office:value-type="string" calcext:value-type="string">
            <text:p>-0.42488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12976" calcext:value-type="float">
            <text:p>1527480703.1297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714425" calcext:value-type="float">
            <text:p>0.714425</text:p>
          </table:table-cell>
          <table:table-cell office:value-type="float" office:value="-0.575957" calcext:value-type="float">
            <text:p>-0.575957</text:p>
          </table:table-cell>
          <table:table-cell office:value-type="float" office:value="-0.805957" calcext:value-type="float">
            <text:p>-0.805957</text:p>
          </table:table-cell>
          <table:table-cell office:value-type="float" office:value="-0.06558" calcext:value-type="float">
            <text:p>-0.06558</text:p>
          </table:table-cell>
          <table:table-cell office:value-type="float" office:value="0.729475" calcext:value-type="float">
            <text:p>0.729475</text:p>
          </table:table-cell>
          <table:table-cell office:value-type="string" calcext:value-type="string">
            <text:p>-0.422649</text:p>
          </table:table-cell>
        </table:table-row>
        <table:table-row table:style-name="ro1" table:visibility="filter">
          <table:table-cell office:value-type="float" office:value="1527480703.1298" calcext:value-type="float">
            <text:p>1527480703.1298</text:p>
          </table:table-cell>
          <table:table-cell office:value-type="string" calcext:value-type="string">
            <text:p>PID_y</text:p>
          </table:table-cell>
          <table:table-cell office:value-type="float" office:value="0.714425" calcext:value-type="float">
            <text:p>0.714425</text:p>
          </table:table-cell>
          <table:table-cell/>
          <table:table-cell office:value-type="float" office:value="-0.575957" calcext:value-type="float">
            <text:p>-0.575957</text:p>
          </table:table-cell>
          <table:table-cell office:value-type="float" office:value="-0.805957" calcext:value-type="float">
            <text:p>-0.805957</text:p>
          </table:table-cell>
          <table:table-cell office:value-type="float" office:value="-0.06558" calcext:value-type="float">
            <text:p>-0.06558</text:p>
          </table:table-cell>
          <table:table-cell office:value-type="float" office:value="0.729475" calcext:value-type="float">
            <text:p>0.729475</text:p>
          </table:table-cell>
          <table:table-cell office:value-type="string" calcext:value-type="string">
            <text:p>-0.42264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15017" calcext:value-type="float">
            <text:p>1527480703.1501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930515" calcext:value-type="float">
            <text:p>0.930515</text:p>
          </table:table-cell>
          <table:table-cell office:value-type="float" office:value="-0.75032" calcext:value-type="float">
            <text:p>-0.75032</text:p>
          </table:table-cell>
          <table:table-cell office:value-type="float" office:value="-0.790158" calcext:value-type="float">
            <text:p>-0.790158</text:p>
          </table:table-cell>
          <table:table-cell office:value-type="float" office:value="-0.077711" calcext:value-type="float">
            <text:p>-0.077711</text:p>
          </table:table-cell>
          <table:table-cell office:value-type="float" office:value="0.776038" calcext:value-type="float">
            <text:p>0.776038</text:p>
          </table:table-cell>
          <table:table-cell office:value-type="string" calcext:value-type="string">
            <text:p>-0.485194</text:p>
          </table:table-cell>
        </table:table-row>
        <table:table-row table:style-name="ro1" table:visibility="filter">
          <table:table-cell office:value-type="float" office:value="1527480703.1502" calcext:value-type="float">
            <text:p>1527480703.1502</text:p>
          </table:table-cell>
          <table:table-cell office:value-type="string" calcext:value-type="string">
            <text:p>PID_y</text:p>
          </table:table-cell>
          <table:table-cell office:value-type="float" office:value="0.930515" calcext:value-type="float">
            <text:p>0.930515</text:p>
          </table:table-cell>
          <table:table-cell/>
          <table:table-cell office:value-type="float" office:value="-0.75032" calcext:value-type="float">
            <text:p>-0.75032</text:p>
          </table:table-cell>
          <table:table-cell office:value-type="float" office:value="-0.790158" calcext:value-type="float">
            <text:p>-0.790158</text:p>
          </table:table-cell>
          <table:table-cell office:value-type="float" office:value="-0.077711" calcext:value-type="float">
            <text:p>-0.077711</text:p>
          </table:table-cell>
          <table:table-cell office:value-type="float" office:value="0.776038" calcext:value-type="float">
            <text:p>0.776038</text:p>
          </table:table-cell>
          <table:table-cell office:value-type="string" calcext:value-type="string">
            <text:p>-0.48519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17052" calcext:value-type="float">
            <text:p>1527480703.1705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1.36251" calcext:value-type="float">
            <text:p>1.36251</text:p>
          </table:table-cell>
          <table:table-cell office:value-type="float" office:value="-0.729857" calcext:value-type="float">
            <text:p>-0.729857</text:p>
          </table:table-cell>
          <table:table-cell office:value-type="float" office:value="-0.764197" calcext:value-type="float">
            <text:p>-0.764197</text:p>
          </table:table-cell>
          <table:table-cell office:value-type="float" office:value="-0.08822" calcext:value-type="float">
            <text:p>-0.08822</text:p>
          </table:table-cell>
          <table:table-cell office:value-type="float" office:value="0.862756" calcext:value-type="float">
            <text:p>0.862756</text:p>
          </table:table-cell>
          <table:table-cell office:value-type="string" calcext:value-type="string">
            <text:p>-0.473891</text:p>
          </table:table-cell>
        </table:table-row>
        <table:table-row table:style-name="ro1" table:visibility="filter">
          <table:table-cell office:value-type="float" office:value="1527480703.17056" calcext:value-type="float">
            <text:p>1527480703.17056</text:p>
          </table:table-cell>
          <table:table-cell office:value-type="string" calcext:value-type="string">
            <text:p>PID_y</text:p>
          </table:table-cell>
          <table:table-cell office:value-type="float" office:value="1.36251" calcext:value-type="float">
            <text:p>1.36251</text:p>
          </table:table-cell>
          <table:table-cell/>
          <table:table-cell office:value-type="float" office:value="-0.729857" calcext:value-type="float">
            <text:p>-0.729857</text:p>
          </table:table-cell>
          <table:table-cell office:value-type="float" office:value="-0.764197" calcext:value-type="float">
            <text:p>-0.764197</text:p>
          </table:table-cell>
          <table:table-cell office:value-type="float" office:value="-0.08822" calcext:value-type="float">
            <text:p>-0.08822</text:p>
          </table:table-cell>
          <table:table-cell office:value-type="float" office:value="0.862756" calcext:value-type="float">
            <text:p>0.862756</text:p>
          </table:table-cell>
          <table:table-cell office:value-type="string" calcext:value-type="string">
            <text:p>-0.473891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18991" calcext:value-type="float">
            <text:p>1527480703.1899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1.736175" calcext:value-type="float">
            <text:p>1.736175</text:p>
          </table:table-cell>
          <table:table-cell office:value-type="float" office:value="-0.57634" calcext:value-type="float">
            <text:p>-0.57634</text:p>
          </table:table-cell>
          <table:table-cell office:value-type="float" office:value="-0.745254" calcext:value-type="float">
            <text:p>-0.745254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0.931934" calcext:value-type="float">
            <text:p>0.931934</text:p>
          </table:table-cell>
          <table:table-cell office:value-type="string" calcext:value-type="string">
            <text:p>-0.411217</text:p>
          </table:table-cell>
        </table:table-row>
        <table:table-row table:style-name="ro1" table:visibility="filter">
          <table:table-cell office:value-type="float" office:value="1527480703.19" calcext:value-type="float">
            <text:p>1527480703.19</text:p>
          </table:table-cell>
          <table:table-cell office:value-type="string" calcext:value-type="string">
            <text:p>PID_y</text:p>
          </table:table-cell>
          <table:table-cell office:value-type="float" office:value="1.736175" calcext:value-type="float">
            <text:p>1.736175</text:p>
          </table:table-cell>
          <table:table-cell/>
          <table:table-cell office:value-type="float" office:value="-0.57634" calcext:value-type="float">
            <text:p>-0.57634</text:p>
          </table:table-cell>
          <table:table-cell office:value-type="float" office:value="-0.745254" calcext:value-type="float">
            <text:p>-0.745254</text:p>
          </table:table-cell>
          <table:table-cell office:value-type="float" office:value="-0.0932" calcext:value-type="float">
            <text:p>-0.0932</text:p>
          </table:table-cell>
          <table:table-cell office:value-type="float" office:value="0.931934" calcext:value-type="float">
            <text:p>0.931934</text:p>
          </table:table-cell>
          <table:table-cell office:value-type="string" calcext:value-type="string">
            <text:p>-0.41121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21034" calcext:value-type="float">
            <text:p>1527480703.2103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2.383063" calcext:value-type="float">
            <text:p>2.383063</text:p>
          </table:table-cell>
          <table:table-cell office:value-type="float" office:value="-0.498174" calcext:value-type="float">
            <text:p>-0.498174</text:p>
          </table:table-cell>
          <table:table-cell office:value-type="float" office:value="-0.714956" calcext:value-type="float">
            <text:p>-0.714956</text:p>
          </table:table-cell>
          <table:table-cell office:value-type="float" office:value="-0.09991" calcext:value-type="float">
            <text:p>-0.09991</text:p>
          </table:table-cell>
          <table:table-cell office:value-type="float" office:value="1.041301" calcext:value-type="float">
            <text:p>1.041301</text:p>
          </table:table-cell>
          <table:table-cell office:value-type="string" calcext:value-type="string">
            <text:p>-0.373353</text:p>
          </table:table-cell>
        </table:table-row>
        <table:table-row table:style-name="ro1" table:visibility="filter">
          <table:table-cell office:value-type="float" office:value="1527480703.21037" calcext:value-type="float">
            <text:p>1527480703.21037</text:p>
          </table:table-cell>
          <table:table-cell office:value-type="string" calcext:value-type="string">
            <text:p>PID_y</text:p>
          </table:table-cell>
          <table:table-cell office:value-type="float" office:value="2.383063" calcext:value-type="float">
            <text:p>2.383063</text:p>
          </table:table-cell>
          <table:table-cell/>
          <table:table-cell office:value-type="float" office:value="-0.498174" calcext:value-type="float">
            <text:p>-0.498174</text:p>
          </table:table-cell>
          <table:table-cell office:value-type="float" office:value="-0.714956" calcext:value-type="float">
            <text:p>-0.714956</text:p>
          </table:table-cell>
          <table:table-cell office:value-type="float" office:value="-0.09991" calcext:value-type="float">
            <text:p>-0.09991</text:p>
          </table:table-cell>
          <table:table-cell office:value-type="float" office:value="1.041301" calcext:value-type="float">
            <text:p>1.041301</text:p>
          </table:table-cell>
          <table:table-cell office:value-type="string" calcext:value-type="string">
            <text:p>-0.373353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22969" calcext:value-type="float">
            <text:p>1527480703.2296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2.904474" calcext:value-type="float">
            <text:p>2.904474</text:p>
          </table:table-cell>
          <table:table-cell office:value-type="float" office:value="-0.560184" calcext:value-type="float">
            <text:p>-0.560184</text:p>
          </table:table-cell>
          <table:table-cell office:value-type="float" office:value="-0.693666" calcext:value-type="float">
            <text:p>-0.693666</text:p>
          </table:table-cell>
          <table:table-cell office:value-type="float" office:value="-0.105674" calcext:value-type="float">
            <text:p>-0.105674</text:p>
          </table:table-cell>
          <table:table-cell office:value-type="float" office:value="1.122207" calcext:value-type="float">
            <text:p>1.122207</text:p>
          </table:table-cell>
          <table:table-cell office:value-type="string" calcext:value-type="string">
            <text:p>-0.398846</text:p>
          </table:table-cell>
        </table:table-row>
        <table:table-row table:style-name="ro1" table:visibility="filter">
          <table:table-cell office:value-type="float" office:value="1527480703.22975" calcext:value-type="float">
            <text:p>1527480703.22975</text:p>
          </table:table-cell>
          <table:table-cell office:value-type="string" calcext:value-type="string">
            <text:p>TOC_y</text:p>
          </table:table-cell>
          <table:table-cell office:value-type="float" office:value="2.904474" calcext:value-type="float">
            <text:p>2.904474</text:p>
          </table:table-cell>
          <table:table-cell/>
          <table:table-cell office:value-type="float" office:value="-0.560184" calcext:value-type="float">
            <text:p>-0.560184</text:p>
          </table:table-cell>
          <table:table-cell office:value-type="float" office:value="-0.693666" calcext:value-type="float">
            <text:p>-0.693666</text:p>
          </table:table-cell>
          <table:table-cell office:value-type="float" office:value="-0.105674" calcext:value-type="float">
            <text:p>-0.105674</text:p>
          </table:table-cell>
          <table:table-cell office:value-type="float" office:value="1.122207" calcext:value-type="float">
            <text:p>1.122207</text:p>
          </table:table-cell>
          <table:table-cell office:value-type="string" calcext:value-type="string">
            <text:p>-0.39884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25005" calcext:value-type="float">
            <text:p>1527480703.2500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3.105045" calcext:value-type="float">
            <text:p>3.105045</text:p>
          </table:table-cell>
          <table:table-cell office:value-type="float" office:value="-0.324031" calcext:value-type="float">
            <text:p>-0.324031</text:p>
          </table:table-cell>
          <table:table-cell office:value-type="float" office:value="-0.675043" calcext:value-type="float">
            <text:p>-0.675043</text:p>
          </table:table-cell>
          <table:table-cell office:value-type="float" office:value="-0.105337" calcext:value-type="float">
            <text:p>-0.105337</text:p>
          </table:table-cell>
          <table:table-cell office:value-type="float" office:value="1.150231" calcext:value-type="float">
            <text:p>1.150231</text:p>
          </table:table-cell>
          <table:table-cell office:value-type="string" calcext:value-type="string">
            <text:p>-0.276664</text:p>
          </table:table-cell>
        </table:table-row>
        <table:table-row table:style-name="ro1" table:visibility="filter">
          <table:table-cell office:value-type="float" office:value="1527480703.25009" calcext:value-type="float">
            <text:p>1527480703.25009</text:p>
          </table:table-cell>
          <table:table-cell office:value-type="string" calcext:value-type="string">
            <text:p>TOC_y</text:p>
          </table:table-cell>
          <table:table-cell office:value-type="float" office:value="3.105045" calcext:value-type="float">
            <text:p>3.105045</text:p>
          </table:table-cell>
          <table:table-cell/>
          <table:table-cell office:value-type="float" office:value="-0.324031" calcext:value-type="float">
            <text:p>-0.324031</text:p>
          </table:table-cell>
          <table:table-cell office:value-type="float" office:value="-0.675043" calcext:value-type="float">
            <text:p>-0.675043</text:p>
          </table:table-cell>
          <table:table-cell office:value-type="float" office:value="-0.105337" calcext:value-type="float">
            <text:p>-0.105337</text:p>
          </table:table-cell>
          <table:table-cell office:value-type="float" office:value="1.150231" calcext:value-type="float">
            <text:p>1.150231</text:p>
          </table:table-cell>
          <table:table-cell office:value-type="string" calcext:value-type="string">
            <text:p>-0.27666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27042" calcext:value-type="float">
            <text:p>1527480703.2704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3.037624" calcext:value-type="float">
            <text:p>3.037624</text:p>
          </table:table-cell>
          <table:table-cell office:value-type="float" office:value="-0.243019" calcext:value-type="float">
            <text:p>-0.243019</text:p>
          </table:table-cell>
          <table:table-cell office:value-type="float" office:value="-0.650494" calcext:value-type="float">
            <text:p>-0.650494</text:p>
          </table:table-cell>
          <table:table-cell office:value-type="float" office:value="-0.109684" calcext:value-type="float">
            <text:p>-0.109684</text:p>
          </table:table-cell>
          <table:table-cell office:value-type="float" office:value="1.136152" calcext:value-type="float">
            <text:p>1.136152</text:p>
          </table:table-cell>
          <table:table-cell office:value-type="string" calcext:value-type="string">
            <text:p>-0.216026</text:p>
          </table:table-cell>
        </table:table-row>
        <table:table-row table:style-name="ro1" table:visibility="filter">
          <table:table-cell office:value-type="float" office:value="1527480703.27047" calcext:value-type="float">
            <text:p>1527480703.27047</text:p>
          </table:table-cell>
          <table:table-cell office:value-type="string" calcext:value-type="string">
            <text:p>TOC_y</text:p>
          </table:table-cell>
          <table:table-cell office:value-type="float" office:value="3.037624" calcext:value-type="float">
            <text:p>3.037624</text:p>
          </table:table-cell>
          <table:table-cell/>
          <table:table-cell office:value-type="float" office:value="-0.243019" calcext:value-type="float">
            <text:p>-0.243019</text:p>
          </table:table-cell>
          <table:table-cell office:value-type="float" office:value="-0.650494" calcext:value-type="float">
            <text:p>-0.650494</text:p>
          </table:table-cell>
          <table:table-cell office:value-type="float" office:value="-0.109684" calcext:value-type="float">
            <text:p>-0.109684</text:p>
          </table:table-cell>
          <table:table-cell office:value-type="float" office:value="1.136152" calcext:value-type="float">
            <text:p>1.136152</text:p>
          </table:table-cell>
          <table:table-cell office:value-type="string" calcext:value-type="string">
            <text:p>-0.21602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28986" calcext:value-type="float">
            <text:p>1527480703.2898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2.767048" calcext:value-type="float">
            <text:p>2.767048</text:p>
          </table:table-cell>
          <table:table-cell office:value-type="float" office:value="-0.218489" calcext:value-type="float">
            <text:p>-0.218489</text:p>
          </table:table-cell>
          <table:table-cell office:value-type="float" office:value="-0.635863" calcext:value-type="float">
            <text:p>-0.635863</text:p>
          </table:table-cell>
          <table:table-cell office:value-type="float" office:value="-0.112408" calcext:value-type="float">
            <text:p>-0.112408</text:p>
          </table:table-cell>
          <table:table-cell office:value-type="float" office:value="1.091338" calcext:value-type="float">
            <text:p>1.091338</text:p>
          </table:table-cell>
          <table:table-cell office:value-type="string" calcext:value-type="string">
            <text:p>-0.192687</text:p>
          </table:table-cell>
        </table:table-row>
        <table:table-row table:style-name="ro1" table:visibility="filter">
          <table:table-cell office:value-type="float" office:value="1527480703.28992" calcext:value-type="float">
            <text:p>1527480703.28992</text:p>
          </table:table-cell>
          <table:table-cell office:value-type="string" calcext:value-type="string">
            <text:p>TOC_y</text:p>
          </table:table-cell>
          <table:table-cell office:value-type="float" office:value="2.767048" calcext:value-type="float">
            <text:p>2.767048</text:p>
          </table:table-cell>
          <table:table-cell/>
          <table:table-cell office:value-type="float" office:value="-0.218489" calcext:value-type="float">
            <text:p>-0.218489</text:p>
          </table:table-cell>
          <table:table-cell office:value-type="float" office:value="-0.635863" calcext:value-type="float">
            <text:p>-0.635863</text:p>
          </table:table-cell>
          <table:table-cell office:value-type="float" office:value="-0.112408" calcext:value-type="float">
            <text:p>-0.112408</text:p>
          </table:table-cell>
          <table:table-cell office:value-type="float" office:value="1.091338" calcext:value-type="float">
            <text:p>1.091338</text:p>
          </table:table-cell>
          <table:table-cell office:value-type="string" calcext:value-type="string">
            <text:p>-0.19268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31026" calcext:value-type="float">
            <text:p>1527480703.3102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2.014894" calcext:value-type="float">
            <text:p>2.014894</text:p>
          </table:table-cell>
          <table:table-cell office:value-type="float" office:value="-0.223579" calcext:value-type="float">
            <text:p>-0.223579</text:p>
          </table:table-cell>
          <table:table-cell office:value-type="float" office:value="-0.618928" calcext:value-type="float">
            <text:p>-0.618928</text:p>
          </table:table-cell>
          <table:table-cell office:value-type="float" office:value="-0.118989" calcext:value-type="float">
            <text:p>-0.118989</text:p>
          </table:table-cell>
          <table:table-cell office:value-type="float" office:value="0.960124" calcext:value-type="float">
            <text:p>0.960124</text:p>
          </table:table-cell>
          <table:table-cell office:value-type="string" calcext:value-type="string">
            <text:p>-0.191328</text:p>
          </table:table-cell>
        </table:table-row>
        <table:table-row table:style-name="ro1" table:visibility="filter">
          <table:table-cell office:value-type="float" office:value="1527480703.31035" calcext:value-type="float">
            <text:p>1527480703.31035</text:p>
          </table:table-cell>
          <table:table-cell office:value-type="string" calcext:value-type="string">
            <text:p>TOC_y</text:p>
          </table:table-cell>
          <table:table-cell office:value-type="float" office:value="2.014894" calcext:value-type="float">
            <text:p>2.014894</text:p>
          </table:table-cell>
          <table:table-cell/>
          <table:table-cell office:value-type="float" office:value="-0.223579" calcext:value-type="float">
            <text:p>-0.223579</text:p>
          </table:table-cell>
          <table:table-cell office:value-type="float" office:value="-0.618928" calcext:value-type="float">
            <text:p>-0.618928</text:p>
          </table:table-cell>
          <table:table-cell office:value-type="float" office:value="-0.118989" calcext:value-type="float">
            <text:p>-0.118989</text:p>
          </table:table-cell>
          <table:table-cell office:value-type="float" office:value="0.960124" calcext:value-type="float">
            <text:p>0.960124</text:p>
          </table:table-cell>
          <table:table-cell office:value-type="string" calcext:value-type="string">
            <text:p>-0.19132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32975" calcext:value-type="float">
            <text:p>1527480703.3297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1.396638" calcext:value-type="float">
            <text:p>1.396638</text:p>
          </table:table-cell>
          <table:table-cell office:value-type="float" office:value="-0.225865" calcext:value-type="float">
            <text:p>-0.225865</text:p>
          </table:table-cell>
          <table:table-cell office:value-type="float" office:value="-0.609438" calcext:value-type="float">
            <text:p>-0.609438</text:p>
          </table:table-cell>
          <table:table-cell office:value-type="float" office:value="-0.124495" calcext:value-type="float">
            <text:p>-0.124495</text:p>
          </table:table-cell>
          <table:table-cell office:value-type="float" office:value="0.83793" calcext:value-type="float">
            <text:p>0.83793</text:p>
          </table:table-cell>
          <table:table-cell office:value-type="string" calcext:value-type="string">
            <text:p>-0.188360</text:p>
          </table:table-cell>
        </table:table-row>
        <table:table-row table:style-name="ro1" table:visibility="filter">
          <table:table-cell office:value-type="float" office:value="1527480703.32979" calcext:value-type="float">
            <text:p>1527480703.32979</text:p>
          </table:table-cell>
          <table:table-cell office:value-type="string" calcext:value-type="string">
            <text:p>TOC_y</text:p>
          </table:table-cell>
          <table:table-cell office:value-type="float" office:value="1.396638" calcext:value-type="float">
            <text:p>1.396638</text:p>
          </table:table-cell>
          <table:table-cell/>
          <table:table-cell office:value-type="float" office:value="-0.225865" calcext:value-type="float">
            <text:p>-0.225865</text:p>
          </table:table-cell>
          <table:table-cell office:value-type="float" office:value="-0.609438" calcext:value-type="float">
            <text:p>-0.609438</text:p>
          </table:table-cell>
          <table:table-cell office:value-type="float" office:value="-0.124495" calcext:value-type="float">
            <text:p>-0.124495</text:p>
          </table:table-cell>
          <table:table-cell office:value-type="float" office:value="0.83793" calcext:value-type="float">
            <text:p>0.83793</text:p>
          </table:table-cell>
          <table:table-cell office:value-type="string" calcext:value-type="string">
            <text:p>-0.18836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35013" calcext:value-type="float">
            <text:p>1527480703.3501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97413" calcext:value-type="float">
            <text:p>0.97413</text:p>
          </table:table-cell>
          <table:table-cell office:value-type="float" office:value="-0.284377" calcext:value-type="float">
            <text:p>-0.284377</text:p>
          </table:table-cell>
          <table:table-cell office:value-type="float" office:value="-0.600544" calcext:value-type="float">
            <text:p>-0.600544</text:p>
          </table:table-cell>
          <table:table-cell office:value-type="float" office:value="-0.128746" calcext:value-type="float">
            <text:p>-0.128746</text:p>
          </table:table-cell>
          <table:table-cell office:value-type="float" office:value="0.742385" calcext:value-type="float">
            <text:p>0.742385</text:p>
          </table:table-cell>
          <table:table-cell office:value-type="string" calcext:value-type="string">
            <text:p>-0.233390</text:p>
          </table:table-cell>
        </table:table-row>
        <table:table-row table:style-name="ro1" table:visibility="filter">
          <table:table-cell office:value-type="float" office:value="1527480703.35017" calcext:value-type="float">
            <text:p>1527480703.35017</text:p>
          </table:table-cell>
          <table:table-cell office:value-type="string" calcext:value-type="string">
            <text:p>TOC_y</text:p>
          </table:table-cell>
          <table:table-cell office:value-type="float" office:value="0.97413" calcext:value-type="float">
            <text:p>0.97413</text:p>
          </table:table-cell>
          <table:table-cell/>
          <table:table-cell office:value-type="float" office:value="-0.284377" calcext:value-type="float">
            <text:p>-0.284377</text:p>
          </table:table-cell>
          <table:table-cell office:value-type="float" office:value="-0.600544" calcext:value-type="float">
            <text:p>-0.600544</text:p>
          </table:table-cell>
          <table:table-cell office:value-type="float" office:value="-0.128746" calcext:value-type="float">
            <text:p>-0.128746</text:p>
          </table:table-cell>
          <table:table-cell office:value-type="float" office:value="0.742385" calcext:value-type="float">
            <text:p>0.742385</text:p>
          </table:table-cell>
          <table:table-cell office:value-type="string" calcext:value-type="string">
            <text:p>-0.23339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3705" calcext:value-type="float">
            <text:p>1527480703.370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503309" calcext:value-type="float">
            <text:p>0.503309</text:p>
          </table:table-cell>
          <table:table-cell office:value-type="float" office:value="-0.27979" calcext:value-type="float">
            <text:p>-0.27979</text:p>
          </table:table-cell>
          <table:table-cell office:value-type="float" office:value="-0.588628" calcext:value-type="float">
            <text:p>-0.588628</text:p>
          </table:table-cell>
          <table:table-cell office:value-type="float" office:value="-0.132452" calcext:value-type="float">
            <text:p>-0.132452</text:p>
          </table:table-cell>
          <table:table-cell office:value-type="float" office:value="0.618205" calcext:value-type="float">
            <text:p>0.618205</text:p>
          </table:table-cell>
          <table:table-cell office:value-type="string" calcext:value-type="string">
            <text:p>-0.227086</text:p>
          </table:table-cell>
        </table:table-row>
        <table:table-row table:style-name="ro1" table:visibility="filter">
          <table:table-cell office:value-type="float" office:value="1527480703.37055" calcext:value-type="float">
            <text:p>1527480703.37055</text:p>
          </table:table-cell>
          <table:table-cell office:value-type="string" calcext:value-type="string">
            <text:p>TOC_y</text:p>
          </table:table-cell>
          <table:table-cell office:value-type="float" office:value="0.503309" calcext:value-type="float">
            <text:p>0.503309</text:p>
          </table:table-cell>
          <table:table-cell/>
          <table:table-cell office:value-type="float" office:value="-0.27979" calcext:value-type="float">
            <text:p>-0.27979</text:p>
          </table:table-cell>
          <table:table-cell office:value-type="float" office:value="-0.588628" calcext:value-type="float">
            <text:p>-0.588628</text:p>
          </table:table-cell>
          <table:table-cell office:value-type="float" office:value="-0.132452" calcext:value-type="float">
            <text:p>-0.132452</text:p>
          </table:table-cell>
          <table:table-cell office:value-type="float" office:value="0.618205" calcext:value-type="float">
            <text:p>0.618205</text:p>
          </table:table-cell>
          <table:table-cell office:value-type="string" calcext:value-type="string">
            <text:p>-0.22708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38991" calcext:value-type="float">
            <text:p>1527480703.3899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326589" calcext:value-type="float">
            <text:p>0.326589</text:p>
          </table:table-cell>
          <table:table-cell office:value-type="float" office:value="-0.2739" calcext:value-type="float">
            <text:p>-0.2739</text:p>
          </table:table-cell>
          <table:table-cell office:value-type="float" office:value="-0.579334" calcext:value-type="float">
            <text:p>-0.579334</text:p>
          </table:table-cell>
          <table:table-cell office:value-type="float" office:value="-0.134572" calcext:value-type="float">
            <text:p>-0.134572</text:p>
          </table:table-cell>
          <table:table-cell office:value-type="float" office:value="0.563092" calcext:value-type="float">
            <text:p>0.563092</text:p>
          </table:table-cell>
          <table:table-cell office:value-type="string" calcext:value-type="string">
            <text:p>-0.220827</text:p>
          </table:table-cell>
        </table:table-row>
        <table:table-row table:style-name="ro1" table:visibility="filter">
          <table:table-cell office:value-type="float" office:value="1527480703.38995" calcext:value-type="float">
            <text:p>1527480703.38995</text:p>
          </table:table-cell>
          <table:table-cell office:value-type="string" calcext:value-type="string">
            <text:p>TOC_y</text:p>
          </table:table-cell>
          <table:table-cell office:value-type="float" office:value="0.326589" calcext:value-type="float">
            <text:p>0.326589</text:p>
          </table:table-cell>
          <table:table-cell/>
          <table:table-cell office:value-type="float" office:value="-0.2739" calcext:value-type="float">
            <text:p>-0.2739</text:p>
          </table:table-cell>
          <table:table-cell office:value-type="float" office:value="-0.579334" calcext:value-type="float">
            <text:p>-0.579334</text:p>
          </table:table-cell>
          <table:table-cell office:value-type="float" office:value="-0.134572" calcext:value-type="float">
            <text:p>-0.134572</text:p>
          </table:table-cell>
          <table:table-cell office:value-type="float" office:value="0.563092" calcext:value-type="float">
            <text:p>0.563092</text:p>
          </table:table-cell>
          <table:table-cell office:value-type="string" calcext:value-type="string">
            <text:p>-0.22082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41041" calcext:value-type="float">
            <text:p>1527480703.4104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185781" calcext:value-type="float">
            <text:p>0.185781</text:p>
          </table:table-cell>
          <table:table-cell office:value-type="float" office:value="-0.178699" calcext:value-type="float">
            <text:p>-0.178699</text:p>
          </table:table-cell>
          <table:table-cell office:value-type="float" office:value="-0.567488" calcext:value-type="float">
            <text:p>-0.567488</text:p>
          </table:table-cell>
          <table:table-cell office:value-type="float" office:value="-0.131698" calcext:value-type="float">
            <text:p>-0.131698</text:p>
          </table:table-cell>
          <table:table-cell office:value-type="float" office:value="0.513463" calcext:value-type="float">
            <text:p>0.513463</text:p>
          </table:table-cell>
          <table:table-cell office:value-type="string" calcext:value-type="string">
            <text:p>-0.128258</text:p>
          </table:table-cell>
        </table:table-row>
        <table:table-row table:style-name="ro1" table:visibility="filter">
          <table:table-cell office:value-type="float" office:value="1527480703.41046" calcext:value-type="float">
            <text:p>1527480703.41046</text:p>
          </table:table-cell>
          <table:table-cell office:value-type="string" calcext:value-type="string">
            <text:p>TOC_y</text:p>
          </table:table-cell>
          <table:table-cell office:value-type="float" office:value="0.185781" calcext:value-type="float">
            <text:p>0.185781</text:p>
          </table:table-cell>
          <table:table-cell/>
          <table:table-cell office:value-type="float" office:value="-0.178699" calcext:value-type="float">
            <text:p>-0.178699</text:p>
          </table:table-cell>
          <table:table-cell office:value-type="float" office:value="-0.567488" calcext:value-type="float">
            <text:p>-0.567488</text:p>
          </table:table-cell>
          <table:table-cell office:value-type="float" office:value="-0.131698" calcext:value-type="float">
            <text:p>-0.131698</text:p>
          </table:table-cell>
          <table:table-cell office:value-type="float" office:value="0.513463" calcext:value-type="float">
            <text:p>0.513463</text:p>
          </table:table-cell>
          <table:table-cell office:value-type="string" calcext:value-type="string">
            <text:p>-0.12825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42994" calcext:value-type="float">
            <text:p>1527480703.4299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107431" calcext:value-type="float">
            <text:p>0.107431</text:p>
          </table:table-cell>
          <table:table-cell office:value-type="float" office:value="-0.131926" calcext:value-type="float">
            <text:p>-0.131926</text:p>
          </table:table-cell>
          <table:table-cell office:value-type="float" office:value="-0.560872" calcext:value-type="float">
            <text:p>-0.560872</text:p>
          </table:table-cell>
          <table:table-cell office:value-type="float" office:value="-0.128202" calcext:value-type="float">
            <text:p>-0.128202</text:p>
          </table:table-cell>
          <table:table-cell office:value-type="float" office:value="0.483638" calcext:value-type="float">
            <text:p>0.483638</text:p>
          </table:table-cell>
          <table:table-cell office:value-type="string" calcext:value-type="string">
            <text:p>-0.036104</text:p>
          </table:table-cell>
        </table:table-row>
        <table:table-row table:style-name="ro1" table:visibility="filter">
          <table:table-cell office:value-type="float" office:value="1527480703.42998" calcext:value-type="float">
            <text:p>1527480703.42998</text:p>
          </table:table-cell>
          <table:table-cell office:value-type="string" calcext:value-type="string">
            <text:p>TOC_y</text:p>
          </table:table-cell>
          <table:table-cell office:value-type="float" office:value="0.107431" calcext:value-type="float">
            <text:p>0.107431</text:p>
          </table:table-cell>
          <table:table-cell/>
          <table:table-cell office:value-type="float" office:value="-0.131926" calcext:value-type="float">
            <text:p>-0.131926</text:p>
          </table:table-cell>
          <table:table-cell office:value-type="float" office:value="-0.560872" calcext:value-type="float">
            <text:p>-0.560872</text:p>
          </table:table-cell>
          <table:table-cell office:value-type="float" office:value="-0.128202" calcext:value-type="float">
            <text:p>-0.128202</text:p>
          </table:table-cell>
          <table:table-cell office:value-type="float" office:value="0.483638" calcext:value-type="float">
            <text:p>0.483638</text:p>
          </table:table-cell>
          <table:table-cell office:value-type="string" calcext:value-type="string">
            <text:p>-0.03610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45028" calcext:value-type="float">
            <text:p>1527480703.4502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vel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026495" calcext:value-type="float">
            <text:p>0.026495</text:p>
          </table:table-cell>
          <table:table-cell office:value-type="float" office:value="-0.115755" calcext:value-type="float">
            <text:p>-0.115755</text:p>
          </table:table-cell>
          <table:table-cell office:value-type="float" office:value="-0.555279" calcext:value-type="float">
            <text:p>-0.555279</text:p>
          </table:table-cell>
          <table:table-cell office:value-type="float" office:value="-0.123477" calcext:value-type="float">
            <text:p>-0.123477</text:p>
          </table:table-cell>
          <table:table-cell office:value-type="float" office:value="0.451244" calcext:value-type="float">
            <text:p>0.451244</text:p>
          </table:table-cell>
          <table:table-cell office:value-type="string" calcext:value-type="string">
            <text:p>0.051986</text:p>
          </table:table-cell>
        </table:table-row>
        <table:table-row table:style-name="ro1" table:visibility="filter">
          <table:table-cell office:value-type="float" office:value="1527480703.45034" calcext:value-type="float">
            <text:p>1527480703.45034</text:p>
          </table:table-cell>
          <table:table-cell office:value-type="string" calcext:value-type="string">
            <text:p>TOC_y</text:p>
          </table:table-cell>
          <table:table-cell office:value-type="float" office:value="0.026495" calcext:value-type="float">
            <text:p>0.026495</text:p>
          </table:table-cell>
          <table:table-cell/>
          <table:table-cell office:value-type="float" office:value="-0.115755" calcext:value-type="float">
            <text:p>-0.115755</text:p>
          </table:table-cell>
          <table:table-cell office:value-type="float" office:value="-0.555279" calcext:value-type="float">
            <text:p>-0.555279</text:p>
          </table:table-cell>
          <table:table-cell office:value-type="float" office:value="-0.123477" calcext:value-type="float">
            <text:p>-0.123477</text:p>
          </table:table-cell>
          <table:table-cell office:value-type="float" office:value="0.451244" calcext:value-type="float">
            <text:p>0.451244</text:p>
          </table:table-cell>
          <table:table-cell office:value-type="string" calcext:value-type="string">
            <text:p>0.05198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4696" calcext:value-type="float">
            <text:p>1527480703.469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vel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-0.065548" calcext:value-type="float">
            <text:p>-0.065548</text:p>
          </table:table-cell>
          <table:table-cell office:value-type="float" office:value="-0.027537" calcext:value-type="float">
            <text:p>-0.027537</text:p>
          </table:table-cell>
          <table:table-cell office:value-type="float" office:value="-0.547863" calcext:value-type="float">
            <text:p>-0.547863</text:p>
          </table:table-cell>
          <table:table-cell office:value-type="float" office:value="-0.115096" calcext:value-type="float">
            <text:p>-0.115096</text:p>
          </table:table-cell>
          <table:table-cell office:value-type="float" office:value="0.410866" calcext:value-type="float">
            <text:p>0.410866</text:p>
          </table:table-cell>
          <table:table-cell office:value-type="string" calcext:value-type="string">
            <text:p>0.175059</text:p>
          </table:table-cell>
        </table:table-row>
        <table:table-row table:style-name="ro1" table:visibility="filter">
          <table:table-cell office:value-type="float" office:value="1527480703.46962" calcext:value-type="float">
            <text:p>1527480703.46962</text:p>
          </table:table-cell>
          <table:table-cell office:value-type="string" calcext:value-type="string">
            <text:p>TOC_y</text:p>
          </table:table-cell>
          <table:table-cell office:value-type="float" office:value="-0.065548" calcext:value-type="float">
            <text:p>-0.065548</text:p>
          </table:table-cell>
          <table:table-cell/>
          <table:table-cell office:value-type="float" office:value="-0.027537" calcext:value-type="float">
            <text:p>-0.027537</text:p>
          </table:table-cell>
          <table:table-cell office:value-type="float" office:value="-0.547863" calcext:value-type="float">
            <text:p>-0.547863</text:p>
          </table:table-cell>
          <table:table-cell office:value-type="float" office:value="-0.115096" calcext:value-type="float">
            <text:p>-0.115096</text:p>
          </table:table-cell>
          <table:table-cell office:value-type="float" office:value="0.410866" calcext:value-type="float">
            <text:p>0.410866</text:p>
          </table:table-cell>
          <table:table-cell office:value-type="string" calcext:value-type="string">
            <text:p>0.17505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48987" calcext:value-type="float">
            <text:p>1527480703.4898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92234" calcext:value-type="float">
            <text:p>-0.192234</text:p>
          </table:table-cell>
          <table:table-cell office:value-type="float" office:value="0.084562" calcext:value-type="float">
            <text:p>0.084562</text:p>
          </table:table-cell>
          <table:table-cell office:value-type="float" office:value="-0.544238" calcext:value-type="float">
            <text:p>-0.544238</text:p>
          </table:table-cell>
          <table:table-cell office:value-type="float" office:value="-0.108697" calcext:value-type="float">
            <text:p>-0.108697</text:p>
          </table:table-cell>
          <table:table-cell office:value-type="float" office:value="0.351" calcext:value-type="float">
            <text:p>0.351</text:p>
          </table:table-cell>
          <table:table-cell office:value-type="string" calcext:value-type="string">
            <text:p>0.260078</text:p>
          </table:table-cell>
        </table:table-row>
        <table:table-row table:style-name="ro1" table:visibility="filter">
          <table:table-cell office:value-type="float" office:value="1527480703.48988" calcext:value-type="float">
            <text:p>1527480703.48988</text:p>
          </table:table-cell>
          <table:table-cell office:value-type="string" calcext:value-type="string">
            <text:p>TOC_y</text:p>
          </table:table-cell>
          <table:table-cell office:value-type="float" office:value="-0.192234" calcext:value-type="float">
            <text:p>-0.192234</text:p>
          </table:table-cell>
          <table:table-cell/>
          <table:table-cell office:value-type="float" office:value="0.084562" calcext:value-type="float">
            <text:p>0.084562</text:p>
          </table:table-cell>
          <table:table-cell office:value-type="float" office:value="-0.544238" calcext:value-type="float">
            <text:p>-0.544238</text:p>
          </table:table-cell>
          <table:table-cell office:value-type="float" office:value="-0.108697" calcext:value-type="float">
            <text:p>-0.108697</text:p>
          </table:table-cell>
          <table:table-cell office:value-type="float" office:value="0.351" calcext:value-type="float">
            <text:p>0.351</text:p>
          </table:table-cell>
          <table:table-cell office:value-type="string" calcext:value-type="string">
            <text:p>0.26007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51015" calcext:value-type="float">
            <text:p>1527480703.5101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330035" calcext:value-type="float">
            <text:p>-0.330035</text:p>
          </table:table-cell>
          <table:table-cell office:value-type="float" office:value="0.273382" calcext:value-type="float">
            <text:p>0.273382</text:p>
          </table:table-cell>
          <table:table-cell office:value-type="float" office:value="-0.54053" calcext:value-type="float">
            <text:p>-0.54053</text:p>
          </table:table-cell>
          <table:table-cell office:value-type="float" office:value="-0.095753" calcext:value-type="float">
            <text:p>-0.095753</text:p>
          </table:table-cell>
          <table:table-cell office:value-type="float" office:value="0.271428" calcext:value-type="float">
            <text:p>0.271428</text:p>
          </table:table-cell>
          <table:table-cell office:value-type="string" calcext:value-type="string">
            <text:p>0.359440</text:p>
          </table:table-cell>
        </table:table-row>
        <table:table-row table:style-name="ro1" table:visibility="filter">
          <table:table-cell office:value-type="float" office:value="1527480703.51016" calcext:value-type="float">
            <text:p>1527480703.51016</text:p>
          </table:table-cell>
          <table:table-cell office:value-type="string" calcext:value-type="string">
            <text:p>PID_y</text:p>
          </table:table-cell>
          <table:table-cell office:value-type="float" office:value="-0.330035" calcext:value-type="float">
            <text:p>-0.330035</text:p>
          </table:table-cell>
          <table:table-cell/>
          <table:table-cell office:value-type="float" office:value="0.273382" calcext:value-type="float">
            <text:p>0.273382</text:p>
          </table:table-cell>
          <table:table-cell office:value-type="float" office:value="-0.54053" calcext:value-type="float">
            <text:p>-0.54053</text:p>
          </table:table-cell>
          <table:table-cell office:value-type="float" office:value="-0.095753" calcext:value-type="float">
            <text:p>-0.095753</text:p>
          </table:table-cell>
          <table:table-cell office:value-type="float" office:value="0.271428" calcext:value-type="float">
            <text:p>0.271428</text:p>
          </table:table-cell>
          <table:table-cell office:value-type="string" calcext:value-type="string">
            <text:p>0.35944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53038" calcext:value-type="float">
            <text:p>1527480703.5303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390303" calcext:value-type="float">
            <text:p>-0.390303</text:p>
          </table:table-cell>
          <table:table-cell office:value-type="float" office:value="0.367137" calcext:value-type="float">
            <text:p>0.367137</text:p>
          </table:table-cell>
          <table:table-cell office:value-type="float" office:value="-0.538146" calcext:value-type="float">
            <text:p>-0.538146</text:p>
          </table:table-cell>
          <table:table-cell office:value-type="float" office:value="-0.088126" calcext:value-type="float">
            <text:p>-0.088126</text:p>
          </table:table-cell>
          <table:table-cell office:value-type="float" office:value="0.227475" calcext:value-type="float">
            <text:p>0.227475</text:p>
          </table:table-cell>
          <table:table-cell office:value-type="string" calcext:value-type="string">
            <text:p>0.399177</text:p>
          </table:table-cell>
        </table:table-row>
        <table:table-row table:style-name="ro1" table:visibility="filter">
          <table:table-cell office:value-type="float" office:value="1527480703.53039" calcext:value-type="float">
            <text:p>1527480703.53039</text:p>
          </table:table-cell>
          <table:table-cell office:value-type="string" calcext:value-type="string">
            <text:p>PID_y</text:p>
          </table:table-cell>
          <table:table-cell office:value-type="float" office:value="-0.390303" calcext:value-type="float">
            <text:p>-0.390303</text:p>
          </table:table-cell>
          <table:table-cell/>
          <table:table-cell office:value-type="float" office:value="0.367137" calcext:value-type="float">
            <text:p>0.367137</text:p>
          </table:table-cell>
          <table:table-cell office:value-type="float" office:value="-0.538146" calcext:value-type="float">
            <text:p>-0.538146</text:p>
          </table:table-cell>
          <table:table-cell office:value-type="float" office:value="-0.088126" calcext:value-type="float">
            <text:p>-0.088126</text:p>
          </table:table-cell>
          <table:table-cell office:value-type="float" office:value="0.227475" calcext:value-type="float">
            <text:p>0.227475</text:p>
          </table:table-cell>
          <table:table-cell office:value-type="string" calcext:value-type="string">
            <text:p>0.39917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54966" calcext:value-type="float">
            <text:p>1527480703.5496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436707" calcext:value-type="float">
            <text:p>-0.436707</text:p>
          </table:table-cell>
          <table:table-cell office:value-type="float" office:value="0.544463" calcext:value-type="float">
            <text:p>0.544463</text:p>
          </table:table-cell>
          <table:table-cell office:value-type="float" office:value="-0.536746" calcext:value-type="float">
            <text:p>-0.536746</text:p>
          </table:table-cell>
          <table:table-cell office:value-type="float" office:value="-0.077175" calcext:value-type="float">
            <text:p>-0.077175</text:p>
          </table:table-cell>
          <table:table-cell office:value-type="float" office:value="0.187119" calcext:value-type="float">
            <text:p>0.187119</text:p>
          </table:table-cell>
          <table:table-cell office:value-type="string" calcext:value-type="string">
            <text:p>0.466447</text:p>
          </table:table-cell>
        </table:table-row>
        <table:table-row table:style-name="ro1" table:visibility="filter">
          <table:table-cell office:value-type="float" office:value="1527480703.54968" calcext:value-type="float">
            <text:p>1527480703.54968</text:p>
          </table:table-cell>
          <table:table-cell office:value-type="string" calcext:value-type="string">
            <text:p>PID_y</text:p>
          </table:table-cell>
          <table:table-cell office:value-type="float" office:value="-0.436707" calcext:value-type="float">
            <text:p>-0.436707</text:p>
          </table:table-cell>
          <table:table-cell/>
          <table:table-cell office:value-type="float" office:value="0.544463" calcext:value-type="float">
            <text:p>0.544463</text:p>
          </table:table-cell>
          <table:table-cell office:value-type="float" office:value="-0.536746" calcext:value-type="float">
            <text:p>-0.536746</text:p>
          </table:table-cell>
          <table:table-cell office:value-type="float" office:value="-0.077175" calcext:value-type="float">
            <text:p>-0.077175</text:p>
          </table:table-cell>
          <table:table-cell office:value-type="float" office:value="0.187119" calcext:value-type="float">
            <text:p>0.187119</text:p>
          </table:table-cell>
          <table:table-cell office:value-type="string" calcext:value-type="string">
            <text:p>0.46644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56997" calcext:value-type="float">
            <text:p>1527480703.5699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496565" calcext:value-type="float">
            <text:p>-0.496565</text:p>
          </table:table-cell>
          <table:table-cell office:value-type="float" office:value="0.679662" calcext:value-type="float">
            <text:p>0.679662</text:p>
          </table:table-cell>
          <table:table-cell office:value-type="float" office:value="-0.536027" calcext:value-type="float">
            <text:p>-0.536027</text:p>
          </table:table-cell>
          <table:table-cell office:value-type="float" office:value="-0.063944" calcext:value-type="float">
            <text:p>-0.063944</text:p>
          </table:table-cell>
          <table:table-cell office:value-type="float" office:value="0.117523" calcext:value-type="float">
            <text:p>0.117523</text:p>
          </table:table-cell>
          <table:table-cell office:value-type="string" calcext:value-type="string">
            <text:p>0.510159</text:p>
          </table:table-cell>
        </table:table-row>
        <table:table-row table:style-name="ro1" table:visibility="filter">
          <table:table-cell office:value-type="float" office:value="1527480703.57002" calcext:value-type="float">
            <text:p>1527480703.57002</text:p>
          </table:table-cell>
          <table:table-cell office:value-type="string" calcext:value-type="string">
            <text:p>PID_y</text:p>
          </table:table-cell>
          <table:table-cell office:value-type="float" office:value="-0.496565" calcext:value-type="float">
            <text:p>-0.496565</text:p>
          </table:table-cell>
          <table:table-cell/>
          <table:table-cell office:value-type="float" office:value="0.679662" calcext:value-type="float">
            <text:p>0.679662</text:p>
          </table:table-cell>
          <table:table-cell office:value-type="float" office:value="-0.536027" calcext:value-type="float">
            <text:p>-0.536027</text:p>
          </table:table-cell>
          <table:table-cell office:value-type="float" office:value="-0.063944" calcext:value-type="float">
            <text:p>-0.063944</text:p>
          </table:table-cell>
          <table:table-cell office:value-type="float" office:value="0.117523" calcext:value-type="float">
            <text:p>0.117523</text:p>
          </table:table-cell>
          <table:table-cell office:value-type="string" calcext:value-type="string">
            <text:p>0.51015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59029" calcext:value-type="float">
            <text:p>1527480703.5902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520415" calcext:value-type="float">
            <text:p>-0.520415</text:p>
          </table:table-cell>
          <table:table-cell office:value-type="float" office:value="0.906871" calcext:value-type="float">
            <text:p>0.906871</text:p>
          </table:table-cell>
          <table:table-cell office:value-type="float" office:value="-0.536667" calcext:value-type="float">
            <text:p>-0.536667</text:p>
          </table:table-cell>
          <table:table-cell office:value-type="float" office:value="-0.050532" calcext:value-type="float">
            <text:p>-0.050532</text:p>
          </table:table-cell>
          <table:table-cell office:value-type="float" office:value="0.075421" calcext:value-type="float">
            <text:p>0.075421</text:p>
          </table:table-cell>
          <table:table-cell office:value-type="string" calcext:value-type="string">
            <text:p>0.578870</text:p>
          </table:table-cell>
        </table:table-row>
        <table:table-row table:style-name="ro1" table:visibility="filter">
          <table:table-cell office:value-type="float" office:value="1527480703.59033" calcext:value-type="float">
            <text:p>1527480703.59033</text:p>
          </table:table-cell>
          <table:table-cell office:value-type="string" calcext:value-type="string">
            <text:p>PID_y</text:p>
          </table:table-cell>
          <table:table-cell office:value-type="float" office:value="-0.520415" calcext:value-type="float">
            <text:p>-0.520415</text:p>
          </table:table-cell>
          <table:table-cell/>
          <table:table-cell office:value-type="float" office:value="0.906871" calcext:value-type="float">
            <text:p>0.906871</text:p>
          </table:table-cell>
          <table:table-cell office:value-type="float" office:value="-0.536667" calcext:value-type="float">
            <text:p>-0.536667</text:p>
          </table:table-cell>
          <table:table-cell office:value-type="float" office:value="-0.050532" calcext:value-type="float">
            <text:p>-0.050532</text:p>
          </table:table-cell>
          <table:table-cell office:value-type="float" office:value="0.075421" calcext:value-type="float">
            <text:p>0.075421</text:p>
          </table:table-cell>
          <table:table-cell office:value-type="string" calcext:value-type="string">
            <text:p>0.57887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60965" calcext:value-type="float">
            <text:p>1527480703.6096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527131" calcext:value-type="float">
            <text:p>-0.527131</text:p>
          </table:table-cell>
          <table:table-cell office:value-type="float" office:value="1.089421" calcext:value-type="float">
            <text:p>1.089421</text:p>
          </table:table-cell>
          <table:table-cell office:value-type="float" office:value="-0.535269" calcext:value-type="float">
            <text:p>-0.535269</text:p>
          </table:table-cell>
          <table:table-cell office:value-type="float" office:value="-0.033573" calcext:value-type="float">
            <text:p>-0.033573</text:p>
          </table:table-cell>
          <table:table-cell office:value-type="float" office:value="0.053368" calcext:value-type="float">
            <text:p>0.053368</text:p>
          </table:table-cell>
          <table:table-cell office:value-type="string" calcext:value-type="string">
            <text:p>0.626935</text:p>
          </table:table-cell>
        </table:table-row>
        <table:table-row table:style-name="ro1" table:visibility="filter">
          <table:table-cell office:value-type="float" office:value="1527480703.60969" calcext:value-type="float">
            <text:p>1527480703.60969</text:p>
          </table:table-cell>
          <table:table-cell office:value-type="string" calcext:value-type="string">
            <text:p>PID_y</text:p>
          </table:table-cell>
          <table:table-cell office:value-type="float" office:value="-0.527131" calcext:value-type="float">
            <text:p>-0.527131</text:p>
          </table:table-cell>
          <table:table-cell/>
          <table:table-cell office:value-type="float" office:value="1.089421" calcext:value-type="float">
            <text:p>1.089421</text:p>
          </table:table-cell>
          <table:table-cell office:value-type="float" office:value="-0.535269" calcext:value-type="float">
            <text:p>-0.535269</text:p>
          </table:table-cell>
          <table:table-cell office:value-type="float" office:value="-0.033573" calcext:value-type="float">
            <text:p>-0.033573</text:p>
          </table:table-cell>
          <table:table-cell office:value-type="float" office:value="0.053368" calcext:value-type="float">
            <text:p>0.053368</text:p>
          </table:table-cell>
          <table:table-cell office:value-type="string" calcext:value-type="string">
            <text:p>0.62693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63005" calcext:value-type="float">
            <text:p>1527480703.6300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524534" calcext:value-type="float">
            <text:p>-0.524534</text:p>
          </table:table-cell>
          <table:table-cell office:value-type="float" office:value="1.203474" calcext:value-type="float">
            <text:p>1.203474</text:p>
          </table:table-cell>
          <table:table-cell office:value-type="float" office:value="-0.532817" calcext:value-type="float">
            <text:p>-0.532817</text:p>
          </table:table-cell>
          <table:table-cell office:value-type="float" office:value="-0.023003" calcext:value-type="float">
            <text:p>-0.023003</text:p>
          </table:table-cell>
          <table:table-cell office:value-type="float" office:value="0.053846" calcext:value-type="float">
            <text:p>0.053846</text:p>
          </table:table-cell>
          <table:table-cell office:value-type="string" calcext:value-type="string">
            <text:p>0.655185</text:p>
          </table:table-cell>
        </table:table-row>
        <table:table-row table:style-name="ro1" table:visibility="filter">
          <table:table-cell office:value-type="float" office:value="1527480703.63011" calcext:value-type="float">
            <text:p>1527480703.63011</text:p>
          </table:table-cell>
          <table:table-cell office:value-type="string" calcext:value-type="string">
            <text:p>PID_y</text:p>
          </table:table-cell>
          <table:table-cell office:value-type="float" office:value="-0.524534" calcext:value-type="float">
            <text:p>-0.524534</text:p>
          </table:table-cell>
          <table:table-cell/>
          <table:table-cell office:value-type="float" office:value="1.203474" calcext:value-type="float">
            <text:p>1.203474</text:p>
          </table:table-cell>
          <table:table-cell office:value-type="float" office:value="-0.532817" calcext:value-type="float">
            <text:p>-0.532817</text:p>
          </table:table-cell>
          <table:table-cell office:value-type="float" office:value="-0.023003" calcext:value-type="float">
            <text:p>-0.023003</text:p>
          </table:table-cell>
          <table:table-cell office:value-type="float" office:value="0.053846" calcext:value-type="float">
            <text:p>0.053846</text:p>
          </table:table-cell>
          <table:table-cell office:value-type="string" calcext:value-type="string">
            <text:p>0.65518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65045" calcext:value-type="float">
            <text:p>1527480703.6504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514376" calcext:value-type="float">
            <text:p>-0.514376</text:p>
          </table:table-cell>
          <table:table-cell office:value-type="float" office:value="1.0629" calcext:value-type="float">
            <text:p>1.0629</text:p>
          </table:table-cell>
          <table:table-cell office:value-type="float" office:value="-0.529419" calcext:value-type="float">
            <text:p>-0.529419</text:p>
          </table:table-cell>
          <table:table-cell office:value-type="float" office:value="-0.015559" calcext:value-type="float">
            <text:p>-0.015559</text:p>
          </table:table-cell>
          <table:table-cell office:value-type="float" office:value="0.072561" calcext:value-type="float">
            <text:p>0.072561</text:p>
          </table:table-cell>
          <table:table-cell office:value-type="string" calcext:value-type="string">
            <text:p>0.614378</text:p>
          </table:table-cell>
        </table:table-row>
        <table:table-row table:style-name="ro1" table:visibility="filter">
          <table:table-cell office:value-type="float" office:value="1527480703.6505" calcext:value-type="float">
            <text:p>1527480703.6505</text:p>
          </table:table-cell>
          <table:table-cell office:value-type="string" calcext:value-type="string">
            <text:p>PID_y</text:p>
          </table:table-cell>
          <table:table-cell office:value-type="float" office:value="-0.514376" calcext:value-type="float">
            <text:p>-0.514376</text:p>
          </table:table-cell>
          <table:table-cell/>
          <table:table-cell office:value-type="float" office:value="1.0629" calcext:value-type="float">
            <text:p>1.0629</text:p>
          </table:table-cell>
          <table:table-cell office:value-type="float" office:value="-0.529419" calcext:value-type="float">
            <text:p>-0.529419</text:p>
          </table:table-cell>
          <table:table-cell office:value-type="float" office:value="-0.015559" calcext:value-type="float">
            <text:p>-0.015559</text:p>
          </table:table-cell>
          <table:table-cell office:value-type="float" office:value="0.072561" calcext:value-type="float">
            <text:p>0.072561</text:p>
          </table:table-cell>
          <table:table-cell office:value-type="string" calcext:value-type="string">
            <text:p>0.61437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66976" calcext:value-type="float">
            <text:p>1527480703.6697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477804" calcext:value-type="float">
            <text:p>-0.477804</text:p>
          </table:table-cell>
          <table:table-cell office:value-type="float" office:value="1.169841" calcext:value-type="float">
            <text:p>1.169841</text:p>
          </table:table-cell>
          <table:table-cell office:value-type="float" office:value="-0.523524" calcext:value-type="float">
            <text:p>-0.523524</text:p>
          </table:table-cell>
          <table:table-cell office:value-type="float" office:value="-0.000487" calcext:value-type="float">
            <text:p>-0.000487</text:p>
          </table:table-cell>
          <table:table-cell office:value-type="float" office:value="0.1265" calcext:value-type="float">
            <text:p>0.1265</text:p>
          </table:table-cell>
          <table:table-cell office:value-type="string" calcext:value-type="string">
            <text:p>0.640012</text:p>
          </table:table-cell>
        </table:table-row>
        <table:table-row table:style-name="ro1" table:visibility="filter">
          <table:table-cell office:value-type="float" office:value="1527480703.66978" calcext:value-type="float">
            <text:p>1527480703.66978</text:p>
          </table:table-cell>
          <table:table-cell office:value-type="string" calcext:value-type="string">
            <text:p>PID_y</text:p>
          </table:table-cell>
          <table:table-cell office:value-type="float" office:value="-0.477804" calcext:value-type="float">
            <text:p>-0.477804</text:p>
          </table:table-cell>
          <table:table-cell/>
          <table:table-cell office:value-type="float" office:value="1.169841" calcext:value-type="float">
            <text:p>1.169841</text:p>
          </table:table-cell>
          <table:table-cell office:value-type="float" office:value="-0.523524" calcext:value-type="float">
            <text:p>-0.523524</text:p>
          </table:table-cell>
          <table:table-cell office:value-type="float" office:value="-0.000487" calcext:value-type="float">
            <text:p>-0.000487</text:p>
          </table:table-cell>
          <table:table-cell office:value-type="float" office:value="0.1265" calcext:value-type="float">
            <text:p>0.1265</text:p>
          </table:table-cell>
          <table:table-cell office:value-type="string" calcext:value-type="string">
            <text:p>0.64001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69002" calcext:value-type="float">
            <text:p>1527480703.6900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433048" calcext:value-type="float">
            <text:p>-0.433048</text:p>
          </table:table-cell>
          <table:table-cell office:value-type="float" office:value="1.071602" calcext:value-type="float">
            <text:p>1.071602</text:p>
          </table:table-cell>
          <table:table-cell office:value-type="float" office:value="-0.519369" calcext:value-type="float">
            <text:p>-0.519369</text:p>
          </table:table-cell>
          <table:table-cell office:value-type="float" office:value="0.009794" calcext:value-type="float">
            <text:p>0.009794</text:p>
          </table:table-cell>
          <table:table-cell office:value-type="float" office:value="0.173817" calcext:value-type="float">
            <text:p>0.173817</text:p>
          </table:table-cell>
          <table:table-cell office:value-type="string" calcext:value-type="string">
            <text:p>0.609617</text:p>
          </table:table-cell>
        </table:table-row>
        <table:table-row table:style-name="ro1" table:visibility="filter">
          <table:table-cell office:value-type="float" office:value="1527480703.69003" calcext:value-type="float">
            <text:p>1527480703.69003</text:p>
          </table:table-cell>
          <table:table-cell office:value-type="string" calcext:value-type="string">
            <text:p>PID_y</text:p>
          </table:table-cell>
          <table:table-cell office:value-type="float" office:value="-0.433048" calcext:value-type="float">
            <text:p>-0.433048</text:p>
          </table:table-cell>
          <table:table-cell/>
          <table:table-cell office:value-type="float" office:value="1.071602" calcext:value-type="float">
            <text:p>1.071602</text:p>
          </table:table-cell>
          <table:table-cell office:value-type="float" office:value="-0.519369" calcext:value-type="float">
            <text:p>-0.519369</text:p>
          </table:table-cell>
          <table:table-cell office:value-type="float" office:value="0.009794" calcext:value-type="float">
            <text:p>0.009794</text:p>
          </table:table-cell>
          <table:table-cell office:value-type="float" office:value="0.173817" calcext:value-type="float">
            <text:p>0.173817</text:p>
          </table:table-cell>
          <table:table-cell office:value-type="string" calcext:value-type="string">
            <text:p>0.60961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71028" calcext:value-type="float">
            <text:p>1527480703.7102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368365" calcext:value-type="float">
            <text:p>-0.368365</text:p>
          </table:table-cell>
          <table:table-cell office:value-type="float" office:value="1.015878" calcext:value-type="float">
            <text:p>1.015878</text:p>
          </table:table-cell>
          <table:table-cell office:value-type="float" office:value="-0.512736" calcext:value-type="float">
            <text:p>-0.512736</text:p>
          </table:table-cell>
          <table:table-cell office:value-type="float" office:value="0.025475" calcext:value-type="float">
            <text:p>0.025475</text:p>
          </table:table-cell>
          <table:table-cell office:value-type="float" office:value="0.224788" calcext:value-type="float">
            <text:p>0.224788</text:p>
          </table:table-cell>
          <table:table-cell office:value-type="string" calcext:value-type="string">
            <text:p>0.588762</text:p>
          </table:table-cell>
        </table:table-row>
        <table:table-row table:style-name="ro1" table:visibility="filter">
          <table:table-cell office:value-type="float" office:value="1527480703.71031" calcext:value-type="float">
            <text:p>1527480703.71031</text:p>
          </table:table-cell>
          <table:table-cell office:value-type="string" calcext:value-type="string">
            <text:p>PID_y</text:p>
          </table:table-cell>
          <table:table-cell office:value-type="float" office:value="-0.368365" calcext:value-type="float">
            <text:p>-0.368365</text:p>
          </table:table-cell>
          <table:table-cell/>
          <table:table-cell office:value-type="float" office:value="1.015878" calcext:value-type="float">
            <text:p>1.015878</text:p>
          </table:table-cell>
          <table:table-cell office:value-type="float" office:value="-0.512736" calcext:value-type="float">
            <text:p>-0.512736</text:p>
          </table:table-cell>
          <table:table-cell office:value-type="float" office:value="0.025475" calcext:value-type="float">
            <text:p>0.025475</text:p>
          </table:table-cell>
          <table:table-cell office:value-type="float" office:value="0.224788" calcext:value-type="float">
            <text:p>0.224788</text:p>
          </table:table-cell>
          <table:table-cell office:value-type="string" calcext:value-type="string">
            <text:p>0.58876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72945" calcext:value-type="float">
            <text:p>1527480703.7294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340852" calcext:value-type="float">
            <text:p>-0.340852</text:p>
          </table:table-cell>
          <table:table-cell office:value-type="float" office:value="1.096208" calcext:value-type="float">
            <text:p>1.096208</text:p>
          </table:table-cell>
          <table:table-cell office:value-type="float" office:value="-0.508743" calcext:value-type="float">
            <text:p>-0.508743</text:p>
          </table:table-cell>
          <table:table-cell office:value-type="float" office:value="0.03733" calcext:value-type="float">
            <text:p>0.03733</text:p>
          </table:table-cell>
          <table:table-cell office:value-type="float" office:value="0.242408" calcext:value-type="float">
            <text:p>0.242408</text:p>
          </table:table-cell>
          <table:table-cell office:value-type="string" calcext:value-type="string">
            <text:p>0.608775</text:p>
          </table:table-cell>
        </table:table-row>
        <table:table-row table:style-name="ro1" table:visibility="filter">
          <table:table-cell office:value-type="float" office:value="1527480703.72947" calcext:value-type="float">
            <text:p>1527480703.72947</text:p>
          </table:table-cell>
          <table:table-cell office:value-type="string" calcext:value-type="string">
            <text:p>PID_y</text:p>
          </table:table-cell>
          <table:table-cell office:value-type="float" office:value="-0.340852" calcext:value-type="float">
            <text:p>-0.340852</text:p>
          </table:table-cell>
          <table:table-cell/>
          <table:table-cell office:value-type="float" office:value="1.096208" calcext:value-type="float">
            <text:p>1.096208</text:p>
          </table:table-cell>
          <table:table-cell office:value-type="float" office:value="-0.508743" calcext:value-type="float">
            <text:p>-0.508743</text:p>
          </table:table-cell>
          <table:table-cell office:value-type="float" office:value="0.03733" calcext:value-type="float">
            <text:p>0.03733</text:p>
          </table:table-cell>
          <table:table-cell office:value-type="float" office:value="0.242408" calcext:value-type="float">
            <text:p>0.242408</text:p>
          </table:table-cell>
          <table:table-cell office:value-type="string" calcext:value-type="string">
            <text:p>0.60877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74969" calcext:value-type="float">
            <text:p>1527480703.7496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315133" calcext:value-type="float">
            <text:p>-0.315133</text:p>
          </table:table-cell>
          <table:table-cell office:value-type="float" office:value="1.202278" calcext:value-type="float">
            <text:p>1.202278</text:p>
          </table:table-cell>
          <table:table-cell office:value-type="float" office:value="-0.503899" calcext:value-type="float">
            <text:p>-0.503899</text:p>
          </table:table-cell>
          <table:table-cell office:value-type="float" office:value="0.04743" calcext:value-type="float">
            <text:p>0.04743</text:p>
          </table:table-cell>
          <table:table-cell office:value-type="float" office:value="0.257037" calcext:value-type="float">
            <text:p>0.257037</text:p>
          </table:table-cell>
          <table:table-cell office:value-type="string" calcext:value-type="string">
            <text:p>0.635765</text:p>
          </table:table-cell>
        </table:table-row>
        <table:table-row table:style-name="ro1" table:visibility="filter">
          <table:table-cell office:value-type="float" office:value="1527480703.74971" calcext:value-type="float">
            <text:p>1527480703.74971</text:p>
          </table:table-cell>
          <table:table-cell office:value-type="string" calcext:value-type="string">
            <text:p>PID_y</text:p>
          </table:table-cell>
          <table:table-cell office:value-type="float" office:value="-0.315133" calcext:value-type="float">
            <text:p>-0.315133</text:p>
          </table:table-cell>
          <table:table-cell/>
          <table:table-cell office:value-type="float" office:value="1.202278" calcext:value-type="float">
            <text:p>1.202278</text:p>
          </table:table-cell>
          <table:table-cell office:value-type="float" office:value="-0.503899" calcext:value-type="float">
            <text:p>-0.503899</text:p>
          </table:table-cell>
          <table:table-cell office:value-type="float" office:value="0.04743" calcext:value-type="float">
            <text:p>0.04743</text:p>
          </table:table-cell>
          <table:table-cell office:value-type="float" office:value="0.257037" calcext:value-type="float">
            <text:p>0.257037</text:p>
          </table:table-cell>
          <table:table-cell office:value-type="string" calcext:value-type="string">
            <text:p>0.63576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76992" calcext:value-type="float">
            <text:p>1527480703.7699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93965" calcext:value-type="float">
            <text:p>-0.293965</text:p>
          </table:table-cell>
          <table:table-cell office:value-type="float" office:value="1.158413" calcext:value-type="float">
            <text:p>1.158413</text:p>
          </table:table-cell>
          <table:table-cell office:value-type="float" office:value="-0.496777" calcext:value-type="float">
            <text:p>-0.496777</text:p>
          </table:table-cell>
          <table:table-cell office:value-type="float" office:value="0.061573" calcext:value-type="float">
            <text:p>0.061573</text:p>
          </table:table-cell>
          <table:table-cell office:value-type="float" office:value="0.266428" calcext:value-type="float">
            <text:p>0.266428</text:p>
          </table:table-cell>
          <table:table-cell office:value-type="string" calcext:value-type="string">
            <text:p>0.619592</text:p>
          </table:table-cell>
        </table:table-row>
        <table:table-row table:style-name="ro1" table:visibility="filter">
          <table:table-cell office:value-type="float" office:value="1527480703.76994" calcext:value-type="float">
            <text:p>1527480703.76994</text:p>
          </table:table-cell>
          <table:table-cell office:value-type="string" calcext:value-type="string">
            <text:p>PID_y</text:p>
          </table:table-cell>
          <table:table-cell office:value-type="float" office:value="-0.293965" calcext:value-type="float">
            <text:p>-0.293965</text:p>
          </table:table-cell>
          <table:table-cell/>
          <table:table-cell office:value-type="float" office:value="1.158413" calcext:value-type="float">
            <text:p>1.158413</text:p>
          </table:table-cell>
          <table:table-cell office:value-type="float" office:value="-0.496777" calcext:value-type="float">
            <text:p>-0.496777</text:p>
          </table:table-cell>
          <table:table-cell office:value-type="float" office:value="0.061573" calcext:value-type="float">
            <text:p>0.061573</text:p>
          </table:table-cell>
          <table:table-cell office:value-type="float" office:value="0.266428" calcext:value-type="float">
            <text:p>0.266428</text:p>
          </table:table-cell>
          <table:table-cell office:value-type="string" calcext:value-type="string">
            <text:p>0.61959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79012" calcext:value-type="float">
            <text:p>1527480703.7901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84227" calcext:value-type="float">
            <text:p>-0.284227</text:p>
          </table:table-cell>
          <table:table-cell office:value-type="float" office:value="1.121236" calcext:value-type="float">
            <text:p>1.121236</text:p>
          </table:table-cell>
          <table:table-cell office:value-type="float" office:value="-0.492283" calcext:value-type="float">
            <text:p>-0.492283</text:p>
          </table:table-cell>
          <table:table-cell office:value-type="float" office:value="0.070506" calcext:value-type="float">
            <text:p>0.070506</text:p>
          </table:table-cell>
          <table:table-cell office:value-type="float" office:value="0.269851" calcext:value-type="float">
            <text:p>0.269851</text:p>
          </table:table-cell>
          <table:table-cell office:value-type="string" calcext:value-type="string">
            <text:p>0.606429</text:p>
          </table:table-cell>
        </table:table-row>
        <table:table-row table:style-name="ro1" table:visibility="filter">
          <table:table-cell office:value-type="float" office:value="1527480703.79014" calcext:value-type="float">
            <text:p>1527480703.79014</text:p>
          </table:table-cell>
          <table:table-cell office:value-type="string" calcext:value-type="string">
            <text:p>PID_y</text:p>
          </table:table-cell>
          <table:table-cell office:value-type="float" office:value="-0.284227" calcext:value-type="float">
            <text:p>-0.284227</text:p>
          </table:table-cell>
          <table:table-cell/>
          <table:table-cell office:value-type="float" office:value="1.121236" calcext:value-type="float">
            <text:p>1.121236</text:p>
          </table:table-cell>
          <table:table-cell office:value-type="float" office:value="-0.492283" calcext:value-type="float">
            <text:p>-0.492283</text:p>
          </table:table-cell>
          <table:table-cell office:value-type="float" office:value="0.070506" calcext:value-type="float">
            <text:p>0.070506</text:p>
          </table:table-cell>
          <table:table-cell office:value-type="float" office:value="0.269851" calcext:value-type="float">
            <text:p>0.269851</text:p>
          </table:table-cell>
          <table:table-cell office:value-type="string" calcext:value-type="string">
            <text:p>0.60642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81041" calcext:value-type="float">
            <text:p>1527480703.8104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4504" calcext:value-type="float">
            <text:p>-0.24504</text:p>
          </table:table-cell>
          <table:table-cell office:value-type="float" office:value="1.142876" calcext:value-type="float">
            <text:p>1.142876</text:p>
          </table:table-cell>
          <table:table-cell office:value-type="float" office:value="-0.483712" calcext:value-type="float">
            <text:p>-0.483712</text:p>
          </table:table-cell>
          <table:table-cell office:value-type="float" office:value="0.086348" calcext:value-type="float">
            <text:p>0.086348</text:p>
          </table:table-cell>
          <table:table-cell office:value-type="float" office:value="0.289025" calcext:value-type="float">
            <text:p>0.289025</text:p>
          </table:table-cell>
          <table:table-cell office:value-type="string" calcext:value-type="string">
            <text:p>0.608099</text:p>
          </table:table-cell>
        </table:table-row>
        <table:table-row table:style-name="ro1" table:visibility="filter">
          <table:table-cell office:value-type="float" office:value="1527480703.81043" calcext:value-type="float">
            <text:p>1527480703.81043</text:p>
          </table:table-cell>
          <table:table-cell office:value-type="string" calcext:value-type="string">
            <text:p>PID_y</text:p>
          </table:table-cell>
          <table:table-cell office:value-type="float" office:value="-0.24504" calcext:value-type="float">
            <text:p>-0.24504</text:p>
          </table:table-cell>
          <table:table-cell/>
          <table:table-cell office:value-type="float" office:value="1.142876" calcext:value-type="float">
            <text:p>1.142876</text:p>
          </table:table-cell>
          <table:table-cell office:value-type="float" office:value="-0.483712" calcext:value-type="float">
            <text:p>-0.483712</text:p>
          </table:table-cell>
          <table:table-cell office:value-type="float" office:value="0.086348" calcext:value-type="float">
            <text:p>0.086348</text:p>
          </table:table-cell>
          <table:table-cell office:value-type="float" office:value="0.289025" calcext:value-type="float">
            <text:p>0.289025</text:p>
          </table:table-cell>
          <table:table-cell office:value-type="string" calcext:value-type="string">
            <text:p>0.60809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82974" calcext:value-type="float">
            <text:p>1527480703.8297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00979" calcext:value-type="float">
            <text:p>-0.200979</text:p>
          </table:table-cell>
          <table:table-cell office:value-type="float" office:value="1.05956" calcext:value-type="float">
            <text:p>1.05956</text:p>
          </table:table-cell>
          <table:table-cell office:value-type="float" office:value="-0.477547" calcext:value-type="float">
            <text:p>-0.477547</text:p>
          </table:table-cell>
          <table:table-cell office:value-type="float" office:value="0.09567" calcext:value-type="float">
            <text:p>0.09567</text:p>
          </table:table-cell>
          <table:table-cell office:value-type="float" office:value="0.311125" calcext:value-type="float">
            <text:p>0.311125</text:p>
          </table:table-cell>
          <table:table-cell office:value-type="string" calcext:value-type="string">
            <text:p>0.580828</text:p>
          </table:table-cell>
        </table:table-row>
        <table:table-row table:style-name="ro1" table:visibility="filter">
          <table:table-cell office:value-type="float" office:value="1527480703.82976" calcext:value-type="float">
            <text:p>1527480703.82976</text:p>
          </table:table-cell>
          <table:table-cell office:value-type="string" calcext:value-type="string">
            <text:p>PID_y</text:p>
          </table:table-cell>
          <table:table-cell office:value-type="float" office:value="-0.200979" calcext:value-type="float">
            <text:p>-0.200979</text:p>
          </table:table-cell>
          <table:table-cell/>
          <table:table-cell office:value-type="float" office:value="1.05956" calcext:value-type="float">
            <text:p>1.05956</text:p>
          </table:table-cell>
          <table:table-cell office:value-type="float" office:value="-0.477547" calcext:value-type="float">
            <text:p>-0.477547</text:p>
          </table:table-cell>
          <table:table-cell office:value-type="float" office:value="0.09567" calcext:value-type="float">
            <text:p>0.09567</text:p>
          </table:table-cell>
          <table:table-cell office:value-type="float" office:value="0.311125" calcext:value-type="float">
            <text:p>0.311125</text:p>
          </table:table-cell>
          <table:table-cell office:value-type="string" calcext:value-type="string">
            <text:p>0.58082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85004" calcext:value-type="float">
            <text:p>1527480703.8500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vel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-0.093111" calcext:value-type="float">
            <text:p>-0.093111</text:p>
          </table:table-cell>
          <table:table-cell office:value-type="float" office:value="1.21845" calcext:value-type="float">
            <text:p>1.21845</text:p>
          </table:table-cell>
          <table:table-cell office:value-type="float" office:value="-0.467513" calcext:value-type="float">
            <text:p>-0.467513</text:p>
          </table:table-cell>
          <table:table-cell office:value-type="float" office:value="0.110082" calcext:value-type="float">
            <text:p>0.110082</text:p>
          </table:table-cell>
          <table:table-cell office:value-type="float" office:value="0.361996" calcext:value-type="float">
            <text:p>0.361996</text:p>
          </table:table-cell>
          <table:table-cell office:value-type="string" calcext:value-type="string">
            <text:p>0.622839</text:p>
          </table:table-cell>
        </table:table-row>
        <table:table-row table:style-name="ro1" table:visibility="filter">
          <table:table-cell office:value-type="float" office:value="1527480703.85005" calcext:value-type="float">
            <text:p>1527480703.85005</text:p>
          </table:table-cell>
          <table:table-cell office:value-type="string" calcext:value-type="string">
            <text:p>TOC_y</text:p>
          </table:table-cell>
          <table:table-cell office:value-type="float" office:value="-0.093111" calcext:value-type="float">
            <text:p>-0.093111</text:p>
          </table:table-cell>
          <table:table-cell/>
          <table:table-cell office:value-type="float" office:value="1.21845" calcext:value-type="float">
            <text:p>1.21845</text:p>
          </table:table-cell>
          <table:table-cell office:value-type="float" office:value="-0.467513" calcext:value-type="float">
            <text:p>-0.467513</text:p>
          </table:table-cell>
          <table:table-cell office:value-type="float" office:value="0.110082" calcext:value-type="float">
            <text:p>0.110082</text:p>
          </table:table-cell>
          <table:table-cell office:value-type="float" office:value="0.361996" calcext:value-type="float">
            <text:p>0.361996</text:p>
          </table:table-cell>
          <table:table-cell office:value-type="string" calcext:value-type="string">
            <text:p>0.62283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87029" calcext:value-type="float">
            <text:p>1527480703.8702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vel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-0.080849" calcext:value-type="float">
            <text:p>-0.080849</text:p>
          </table:table-cell>
          <table:table-cell office:value-type="float" office:value="1.078035" calcext:value-type="float">
            <text:p>1.078035</text:p>
          </table:table-cell>
          <table:table-cell office:value-type="float" office:value="-0.460152" calcext:value-type="float">
            <text:p>-0.460152</text:p>
          </table:table-cell>
          <table:table-cell office:value-type="float" office:value="0.119804" calcext:value-type="float">
            <text:p>0.119804</text:p>
          </table:table-cell>
          <table:table-cell office:value-type="float" office:value="0.364357" calcext:value-type="float">
            <text:p>0.364357</text:p>
          </table:table-cell>
          <table:table-cell office:value-type="string" calcext:value-type="string">
            <text:p>0.579121</text:p>
          </table:table-cell>
        </table:table-row>
        <table:table-row table:style-name="ro1" table:visibility="filter">
          <table:table-cell office:value-type="float" office:value="1527480703.87032" calcext:value-type="float">
            <text:p>1527480703.87032</text:p>
          </table:table-cell>
          <table:table-cell office:value-type="string" calcext:value-type="string">
            <text:p>TOC_y</text:p>
          </table:table-cell>
          <table:table-cell office:value-type="float" office:value="-0.080849" calcext:value-type="float">
            <text:p>-0.080849</text:p>
          </table:table-cell>
          <table:table-cell/>
          <table:table-cell office:value-type="float" office:value="1.078035" calcext:value-type="float">
            <text:p>1.078035</text:p>
          </table:table-cell>
          <table:table-cell office:value-type="float" office:value="-0.460152" calcext:value-type="float">
            <text:p>-0.460152</text:p>
          </table:table-cell>
          <table:table-cell office:value-type="float" office:value="0.119804" calcext:value-type="float">
            <text:p>0.119804</text:p>
          </table:table-cell>
          <table:table-cell office:value-type="float" office:value="0.364357" calcext:value-type="float">
            <text:p>0.364357</text:p>
          </table:table-cell>
          <table:table-cell office:value-type="string" calcext:value-type="string">
            <text:p>0.579121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88955" calcext:value-type="float">
            <text:p>1527480703.8895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vel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01774" calcext:value-type="float">
            <text:p>0.01774</text:p>
          </table:table-cell>
          <table:table-cell office:value-type="float" office:value="1.131699" calcext:value-type="float">
            <text:p>1.131699</text:p>
          </table:table-cell>
          <table:table-cell office:value-type="float" office:value="-0.451924" calcext:value-type="float">
            <text:p>-0.451924</text:p>
          </table:table-cell>
          <table:table-cell office:value-type="float" office:value="0.129565" calcext:value-type="float">
            <text:p>0.129565</text:p>
          </table:table-cell>
          <table:table-cell office:value-type="float" office:value="0.405441" calcext:value-type="float">
            <text:p>0.405441</text:p>
          </table:table-cell>
          <table:table-cell office:value-type="string" calcext:value-type="string">
            <text:p>0.592239</text:p>
          </table:table-cell>
        </table:table-row>
        <table:table-row table:style-name="ro1" table:visibility="filter">
          <table:table-cell office:value-type="float" office:value="1527480703.88957" calcext:value-type="float">
            <text:p>1527480703.88957</text:p>
          </table:table-cell>
          <table:table-cell office:value-type="string" calcext:value-type="string">
            <text:p>TOC_y</text:p>
          </table:table-cell>
          <table:table-cell office:value-type="float" office:value="0.01774" calcext:value-type="float">
            <text:p>0.01774</text:p>
          </table:table-cell>
          <table:table-cell/>
          <table:table-cell office:value-type="float" office:value="1.131699" calcext:value-type="float">
            <text:p>1.131699</text:p>
          </table:table-cell>
          <table:table-cell office:value-type="float" office:value="-0.451924" calcext:value-type="float">
            <text:p>-0.451924</text:p>
          </table:table-cell>
          <table:table-cell office:value-type="float" office:value="0.129565" calcext:value-type="float">
            <text:p>0.129565</text:p>
          </table:table-cell>
          <table:table-cell office:value-type="float" office:value="0.405441" calcext:value-type="float">
            <text:p>0.405441</text:p>
          </table:table-cell>
          <table:table-cell office:value-type="string" calcext:value-type="string">
            <text:p>0.59223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90985" calcext:value-type="float">
            <text:p>1527480703.9098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vel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073899" calcext:value-type="float">
            <text:p>0.073899</text:p>
          </table:table-cell>
          <table:table-cell office:value-type="float" office:value="1.088335" calcext:value-type="float">
            <text:p>1.088335</text:p>
          </table:table-cell>
          <table:table-cell office:value-type="float" office:value="-0.441374" calcext:value-type="float">
            <text:p>-0.441374</text:p>
          </table:table-cell>
          <table:table-cell office:value-type="float" office:value="0.143702" calcext:value-type="float">
            <text:p>0.143702</text:p>
          </table:table-cell>
          <table:table-cell office:value-type="float" office:value="0.424671" calcext:value-type="float">
            <text:p>0.424671</text:p>
          </table:table-cell>
          <table:table-cell office:value-type="string" calcext:value-type="string">
            <text:p>0.574997</text:p>
          </table:table-cell>
        </table:table-row>
        <table:table-row table:style-name="ro1" table:visibility="filter">
          <table:table-cell office:value-type="float" office:value="1527480703.90988" calcext:value-type="float">
            <text:p>1527480703.90988</text:p>
          </table:table-cell>
          <table:table-cell office:value-type="string" calcext:value-type="string">
            <text:p>TOC_y</text:p>
          </table:table-cell>
          <table:table-cell office:value-type="float" office:value="0.073899" calcext:value-type="float">
            <text:p>0.073899</text:p>
          </table:table-cell>
          <table:table-cell/>
          <table:table-cell office:value-type="float" office:value="1.088335" calcext:value-type="float">
            <text:p>1.088335</text:p>
          </table:table-cell>
          <table:table-cell office:value-type="float" office:value="-0.441374" calcext:value-type="float">
            <text:p>-0.441374</text:p>
          </table:table-cell>
          <table:table-cell office:value-type="float" office:value="0.143702" calcext:value-type="float">
            <text:p>0.143702</text:p>
          </table:table-cell>
          <table:table-cell office:value-type="float" office:value="0.424671" calcext:value-type="float">
            <text:p>0.424671</text:p>
          </table:table-cell>
          <table:table-cell office:value-type="string" calcext:value-type="string">
            <text:p>0.57499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93018" calcext:value-type="float">
            <text:p>1527480703.9301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vel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077483" calcext:value-type="float">
            <text:p>0.077483</text:p>
          </table:table-cell>
          <table:table-cell office:value-type="float" office:value="1.009456" calcext:value-type="float">
            <text:p>1.009456</text:p>
          </table:table-cell>
          <table:table-cell office:value-type="float" office:value="-0.435008" calcext:value-type="float">
            <text:p>-0.435008</text:p>
          </table:table-cell>
          <table:table-cell office:value-type="float" office:value="0.15078" calcext:value-type="float">
            <text:p>0.15078</text:p>
          </table:table-cell>
          <table:table-cell office:value-type="float" office:value="0.423523" calcext:value-type="float">
            <text:p>0.423523</text:p>
          </table:table-cell>
          <table:table-cell office:value-type="string" calcext:value-type="string">
            <text:p>0.548212</text:p>
          </table:table-cell>
        </table:table-row>
        <table:table-row table:style-name="ro1" table:visibility="filter">
          <table:table-cell office:value-type="float" office:value="1527480703.93019" calcext:value-type="float">
            <text:p>1527480703.93019</text:p>
          </table:table-cell>
          <table:table-cell office:value-type="string" calcext:value-type="string">
            <text:p>TOC_y</text:p>
          </table:table-cell>
          <table:table-cell office:value-type="float" office:value="0.077483" calcext:value-type="float">
            <text:p>0.077483</text:p>
          </table:table-cell>
          <table:table-cell/>
          <table:table-cell office:value-type="float" office:value="1.009456" calcext:value-type="float">
            <text:p>1.009456</text:p>
          </table:table-cell>
          <table:table-cell office:value-type="float" office:value="-0.435008" calcext:value-type="float">
            <text:p>-0.435008</text:p>
          </table:table-cell>
          <table:table-cell office:value-type="float" office:value="0.15078" calcext:value-type="float">
            <text:p>0.15078</text:p>
          </table:table-cell>
          <table:table-cell office:value-type="float" office:value="0.423523" calcext:value-type="float">
            <text:p>0.423523</text:p>
          </table:table-cell>
          <table:table-cell office:value-type="string" calcext:value-type="string">
            <text:p>0.54821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95048" calcext:value-type="float">
            <text:p>1527480703.9504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vel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015909" calcext:value-type="float">
            <text:p>0.015909</text:p>
          </table:table-cell>
          <table:table-cell office:value-type="float" office:value="0.854292" calcext:value-type="float">
            <text:p>0.854292</text:p>
          </table:table-cell>
          <table:table-cell office:value-type="float" office:value="-0.427971" calcext:value-type="float">
            <text:p>-0.427971</text:p>
          </table:table-cell>
          <table:table-cell office:value-type="float" office:value="0.159578" calcext:value-type="float">
            <text:p>0.159578</text:p>
          </table:table-cell>
          <table:table-cell office:value-type="float" office:value="0.394154" calcext:value-type="float">
            <text:p>0.394154</text:p>
          </table:table-cell>
          <table:table-cell office:value-type="string" calcext:value-type="string">
            <text:p>0.493102</text:p>
          </table:table-cell>
        </table:table-row>
        <table:table-row table:style-name="ro1" table:visibility="filter">
          <table:table-cell office:value-type="float" office:value="1527480703.95052" calcext:value-type="float">
            <text:p>1527480703.95052</text:p>
          </table:table-cell>
          <table:table-cell office:value-type="string" calcext:value-type="string">
            <text:p>TOC_y</text:p>
          </table:table-cell>
          <table:table-cell office:value-type="float" office:value="0.015909" calcext:value-type="float">
            <text:p>0.015909</text:p>
          </table:table-cell>
          <table:table-cell/>
          <table:table-cell office:value-type="float" office:value="0.854292" calcext:value-type="float">
            <text:p>0.854292</text:p>
          </table:table-cell>
          <table:table-cell office:value-type="float" office:value="-0.427971" calcext:value-type="float">
            <text:p>-0.427971</text:p>
          </table:table-cell>
          <table:table-cell office:value-type="float" office:value="0.159578" calcext:value-type="float">
            <text:p>0.159578</text:p>
          </table:table-cell>
          <table:table-cell office:value-type="float" office:value="0.394154" calcext:value-type="float">
            <text:p>0.394154</text:p>
          </table:table-cell>
          <table:table-cell office:value-type="string" calcext:value-type="string">
            <text:p>0.49310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96983" calcext:value-type="float">
            <text:p>1527480703.9698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179894" calcext:value-type="float">
            <text:p>0.179894</text:p>
          </table:table-cell>
          <table:table-cell office:value-type="float" office:value="0.903229" calcext:value-type="float">
            <text:p>0.903229</text:p>
          </table:table-cell>
          <table:table-cell office:value-type="float" office:value="-0.414911" calcext:value-type="float">
            <text:p>-0.414911</text:p>
          </table:table-cell>
          <table:table-cell office:value-type="float" office:value="0.170182" calcext:value-type="float">
            <text:p>0.170182</text:p>
          </table:table-cell>
          <table:table-cell office:value-type="float" office:value="0.45627" calcext:value-type="float">
            <text:p>0.45627</text:p>
          </table:table-cell>
          <table:table-cell office:value-type="string" calcext:value-type="string">
            <text:p>0.506524</text:p>
          </table:table-cell>
        </table:table-row>
        <table:table-row table:style-name="ro1" table:visibility="filter">
          <table:table-cell office:value-type="float" office:value="1527480703.96986" calcext:value-type="float">
            <text:p>1527480703.96986</text:p>
          </table:table-cell>
          <table:table-cell office:value-type="string" calcext:value-type="string">
            <text:p>TOC_y</text:p>
          </table:table-cell>
          <table:table-cell office:value-type="float" office:value="0.179894" calcext:value-type="float">
            <text:p>0.179894</text:p>
          </table:table-cell>
          <table:table-cell/>
          <table:table-cell office:value-type="float" office:value="0.903229" calcext:value-type="float">
            <text:p>0.903229</text:p>
          </table:table-cell>
          <table:table-cell office:value-type="float" office:value="-0.414911" calcext:value-type="float">
            <text:p>-0.414911</text:p>
          </table:table-cell>
          <table:table-cell office:value-type="float" office:value="0.170182" calcext:value-type="float">
            <text:p>0.170182</text:p>
          </table:table-cell>
          <table:table-cell office:value-type="float" office:value="0.45627" calcext:value-type="float">
            <text:p>0.45627</text:p>
          </table:table-cell>
          <table:table-cell office:value-type="string" calcext:value-type="string">
            <text:p>0.50652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3.99006" calcext:value-type="float">
            <text:p>1527480703.9900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223834" calcext:value-type="float">
            <text:p>0.223834</text:p>
          </table:table-cell>
          <table:table-cell office:value-type="float" office:value="0.805818" calcext:value-type="float">
            <text:p>0.805818</text:p>
          </table:table-cell>
          <table:table-cell office:value-type="float" office:value="-0.404953" calcext:value-type="float">
            <text:p>-0.404953</text:p>
          </table:table-cell>
          <table:table-cell office:value-type="float" office:value="0.176681" calcext:value-type="float">
            <text:p>0.176681</text:p>
          </table:table-cell>
          <table:table-cell office:value-type="float" office:value="0.469122" calcext:value-type="float">
            <text:p>0.469122</text:p>
          </table:table-cell>
          <table:table-cell office:value-type="string" calcext:value-type="string">
            <text:p>0.469253</text:p>
          </table:table-cell>
        </table:table-row>
        <table:table-row table:style-name="ro1" table:visibility="filter">
          <table:table-cell office:value-type="float" office:value="1527480703.99008" calcext:value-type="float">
            <text:p>1527480703.99008</text:p>
          </table:table-cell>
          <table:table-cell office:value-type="string" calcext:value-type="string">
            <text:p>TOC_y</text:p>
          </table:table-cell>
          <table:table-cell office:value-type="float" office:value="0.223834" calcext:value-type="float">
            <text:p>0.223834</text:p>
          </table:table-cell>
          <table:table-cell/>
          <table:table-cell office:value-type="float" office:value="0.805818" calcext:value-type="float">
            <text:p>0.805818</text:p>
          </table:table-cell>
          <table:table-cell office:value-type="float" office:value="-0.404953" calcext:value-type="float">
            <text:p>-0.404953</text:p>
          </table:table-cell>
          <table:table-cell office:value-type="float" office:value="0.176681" calcext:value-type="float">
            <text:p>0.176681</text:p>
          </table:table-cell>
          <table:table-cell office:value-type="float" office:value="0.469122" calcext:value-type="float">
            <text:p>0.469122</text:p>
          </table:table-cell>
          <table:table-cell office:value-type="string" calcext:value-type="string">
            <text:p>0.469253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01036" calcext:value-type="float">
            <text:p>1527480704.0103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6864" calcext:value-type="float">
            <text:p>0.6864</text:p>
          </table:table-cell>
          <table:table-cell office:value-type="float" office:value="-0.388908" calcext:value-type="float">
            <text:p>-0.388908</text:p>
          </table:table-cell>
          <table:table-cell office:value-type="float" office:value="0.185648" calcext:value-type="float">
            <text:p>0.185648</text:p>
          </table:table-cell>
          <table:table-cell office:value-type="float" office:value="0.523735" calcext:value-type="float">
            <text:p>0.523735</text:p>
          </table:table-cell>
          <table:table-cell office:value-type="string" calcext:value-type="string">
            <text:p>0.418645</text:p>
          </table:table-cell>
        </table:table-row>
        <table:table-row table:style-name="ro1" table:visibility="filter">
          <table:table-cell office:value-type="float" office:value="1527480704.01038" calcext:value-type="float">
            <text:p>1527480704.01038</text:p>
          </table:table-cell>
          <table:table-cell office:value-type="string" calcext:value-type="string">
            <text:p>TOC_y</text:p>
          </table:table-cell>
          <table:table-cell office:value-type="float" office:value="0.3948" calcext:value-type="float">
            <text:p>0.3948</text:p>
          </table:table-cell>
          <table:table-cell/>
          <table:table-cell office:value-type="float" office:value="0.6864" calcext:value-type="float">
            <text:p>0.6864</text:p>
          </table:table-cell>
          <table:table-cell office:value-type="float" office:value="-0.388908" calcext:value-type="float">
            <text:p>-0.388908</text:p>
          </table:table-cell>
          <table:table-cell office:value-type="float" office:value="0.185648" calcext:value-type="float">
            <text:p>0.185648</text:p>
          </table:table-cell>
          <table:table-cell office:value-type="float" office:value="0.523735" calcext:value-type="float">
            <text:p>0.523735</text:p>
          </table:table-cell>
          <table:table-cell office:value-type="string" calcext:value-type="string">
            <text:p>0.41864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02966" calcext:value-type="float">
            <text:p>1527480704.0296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542381" calcext:value-type="float">
            <text:p>0.542381</text:p>
          </table:table-cell>
          <table:table-cell office:value-type="float" office:value="0.635967" calcext:value-type="float">
            <text:p>0.635967</text:p>
          </table:table-cell>
          <table:table-cell office:value-type="float" office:value="-0.378597" calcext:value-type="float">
            <text:p>-0.378597</text:p>
          </table:table-cell>
          <table:table-cell office:value-type="float" office:value="0.190097" calcext:value-type="float">
            <text:p>0.190097</text:p>
          </table:table-cell>
          <table:table-cell office:value-type="float" office:value="0.567752" calcext:value-type="float">
            <text:p>0.567752</text:p>
          </table:table-cell>
          <table:table-cell office:value-type="string" calcext:value-type="string">
            <text:p>0.395037</text:p>
          </table:table-cell>
        </table:table-row>
        <table:table-row table:style-name="ro1" table:visibility="filter">
          <table:table-cell office:value-type="float" office:value="1527480704.02969" calcext:value-type="float">
            <text:p>1527480704.02969</text:p>
          </table:table-cell>
          <table:table-cell office:value-type="string" calcext:value-type="string">
            <text:p>TOC_y</text:p>
          </table:table-cell>
          <table:table-cell office:value-type="float" office:value="0.542381" calcext:value-type="float">
            <text:p>0.542381</text:p>
          </table:table-cell>
          <table:table-cell/>
          <table:table-cell office:value-type="float" office:value="0.635967" calcext:value-type="float">
            <text:p>0.635967</text:p>
          </table:table-cell>
          <table:table-cell office:value-type="float" office:value="-0.378597" calcext:value-type="float">
            <text:p>-0.378597</text:p>
          </table:table-cell>
          <table:table-cell office:value-type="float" office:value="0.190097" calcext:value-type="float">
            <text:p>0.190097</text:p>
          </table:table-cell>
          <table:table-cell office:value-type="float" office:value="0.567752" calcext:value-type="float">
            <text:p>0.567752</text:p>
          </table:table-cell>
          <table:table-cell office:value-type="string" calcext:value-type="string">
            <text:p>0.39503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04997" calcext:value-type="float">
            <text:p>1527480704.0499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656454" calcext:value-type="float">
            <text:p>0.656454</text:p>
          </table:table-cell>
          <table:table-cell office:value-type="float" office:value="0.546283" calcext:value-type="float">
            <text:p>0.546283</text:p>
          </table:table-cell>
          <table:table-cell office:value-type="float" office:value="-0.368387" calcext:value-type="float">
            <text:p>-0.368387</text:p>
          </table:table-cell>
          <table:table-cell office:value-type="float" office:value="0.194425" calcext:value-type="float">
            <text:p>0.194425</text:p>
          </table:table-cell>
          <table:table-cell office:value-type="float" office:value="0.598911" calcext:value-type="float">
            <text:p>0.598911</text:p>
          </table:table-cell>
          <table:table-cell office:value-type="string" calcext:value-type="string">
            <text:p>0.350927</text:p>
          </table:table-cell>
        </table:table-row>
        <table:table-row table:style-name="ro1" table:visibility="filter">
          <table:table-cell office:value-type="float" office:value="1527480704.05" calcext:value-type="float">
            <text:p>1527480704.05</text:p>
          </table:table-cell>
          <table:table-cell office:value-type="string" calcext:value-type="string">
            <text:p>TOC_y</text:p>
          </table:table-cell>
          <table:table-cell office:value-type="float" office:value="0.656454" calcext:value-type="float">
            <text:p>0.656454</text:p>
          </table:table-cell>
          <table:table-cell/>
          <table:table-cell office:value-type="float" office:value="0.546283" calcext:value-type="float">
            <text:p>0.546283</text:p>
          </table:table-cell>
          <table:table-cell office:value-type="float" office:value="-0.368387" calcext:value-type="float">
            <text:p>-0.368387</text:p>
          </table:table-cell>
          <table:table-cell office:value-type="float" office:value="0.194425" calcext:value-type="float">
            <text:p>0.194425</text:p>
          </table:table-cell>
          <table:table-cell office:value-type="float" office:value="0.598911" calcext:value-type="float">
            <text:p>0.598911</text:p>
          </table:table-cell>
          <table:table-cell office:value-type="string" calcext:value-type="string">
            <text:p>0.35092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07036" calcext:value-type="float">
            <text:p>1527480704.0703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761119" calcext:value-type="float">
            <text:p>0.761119</text:p>
          </table:table-cell>
          <table:table-cell office:value-type="float" office:value="0.500473" calcext:value-type="float">
            <text:p>0.500473</text:p>
          </table:table-cell>
          <table:table-cell office:value-type="float" office:value="-0.352078" calcext:value-type="float">
            <text:p>-0.352078</text:p>
          </table:table-cell>
          <table:table-cell office:value-type="float" office:value="0.202716" calcext:value-type="float">
            <text:p>0.202716</text:p>
          </table:table-cell>
          <table:table-cell office:value-type="float" office:value="0.624195" calcext:value-type="float">
            <text:p>0.624195</text:p>
          </table:table-cell>
          <table:table-cell office:value-type="string" calcext:value-type="string">
            <text:p>0.322823</text:p>
          </table:table-cell>
        </table:table-row>
        <table:table-row table:style-name="ro1" table:visibility="filter">
          <table:table-cell office:value-type="float" office:value="1527480704.07039" calcext:value-type="float">
            <text:p>1527480704.07039</text:p>
          </table:table-cell>
          <table:table-cell office:value-type="string" calcext:value-type="string">
            <text:p>TOC_y</text:p>
          </table:table-cell>
          <table:table-cell office:value-type="float" office:value="0.761119" calcext:value-type="float">
            <text:p>0.761119</text:p>
          </table:table-cell>
          <table:table-cell/>
          <table:table-cell office:value-type="float" office:value="0.500473" calcext:value-type="float">
            <text:p>0.500473</text:p>
          </table:table-cell>
          <table:table-cell office:value-type="float" office:value="-0.352078" calcext:value-type="float">
            <text:p>-0.352078</text:p>
          </table:table-cell>
          <table:table-cell office:value-type="float" office:value="0.202716" calcext:value-type="float">
            <text:p>0.202716</text:p>
          </table:table-cell>
          <table:table-cell office:value-type="float" office:value="0.624195" calcext:value-type="float">
            <text:p>0.624195</text:p>
          </table:table-cell>
          <table:table-cell office:value-type="string" calcext:value-type="string">
            <text:p>0.322823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08968" calcext:value-type="float">
            <text:p>1527480704.0896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782983" calcext:value-type="float">
            <text:p>0.782983</text:p>
          </table:table-cell>
          <table:table-cell office:value-type="float" office:value="0.464485" calcext:value-type="float">
            <text:p>0.464485</text:p>
          </table:table-cell>
          <table:table-cell office:value-type="float" office:value="-0.342258" calcext:value-type="float">
            <text:p>-0.342258</text:p>
          </table:table-cell>
          <table:table-cell office:value-type="float" office:value="0.206743" calcext:value-type="float">
            <text:p>0.206743</text:p>
          </table:table-cell>
          <table:table-cell office:value-type="float" office:value="0.627562" calcext:value-type="float">
            <text:p>0.627562</text:p>
          </table:table-cell>
          <table:table-cell office:value-type="string" calcext:value-type="string">
            <text:p>0.300350</text:p>
          </table:table-cell>
        </table:table-row>
        <table:table-row table:style-name="ro1" table:visibility="filter">
          <table:table-cell office:value-type="float" office:value="1527480704.08973" calcext:value-type="float">
            <text:p>1527480704.08973</text:p>
          </table:table-cell>
          <table:table-cell office:value-type="string" calcext:value-type="string">
            <text:p>TOC_y</text:p>
          </table:table-cell>
          <table:table-cell office:value-type="float" office:value="0.782983" calcext:value-type="float">
            <text:p>0.782983</text:p>
          </table:table-cell>
          <table:table-cell/>
          <table:table-cell office:value-type="float" office:value="0.464485" calcext:value-type="float">
            <text:p>0.464485</text:p>
          </table:table-cell>
          <table:table-cell office:value-type="float" office:value="-0.342258" calcext:value-type="float">
            <text:p>-0.342258</text:p>
          </table:table-cell>
          <table:table-cell office:value-type="float" office:value="0.206743" calcext:value-type="float">
            <text:p>0.206743</text:p>
          </table:table-cell>
          <table:table-cell office:value-type="float" office:value="0.627562" calcext:value-type="float">
            <text:p>0.627562</text:p>
          </table:table-cell>
          <table:table-cell office:value-type="string" calcext:value-type="string">
            <text:p>0.30035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11015" calcext:value-type="float">
            <text:p>1527480704.1101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718547" calcext:value-type="float">
            <text:p>0.718547</text:p>
          </table:table-cell>
          <table:table-cell office:value-type="float" office:value="0.411115" calcext:value-type="float">
            <text:p>0.411115</text:p>
          </table:table-cell>
          <table:table-cell office:value-type="float" office:value="-0.328301" calcext:value-type="float">
            <text:p>-0.328301</text:p>
          </table:table-cell>
          <table:table-cell office:value-type="float" office:value="0.212086" calcext:value-type="float">
            <text:p>0.212086</text:p>
          </table:table-cell>
          <table:table-cell office:value-type="float" office:value="0.605307" calcext:value-type="float">
            <text:p>0.605307</text:p>
          </table:table-cell>
          <table:table-cell office:value-type="string" calcext:value-type="string">
            <text:p>0.263932</text:p>
          </table:table-cell>
        </table:table-row>
        <table:table-row table:style-name="ro1" table:visibility="filter">
          <table:table-cell office:value-type="float" office:value="1527480704.11018" calcext:value-type="float">
            <text:p>1527480704.11018</text:p>
          </table:table-cell>
          <table:table-cell office:value-type="string" calcext:value-type="string">
            <text:p>TOC_y</text:p>
          </table:table-cell>
          <table:table-cell office:value-type="float" office:value="0.718547" calcext:value-type="float">
            <text:p>0.718547</text:p>
          </table:table-cell>
          <table:table-cell/>
          <table:table-cell office:value-type="float" office:value="0.411115" calcext:value-type="float">
            <text:p>0.411115</text:p>
          </table:table-cell>
          <table:table-cell office:value-type="float" office:value="-0.328301" calcext:value-type="float">
            <text:p>-0.328301</text:p>
          </table:table-cell>
          <table:table-cell office:value-type="float" office:value="0.212086" calcext:value-type="float">
            <text:p>0.212086</text:p>
          </table:table-cell>
          <table:table-cell office:value-type="float" office:value="0.605307" calcext:value-type="float">
            <text:p>0.605307</text:p>
          </table:table-cell>
          <table:table-cell office:value-type="string" calcext:value-type="string">
            <text:p>0.26393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13043" calcext:value-type="float">
            <text:p>1527480704.1304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650371" calcext:value-type="float">
            <text:p>0.650371</text:p>
          </table:table-cell>
          <table:table-cell office:value-type="float" office:value="0.373022" calcext:value-type="float">
            <text:p>0.373022</text:p>
          </table:table-cell>
          <table:table-cell office:value-type="float" office:value="-0.319771" calcext:value-type="float">
            <text:p>-0.319771</text:p>
          </table:table-cell>
          <table:table-cell office:value-type="float" office:value="0.21392" calcext:value-type="float">
            <text:p>0.21392</text:p>
          </table:table-cell>
          <table:table-cell office:value-type="float" office:value="0.582709" calcext:value-type="float">
            <text:p>0.582709</text:p>
          </table:table-cell>
          <table:table-cell office:value-type="string" calcext:value-type="string">
            <text:p>0.235979</text:p>
          </table:table-cell>
        </table:table-row>
        <table:table-row table:style-name="ro1" table:visibility="filter">
          <table:table-cell office:value-type="float" office:value="1527480704.13044" calcext:value-type="float">
            <text:p>1527480704.13044</text:p>
          </table:table-cell>
          <table:table-cell office:value-type="string" calcext:value-type="string">
            <text:p>TOC_y</text:p>
          </table:table-cell>
          <table:table-cell office:value-type="float" office:value="0.650371" calcext:value-type="float">
            <text:p>0.650371</text:p>
          </table:table-cell>
          <table:table-cell/>
          <table:table-cell office:value-type="float" office:value="0.373022" calcext:value-type="float">
            <text:p>0.373022</text:p>
          </table:table-cell>
          <table:table-cell office:value-type="float" office:value="-0.319771" calcext:value-type="float">
            <text:p>-0.319771</text:p>
          </table:table-cell>
          <table:table-cell office:value-type="float" office:value="0.21392" calcext:value-type="float">
            <text:p>0.21392</text:p>
          </table:table-cell>
          <table:table-cell office:value-type="float" office:value="0.582709" calcext:value-type="float">
            <text:p>0.582709</text:p>
          </table:table-cell>
          <table:table-cell office:value-type="string" calcext:value-type="string">
            <text:p>0.23597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14969" calcext:value-type="float">
            <text:p>1527480704.1496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650838" calcext:value-type="float">
            <text:p>0.650838</text:p>
          </table:table-cell>
          <table:table-cell office:value-type="float" office:value="0.361733" calcext:value-type="float">
            <text:p>0.361733</text:p>
          </table:table-cell>
          <table:table-cell office:value-type="float" office:value="-0.310353" calcext:value-type="float">
            <text:p>-0.310353</text:p>
          </table:table-cell>
          <table:table-cell office:value-type="float" office:value="0.216974" calcext:value-type="float">
            <text:p>0.216974</text:p>
          </table:table-cell>
          <table:table-cell office:value-type="float" office:value="0.580014" calcext:value-type="float">
            <text:p>0.580014</text:p>
          </table:table-cell>
          <table:table-cell office:value-type="string" calcext:value-type="string">
            <text:p>0.225090</text:p>
          </table:table-cell>
        </table:table-row>
        <table:table-row table:style-name="ro1" table:visibility="filter">
          <table:table-cell office:value-type="float" office:value="1527480704.14972" calcext:value-type="float">
            <text:p>1527480704.14972</text:p>
          </table:table-cell>
          <table:table-cell office:value-type="string" calcext:value-type="string">
            <text:p>TOC_y</text:p>
          </table:table-cell>
          <table:table-cell office:value-type="float" office:value="0.650838" calcext:value-type="float">
            <text:p>0.650838</text:p>
          </table:table-cell>
          <table:table-cell/>
          <table:table-cell office:value-type="float" office:value="0.361733" calcext:value-type="float">
            <text:p>0.361733</text:p>
          </table:table-cell>
          <table:table-cell office:value-type="float" office:value="-0.310353" calcext:value-type="float">
            <text:p>-0.310353</text:p>
          </table:table-cell>
          <table:table-cell office:value-type="float" office:value="0.216974" calcext:value-type="float">
            <text:p>0.216974</text:p>
          </table:table-cell>
          <table:table-cell office:value-type="float" office:value="0.580014" calcext:value-type="float">
            <text:p>0.580014</text:p>
          </table:table-cell>
          <table:table-cell office:value-type="string" calcext:value-type="string">
            <text:p>0.22509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16996" calcext:value-type="float">
            <text:p>1527480704.16996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527368" calcext:value-type="float">
            <text:p>0.527368</text:p>
          </table:table-cell>
          <table:table-cell office:value-type="float" office:value="0.293286" calcext:value-type="float">
            <text:p>0.293286</text:p>
          </table:table-cell>
          <table:table-cell office:value-type="float" office:value="-0.298416" calcext:value-type="float">
            <text:p>-0.298416</text:p>
          </table:table-cell>
          <table:table-cell office:value-type="float" office:value="0.21878" calcext:value-type="float">
            <text:p>0.21878</text:p>
          </table:table-cell>
          <table:table-cell office:value-type="float" office:value="0.53761" calcext:value-type="float">
            <text:p>0.53761</text:p>
          </table:table-cell>
          <table:table-cell office:value-type="string" calcext:value-type="string">
            <text:p>0.161483</text:p>
          </table:table-cell>
        </table:table-row>
        <table:table-row table:style-name="ro1" table:visibility="filter">
          <table:table-cell office:value-type="float" office:value="1527480704.16998" calcext:value-type="float">
            <text:p>1527480704.16998</text:p>
          </table:table-cell>
          <table:table-cell office:value-type="string" calcext:value-type="string">
            <text:p>TOC_y</text:p>
          </table:table-cell>
          <table:table-cell office:value-type="float" office:value="0.527368" calcext:value-type="float">
            <text:p>0.527368</text:p>
          </table:table-cell>
          <table:table-cell/>
          <table:table-cell office:value-type="float" office:value="0.293286" calcext:value-type="float">
            <text:p>0.293286</text:p>
          </table:table-cell>
          <table:table-cell office:value-type="float" office:value="-0.298416" calcext:value-type="float">
            <text:p>-0.298416</text:p>
          </table:table-cell>
          <table:table-cell office:value-type="float" office:value="0.21878" calcext:value-type="float">
            <text:p>0.21878</text:p>
          </table:table-cell>
          <table:table-cell office:value-type="float" office:value="0.53761" calcext:value-type="float">
            <text:p>0.53761</text:p>
          </table:table-cell>
          <table:table-cell office:value-type="string" calcext:value-type="string">
            <text:p>0.161483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1902" calcext:value-type="float">
            <text:p>1527480704.190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459521" calcext:value-type="float">
            <text:p>0.459521</text:p>
          </table:table-cell>
          <table:table-cell office:value-type="float" office:value="0.263592" calcext:value-type="float">
            <text:p>0.263592</text:p>
          </table:table-cell>
          <table:table-cell office:value-type="float" office:value="-0.290666" calcext:value-type="float">
            <text:p>-0.290666</text:p>
          </table:table-cell>
          <table:table-cell office:value-type="float" office:value="0.219266" calcext:value-type="float">
            <text:p>0.219266</text:p>
          </table:table-cell>
          <table:table-cell office:value-type="float" office:value="0.512411" calcext:value-type="float">
            <text:p>0.512411</text:p>
          </table:table-cell>
          <table:table-cell office:value-type="string" calcext:value-type="string">
            <text:p>0.124555</text:p>
          </table:table-cell>
        </table:table-row>
        <table:table-row table:style-name="ro1" table:visibility="filter">
          <table:table-cell office:value-type="float" office:value="1527480704.19022" calcext:value-type="float">
            <text:p>1527480704.19022</text:p>
          </table:table-cell>
          <table:table-cell office:value-type="string" calcext:value-type="string">
            <text:p>TOC_y</text:p>
          </table:table-cell>
          <table:table-cell office:value-type="float" office:value="0.459521" calcext:value-type="float">
            <text:p>0.459521</text:p>
          </table:table-cell>
          <table:table-cell/>
          <table:table-cell office:value-type="float" office:value="0.263592" calcext:value-type="float">
            <text:p>0.263592</text:p>
          </table:table-cell>
          <table:table-cell office:value-type="float" office:value="-0.290666" calcext:value-type="float">
            <text:p>-0.290666</text:p>
          </table:table-cell>
          <table:table-cell office:value-type="float" office:value="0.219266" calcext:value-type="float">
            <text:p>0.219266</text:p>
          </table:table-cell>
          <table:table-cell office:value-type="float" office:value="0.512411" calcext:value-type="float">
            <text:p>0.512411</text:p>
          </table:table-cell>
          <table:table-cell office:value-type="string" calcext:value-type="string">
            <text:p>0.12455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21048" calcext:value-type="float">
            <text:p>1527480704.2104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361853" calcext:value-type="float">
            <text:p>0.361853</text:p>
          </table:table-cell>
          <table:table-cell office:value-type="float" office:value="0.228958" calcext:value-type="float">
            <text:p>0.228958</text:p>
          </table:table-cell>
          <table:table-cell office:value-type="float" office:value="-0.280744" calcext:value-type="float">
            <text:p>-0.280744</text:p>
          </table:table-cell>
          <table:table-cell office:value-type="float" office:value="0.218159" calcext:value-type="float">
            <text:p>0.218159</text:p>
          </table:table-cell>
          <table:table-cell office:value-type="float" office:value="0.474246" calcext:value-type="float">
            <text:p>0.474246</text:p>
          </table:table-cell>
          <table:table-cell office:value-type="string" calcext:value-type="string">
            <text:p>0.061478</text:p>
          </table:table-cell>
        </table:table-row>
        <table:table-row table:style-name="ro1" table:visibility="filter">
          <table:table-cell office:value-type="float" office:value="1527480704.21053" calcext:value-type="float">
            <text:p>1527480704.21053</text:p>
          </table:table-cell>
          <table:table-cell office:value-type="string" calcext:value-type="string">
            <text:p>TOC_y</text:p>
          </table:table-cell>
          <table:table-cell office:value-type="float" office:value="0.361853" calcext:value-type="float">
            <text:p>0.361853</text:p>
          </table:table-cell>
          <table:table-cell/>
          <table:table-cell office:value-type="float" office:value="0.228958" calcext:value-type="float">
            <text:p>0.228958</text:p>
          </table:table-cell>
          <table:table-cell office:value-type="float" office:value="-0.280744" calcext:value-type="float">
            <text:p>-0.280744</text:p>
          </table:table-cell>
          <table:table-cell office:value-type="float" office:value="0.218159" calcext:value-type="float">
            <text:p>0.218159</text:p>
          </table:table-cell>
          <table:table-cell office:value-type="float" office:value="0.474246" calcext:value-type="float">
            <text:p>0.474246</text:p>
          </table:table-cell>
          <table:table-cell office:value-type="string" calcext:value-type="string">
            <text:p>0.06147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22995" calcext:value-type="float">
            <text:p>1527480704.2299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337024" calcext:value-type="float">
            <text:p>0.337024</text:p>
          </table:table-cell>
          <table:table-cell office:value-type="float" office:value="0.222593" calcext:value-type="float">
            <text:p>0.222593</text:p>
          </table:table-cell>
          <table:table-cell office:value-type="float" office:value="-0.273743" calcext:value-type="float">
            <text:p>-0.273743</text:p>
          </table:table-cell>
          <table:table-cell office:value-type="float" office:value="0.217886" calcext:value-type="float">
            <text:p>0.217886</text:p>
          </table:table-cell>
          <table:table-cell office:value-type="float" office:value="0.462351" calcext:value-type="float">
            <text:p>0.462351</text:p>
          </table:table-cell>
          <table:table-cell office:value-type="string" calcext:value-type="string">
            <text:p>0.040593</text:p>
          </table:table-cell>
        </table:table-row>
        <table:table-row table:style-name="ro1" table:visibility="filter">
          <table:table-cell office:value-type="float" office:value="1527480704.23004" calcext:value-type="float">
            <text:p>1527480704.23004</text:p>
          </table:table-cell>
          <table:table-cell office:value-type="string" calcext:value-type="string">
            <text:p>TOC_y</text:p>
          </table:table-cell>
          <table:table-cell office:value-type="float" office:value="0.337024" calcext:value-type="float">
            <text:p>0.337024</text:p>
          </table:table-cell>
          <table:table-cell/>
          <table:table-cell office:value-type="float" office:value="0.222593" calcext:value-type="float">
            <text:p>0.222593</text:p>
          </table:table-cell>
          <table:table-cell office:value-type="float" office:value="-0.273743" calcext:value-type="float">
            <text:p>-0.273743</text:p>
          </table:table-cell>
          <table:table-cell office:value-type="float" office:value="0.217886" calcext:value-type="float">
            <text:p>0.217886</text:p>
          </table:table-cell>
          <table:table-cell office:value-type="float" office:value="0.462351" calcext:value-type="float">
            <text:p>0.462351</text:p>
          </table:table-cell>
          <table:table-cell office:value-type="string" calcext:value-type="string">
            <text:p>0.040593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25037" calcext:value-type="float">
            <text:p>1527480704.2503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238298" calcext:value-type="float">
            <text:p>0.238298</text:p>
          </table:table-cell>
          <table:table-cell office:value-type="float" office:value="0.216205" calcext:value-type="float">
            <text:p>0.216205</text:p>
          </table:table-cell>
          <table:table-cell office:value-type="float" office:value="-0.26795" calcext:value-type="float">
            <text:p>-0.26795</text:p>
          </table:table-cell>
          <table:table-cell office:value-type="float" office:value="0.216321" calcext:value-type="float">
            <text:p>0.216321</text:p>
          </table:table-cell>
          <table:table-cell office:value-type="float" office:value="0.420935" calcext:value-type="float">
            <text:p>0.420935</text:p>
          </table:table-cell>
          <table:table-cell office:value-type="string" calcext:value-type="string">
            <text:p>-0.006372</text:p>
          </table:table-cell>
        </table:table-row>
        <table:table-row table:style-name="ro1" table:visibility="filter">
          <table:table-cell office:value-type="float" office:value="1527480704.25039" calcext:value-type="float">
            <text:p>1527480704.25039</text:p>
          </table:table-cell>
          <table:table-cell office:value-type="string" calcext:value-type="string">
            <text:p>TOC_y</text:p>
          </table:table-cell>
          <table:table-cell office:value-type="float" office:value="0.238298" calcext:value-type="float">
            <text:p>0.238298</text:p>
          </table:table-cell>
          <table:table-cell/>
          <table:table-cell office:value-type="float" office:value="0.216205" calcext:value-type="float">
            <text:p>0.216205</text:p>
          </table:table-cell>
          <table:table-cell office:value-type="float" office:value="-0.26795" calcext:value-type="float">
            <text:p>-0.26795</text:p>
          </table:table-cell>
          <table:table-cell office:value-type="float" office:value="0.216321" calcext:value-type="float">
            <text:p>0.216321</text:p>
          </table:table-cell>
          <table:table-cell office:value-type="float" office:value="0.420935" calcext:value-type="float">
            <text:p>0.420935</text:p>
          </table:table-cell>
          <table:table-cell office:value-type="string" calcext:value-type="string">
            <text:p>-0.00637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26958" calcext:value-type="float">
            <text:p>1527480704.2695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158983" calcext:value-type="float">
            <text:p>0.158983</text:p>
          </table:table-cell>
          <table:table-cell office:value-type="float" office:value="0.202675" calcext:value-type="float">
            <text:p>0.202675</text:p>
          </table:table-cell>
          <table:table-cell office:value-type="float" office:value="-0.260283" calcext:value-type="float">
            <text:p>-0.260283</text:p>
          </table:table-cell>
          <table:table-cell office:value-type="float" office:value="0.212902" calcext:value-type="float">
            <text:p>0.212902</text:p>
          </table:table-cell>
          <table:table-cell office:value-type="float" office:value="0.38307" calcext:value-type="float">
            <text:p>0.38307</text:p>
          </table:table-cell>
          <table:table-cell office:value-type="string" calcext:value-type="string">
            <text:p>-0.059829</text:p>
          </table:table-cell>
        </table:table-row>
        <table:table-row table:style-name="ro1" table:visibility="filter">
          <table:table-cell office:value-type="float" office:value="1527480704.26961" calcext:value-type="float">
            <text:p>1527480704.26961</text:p>
          </table:table-cell>
          <table:table-cell office:value-type="string" calcext:value-type="string">
            <text:p>TOC_y</text:p>
          </table:table-cell>
          <table:table-cell office:value-type="float" office:value="0.158983" calcext:value-type="float">
            <text:p>0.158983</text:p>
          </table:table-cell>
          <table:table-cell/>
          <table:table-cell office:value-type="float" office:value="0.202675" calcext:value-type="float">
            <text:p>0.202675</text:p>
          </table:table-cell>
          <table:table-cell office:value-type="float" office:value="-0.260283" calcext:value-type="float">
            <text:p>-0.260283</text:p>
          </table:table-cell>
          <table:table-cell office:value-type="float" office:value="0.212902" calcext:value-type="float">
            <text:p>0.212902</text:p>
          </table:table-cell>
          <table:table-cell office:value-type="float" office:value="0.38307" calcext:value-type="float">
            <text:p>0.38307</text:p>
          </table:table-cell>
          <table:table-cell office:value-type="string" calcext:value-type="string">
            <text:p>-0.05982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28988" calcext:value-type="float">
            <text:p>1527480704.2898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vel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097592" calcext:value-type="float">
            <text:p>0.097592</text:p>
          </table:table-cell>
          <table:table-cell office:value-type="float" office:value="0.18754" calcext:value-type="float">
            <text:p>0.18754</text:p>
          </table:table-cell>
          <table:table-cell office:value-type="float" office:value="-0.255712" calcext:value-type="float">
            <text:p>-0.255712</text:p>
          </table:table-cell>
          <table:table-cell office:value-type="float" office:value="0.21039" calcext:value-type="float">
            <text:p>0.21039</text:p>
          </table:table-cell>
          <table:table-cell office:value-type="float" office:value="0.351648" calcext:value-type="float">
            <text:p>0.351648</text:p>
          </table:table-cell>
          <table:table-cell office:value-type="string" calcext:value-type="string">
            <text:p>-0.089429</text:p>
          </table:table-cell>
        </table:table-row>
        <table:table-row table:style-name="ro1" table:visibility="filter">
          <table:table-cell office:value-type="float" office:value="1527480704.28993" calcext:value-type="float">
            <text:p>1527480704.28993</text:p>
          </table:table-cell>
          <table:table-cell office:value-type="string" calcext:value-type="string">
            <text:p>TOC_y</text:p>
          </table:table-cell>
          <table:table-cell office:value-type="float" office:value="0.097592" calcext:value-type="float">
            <text:p>0.097592</text:p>
          </table:table-cell>
          <table:table-cell/>
          <table:table-cell office:value-type="float" office:value="0.18754" calcext:value-type="float">
            <text:p>0.18754</text:p>
          </table:table-cell>
          <table:table-cell office:value-type="float" office:value="-0.255712" calcext:value-type="float">
            <text:p>-0.255712</text:p>
          </table:table-cell>
          <table:table-cell office:value-type="float" office:value="0.21039" calcext:value-type="float">
            <text:p>0.21039</text:p>
          </table:table-cell>
          <table:table-cell office:value-type="float" office:value="0.351648" calcext:value-type="float">
            <text:p>0.351648</text:p>
          </table:table-cell>
          <table:table-cell office:value-type="string" calcext:value-type="string">
            <text:p>-0.08942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31018" calcext:value-type="float">
            <text:p>1527480704.3101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vel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0.01741" calcext:value-type="float">
            <text:p>0.01741</text:p>
          </table:table-cell>
          <table:table-cell office:value-type="float" office:value="0.151984" calcext:value-type="float">
            <text:p>0.151984</text:p>
          </table:table-cell>
          <table:table-cell office:value-type="float" office:value="-0.250371" calcext:value-type="float">
            <text:p>-0.250371</text:p>
          </table:table-cell>
          <table:table-cell office:value-type="float" office:value="0.204578" calcext:value-type="float">
            <text:p>0.204578</text:p>
          </table:table-cell>
          <table:table-cell office:value-type="float" office:value="0.306143" calcext:value-type="float">
            <text:p>0.306143</text:p>
          </table:table-cell>
          <table:table-cell office:value-type="string" calcext:value-type="string">
            <text:p>-0.135676</text:p>
          </table:table-cell>
        </table:table-row>
        <table:table-row table:style-name="ro1" table:visibility="filter">
          <table:table-cell office:value-type="float" office:value="1527480704.31022" calcext:value-type="float">
            <text:p>1527480704.31022</text:p>
          </table:table-cell>
          <table:table-cell office:value-type="string" calcext:value-type="string">
            <text:p>TOC_y</text:p>
          </table:table-cell>
          <table:table-cell office:value-type="float" office:value="0.01741" calcext:value-type="float">
            <text:p>0.01741</text:p>
          </table:table-cell>
          <table:table-cell/>
          <table:table-cell office:value-type="float" office:value="0.151984" calcext:value-type="float">
            <text:p>0.151984</text:p>
          </table:table-cell>
          <table:table-cell office:value-type="float" office:value="-0.250371" calcext:value-type="float">
            <text:p>-0.250371</text:p>
          </table:table-cell>
          <table:table-cell office:value-type="float" office:value="0.204578" calcext:value-type="float">
            <text:p>0.204578</text:p>
          </table:table-cell>
          <table:table-cell office:value-type="float" office:value="0.306143" calcext:value-type="float">
            <text:p>0.306143</text:p>
          </table:table-cell>
          <table:table-cell office:value-type="string" calcext:value-type="string">
            <text:p>-0.13567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33055" calcext:value-type="float">
            <text:p>1527480704.3305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vel_x&gt;0.1</text:p>
          </table:table-cell>
          <table:table-cell table:style-name="ce2" office:value-type="string" calcext:value-type="string">
            <text:p>-MAX_PITCH</text:p>
          </table:table-cell>
          <table:table-cell office:value-type="float" office:value="-0.060795" calcext:value-type="float">
            <text:p>-0.060795</text:p>
          </table:table-cell>
          <table:table-cell office:value-type="float" office:value="0.103113" calcext:value-type="float">
            <text:p>0.103113</text:p>
          </table:table-cell>
          <table:table-cell office:value-type="float" office:value="-0.248126" calcext:value-type="float">
            <text:p>-0.248126</text:p>
          </table:table-cell>
          <table:table-cell office:value-type="float" office:value="0.199413" calcext:value-type="float">
            <text:p>0.199413</text:p>
          </table:table-cell>
          <table:table-cell office:value-type="float" office:value="0.256058" calcext:value-type="float">
            <text:p>0.256058</text:p>
          </table:table-cell>
          <table:table-cell office:value-type="string" calcext:value-type="string">
            <text:p>-0.183590</text:p>
          </table:table-cell>
        </table:table-row>
        <table:table-row table:style-name="ro1" table:visibility="filter">
          <table:table-cell office:value-type="float" office:value="1527480704.3306" calcext:value-type="float">
            <text:p>1527480704.3306</text:p>
          </table:table-cell>
          <table:table-cell office:value-type="string" calcext:value-type="string">
            <text:p>TOC_y</text:p>
          </table:table-cell>
          <table:table-cell office:value-type="float" office:value="-0.060795" calcext:value-type="float">
            <text:p>-0.060795</text:p>
          </table:table-cell>
          <table:table-cell/>
          <table:table-cell office:value-type="float" office:value="0.103113" calcext:value-type="float">
            <text:p>0.103113</text:p>
          </table:table-cell>
          <table:table-cell office:value-type="float" office:value="-0.248126" calcext:value-type="float">
            <text:p>-0.248126</text:p>
          </table:table-cell>
          <table:table-cell office:value-type="float" office:value="0.199413" calcext:value-type="float">
            <text:p>0.199413</text:p>
          </table:table-cell>
          <table:table-cell office:value-type="float" office:value="0.256058" calcext:value-type="float">
            <text:p>0.256058</text:p>
          </table:table-cell>
          <table:table-cell office:value-type="string" calcext:value-type="string">
            <text:p>-0.18359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35002" calcext:value-type="float">
            <text:p>1527480704.3500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03695" calcext:value-type="float">
            <text:p>-0.103695</text:p>
          </table:table-cell>
          <table:table-cell office:value-type="float" office:value="0.056047" calcext:value-type="float">
            <text:p>0.056047</text:p>
          </table:table-cell>
          <table:table-cell office:value-type="float" office:value="-0.245849" calcext:value-type="float">
            <text:p>-0.245849</text:p>
          </table:table-cell>
          <table:table-cell office:value-type="float" office:value="0.194388" calcext:value-type="float">
            <text:p>0.194388</text:p>
          </table:table-cell>
          <table:table-cell office:value-type="float" office:value="0.223056" calcext:value-type="float">
            <text:p>0.223056</text:p>
          </table:table-cell>
          <table:table-cell office:value-type="string" calcext:value-type="string">
            <text:p>-0.220044</text:p>
          </table:table-cell>
        </table:table-row>
        <table:table-row table:style-name="ro1" table:visibility="filter">
          <table:table-cell office:value-type="float" office:value="1527480704.35008" calcext:value-type="float">
            <text:p>1527480704.35008</text:p>
          </table:table-cell>
          <table:table-cell office:value-type="string" calcext:value-type="string">
            <text:p>TOC_y</text:p>
          </table:table-cell>
          <table:table-cell office:value-type="float" office:value="-0.103695" calcext:value-type="float">
            <text:p>-0.103695</text:p>
          </table:table-cell>
          <table:table-cell/>
          <table:table-cell office:value-type="float" office:value="0.056047" calcext:value-type="float">
            <text:p>0.056047</text:p>
          </table:table-cell>
          <table:table-cell office:value-type="float" office:value="-0.245849" calcext:value-type="float">
            <text:p>-0.245849</text:p>
          </table:table-cell>
          <table:table-cell office:value-type="float" office:value="0.194388" calcext:value-type="float">
            <text:p>0.194388</text:p>
          </table:table-cell>
          <table:table-cell office:value-type="float" office:value="0.223056" calcext:value-type="float">
            <text:p>0.223056</text:p>
          </table:table-cell>
          <table:table-cell office:value-type="string" calcext:value-type="string">
            <text:p>-0.22004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37048" calcext:value-type="float">
            <text:p>1527480704.3704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64481" calcext:value-type="float">
            <text:p>-0.164481</text:p>
          </table:table-cell>
          <table:table-cell office:value-type="float" office:value="-0.023711" calcext:value-type="float">
            <text:p>-0.023711</text:p>
          </table:table-cell>
          <table:table-cell office:value-type="float" office:value="-0.243481" calcext:value-type="float">
            <text:p>-0.243481</text:p>
          </table:table-cell>
          <table:table-cell office:value-type="float" office:value="0.185563" calcext:value-type="float">
            <text:p>0.185563</text:p>
          </table:table-cell>
          <table:table-cell office:value-type="float" office:value="0.166284" calcext:value-type="float">
            <text:p>0.166284</text:p>
          </table:table-cell>
          <table:table-cell office:value-type="string" calcext:value-type="string">
            <text:p>-0.270639</text:p>
          </table:table-cell>
        </table:table-row>
        <table:table-row table:style-name="ro1" table:visibility="filter">
          <table:table-cell office:value-type="float" office:value="1527480704.37054" calcext:value-type="float">
            <text:p>1527480704.37054</text:p>
          </table:table-cell>
          <table:table-cell office:value-type="string" calcext:value-type="string">
            <text:p>TOC_y</text:p>
          </table:table-cell>
          <table:table-cell office:value-type="float" office:value="-0.164481" calcext:value-type="float">
            <text:p>-0.164481</text:p>
          </table:table-cell>
          <table:table-cell/>
          <table:table-cell office:value-type="float" office:value="-0.023711" calcext:value-type="float">
            <text:p>-0.023711</text:p>
          </table:table-cell>
          <table:table-cell office:value-type="float" office:value="-0.243481" calcext:value-type="float">
            <text:p>-0.243481</text:p>
          </table:table-cell>
          <table:table-cell office:value-type="float" office:value="0.185563" calcext:value-type="float">
            <text:p>0.185563</text:p>
          </table:table-cell>
          <table:table-cell office:value-type="float" office:value="0.166284" calcext:value-type="float">
            <text:p>0.166284</text:p>
          </table:table-cell>
          <table:table-cell office:value-type="string" calcext:value-type="string">
            <text:p>-0.27063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38995" calcext:value-type="float">
            <text:p>1527480704.3899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85825" calcext:value-type="float">
            <text:p>-0.185825</text:p>
          </table:table-cell>
          <table:table-cell office:value-type="float" office:value="-0.076963" calcext:value-type="float">
            <text:p>-0.076963</text:p>
          </table:table-cell>
          <table:table-cell office:value-type="float" office:value="-0.241666" calcext:value-type="float">
            <text:p>-0.241666</text:p>
          </table:table-cell>
          <table:table-cell office:value-type="float" office:value="0.180283" calcext:value-type="float">
            <text:p>0.180283</text:p>
          </table:table-cell>
          <table:table-cell office:value-type="float" office:value="0.1398" calcext:value-type="float">
            <text:p>0.1398</text:p>
          </table:table-cell>
          <table:table-cell office:value-type="string" calcext:value-type="string">
            <text:p>-0.300060</text:p>
          </table:table-cell>
        </table:table-row>
        <table:table-row table:style-name="ro1" table:visibility="filter">
          <table:table-cell office:value-type="float" office:value="1527480704.38999" calcext:value-type="float">
            <text:p>1527480704.38999</text:p>
          </table:table-cell>
          <table:table-cell office:value-type="string" calcext:value-type="string">
            <text:p>TOC_y</text:p>
          </table:table-cell>
          <table:table-cell office:value-type="float" office:value="-0.185825" calcext:value-type="float">
            <text:p>-0.185825</text:p>
          </table:table-cell>
          <table:table-cell/>
          <table:table-cell office:value-type="float" office:value="-0.076963" calcext:value-type="float">
            <text:p>-0.076963</text:p>
          </table:table-cell>
          <table:table-cell office:value-type="float" office:value="-0.241666" calcext:value-type="float">
            <text:p>-0.241666</text:p>
          </table:table-cell>
          <table:table-cell office:value-type="float" office:value="0.180283" calcext:value-type="float">
            <text:p>0.180283</text:p>
          </table:table-cell>
          <table:table-cell office:value-type="float" office:value="0.1398" calcext:value-type="float">
            <text:p>0.1398</text:p>
          </table:table-cell>
          <table:table-cell office:value-type="string" calcext:value-type="string">
            <text:p>-0.30006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4104" calcext:value-type="float">
            <text:p>1527480704.410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11274" calcext:value-type="float">
            <text:p>-0.211274</text:p>
          </table:table-cell>
          <table:table-cell office:value-type="float" office:value="-0.14987" calcext:value-type="float">
            <text:p>-0.14987</text:p>
          </table:table-cell>
          <table:table-cell office:value-type="float" office:value="-0.240286" calcext:value-type="float">
            <text:p>-0.240286</text:p>
          </table:table-cell>
          <table:table-cell office:value-type="float" office:value="0.170871" calcext:value-type="float">
            <text:p>0.170871</text:p>
          </table:table-cell>
          <table:table-cell office:value-type="float" office:value="0.100769" calcext:value-type="float">
            <text:p>0.100769</text:p>
          </table:table-cell>
          <table:table-cell office:value-type="string" calcext:value-type="string">
            <text:p>-0.335051</text:p>
          </table:table-cell>
        </table:table-row>
        <table:table-row table:style-name="ro1" table:visibility="filter">
          <table:table-cell office:value-type="float" office:value="1527480704.41044" calcext:value-type="float">
            <text:p>1527480704.41044</text:p>
          </table:table-cell>
          <table:table-cell office:value-type="string" calcext:value-type="string">
            <text:p>TOC_y</text:p>
          </table:table-cell>
          <table:table-cell office:value-type="float" office:value="-0.211274" calcext:value-type="float">
            <text:p>-0.211274</text:p>
          </table:table-cell>
          <table:table-cell/>
          <table:table-cell office:value-type="float" office:value="-0.14987" calcext:value-type="float">
            <text:p>-0.14987</text:p>
          </table:table-cell>
          <table:table-cell office:value-type="float" office:value="-0.240286" calcext:value-type="float">
            <text:p>-0.240286</text:p>
          </table:table-cell>
          <table:table-cell office:value-type="float" office:value="0.170871" calcext:value-type="float">
            <text:p>0.170871</text:p>
          </table:table-cell>
          <table:table-cell office:value-type="float" office:value="0.100769" calcext:value-type="float">
            <text:p>0.100769</text:p>
          </table:table-cell>
          <table:table-cell office:value-type="string" calcext:value-type="string">
            <text:p>-0.335051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42971" calcext:value-type="float">
            <text:p>1527480704.4297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24321" calcext:value-type="float">
            <text:p>-0.224321</text:p>
          </table:table-cell>
          <table:table-cell office:value-type="float" office:value="-0.212283" calcext:value-type="float">
            <text:p>-0.212283</text:p>
          </table:table-cell>
          <table:table-cell office:value-type="float" office:value="-0.240599" calcext:value-type="float">
            <text:p>-0.240599</text:p>
          </table:table-cell>
          <table:table-cell office:value-type="float" office:value="0.163297" calcext:value-type="float">
            <text:p>0.163297</text:p>
          </table:table-cell>
          <table:table-cell office:value-type="float" office:value="0.07548" calcext:value-type="float">
            <text:p>0.07548</text:p>
          </table:table-cell>
          <table:table-cell office:value-type="string" calcext:value-type="string">
            <text:p>-0.362564</text:p>
          </table:table-cell>
        </table:table-row>
        <table:table-row table:style-name="ro1" table:visibility="filter">
          <table:table-cell office:value-type="float" office:value="1527480704.42974" calcext:value-type="float">
            <text:p>1527480704.42974</text:p>
          </table:table-cell>
          <table:table-cell office:value-type="string" calcext:value-type="string">
            <text:p>TOC_y</text:p>
          </table:table-cell>
          <table:table-cell office:value-type="float" office:value="-0.224321" calcext:value-type="float">
            <text:p>-0.224321</text:p>
          </table:table-cell>
          <table:table-cell/>
          <table:table-cell office:value-type="float" office:value="-0.212283" calcext:value-type="float">
            <text:p>-0.212283</text:p>
          </table:table-cell>
          <table:table-cell office:value-type="float" office:value="-0.240599" calcext:value-type="float">
            <text:p>-0.240599</text:p>
          </table:table-cell>
          <table:table-cell office:value-type="float" office:value="0.163297" calcext:value-type="float">
            <text:p>0.163297</text:p>
          </table:table-cell>
          <table:table-cell office:value-type="float" office:value="0.07548" calcext:value-type="float">
            <text:p>0.07548</text:p>
          </table:table-cell>
          <table:table-cell office:value-type="string" calcext:value-type="string">
            <text:p>-0.36256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45002" calcext:value-type="float">
            <text:p>1527480704.4500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35374" calcext:value-type="float">
            <text:p>-0.235374</text:p>
          </table:table-cell>
          <table:table-cell office:value-type="float" office:value="-0.351465" calcext:value-type="float">
            <text:p>-0.351465</text:p>
          </table:table-cell>
          <table:table-cell office:value-type="float" office:value="-0.241272" calcext:value-type="float">
            <text:p>-0.241272</text:p>
          </table:table-cell>
          <table:table-cell office:value-type="float" office:value="0.15222" calcext:value-type="float">
            <text:p>0.15222</text:p>
          </table:table-cell>
          <table:table-cell office:value-type="float" office:value="0.045434" calcext:value-type="float">
            <text:p>0.045434</text:p>
          </table:table-cell>
          <table:table-cell office:value-type="string" calcext:value-type="string">
            <text:p>-0.419869</text:p>
          </table:table-cell>
        </table:table-row>
        <table:table-row table:style-name="ro1" table:visibility="filter">
          <table:table-cell office:value-type="float" office:value="1527480704.45005" calcext:value-type="float">
            <text:p>1527480704.45005</text:p>
          </table:table-cell>
          <table:table-cell office:value-type="string" calcext:value-type="string">
            <text:p>TOC_y</text:p>
          </table:table-cell>
          <table:table-cell office:value-type="float" office:value="-0.235374" calcext:value-type="float">
            <text:p>-0.235374</text:p>
          </table:table-cell>
          <table:table-cell/>
          <table:table-cell office:value-type="float" office:value="-0.351465" calcext:value-type="float">
            <text:p>-0.351465</text:p>
          </table:table-cell>
          <table:table-cell office:value-type="float" office:value="-0.241272" calcext:value-type="float">
            <text:p>-0.241272</text:p>
          </table:table-cell>
          <table:table-cell office:value-type="float" office:value="0.15222" calcext:value-type="float">
            <text:p>0.15222</text:p>
          </table:table-cell>
          <table:table-cell office:value-type="float" office:value="0.045434" calcext:value-type="float">
            <text:p>0.045434</text:p>
          </table:table-cell>
          <table:table-cell office:value-type="string" calcext:value-type="string">
            <text:p>-0.41986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47044" calcext:value-type="float">
            <text:p>1527480704.4704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4325" calcext:value-type="float">
            <text:p>-0.24325</text:p>
          </table:table-cell>
          <table:table-cell office:value-type="float" office:value="-0.380857" calcext:value-type="float">
            <text:p>-0.380857</text:p>
          </table:table-cell>
          <table:table-cell office:value-type="float" office:value="-0.243271" calcext:value-type="float">
            <text:p>-0.243271</text:p>
          </table:table-cell>
          <table:table-cell office:value-type="float" office:value="0.142607" calcext:value-type="float">
            <text:p>0.142607</text:p>
          </table:table-cell>
          <table:table-cell office:value-type="float" office:value="0.002676" calcext:value-type="float">
            <text:p>0.002676</text:p>
          </table:table-cell>
          <table:table-cell office:value-type="string" calcext:value-type="string">
            <text:p>-0.428033</text:p>
          </table:table-cell>
        </table:table-row>
        <table:table-row table:style-name="ro1" table:visibility="filter">
          <table:table-cell office:value-type="float" office:value="1527480704.47051" calcext:value-type="float">
            <text:p>1527480704.47051</text:p>
          </table:table-cell>
          <table:table-cell office:value-type="string" calcext:value-type="string">
            <text:p>TOC_y</text:p>
          </table:table-cell>
          <table:table-cell office:value-type="float" office:value="-0.24325" calcext:value-type="float">
            <text:p>-0.24325</text:p>
          </table:table-cell>
          <table:table-cell/>
          <table:table-cell office:value-type="float" office:value="-0.380857" calcext:value-type="float">
            <text:p>-0.380857</text:p>
          </table:table-cell>
          <table:table-cell office:value-type="float" office:value="-0.243271" calcext:value-type="float">
            <text:p>-0.243271</text:p>
          </table:table-cell>
          <table:table-cell office:value-type="float" office:value="0.142607" calcext:value-type="float">
            <text:p>0.142607</text:p>
          </table:table-cell>
          <table:table-cell office:value-type="float" office:value="0.002676" calcext:value-type="float">
            <text:p>0.002676</text:p>
          </table:table-cell>
          <table:table-cell office:value-type="string" calcext:value-type="string">
            <text:p>-0.428033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48998" calcext:value-type="float">
            <text:p>1527480704.48998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43323" calcext:value-type="float">
            <text:p>-0.243323</text:p>
          </table:table-cell>
          <table:table-cell office:value-type="float" office:value="-0.383691" calcext:value-type="float">
            <text:p>-0.383691</text:p>
          </table:table-cell>
          <table:table-cell office:value-type="float" office:value="-0.2429" calcext:value-type="float">
            <text:p>-0.2429</text:p>
          </table:table-cell>
          <table:table-cell office:value-type="float" office:value="0.13741" calcext:value-type="float">
            <text:p>0.13741</text:p>
          </table:table-cell>
          <table:table-cell office:value-type="float" office:value="-0.012168" calcext:value-type="float">
            <text:p>-0.012168</text:p>
          </table:table-cell>
          <table:table-cell office:value-type="string" calcext:value-type="string">
            <text:p>-0.427066</text:p>
          </table:table-cell>
        </table:table-row>
        <table:table-row table:style-name="ro1" table:visibility="filter">
          <table:table-cell office:value-type="float" office:value="1527480704.49006" calcext:value-type="float">
            <text:p>1527480704.49006</text:p>
          </table:table-cell>
          <table:table-cell office:value-type="string" calcext:value-type="string">
            <text:p>TOC_y</text:p>
          </table:table-cell>
          <table:table-cell office:value-type="float" office:value="-0.243323" calcext:value-type="float">
            <text:p>-0.243323</text:p>
          </table:table-cell>
          <table:table-cell/>
          <table:table-cell office:value-type="float" office:value="-0.383691" calcext:value-type="float">
            <text:p>-0.383691</text:p>
          </table:table-cell>
          <table:table-cell office:value-type="float" office:value="-0.2429" calcext:value-type="float">
            <text:p>-0.2429</text:p>
          </table:table-cell>
          <table:table-cell office:value-type="float" office:value="0.13741" calcext:value-type="float">
            <text:p>0.13741</text:p>
          </table:table-cell>
          <table:table-cell office:value-type="float" office:value="-0.012168" calcext:value-type="float">
            <text:p>-0.012168</text:p>
          </table:table-cell>
          <table:table-cell office:value-type="string" calcext:value-type="string">
            <text:p>-0.42706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51052" calcext:value-type="float">
            <text:p>1527480704.5105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47622" calcext:value-type="float">
            <text:p>-0.247622</text:p>
          </table:table-cell>
          <table:table-cell office:value-type="float" office:value="-0.45299" calcext:value-type="float">
            <text:p>-0.45299</text:p>
          </table:table-cell>
          <table:table-cell office:value-type="float" office:value="-0.243948" calcext:value-type="float">
            <text:p>-0.243948</text:p>
          </table:table-cell>
          <table:table-cell office:value-type="float" office:value="0.125563" calcext:value-type="float">
            <text:p>0.125563</text:p>
          </table:table-cell>
          <table:table-cell office:value-type="float" office:value="-0.035862" calcext:value-type="float">
            <text:p>-0.035862</text:p>
          </table:table-cell>
          <table:table-cell office:value-type="string" calcext:value-type="string">
            <text:p>-0.449993</text:p>
          </table:table-cell>
        </table:table-row>
        <table:table-row table:style-name="ro1" table:visibility="filter">
          <table:table-cell office:value-type="float" office:value="1527480704.51058" calcext:value-type="float">
            <text:p>1527480704.51058</text:p>
          </table:table-cell>
          <table:table-cell office:value-type="string" calcext:value-type="string">
            <text:p>TOC_y</text:p>
          </table:table-cell>
          <table:table-cell office:value-type="float" office:value="-0.247622" calcext:value-type="float">
            <text:p>-0.247622</text:p>
          </table:table-cell>
          <table:table-cell/>
          <table:table-cell office:value-type="float" office:value="-0.45299" calcext:value-type="float">
            <text:p>-0.45299</text:p>
          </table:table-cell>
          <table:table-cell office:value-type="float" office:value="-0.243948" calcext:value-type="float">
            <text:p>-0.243948</text:p>
          </table:table-cell>
          <table:table-cell office:value-type="float" office:value="0.125563" calcext:value-type="float">
            <text:p>0.125563</text:p>
          </table:table-cell>
          <table:table-cell office:value-type="float" office:value="-0.035862" calcext:value-type="float">
            <text:p>-0.035862</text:p>
          </table:table-cell>
          <table:table-cell office:value-type="string" calcext:value-type="string">
            <text:p>-0.449993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52989" calcext:value-type="float">
            <text:p>1527480704.5298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49589" calcext:value-type="float">
            <text:p>-0.249589</text:p>
          </table:table-cell>
          <table:table-cell office:value-type="float" office:value="-0.481481" calcext:value-type="float">
            <text:p>-0.481481</text:p>
          </table:table-cell>
          <table:table-cell office:value-type="float" office:value="-0.244768" calcext:value-type="float">
            <text:p>-0.244768</text:p>
          </table:table-cell>
          <table:table-cell office:value-type="float" office:value="0.117216" calcext:value-type="float">
            <text:p>0.117216</text:p>
          </table:table-cell>
          <table:table-cell office:value-type="float" office:value="-0.041079" calcext:value-type="float">
            <text:p>-0.041079</text:p>
          </table:table-cell>
          <table:table-cell office:value-type="string" calcext:value-type="string">
            <text:p>-0.457760</text:p>
          </table:table-cell>
        </table:table-row>
        <table:table-row table:style-name="ro1" table:visibility="filter">
          <table:table-cell office:value-type="float" office:value="1527480704.52991" calcext:value-type="float">
            <text:p>1527480704.52991</text:p>
          </table:table-cell>
          <table:table-cell office:value-type="string" calcext:value-type="string">
            <text:p>TOC_y</text:p>
          </table:table-cell>
          <table:table-cell office:value-type="float" office:value="-0.249589" calcext:value-type="float">
            <text:p>-0.249589</text:p>
          </table:table-cell>
          <table:table-cell/>
          <table:table-cell office:value-type="float" office:value="-0.481481" calcext:value-type="float">
            <text:p>-0.481481</text:p>
          </table:table-cell>
          <table:table-cell office:value-type="float" office:value="-0.244768" calcext:value-type="float">
            <text:p>-0.244768</text:p>
          </table:table-cell>
          <table:table-cell office:value-type="float" office:value="0.117216" calcext:value-type="float">
            <text:p>0.117216</text:p>
          </table:table-cell>
          <table:table-cell office:value-type="float" office:value="-0.041079" calcext:value-type="float">
            <text:p>-0.041079</text:p>
          </table:table-cell>
          <table:table-cell office:value-type="string" calcext:value-type="string">
            <text:p>-0.45776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55017" calcext:value-type="float">
            <text:p>1527480704.5501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49835" calcext:value-type="float">
            <text:p>-0.249835</text:p>
          </table:table-cell>
          <table:table-cell office:value-type="float" office:value="-0.497858" calcext:value-type="float">
            <text:p>-0.497858</text:p>
          </table:table-cell>
          <table:table-cell office:value-type="float" office:value="-0.245309" calcext:value-type="float">
            <text:p>-0.245309</text:p>
          </table:table-cell>
          <table:table-cell office:value-type="float" office:value="0.105972" calcext:value-type="float">
            <text:p>0.105972</text:p>
          </table:table-cell>
          <table:table-cell office:value-type="float" office:value="-0.039798" calcext:value-type="float">
            <text:p>-0.039798</text:p>
          </table:table-cell>
          <table:table-cell office:value-type="string" calcext:value-type="string">
            <text:p>-0.459718</text:p>
          </table:table-cell>
        </table:table-row>
        <table:table-row table:style-name="ro1" table:visibility="filter">
          <table:table-cell office:value-type="float" office:value="1527480704.55018" calcext:value-type="float">
            <text:p>1527480704.55018</text:p>
          </table:table-cell>
          <table:table-cell office:value-type="string" calcext:value-type="string">
            <text:p>TOC_y</text:p>
          </table:table-cell>
          <table:table-cell office:value-type="float" office:value="-0.249835" calcext:value-type="float">
            <text:p>-0.249835</text:p>
          </table:table-cell>
          <table:table-cell/>
          <table:table-cell office:value-type="float" office:value="-0.497858" calcext:value-type="float">
            <text:p>-0.497858</text:p>
          </table:table-cell>
          <table:table-cell office:value-type="float" office:value="-0.245309" calcext:value-type="float">
            <text:p>-0.245309</text:p>
          </table:table-cell>
          <table:table-cell office:value-type="float" office:value="0.105972" calcext:value-type="float">
            <text:p>0.105972</text:p>
          </table:table-cell>
          <table:table-cell office:value-type="float" office:value="-0.039798" calcext:value-type="float">
            <text:p>-0.039798</text:p>
          </table:table-cell>
          <table:table-cell office:value-type="string" calcext:value-type="string">
            <text:p>-0.45971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57053" calcext:value-type="float">
            <text:p>1527480704.5705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45697" calcext:value-type="float">
            <text:p>-0.245697</text:p>
          </table:table-cell>
          <table:table-cell office:value-type="float" office:value="-0.398633" calcext:value-type="float">
            <text:p>-0.398633</text:p>
          </table:table-cell>
          <table:table-cell office:value-type="float" office:value="-0.244927" calcext:value-type="float">
            <text:p>-0.244927</text:p>
          </table:table-cell>
          <table:table-cell office:value-type="float" office:value="0.100611" calcext:value-type="float">
            <text:p>0.100611</text:p>
          </table:table-cell>
          <table:table-cell office:value-type="float" office:value="-0.016415" calcext:value-type="float">
            <text:p>-0.016415</text:p>
          </table:table-cell>
          <table:table-cell office:value-type="string" calcext:value-type="string">
            <text:p>-0.418014</text:p>
          </table:table-cell>
        </table:table-row>
        <table:table-row table:style-name="ro1" table:visibility="filter">
          <table:table-cell office:value-type="float" office:value="1527480704.57055" calcext:value-type="float">
            <text:p>1527480704.57055</text:p>
          </table:table-cell>
          <table:table-cell office:value-type="string" calcext:value-type="string">
            <text:p>TOC_y</text:p>
          </table:table-cell>
          <table:table-cell office:value-type="float" office:value="-0.245697" calcext:value-type="float">
            <text:p>-0.245697</text:p>
          </table:table-cell>
          <table:table-cell/>
          <table:table-cell office:value-type="float" office:value="-0.398633" calcext:value-type="float">
            <text:p>-0.398633</text:p>
          </table:table-cell>
          <table:table-cell office:value-type="float" office:value="-0.244927" calcext:value-type="float">
            <text:p>-0.244927</text:p>
          </table:table-cell>
          <table:table-cell office:value-type="float" office:value="0.100611" calcext:value-type="float">
            <text:p>0.100611</text:p>
          </table:table-cell>
          <table:table-cell office:value-type="float" office:value="-0.016415" calcext:value-type="float">
            <text:p>-0.016415</text:p>
          </table:table-cell>
          <table:table-cell office:value-type="string" calcext:value-type="string">
            <text:p>-0.41801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58985" calcext:value-type="float">
            <text:p>1527480704.5898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45211" calcext:value-type="float">
            <text:p>-0.245211</text:p>
          </table:table-cell>
          <table:table-cell office:value-type="float" office:value="-0.409861" calcext:value-type="float">
            <text:p>-0.409861</text:p>
          </table:table-cell>
          <table:table-cell office:value-type="float" office:value="-0.244499" calcext:value-type="float">
            <text:p>-0.244499</text:p>
          </table:table-cell>
          <table:table-cell office:value-type="float" office:value="0.095229" calcext:value-type="float">
            <text:p>0.095229</text:p>
          </table:table-cell>
          <table:table-cell office:value-type="float" office:value="-0.015789" calcext:value-type="float">
            <text:p>-0.015789</text:p>
          </table:table-cell>
          <table:table-cell office:value-type="string" calcext:value-type="string">
            <text:p>-0.420454</text:p>
          </table:table-cell>
        </table:table-row>
        <table:table-row table:style-name="ro1" table:visibility="filter">
          <table:table-cell office:value-type="float" office:value="1527480704.58986" calcext:value-type="float">
            <text:p>1527480704.58986</text:p>
          </table:table-cell>
          <table:table-cell office:value-type="string" calcext:value-type="string">
            <text:p>PID_y</text:p>
          </table:table-cell>
          <table:table-cell office:value-type="float" office:value="-0.245211" calcext:value-type="float">
            <text:p>-0.245211</text:p>
          </table:table-cell>
          <table:table-cell/>
          <table:table-cell office:value-type="float" office:value="-0.409861" calcext:value-type="float">
            <text:p>-0.409861</text:p>
          </table:table-cell>
          <table:table-cell office:value-type="float" office:value="-0.244499" calcext:value-type="float">
            <text:p>-0.244499</text:p>
          </table:table-cell>
          <table:table-cell office:value-type="float" office:value="0.095229" calcext:value-type="float">
            <text:p>0.095229</text:p>
          </table:table-cell>
          <table:table-cell office:value-type="float" office:value="-0.015789" calcext:value-type="float">
            <text:p>-0.015789</text:p>
          </table:table-cell>
          <table:table-cell office:value-type="string" calcext:value-type="string">
            <text:p>-0.42045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61009" calcext:value-type="float">
            <text:p>1527480704.6100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44014" calcext:value-type="float">
            <text:p>-0.244014</text:p>
          </table:table-cell>
          <table:table-cell office:value-type="float" office:value="-0.393581" calcext:value-type="float">
            <text:p>-0.393581</text:p>
          </table:table-cell>
          <table:table-cell office:value-type="float" office:value="-0.244012" calcext:value-type="float">
            <text:p>-0.244012</text:p>
          </table:table-cell>
          <table:table-cell office:value-type="float" office:value="0.084725" calcext:value-type="float">
            <text:p>0.084725</text:p>
          </table:table-cell>
          <table:table-cell office:value-type="float" office:value="-0.000794" calcext:value-type="float">
            <text:p>-0.000794</text:p>
          </table:table-cell>
          <table:table-cell office:value-type="string" calcext:value-type="string">
            <text:p>-0.409154</text:p>
          </table:table-cell>
        </table:table-row>
        <table:table-row table:style-name="ro1" table:visibility="filter">
          <table:table-cell office:value-type="float" office:value="1527480704.61011" calcext:value-type="float">
            <text:p>1527480704.61011</text:p>
          </table:table-cell>
          <table:table-cell office:value-type="string" calcext:value-type="string">
            <text:p>PID_y</text:p>
          </table:table-cell>
          <table:table-cell office:value-type="float" office:value="-0.244014" calcext:value-type="float">
            <text:p>-0.244014</text:p>
          </table:table-cell>
          <table:table-cell/>
          <table:table-cell office:value-type="float" office:value="-0.393581" calcext:value-type="float">
            <text:p>-0.393581</text:p>
          </table:table-cell>
          <table:table-cell office:value-type="float" office:value="-0.244012" calcext:value-type="float">
            <text:p>-0.244012</text:p>
          </table:table-cell>
          <table:table-cell office:value-type="float" office:value="0.084725" calcext:value-type="float">
            <text:p>0.084725</text:p>
          </table:table-cell>
          <table:table-cell office:value-type="float" office:value="-0.000794" calcext:value-type="float">
            <text:p>-0.000794</text:p>
          </table:table-cell>
          <table:table-cell office:value-type="string" calcext:value-type="string">
            <text:p>-0.40915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63029" calcext:value-type="float">
            <text:p>1527480704.6302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42659" calcext:value-type="float">
            <text:p>-0.242659</text:p>
          </table:table-cell>
          <table:table-cell office:value-type="float" office:value="-0.314154" calcext:value-type="float">
            <text:p>-0.314154</text:p>
          </table:table-cell>
          <table:table-cell office:value-type="float" office:value="-0.243287" calcext:value-type="float">
            <text:p>-0.243287</text:p>
          </table:table-cell>
          <table:table-cell office:value-type="float" office:value="0.079848" calcext:value-type="float">
            <text:p>0.079848</text:p>
          </table:table-cell>
          <table:table-cell office:value-type="float" office:value="0.014822" calcext:value-type="float">
            <text:p>0.014822</text:p>
          </table:table-cell>
          <table:table-cell office:value-type="string" calcext:value-type="string">
            <text:p>-0.371349</text:p>
          </table:table-cell>
        </table:table-row>
        <table:table-row table:style-name="ro1" table:visibility="filter">
          <table:table-cell office:value-type="float" office:value="1527480704.63031" calcext:value-type="float">
            <text:p>1527480704.63031</text:p>
          </table:table-cell>
          <table:table-cell office:value-type="string" calcext:value-type="string">
            <text:p>PID_y</text:p>
          </table:table-cell>
          <table:table-cell office:value-type="float" office:value="-0.242659" calcext:value-type="float">
            <text:p>-0.242659</text:p>
          </table:table-cell>
          <table:table-cell/>
          <table:table-cell office:value-type="float" office:value="-0.314154" calcext:value-type="float">
            <text:p>-0.314154</text:p>
          </table:table-cell>
          <table:table-cell office:value-type="float" office:value="-0.243287" calcext:value-type="float">
            <text:p>-0.243287</text:p>
          </table:table-cell>
          <table:table-cell office:value-type="float" office:value="0.079848" calcext:value-type="float">
            <text:p>0.079848</text:p>
          </table:table-cell>
          <table:table-cell office:value-type="float" office:value="0.014822" calcext:value-type="float">
            <text:p>0.014822</text:p>
          </table:table-cell>
          <table:table-cell office:value-type="string" calcext:value-type="string">
            <text:p>-0.37134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64944" calcext:value-type="float">
            <text:p>1527480704.6494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39404" calcext:value-type="float">
            <text:p>-0.239404</text:p>
          </table:table-cell>
          <table:table-cell office:value-type="float" office:value="-0.337671" calcext:value-type="float">
            <text:p>-0.337671</text:p>
          </table:table-cell>
          <table:table-cell office:value-type="float" office:value="-0.242215" calcext:value-type="float">
            <text:p>-0.242215</text:p>
          </table:table-cell>
          <table:table-cell office:value-type="float" office:value="0.068674" calcext:value-type="float">
            <text:p>0.068674</text:p>
          </table:table-cell>
          <table:table-cell office:value-type="float" office:value="0.031364" calcext:value-type="float">
            <text:p>0.031364</text:p>
          </table:table-cell>
          <table:table-cell office:value-type="string" calcext:value-type="string">
            <text:p>-0.377122</text:p>
          </table:table-cell>
        </table:table-row>
        <table:table-row table:style-name="ro1" table:visibility="filter">
          <table:table-cell office:value-type="float" office:value="1527480704.64945" calcext:value-type="float">
            <text:p>1527480704.64945</text:p>
          </table:table-cell>
          <table:table-cell office:value-type="string" calcext:value-type="string">
            <text:p>PID_y</text:p>
          </table:table-cell>
          <table:table-cell office:value-type="float" office:value="-0.239404" calcext:value-type="float">
            <text:p>-0.239404</text:p>
          </table:table-cell>
          <table:table-cell/>
          <table:table-cell office:value-type="float" office:value="-0.337671" calcext:value-type="float">
            <text:p>-0.337671</text:p>
          </table:table-cell>
          <table:table-cell office:value-type="float" office:value="-0.242215" calcext:value-type="float">
            <text:p>-0.242215</text:p>
          </table:table-cell>
          <table:table-cell office:value-type="float" office:value="0.068674" calcext:value-type="float">
            <text:p>0.068674</text:p>
          </table:table-cell>
          <table:table-cell office:value-type="float" office:value="0.031364" calcext:value-type="float">
            <text:p>0.031364</text:p>
          </table:table-cell>
          <table:table-cell office:value-type="string" calcext:value-type="string">
            <text:p>-0.37712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66964" calcext:value-type="float">
            <text:p>1527480704.6696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35117" calcext:value-type="float">
            <text:p>-0.235117</text:p>
          </table:table-cell>
          <table:table-cell office:value-type="float" office:value="-0.338482" calcext:value-type="float">
            <text:p>-0.338482</text:p>
          </table:table-cell>
          <table:table-cell office:value-type="float" office:value="-0.240585" calcext:value-type="float">
            <text:p>-0.240585</text:p>
          </table:table-cell>
          <table:table-cell office:value-type="float" office:value="0.063558" calcext:value-type="float">
            <text:p>0.063558</text:p>
          </table:table-cell>
          <table:table-cell office:value-type="float" office:value="0.04375" calcext:value-type="float">
            <text:p>0.04375</text:p>
          </table:table-cell>
          <table:table-cell office:value-type="string" calcext:value-type="string">
            <text:p>-0.375118</text:p>
          </table:table-cell>
        </table:table-row>
        <table:table-row table:style-name="ro1" table:visibility="filter">
          <table:table-cell office:value-type="float" office:value="1527480704.66966" calcext:value-type="float">
            <text:p>1527480704.66966</text:p>
          </table:table-cell>
          <table:table-cell office:value-type="string" calcext:value-type="string">
            <text:p>PID_y</text:p>
          </table:table-cell>
          <table:table-cell office:value-type="float" office:value="-0.235117" calcext:value-type="float">
            <text:p>-0.235117</text:p>
          </table:table-cell>
          <table:table-cell/>
          <table:table-cell office:value-type="float" office:value="-0.338482" calcext:value-type="float">
            <text:p>-0.338482</text:p>
          </table:table-cell>
          <table:table-cell office:value-type="float" office:value="-0.240585" calcext:value-type="float">
            <text:p>-0.240585</text:p>
          </table:table-cell>
          <table:table-cell office:value-type="float" office:value="0.063558" calcext:value-type="float">
            <text:p>0.063558</text:p>
          </table:table-cell>
          <table:table-cell office:value-type="float" office:value="0.04375" calcext:value-type="float">
            <text:p>0.04375</text:p>
          </table:table-cell>
          <table:table-cell office:value-type="string" calcext:value-type="string">
            <text:p>-0.37511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68993" calcext:value-type="float">
            <text:p>1527480704.6899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29156" calcext:value-type="float">
            <text:p>-0.229156</text:p>
          </table:table-cell>
          <table:table-cell office:value-type="float" office:value="-0.350984" calcext:value-type="float">
            <text:p>-0.350984</text:p>
          </table:table-cell>
          <table:table-cell office:value-type="float" office:value="-0.238709" calcext:value-type="float">
            <text:p>-0.238709</text:p>
          </table:table-cell>
          <table:table-cell office:value-type="float" office:value="0.057601" calcext:value-type="float">
            <text:p>0.057601</text:p>
          </table:table-cell>
          <table:table-cell office:value-type="float" office:value="0.057824" calcext:value-type="float">
            <text:p>0.057824</text:p>
          </table:table-cell>
          <table:table-cell office:value-type="string" calcext:value-type="string">
            <text:p>-0.378160</text:p>
          </table:table-cell>
        </table:table-row>
        <table:table-row table:style-name="ro1" table:visibility="filter">
          <table:table-cell office:value-type="float" office:value="1527480704.68995" calcext:value-type="float">
            <text:p>1527480704.68995</text:p>
          </table:table-cell>
          <table:table-cell office:value-type="string" calcext:value-type="string">
            <text:p>PID_y</text:p>
          </table:table-cell>
          <table:table-cell office:value-type="float" office:value="-0.229156" calcext:value-type="float">
            <text:p>-0.229156</text:p>
          </table:table-cell>
          <table:table-cell/>
          <table:table-cell office:value-type="float" office:value="-0.350984" calcext:value-type="float">
            <text:p>-0.350984</text:p>
          </table:table-cell>
          <table:table-cell office:value-type="float" office:value="-0.238709" calcext:value-type="float">
            <text:p>-0.238709</text:p>
          </table:table-cell>
          <table:table-cell office:value-type="float" office:value="0.057601" calcext:value-type="float">
            <text:p>0.057601</text:p>
          </table:table-cell>
          <table:table-cell office:value-type="float" office:value="0.057824" calcext:value-type="float">
            <text:p>0.057824</text:p>
          </table:table-cell>
          <table:table-cell office:value-type="string" calcext:value-type="string">
            <text:p>-0.37816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71022" calcext:value-type="float">
            <text:p>1527480704.7102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21367" calcext:value-type="float">
            <text:p>-0.21367</text:p>
          </table:table-cell>
          <table:table-cell office:value-type="float" office:value="-0.314212" calcext:value-type="float">
            <text:p>-0.314212</text:p>
          </table:table-cell>
          <table:table-cell office:value-type="float" office:value="-0.235266" calcext:value-type="float">
            <text:p>-0.235266</text:p>
          </table:table-cell>
          <table:table-cell office:value-type="float" office:value="0.049248" calcext:value-type="float">
            <text:p>0.049248</text:p>
          </table:table-cell>
          <table:table-cell office:value-type="float" office:value="0.086939" calcext:value-type="float">
            <text:p>0.086939</text:p>
          </table:table-cell>
          <table:table-cell office:value-type="string" calcext:value-type="string">
            <text:p>-0.356667</text:p>
          </table:table-cell>
        </table:table-row>
        <table:table-row table:style-name="ro1" table:visibility="filter">
          <table:table-cell office:value-type="float" office:value="1527480704.71025" calcext:value-type="float">
            <text:p>1527480704.71025</text:p>
          </table:table-cell>
          <table:table-cell office:value-type="string" calcext:value-type="string">
            <text:p>PID_y</text:p>
          </table:table-cell>
          <table:table-cell office:value-type="float" office:value="-0.21367" calcext:value-type="float">
            <text:p>-0.21367</text:p>
          </table:table-cell>
          <table:table-cell/>
          <table:table-cell office:value-type="float" office:value="-0.314212" calcext:value-type="float">
            <text:p>-0.314212</text:p>
          </table:table-cell>
          <table:table-cell office:value-type="float" office:value="-0.235266" calcext:value-type="float">
            <text:p>-0.235266</text:p>
          </table:table-cell>
          <table:table-cell office:value-type="float" office:value="0.049248" calcext:value-type="float">
            <text:p>0.049248</text:p>
          </table:table-cell>
          <table:table-cell office:value-type="float" office:value="0.086939" calcext:value-type="float">
            <text:p>0.086939</text:p>
          </table:table-cell>
          <table:table-cell office:value-type="string" calcext:value-type="string">
            <text:p>-0.35666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72949" calcext:value-type="float">
            <text:p>1527480704.7294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96763" calcext:value-type="float">
            <text:p>-0.196763</text:p>
          </table:table-cell>
          <table:table-cell office:value-type="float" office:value="-0.328774" calcext:value-type="float">
            <text:p>-0.328774</text:p>
          </table:table-cell>
          <table:table-cell office:value-type="float" office:value="-0.232221" calcext:value-type="float">
            <text:p>-0.232221</text:p>
          </table:table-cell>
          <table:table-cell office:value-type="float" office:value="0.044162" calcext:value-type="float">
            <text:p>0.044162</text:p>
          </table:table-cell>
          <table:table-cell office:value-type="float" office:value="0.111402" calcext:value-type="float">
            <text:p>0.111402</text:p>
          </table:table-cell>
          <table:table-cell office:value-type="string" calcext:value-type="string">
            <text:p>-0.361286</text:p>
          </table:table-cell>
        </table:table-row>
        <table:table-row table:style-name="ro1" table:visibility="filter">
          <table:table-cell office:value-type="float" office:value="1527480704.72952" calcext:value-type="float">
            <text:p>1527480704.72952</text:p>
          </table:table-cell>
          <table:table-cell office:value-type="string" calcext:value-type="string">
            <text:p>PID_y</text:p>
          </table:table-cell>
          <table:table-cell office:value-type="float" office:value="-0.196763" calcext:value-type="float">
            <text:p>-0.196763</text:p>
          </table:table-cell>
          <table:table-cell/>
          <table:table-cell office:value-type="float" office:value="-0.328774" calcext:value-type="float">
            <text:p>-0.328774</text:p>
          </table:table-cell>
          <table:table-cell office:value-type="float" office:value="-0.232221" calcext:value-type="float">
            <text:p>-0.232221</text:p>
          </table:table-cell>
          <table:table-cell office:value-type="float" office:value="0.044162" calcext:value-type="float">
            <text:p>0.044162</text:p>
          </table:table-cell>
          <table:table-cell office:value-type="float" office:value="0.111402" calcext:value-type="float">
            <text:p>0.111402</text:p>
          </table:table-cell>
          <table:table-cell office:value-type="string" calcext:value-type="string">
            <text:p>-0.36128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74994" calcext:value-type="float">
            <text:p>1527480704.7499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78629" calcext:value-type="float">
            <text:p>-0.178629</text:p>
          </table:table-cell>
          <table:table-cell office:value-type="float" office:value="-0.174128" calcext:value-type="float">
            <text:p>-0.174128</text:p>
          </table:table-cell>
          <table:table-cell office:value-type="float" office:value="-0.228911" calcext:value-type="float">
            <text:p>-0.228911</text:p>
          </table:table-cell>
          <table:table-cell office:value-type="float" office:value="0.041112" calcext:value-type="float">
            <text:p>0.041112</text:p>
          </table:table-cell>
          <table:table-cell office:value-type="float" office:value="0.13266" calcext:value-type="float">
            <text:p>0.13266</text:p>
          </table:table-cell>
          <table:table-cell office:value-type="string" calcext:value-type="string">
            <text:p>-0.274470</text:p>
          </table:table-cell>
        </table:table-row>
        <table:table-row table:style-name="ro1" table:visibility="filter">
          <table:table-cell office:value-type="float" office:value="1527480704.75" calcext:value-type="float">
            <text:p>1527480704.75</text:p>
          </table:table-cell>
          <table:table-cell office:value-type="string" calcext:value-type="string">
            <text:p>PID_y</text:p>
          </table:table-cell>
          <table:table-cell office:value-type="float" office:value="-0.178629" calcext:value-type="float">
            <text:p>-0.178629</text:p>
          </table:table-cell>
          <table:table-cell/>
          <table:table-cell office:value-type="float" office:value="-0.174128" calcext:value-type="float">
            <text:p>-0.174128</text:p>
          </table:table-cell>
          <table:table-cell office:value-type="float" office:value="-0.228911" calcext:value-type="float">
            <text:p>-0.228911</text:p>
          </table:table-cell>
          <table:table-cell office:value-type="float" office:value="0.041112" calcext:value-type="float">
            <text:p>0.041112</text:p>
          </table:table-cell>
          <table:table-cell office:value-type="float" office:value="0.13266" calcext:value-type="float">
            <text:p>0.13266</text:p>
          </table:table-cell>
          <table:table-cell office:value-type="string" calcext:value-type="string">
            <text:p>-0.27447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77043" calcext:value-type="float">
            <text:p>1527480704.7704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41797" calcext:value-type="float">
            <text:p>-0.141797</text:p>
          </table:table-cell>
          <table:table-cell office:value-type="float" office:value="-0.226507" calcext:value-type="float">
            <text:p>-0.226507</text:p>
          </table:table-cell>
          <table:table-cell office:value-type="float" office:value="-0.223515" calcext:value-type="float">
            <text:p>-0.223515</text:p>
          </table:table-cell>
          <table:table-cell office:value-type="float" office:value="0.033143" calcext:value-type="float">
            <text:p>0.033143</text:p>
          </table:table-cell>
          <table:table-cell office:value-type="float" office:value="0.169119" calcext:value-type="float">
            <text:p>0.169119</text:p>
          </table:table-cell>
          <table:table-cell office:value-type="string" calcext:value-type="string">
            <text:p>-0.301459</text:p>
          </table:table-cell>
        </table:table-row>
        <table:table-row table:style-name="ro1" table:visibility="filter">
          <table:table-cell office:value-type="float" office:value="1527480704.77048" calcext:value-type="float">
            <text:p>1527480704.77048</text:p>
          </table:table-cell>
          <table:table-cell office:value-type="string" calcext:value-type="string">
            <text:p>PID_y</text:p>
          </table:table-cell>
          <table:table-cell office:value-type="float" office:value="-0.141797" calcext:value-type="float">
            <text:p>-0.141797</text:p>
          </table:table-cell>
          <table:table-cell/>
          <table:table-cell office:value-type="float" office:value="-0.226507" calcext:value-type="float">
            <text:p>-0.226507</text:p>
          </table:table-cell>
          <table:table-cell office:value-type="float" office:value="-0.223515" calcext:value-type="float">
            <text:p>-0.223515</text:p>
          </table:table-cell>
          <table:table-cell office:value-type="float" office:value="0.033143" calcext:value-type="float">
            <text:p>0.033143</text:p>
          </table:table-cell>
          <table:table-cell office:value-type="float" office:value="0.169119" calcext:value-type="float">
            <text:p>0.169119</text:p>
          </table:table-cell>
          <table:table-cell office:value-type="string" calcext:value-type="string">
            <text:p>-0.30145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78982" calcext:value-type="float">
            <text:p>1527480704.7898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lt;-0.1</text:p>
          </table:table-cell>
          <table:table-cell table:style-name="ce1" office:value-type="string" calcext:value-type="string">
            <text:p>+MAX_PITCH</text:p>
          </table:table-cell>
          <table:table-cell office:value-type="float" office:value="-0.112687" calcext:value-type="float">
            <text:p>-0.112687</text:p>
          </table:table-cell>
          <table:table-cell office:value-type="float" office:value="-0.147457" calcext:value-type="float">
            <text:p>-0.147457</text:p>
          </table:table-cell>
          <table:table-cell office:value-type="float" office:value="-0.21938" calcext:value-type="float">
            <text:p>-0.21938</text:p>
          </table:table-cell>
          <table:table-cell office:value-type="float" office:value="0.032354" calcext:value-type="float">
            <text:p>0.032354</text:p>
          </table:table-cell>
          <table:table-cell office:value-type="float" office:value="0.193242" calcext:value-type="float">
            <text:p>0.193242</text:p>
          </table:table-cell>
          <table:table-cell office:value-type="string" calcext:value-type="string">
            <text:p>-0.250866</text:p>
          </table:table-cell>
        </table:table-row>
        <table:table-row table:style-name="ro1" table:visibility="filter">
          <table:table-cell office:value-type="float" office:value="1527480704.78987" calcext:value-type="float">
            <text:p>1527480704.78987</text:p>
          </table:table-cell>
          <table:table-cell office:value-type="string" calcext:value-type="string">
            <text:p>PID_y</text:p>
          </table:table-cell>
          <table:table-cell office:value-type="float" office:value="-0.112687" calcext:value-type="float">
            <text:p>-0.112687</text:p>
          </table:table-cell>
          <table:table-cell/>
          <table:table-cell office:value-type="float" office:value="-0.147457" calcext:value-type="float">
            <text:p>-0.147457</text:p>
          </table:table-cell>
          <table:table-cell office:value-type="float" office:value="-0.21938" calcext:value-type="float">
            <text:p>-0.21938</text:p>
          </table:table-cell>
          <table:table-cell office:value-type="float" office:value="0.032354" calcext:value-type="float">
            <text:p>0.032354</text:p>
          </table:table-cell>
          <table:table-cell office:value-type="float" office:value="0.193242" calcext:value-type="float">
            <text:p>0.193242</text:p>
          </table:table-cell>
          <table:table-cell office:value-type="string" calcext:value-type="string">
            <text:p>-0.25086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81019" calcext:value-type="float">
            <text:p>1527480704.81019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vel_x&gt;0.1</text:p>
          </table:table-cell>
          <table:table-cell table:style-name="ce1" office:value-type="string" calcext:value-type="string">
            <text:p>-MAX_PITCH</text:p>
          </table:table-cell>
          <table:table-cell office:value-type="float" office:value="-0.062831" calcext:value-type="float">
            <text:p>-0.062831</text:p>
          </table:table-cell>
          <table:table-cell office:value-type="float" office:value="-0.153697" calcext:value-type="float">
            <text:p>-0.153697</text:p>
          </table:table-cell>
          <table:table-cell office:value-type="float" office:value="-0.212313" calcext:value-type="float">
            <text:p>-0.212313</text:p>
          </table:table-cell>
          <table:table-cell office:value-type="float" office:value="0.024117" calcext:value-type="float">
            <text:p>0.024117</text:p>
          </table:table-cell>
          <table:table-cell office:value-type="float" office:value="0.228733" calcext:value-type="float">
            <text:p>0.228733</text:p>
          </table:table-cell>
          <table:table-cell office:value-type="string" calcext:value-type="string">
            <text:p>-0.249469</text:p>
          </table:table-cell>
        </table:table-row>
        <table:table-row table:style-name="ro1" table:visibility="filter">
          <table:table-cell office:value-type="float" office:value="1527480704.81023" calcext:value-type="float">
            <text:p>1527480704.81023</text:p>
          </table:table-cell>
          <table:table-cell office:value-type="string" calcext:value-type="string">
            <text:p>PID_y</text:p>
          </table:table-cell>
          <table:table-cell office:value-type="float" office:value="-0.062831" calcext:value-type="float">
            <text:p>-0.062831</text:p>
          </table:table-cell>
          <table:table-cell/>
          <table:table-cell office:value-type="float" office:value="-0.153697" calcext:value-type="float">
            <text:p>-0.153697</text:p>
          </table:table-cell>
          <table:table-cell office:value-type="float" office:value="-0.212313" calcext:value-type="float">
            <text:p>-0.212313</text:p>
          </table:table-cell>
          <table:table-cell office:value-type="float" office:value="0.024117" calcext:value-type="float">
            <text:p>0.024117</text:p>
          </table:table-cell>
          <table:table-cell office:value-type="float" office:value="0.228733" calcext:value-type="float">
            <text:p>0.228733</text:p>
          </table:table-cell>
          <table:table-cell office:value-type="string" calcext:value-type="string">
            <text:p>-0.24946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83051" calcext:value-type="float">
            <text:p>1527480704.8305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vel_x&gt;0.1</text:p>
          </table:table-cell>
          <table:table-cell table:style-name="ce1" office:value-type="string" calcext:value-type="string">
            <text:p>-MAX_PITCH</text:p>
          </table:table-cell>
          <table:table-cell office:value-type="float" office:value="-0.035178" calcext:value-type="float">
            <text:p>-0.035178</text:p>
          </table:table-cell>
          <table:table-cell office:value-type="float" office:value="-0.100346" calcext:value-type="float">
            <text:p>-0.100346</text:p>
          </table:table-cell>
          <table:table-cell office:value-type="float" office:value="-0.207393" calcext:value-type="float">
            <text:p>-0.207393</text:p>
          </table:table-cell>
          <table:table-cell office:value-type="float" office:value="0.022986" calcext:value-type="float">
            <text:p>0.022986</text:p>
          </table:table-cell>
          <table:table-cell office:value-type="float" office:value="0.24551" calcext:value-type="float">
            <text:p>0.24551</text:p>
          </table:table-cell>
          <table:table-cell office:value-type="string" calcext:value-type="string">
            <text:p>-0.207764</text:p>
          </table:table-cell>
        </table:table-row>
        <table:table-row table:style-name="ro1" table:visibility="filter">
          <table:table-cell office:value-type="float" office:value="1527480704.83056" calcext:value-type="float">
            <text:p>1527480704.83056</text:p>
          </table:table-cell>
          <table:table-cell office:value-type="string" calcext:value-type="string">
            <text:p>PID_y</text:p>
          </table:table-cell>
          <table:table-cell office:value-type="float" office:value="-0.035178" calcext:value-type="float">
            <text:p>-0.035178</text:p>
          </table:table-cell>
          <table:table-cell/>
          <table:table-cell office:value-type="float" office:value="-0.100346" calcext:value-type="float">
            <text:p>-0.100346</text:p>
          </table:table-cell>
          <table:table-cell office:value-type="float" office:value="-0.207393" calcext:value-type="float">
            <text:p>-0.207393</text:p>
          </table:table-cell>
          <table:table-cell office:value-type="float" office:value="0.022986" calcext:value-type="float">
            <text:p>0.022986</text:p>
          </table:table-cell>
          <table:table-cell office:value-type="float" office:value="0.24551" calcext:value-type="float">
            <text:p>0.24551</text:p>
          </table:table-cell>
          <table:table-cell office:value-type="string" calcext:value-type="string">
            <text:p>-0.20776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84993" calcext:value-type="float">
            <text:p>1527480704.8499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vel_x&gt;0.1</text:p>
          </table:table-cell>
          <table:table-cell table:style-name="ce1" office:value-type="string" calcext:value-type="string">
            <text:p>-MAX_PITCH</text:p>
          </table:table-cell>
          <table:table-cell office:value-type="float" office:value="0.005486" calcext:value-type="float">
            <text:p>0.005486</text:p>
          </table:table-cell>
          <table:table-cell office:value-type="float" office:value="-0.125103" calcext:value-type="float">
            <text:p>-0.125103</text:p>
          </table:table-cell>
          <table:table-cell office:value-type="float" office:value="-0.201916" calcext:value-type="float">
            <text:p>-0.201916</text:p>
          </table:table-cell>
          <table:table-cell office:value-type="float" office:value="0.018486" calcext:value-type="float">
            <text:p>0.018486</text:p>
          </table:table-cell>
          <table:table-cell office:value-type="float" office:value="0.269427" calcext:value-type="float">
            <text:p>0.269427</text:p>
          </table:table-cell>
          <table:table-cell office:value-type="string" calcext:value-type="string">
            <text:p>-0.224179</text:p>
          </table:table-cell>
        </table:table-row>
        <table:table-row table:style-name="ro1" table:visibility="filter">
          <table:table-cell office:value-type="float" office:value="1527480704.84997" calcext:value-type="float">
            <text:p>1527480704.84997</text:p>
          </table:table-cell>
          <table:table-cell office:value-type="string" calcext:value-type="string">
            <text:p>PID_y</text:p>
          </table:table-cell>
          <table:table-cell office:value-type="float" office:value="0.005486" calcext:value-type="float">
            <text:p>0.005486</text:p>
          </table:table-cell>
          <table:table-cell/>
          <table:table-cell office:value-type="float" office:value="-0.125103" calcext:value-type="float">
            <text:p>-0.125103</text:p>
          </table:table-cell>
          <table:table-cell office:value-type="float" office:value="-0.201916" calcext:value-type="float">
            <text:p>-0.201916</text:p>
          </table:table-cell>
          <table:table-cell office:value-type="float" office:value="0.018486" calcext:value-type="float">
            <text:p>0.018486</text:p>
          </table:table-cell>
          <table:table-cell office:value-type="float" office:value="0.269427" calcext:value-type="float">
            <text:p>0.269427</text:p>
          </table:table-cell>
          <table:table-cell office:value-type="string" calcext:value-type="string">
            <text:p>-0.22417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87033" calcext:value-type="float">
            <text:p>1527480704.8703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vel_x&gt;0.1</text:p>
          </table:table-cell>
          <table:table-cell table:style-name="ce1" office:value-type="string" calcext:value-type="string">
            <text:p>-MAX_PITCH</text:p>
          </table:table-cell>
          <table:table-cell office:value-type="float" office:value="0.069464" calcext:value-type="float">
            <text:p>0.069464</text:p>
          </table:table-cell>
          <table:table-cell office:value-type="float" office:value="-0.081264" calcext:value-type="float">
            <text:p>-0.081264</text:p>
          </table:table-cell>
          <table:table-cell office:value-type="float" office:value="-0.193128" calcext:value-type="float">
            <text:p>-0.193128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303162" calcext:value-type="float">
            <text:p>0.303162</text:p>
          </table:table-cell>
          <table:table-cell office:value-type="string" calcext:value-type="string">
            <text:p>-0.183306</text:p>
          </table:table-cell>
        </table:table-row>
        <table:table-row table:style-name="ro1" table:visibility="filter">
          <table:table-cell office:value-type="float" office:value="1527480704.87037" calcext:value-type="float">
            <text:p>1527480704.87037</text:p>
          </table:table-cell>
          <table:table-cell office:value-type="string" calcext:value-type="string">
            <text:p>PID_y</text:p>
          </table:table-cell>
          <table:table-cell office:value-type="float" office:value="0.069464" calcext:value-type="float">
            <text:p>0.069464</text:p>
          </table:table-cell>
          <table:table-cell/>
          <table:table-cell office:value-type="float" office:value="-0.081264" calcext:value-type="float">
            <text:p>-0.081264</text:p>
          </table:table-cell>
          <table:table-cell office:value-type="float" office:value="-0.193128" calcext:value-type="float">
            <text:p>-0.193128</text:p>
          </table:table-cell>
          <table:table-cell office:value-type="float" office:value="0.01474" calcext:value-type="float">
            <text:p>0.01474</text:p>
          </table:table-cell>
          <table:table-cell office:value-type="float" office:value="0.303162" calcext:value-type="float">
            <text:p>0.303162</text:p>
          </table:table-cell>
          <table:table-cell office:value-type="string" calcext:value-type="string">
            <text:p>-0.18330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88975" calcext:value-type="float">
            <text:p>1527480704.88975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1" office:value-type="string" calcext:value-type="string">
            <text:p>-MAX_PITCH</text:p>
          </table:table-cell>
          <table:table-cell office:value-type="float" office:value="0.121445" calcext:value-type="float">
            <text:p>0.121445</text:p>
          </table:table-cell>
          <table:table-cell office:value-type="float" office:value="-0.11051" calcext:value-type="float">
            <text:p>-0.11051</text:p>
          </table:table-cell>
          <table:table-cell office:value-type="float" office:value="-0.18654" calcext:value-type="float">
            <text:p>-0.18654</text:p>
          </table:table-cell>
          <table:table-cell office:value-type="float" office:value="0.011666" calcext:value-type="float">
            <text:p>0.011666</text:p>
          </table:table-cell>
          <table:table-cell office:value-type="float" office:value="0.328321" calcext:value-type="float">
            <text:p>0.328321</text:p>
          </table:table-cell>
          <table:table-cell office:value-type="string" calcext:value-type="string">
            <text:p>-0.206789</text:p>
          </table:table-cell>
        </table:table-row>
        <table:table-row table:style-name="ro1" table:visibility="filter">
          <table:table-cell office:value-type="float" office:value="1527480704.88981" calcext:value-type="float">
            <text:p>1527480704.88981</text:p>
          </table:table-cell>
          <table:table-cell office:value-type="string" calcext:value-type="string">
            <text:p>PID_y</text:p>
          </table:table-cell>
          <table:table-cell office:value-type="float" office:value="0.121445" calcext:value-type="float">
            <text:p>0.121445</text:p>
          </table:table-cell>
          <table:table-cell/>
          <table:table-cell office:value-type="float" office:value="-0.11051" calcext:value-type="float">
            <text:p>-0.11051</text:p>
          </table:table-cell>
          <table:table-cell office:value-type="float" office:value="-0.18654" calcext:value-type="float">
            <text:p>-0.18654</text:p>
          </table:table-cell>
          <table:table-cell office:value-type="float" office:value="0.011666" calcext:value-type="float">
            <text:p>0.011666</text:p>
          </table:table-cell>
          <table:table-cell office:value-type="float" office:value="0.328321" calcext:value-type="float">
            <text:p>0.328321</text:p>
          </table:table-cell>
          <table:table-cell office:value-type="string" calcext:value-type="string">
            <text:p>-0.20678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9101" calcext:value-type="float">
            <text:p>1527480704.910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1" office:value-type="string" calcext:value-type="string">
            <text:p>-MAX_PITCH</text:p>
          </table:table-cell>
          <table:table-cell office:value-type="float" office:value="0.197547" calcext:value-type="float">
            <text:p>0.197547</text:p>
          </table:table-cell>
          <table:table-cell office:value-type="float" office:value="-0.047826" calcext:value-type="float">
            <text:p>-0.047826</text:p>
          </table:table-cell>
          <table:table-cell office:value-type="float" office:value="-0.176073" calcext:value-type="float">
            <text:p>-0.176073</text:p>
          </table:table-cell>
          <table:table-cell office:value-type="float" office:value="0.009996" calcext:value-type="float">
            <text:p>0.009996</text:p>
          </table:table-cell>
          <table:table-cell office:value-type="float" office:value="0.361617" calcext:value-type="float">
            <text:p>0.361617</text:p>
          </table:table-cell>
          <table:table-cell office:value-type="string" calcext:value-type="string">
            <text:p>-0.142260</text:p>
          </table:table-cell>
        </table:table-row>
        <table:table-row table:style-name="ro1" table:visibility="filter">
          <table:table-cell office:value-type="float" office:value="1527480704.91013" calcext:value-type="float">
            <text:p>1527480704.91013</text:p>
          </table:table-cell>
          <table:table-cell office:value-type="string" calcext:value-type="string">
            <text:p>PID_y</text:p>
          </table:table-cell>
          <table:table-cell office:value-type="float" office:value="0.197547" calcext:value-type="float">
            <text:p>0.197547</text:p>
          </table:table-cell>
          <table:table-cell/>
          <table:table-cell office:value-type="float" office:value="-0.047826" calcext:value-type="float">
            <text:p>-0.047826</text:p>
          </table:table-cell>
          <table:table-cell office:value-type="float" office:value="-0.176073" calcext:value-type="float">
            <text:p>-0.176073</text:p>
          </table:table-cell>
          <table:table-cell office:value-type="float" office:value="0.009996" calcext:value-type="float">
            <text:p>0.009996</text:p>
          </table:table-cell>
          <table:table-cell office:value-type="float" office:value="0.361617" calcext:value-type="float">
            <text:p>0.361617</text:p>
          </table:table-cell>
          <table:table-cell office:value-type="string" calcext:value-type="string">
            <text:p>-0.14226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93054" calcext:value-type="float">
            <text:p>1527480704.93054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1" office:value-type="string" calcext:value-type="string">
            <text:p>-MAX_PITCH</text:p>
          </table:table-cell>
          <table:table-cell office:value-type="float" office:value="0.260379" calcext:value-type="float">
            <text:p>0.260379</text:p>
          </table:table-cell>
          <table:table-cell office:value-type="float" office:value="-0.058552" calcext:value-type="float">
            <text:p>-0.058552</text:p>
          </table:table-cell>
          <table:table-cell office:value-type="float" office:value="-0.168491" calcext:value-type="float">
            <text:p>-0.168491</text:p>
          </table:table-cell>
          <table:table-cell office:value-type="float" office:value="0.007823" calcext:value-type="float">
            <text:p>0.007823</text:p>
          </table:table-cell>
          <table:table-cell office:value-type="float" office:value="0.387433" calcext:value-type="float">
            <text:p>0.387433</text:p>
          </table:table-cell>
          <table:table-cell office:value-type="string" calcext:value-type="string">
            <text:p>-0.152417</text:p>
          </table:table-cell>
        </table:table-row>
        <table:table-row table:style-name="ro1" table:visibility="filter">
          <table:table-cell office:value-type="float" office:value="1527480704.93056" calcext:value-type="float">
            <text:p>1527480704.93056</text:p>
          </table:table-cell>
          <table:table-cell office:value-type="string" calcext:value-type="string">
            <text:p>PID_y</text:p>
          </table:table-cell>
          <table:table-cell office:value-type="float" office:value="0.260379" calcext:value-type="float">
            <text:p>0.260379</text:p>
          </table:table-cell>
          <table:table-cell/>
          <table:table-cell office:value-type="float" office:value="-0.058552" calcext:value-type="float">
            <text:p>-0.058552</text:p>
          </table:table-cell>
          <table:table-cell office:value-type="float" office:value="-0.168491" calcext:value-type="float">
            <text:p>-0.168491</text:p>
          </table:table-cell>
          <table:table-cell office:value-type="float" office:value="0.007823" calcext:value-type="float">
            <text:p>0.007823</text:p>
          </table:table-cell>
          <table:table-cell office:value-type="float" office:value="0.387433" calcext:value-type="float">
            <text:p>0.387433</text:p>
          </table:table-cell>
          <table:table-cell office:value-type="string" calcext:value-type="string">
            <text:p>-0.15241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94982" calcext:value-type="float">
            <text:p>1527480704.94982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1" office:value-type="string" calcext:value-type="string">
            <text:p>-MAX_PITCH</text:p>
          </table:table-cell>
          <table:table-cell office:value-type="float" office:value="0.338401" calcext:value-type="float">
            <text:p>0.338401</text:p>
          </table:table-cell>
          <table:table-cell office:value-type="float" office:value="-0.045073" calcext:value-type="float">
            <text:p>-0.045073</text:p>
          </table:table-cell>
          <table:table-cell office:value-type="float" office:value="-0.160126" calcext:value-type="float">
            <text:p>-0.160126</text:p>
          </table:table-cell>
          <table:table-cell office:value-type="float" office:value="0.005252" calcext:value-type="float">
            <text:p>0.005252</text:p>
          </table:table-cell>
          <table:table-cell office:value-type="float" office:value="0.417713" calcext:value-type="float">
            <text:p>0.417713</text:p>
          </table:table-cell>
          <table:table-cell office:value-type="string" calcext:value-type="string">
            <text:p>-0.132717</text:p>
          </table:table-cell>
        </table:table-row>
        <table:table-row table:style-name="ro1" table:visibility="filter">
          <table:table-cell office:value-type="float" office:value="1527480704.94983" calcext:value-type="float">
            <text:p>1527480704.94983</text:p>
          </table:table-cell>
          <table:table-cell office:value-type="string" calcext:value-type="string">
            <text:p>PID_y</text:p>
          </table:table-cell>
          <table:table-cell office:value-type="float" office:value="0.338401" calcext:value-type="float">
            <text:p>0.338401</text:p>
          </table:table-cell>
          <table:table-cell/>
          <table:table-cell office:value-type="float" office:value="-0.045073" calcext:value-type="float">
            <text:p>-0.045073</text:p>
          </table:table-cell>
          <table:table-cell office:value-type="float" office:value="-0.160126" calcext:value-type="float">
            <text:p>-0.160126</text:p>
          </table:table-cell>
          <table:table-cell office:value-type="float" office:value="0.005252" calcext:value-type="float">
            <text:p>0.005252</text:p>
          </table:table-cell>
          <table:table-cell office:value-type="float" office:value="0.417713" calcext:value-type="float">
            <text:p>0.417713</text:p>
          </table:table-cell>
          <table:table-cell office:value-type="string" calcext:value-type="string">
            <text:p>-0.13271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97007" calcext:value-type="float">
            <text:p>1527480704.9700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1" office:value-type="string" calcext:value-type="string">
            <text:p>-MAX_PITCH</text:p>
          </table:table-cell>
          <table:table-cell office:value-type="float" office:value="0.433472" calcext:value-type="float">
            <text:p>0.433472</text:p>
          </table:table-cell>
          <table:table-cell office:value-type="float" office:value="-0.038163" calcext:value-type="float">
            <text:p>-0.038163</text:p>
          </table:table-cell>
          <table:table-cell office:value-type="float" office:value="-0.147995" calcext:value-type="float">
            <text:p>-0.147995</text:p>
          </table:table-cell>
          <table:table-cell office:value-type="float" office:value="0.002834" calcext:value-type="float">
            <text:p>0.002834</text:p>
          </table:table-cell>
          <table:table-cell office:value-type="float" office:value="0.451125" calcext:value-type="float">
            <text:p>0.451125</text:p>
          </table:table-cell>
          <table:table-cell office:value-type="string" calcext:value-type="string">
            <text:p>-0.119788</text:p>
          </table:table-cell>
        </table:table-row>
        <table:table-row table:style-name="ro1" table:visibility="filter">
          <table:table-cell office:value-type="float" office:value="1527480704.97008" calcext:value-type="float">
            <text:p>1527480704.97008</text:p>
          </table:table-cell>
          <table:table-cell office:value-type="string" calcext:value-type="string">
            <text:p>PID_y</text:p>
          </table:table-cell>
          <table:table-cell office:value-type="float" office:value="0.433472" calcext:value-type="float">
            <text:p>0.433472</text:p>
          </table:table-cell>
          <table:table-cell/>
          <table:table-cell office:value-type="float" office:value="-0.038163" calcext:value-type="float">
            <text:p>-0.038163</text:p>
          </table:table-cell>
          <table:table-cell office:value-type="float" office:value="-0.147995" calcext:value-type="float">
            <text:p>-0.147995</text:p>
          </table:table-cell>
          <table:table-cell office:value-type="float" office:value="0.002834" calcext:value-type="float">
            <text:p>0.002834</text:p>
          </table:table-cell>
          <table:table-cell office:value-type="float" office:value="0.451125" calcext:value-type="float">
            <text:p>0.451125</text:p>
          </table:table-cell>
          <table:table-cell office:value-type="string" calcext:value-type="string">
            <text:p>-0.11978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4.99027" calcext:value-type="float">
            <text:p>1527480704.9902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1" office:value-type="string" calcext:value-type="string">
            <text:p>-MAX_PITCH</text:p>
          </table:table-cell>
          <table:table-cell office:value-type="float" office:value="0.471277" calcext:value-type="float">
            <text:p>0.471277</text:p>
          </table:table-cell>
          <table:table-cell office:value-type="float" office:value="-0.026013" calcext:value-type="float">
            <text:p>-0.026013</text:p>
          </table:table-cell>
          <table:table-cell office:value-type="float" office:value="-0.140004" calcext:value-type="float">
            <text:p>-0.140004</text:p>
          </table:table-cell>
          <table:table-cell office:value-type="float" office:value="0.001778" calcext:value-type="float">
            <text:p>0.001778</text:p>
          </table:table-cell>
          <table:table-cell office:value-type="float" office:value="0.462546" calcext:value-type="float">
            <text:p>0.462546</text:p>
          </table:table-cell>
          <table:table-cell office:value-type="string" calcext:value-type="string">
            <text:p>-0.098625</text:p>
          </table:table-cell>
        </table:table-row>
        <table:table-row table:style-name="ro1" table:visibility="filter">
          <table:table-cell office:value-type="float" office:value="1527480704.99029" calcext:value-type="float">
            <text:p>1527480704.99029</text:p>
          </table:table-cell>
          <table:table-cell office:value-type="string" calcext:value-type="string">
            <text:p>PID_y</text:p>
          </table:table-cell>
          <table:table-cell office:value-type="float" office:value="0.471277" calcext:value-type="float">
            <text:p>0.471277</text:p>
          </table:table-cell>
          <table:table-cell/>
          <table:table-cell office:value-type="float" office:value="-0.026013" calcext:value-type="float">
            <text:p>-0.026013</text:p>
          </table:table-cell>
          <table:table-cell office:value-type="float" office:value="-0.140004" calcext:value-type="float">
            <text:p>-0.140004</text:p>
          </table:table-cell>
          <table:table-cell office:value-type="float" office:value="0.001778" calcext:value-type="float">
            <text:p>0.001778</text:p>
          </table:table-cell>
          <table:table-cell office:value-type="float" office:value="0.462546" calcext:value-type="float">
            <text:p>0.462546</text:p>
          </table:table-cell>
          <table:table-cell office:value-type="string" calcext:value-type="string">
            <text:p>-0.09862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00947" calcext:value-type="float">
            <text:p>1527480705.0094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1" office:value-type="string" calcext:value-type="string">
            <text:p>-MAX_PITCH</text:p>
          </table:table-cell>
          <table:table-cell office:value-type="float" office:value="0.534818" calcext:value-type="float">
            <text:p>0.534818</text:p>
          </table:table-cell>
          <table:table-cell office:value-type="float" office:value="-0.025688" calcext:value-type="float">
            <text:p>-0.025688</text:p>
          </table:table-cell>
          <table:table-cell office:value-type="float" office:value="-0.128296" calcext:value-type="float">
            <text:p>-0.128296</text:p>
          </table:table-cell>
          <table:table-cell office:value-type="float" office:value="0.000485" calcext:value-type="float">
            <text:p>0.000485</text:p>
          </table:table-cell>
          <table:table-cell office:value-type="float" office:value="0.481757" calcext:value-type="float">
            <text:p>0.481757</text:p>
          </table:table-cell>
          <table:table-cell office:value-type="string" calcext:value-type="string">
            <text:p>-0.095712</text:p>
          </table:table-cell>
        </table:table-row>
        <table:table-row table:style-name="ro1" table:visibility="filter">
          <table:table-cell office:value-type="float" office:value="1527480705.00949" calcext:value-type="float">
            <text:p>1527480705.00949</text:p>
          </table:table-cell>
          <table:table-cell office:value-type="string" calcext:value-type="string">
            <text:p>PID_y</text:p>
          </table:table-cell>
          <table:table-cell office:value-type="float" office:value="0.534818" calcext:value-type="float">
            <text:p>0.534818</text:p>
          </table:table-cell>
          <table:table-cell/>
          <table:table-cell office:value-type="float" office:value="-0.025688" calcext:value-type="float">
            <text:p>-0.025688</text:p>
          </table:table-cell>
          <table:table-cell office:value-type="float" office:value="-0.128296" calcext:value-type="float">
            <text:p>-0.128296</text:p>
          </table:table-cell>
          <table:table-cell office:value-type="float" office:value="0.000485" calcext:value-type="float">
            <text:p>0.000485</text:p>
          </table:table-cell>
          <table:table-cell office:value-type="float" office:value="0.481757" calcext:value-type="float">
            <text:p>0.481757</text:p>
          </table:table-cell>
          <table:table-cell office:value-type="string" calcext:value-type="string">
            <text:p>-0.09571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02971" calcext:value-type="float">
            <text:p>1527480705.02971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1" office:value-type="string" calcext:value-type="string">
            <text:p>-MAX_PITCH</text:p>
          </table:table-cell>
          <table:table-cell office:value-type="float" office:value="0.519535" calcext:value-type="float">
            <text:p>0.519535</text:p>
          </table:table-cell>
          <table:table-cell office:value-type="float" office:value="-0.024315" calcext:value-type="float">
            <text:p>-0.024315</text:p>
          </table:table-cell>
          <table:table-cell office:value-type="float" office:value="-0.121593" calcext:value-type="float">
            <text:p>-0.121593</text:p>
          </table:table-cell>
          <table:table-cell office:value-type="float" office:value="-0.001105" calcext:value-type="float">
            <text:p>-0.001105</text:p>
          </table:table-cell>
          <table:table-cell office:value-type="float" office:value="0.473703" calcext:value-type="float">
            <text:p>0.473703</text:p>
          </table:table-cell>
          <table:table-cell office:value-type="string" calcext:value-type="string">
            <text:p>-0.090129</text:p>
          </table:table-cell>
        </table:table-row>
        <table:table-row table:style-name="ro1" table:visibility="filter">
          <table:table-cell office:value-type="float" office:value="1527480705.02972" calcext:value-type="float">
            <text:p>1527480705.02972</text:p>
          </table:table-cell>
          <table:table-cell office:value-type="string" calcext:value-type="string">
            <text:p>PID_y</text:p>
          </table:table-cell>
          <table:table-cell office:value-type="float" office:value="0.519535" calcext:value-type="float">
            <text:p>0.519535</text:p>
          </table:table-cell>
          <table:table-cell/>
          <table:table-cell office:value-type="float" office:value="-0.024315" calcext:value-type="float">
            <text:p>-0.024315</text:p>
          </table:table-cell>
          <table:table-cell office:value-type="float" office:value="-0.121593" calcext:value-type="float">
            <text:p>-0.121593</text:p>
          </table:table-cell>
          <table:table-cell office:value-type="float" office:value="-0.001105" calcext:value-type="float">
            <text:p>-0.001105</text:p>
          </table:table-cell>
          <table:table-cell office:value-type="float" office:value="0.473703" calcext:value-type="float">
            <text:p>0.473703</text:p>
          </table:table-cell>
          <table:table-cell office:value-type="string" calcext:value-type="string">
            <text:p>-0.09012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04997" calcext:value-type="float">
            <text:p>1527480705.04997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1" office:value-type="string" calcext:value-type="string">
            <text:p>-MAX_PITCH</text:p>
          </table:table-cell>
          <table:table-cell office:value-type="float" office:value="0.468744" calcext:value-type="float">
            <text:p>0.468744</text:p>
          </table:table-cell>
          <table:table-cell office:value-type="float" office:value="-0.014997" calcext:value-type="float">
            <text:p>-0.014997</text:p>
          </table:table-cell>
          <table:table-cell office:value-type="float" office:value="-0.115013" calcext:value-type="float">
            <text:p>-0.115013</text:p>
          </table:table-cell>
          <table:table-cell office:value-type="float" office:value="-0.001607" calcext:value-type="float">
            <text:p>-0.001607</text:p>
          </table:table-cell>
          <table:table-cell office:value-type="float" office:value="0.452012" calcext:value-type="float">
            <text:p>0.452012</text:p>
          </table:table-cell>
          <table:table-cell office:value-type="string" calcext:value-type="string">
            <text:p>-0.068458</text:p>
          </table:table-cell>
        </table:table-row>
        <table:table-row table:style-name="ro1" table:visibility="filter">
          <table:table-cell office:value-type="float" office:value="1527480705.04999" calcext:value-type="float">
            <text:p>1527480705.04999</text:p>
          </table:table-cell>
          <table:table-cell office:value-type="string" calcext:value-type="string">
            <text:p>PID_y</text:p>
          </table:table-cell>
          <table:table-cell office:value-type="float" office:value="0.468744" calcext:value-type="float">
            <text:p>0.468744</text:p>
          </table:table-cell>
          <table:table-cell/>
          <table:table-cell office:value-type="float" office:value="-0.014997" calcext:value-type="float">
            <text:p>-0.014997</text:p>
          </table:table-cell>
          <table:table-cell office:value-type="float" office:value="-0.115013" calcext:value-type="float">
            <text:p>-0.115013</text:p>
          </table:table-cell>
          <table:table-cell office:value-type="float" office:value="-0.001607" calcext:value-type="float">
            <text:p>-0.001607</text:p>
          </table:table-cell>
          <table:table-cell office:value-type="float" office:value="0.452012" calcext:value-type="float">
            <text:p>0.452012</text:p>
          </table:table-cell>
          <table:table-cell office:value-type="string" calcext:value-type="string">
            <text:p>-0.06845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07023" calcext:value-type="float">
            <text:p>1527480705.07023</text:p>
          </table:table-cell>
          <table:table-cell office:value-type="string" calcext:value-type="string">
            <text:p>TOC_x</text:p>
          </table:table-cell>
          <table:table-cell office:value-type="string" calcext:value-type="string">
            <text:p>s_x&gt;0.1</text:p>
          </table:table-cell>
          <table:table-cell table:style-name="ce1" office:value-type="string" calcext:value-type="string">
            <text:p>-MAX_PITCH</text:p>
          </table:table-cell>
          <table:table-cell office:value-type="float" office:value="0.410621" calcext:value-type="float">
            <text:p>0.410621</text:p>
          </table:table-cell>
          <table:table-cell office:value-type="float" office:value="-0.008745" calcext:value-type="float">
            <text:p>-0.008745</text:p>
          </table:table-cell>
          <table:table-cell office:value-type="float" office:value="-0.105621" calcext:value-type="float">
            <text:p>-0.105621</text:p>
          </table:table-cell>
          <table:table-cell office:value-type="float" office:value="-0.002009" calcext:value-type="float">
            <text:p>-0.002009</text:p>
          </table:table-cell>
          <table:table-cell office:value-type="float" office:value="0.42507" calcext:value-type="float">
            <text:p>0.42507</text:p>
          </table:table-cell>
          <table:table-cell office:value-type="string" calcext:value-type="string">
            <text:p>-0.048555</text:p>
          </table:table-cell>
        </table:table-row>
        <table:table-row table:style-name="ro1" table:visibility="filter">
          <table:table-cell office:value-type="float" office:value="1527480705.07025" calcext:value-type="float">
            <text:p>1527480705.07025</text:p>
          </table:table-cell>
          <table:table-cell office:value-type="string" calcext:value-type="string">
            <text:p>PID_y</text:p>
          </table:table-cell>
          <table:table-cell office:value-type="float" office:value="0.410621" calcext:value-type="float">
            <text:p>0.410621</text:p>
          </table:table-cell>
          <table:table-cell/>
          <table:table-cell office:value-type="float" office:value="-0.008745" calcext:value-type="float">
            <text:p>-0.008745</text:p>
          </table:table-cell>
          <table:table-cell office:value-type="float" office:value="-0.105621" calcext:value-type="float">
            <text:p>-0.105621</text:p>
          </table:table-cell>
          <table:table-cell office:value-type="float" office:value="-0.002009" calcext:value-type="float">
            <text:p>-0.002009</text:p>
          </table:table-cell>
          <table:table-cell office:value-type="float" office:value="0.42507" calcext:value-type="float">
            <text:p>0.42507</text:p>
          </table:table-cell>
          <table:table-cell office:value-type="string" calcext:value-type="string">
            <text:p>-0.04855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09051" calcext:value-type="float">
            <text:p>1527480705.09051</text:p>
          </table:table-cell>
          <table:table-cell office:value-type="string" calcext:value-type="string">
            <text:p>PID_x</text:p>
          </table:table-cell>
          <table:table-cell office:value-type="float" office:value="0.367941" calcext:value-type="float">
            <text:p>0.367941</text:p>
          </table:table-cell>
          <table:table-cell/>
          <table:table-cell office:value-type="float" office:value="-0.005011" calcext:value-type="float">
            <text:p>-0.005011</text:p>
          </table:table-cell>
          <table:table-cell office:value-type="float" office:value="-0.099671" calcext:value-type="float">
            <text:p>-0.099671</text:p>
          </table:table-cell>
          <table:table-cell office:value-type="float" office:value="-0.001633" calcext:value-type="float">
            <text:p>-0.001633</text:p>
          </table:table-cell>
          <table:table-cell office:value-type="float" office:value="0.404554" calcext:value-type="float">
            <text:p>0.404554</text:p>
          </table:table-cell>
          <table:table-cell office:value-type="string" calcext:value-type="string">
            <text:p>-0.034385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09052" calcext:value-type="float">
            <text:p>1527480705.09052</text:p>
          </table:table-cell>
          <table:table-cell office:value-type="string" calcext:value-type="string">
            <text:p>PID_y</text:p>
          </table:table-cell>
          <table:table-cell office:value-type="float" office:value="0.367941" calcext:value-type="float">
            <text:p>0.367941</text:p>
          </table:table-cell>
          <table:table-cell/>
          <table:table-cell office:value-type="float" office:value="-0.005011" calcext:value-type="float">
            <text:p>-0.005011</text:p>
          </table:table-cell>
          <table:table-cell office:value-type="float" office:value="-0.099671" calcext:value-type="float">
            <text:p>-0.099671</text:p>
          </table:table-cell>
          <table:table-cell office:value-type="float" office:value="-0.001633" calcext:value-type="float">
            <text:p>-0.001633</text:p>
          </table:table-cell>
          <table:table-cell office:value-type="float" office:value="0.404554" calcext:value-type="float">
            <text:p>0.404554</text:p>
          </table:table-cell>
          <table:table-cell office:value-type="string" calcext:value-type="string">
            <text:p>-0.03438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10977" calcext:value-type="float">
            <text:p>1527480705.10977</text:p>
          </table:table-cell>
          <table:table-cell office:value-type="string" calcext:value-type="string">
            <text:p>PID_x</text:p>
          </table:table-cell>
          <table:table-cell office:value-type="float" office:value="0.290739" calcext:value-type="float">
            <text:p>0.290739</text:p>
          </table:table-cell>
          <table:table-cell/>
          <table:table-cell office:value-type="float" office:value="-0.00359" calcext:value-type="float">
            <text:p>-0.00359</text:p>
          </table:table-cell>
          <table:table-cell office:value-type="float" office:value="-0.091651" calcext:value-type="float">
            <text:p>-0.091651</text:p>
          </table:table-cell>
          <table:table-cell office:value-type="float" office:value="-0.001936" calcext:value-type="float">
            <text:p>-0.001936</text:p>
          </table:table-cell>
          <table:table-cell office:value-type="float" office:value="0.365836" calcext:value-type="float">
            <text:p>0.365836</text:p>
          </table:table-cell>
          <table:table-cell office:value-type="string" calcext:value-type="string">
            <text:p>-0.024062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10979" calcext:value-type="float">
            <text:p>1527480705.10979</text:p>
          </table:table-cell>
          <table:table-cell office:value-type="string" calcext:value-type="string">
            <text:p>PID_y</text:p>
          </table:table-cell>
          <table:table-cell office:value-type="float" office:value="0.290739" calcext:value-type="float">
            <text:p>0.290739</text:p>
          </table:table-cell>
          <table:table-cell/>
          <table:table-cell office:value-type="float" office:value="-0.00359" calcext:value-type="float">
            <text:p>-0.00359</text:p>
          </table:table-cell>
          <table:table-cell office:value-type="float" office:value="-0.091651" calcext:value-type="float">
            <text:p>-0.091651</text:p>
          </table:table-cell>
          <table:table-cell office:value-type="float" office:value="-0.001936" calcext:value-type="float">
            <text:p>-0.001936</text:p>
          </table:table-cell>
          <table:table-cell office:value-type="float" office:value="0.365836" calcext:value-type="float">
            <text:p>0.365836</text:p>
          </table:table-cell>
          <table:table-cell office:value-type="string" calcext:value-type="string">
            <text:p>-0.02406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13002" calcext:value-type="float">
            <text:p>1527480705.13002</text:p>
          </table:table-cell>
          <table:table-cell office:value-type="string" calcext:value-type="string">
            <text:p>PID_x</text:p>
          </table:table-cell>
          <table:table-cell office:value-type="float" office:value="0.254628" calcext:value-type="float">
            <text:p>0.254628</text:p>
          </table:table-cell>
          <table:table-cell/>
          <table:table-cell office:value-type="float" office:value="-0.00159" calcext:value-type="float">
            <text:p>-0.00159</text:p>
          </table:table-cell>
          <table:table-cell office:value-type="float" office:value="-0.086989" calcext:value-type="float">
            <text:p>-0.086989</text:p>
          </table:table-cell>
          <table:table-cell office:value-type="float" office:value="-0.001534" calcext:value-type="float">
            <text:p>-0.001534</text:p>
          </table:table-cell>
          <table:table-cell office:value-type="float" office:value="0.345783" calcext:value-type="float">
            <text:p>0.345783</text:p>
          </table:table-cell>
          <table:table-cell office:value-type="string" calcext:value-type="string">
            <text:p>-0.004388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13003" calcext:value-type="float">
            <text:p>1527480705.13003</text:p>
          </table:table-cell>
          <table:table-cell office:value-type="string" calcext:value-type="string">
            <text:p>PID_y</text:p>
          </table:table-cell>
          <table:table-cell office:value-type="float" office:value="0.254628" calcext:value-type="float">
            <text:p>0.254628</text:p>
          </table:table-cell>
          <table:table-cell/>
          <table:table-cell office:value-type="float" office:value="-0.00159" calcext:value-type="float">
            <text:p>-0.00159</text:p>
          </table:table-cell>
          <table:table-cell office:value-type="float" office:value="-0.086989" calcext:value-type="float">
            <text:p>-0.086989</text:p>
          </table:table-cell>
          <table:table-cell office:value-type="float" office:value="-0.001534" calcext:value-type="float">
            <text:p>-0.001534</text:p>
          </table:table-cell>
          <table:table-cell office:value-type="float" office:value="0.345783" calcext:value-type="float">
            <text:p>0.345783</text:p>
          </table:table-cell>
          <table:table-cell office:value-type="string" calcext:value-type="string">
            <text:p>-0.00438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15029" calcext:value-type="float">
            <text:p>1527480705.15029</text:p>
          </table:table-cell>
          <table:table-cell office:value-type="string" calcext:value-type="string">
            <text:p>PID_x</text:p>
          </table:table-cell>
          <table:table-cell office:value-type="float" office:value="0.253046" calcext:value-type="float">
            <text:p>0.253046</text:p>
          </table:table-cell>
          <table:table-cell/>
          <table:table-cell office:value-type="float" office:value="-0.001812" calcext:value-type="float">
            <text:p>-0.001812</text:p>
          </table:table-cell>
          <table:table-cell office:value-type="float" office:value="-0.080802" calcext:value-type="float">
            <text:p>-0.080802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341829" calcext:value-type="float">
            <text:p>0.341829</text:p>
          </table:table-cell>
          <table:table-cell office:value-type="string" calcext:value-type="string">
            <text:p>-0.002053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15033" calcext:value-type="float">
            <text:p>1527480705.15033</text:p>
          </table:table-cell>
          <table:table-cell office:value-type="string" calcext:value-type="string">
            <text:p>PID_y</text:p>
          </table:table-cell>
          <table:table-cell office:value-type="float" office:value="0.253046" calcext:value-type="float">
            <text:p>0.253046</text:p>
          </table:table-cell>
          <table:table-cell/>
          <table:table-cell office:value-type="float" office:value="-0.001812" calcext:value-type="float">
            <text:p>-0.001812</text:p>
          </table:table-cell>
          <table:table-cell office:value-type="float" office:value="-0.080802" calcext:value-type="float">
            <text:p>-0.080802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0.341829" calcext:value-type="float">
            <text:p>0.341829</text:p>
          </table:table-cell>
          <table:table-cell office:value-type="string" calcext:value-type="string">
            <text:p>-0.002053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1695" calcext:value-type="float">
            <text:p>1527480705.1695</text:p>
          </table:table-cell>
          <table:table-cell office:value-type="string" calcext:value-type="string">
            <text:p>PID_x</text:p>
          </table:table-cell>
          <table:table-cell office:value-type="float" office:value="0.157188" calcext:value-type="float">
            <text:p>0.157188</text:p>
          </table:table-cell>
          <table:table-cell/>
          <table:table-cell office:value-type="float" office:value="-0.000963" calcext:value-type="float">
            <text:p>-0.000963</text:p>
          </table:table-cell>
          <table:table-cell office:value-type="float" office:value="-0.077213" calcext:value-type="float">
            <text:p>-0.077213</text:p>
          </table:table-cell>
          <table:table-cell office:value-type="float" office:value="-0.001169" calcext:value-type="float">
            <text:p>-0.001169</text:p>
          </table:table-cell>
          <table:table-cell office:value-type="float" office:value="0.286427" calcext:value-type="float">
            <text:p>0.286427</text:p>
          </table:table-cell>
          <table:table-cell office:value-type="string" calcext:value-type="string">
            <text:p>0.008494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16953" calcext:value-type="float">
            <text:p>1527480705.16953</text:p>
          </table:table-cell>
          <table:table-cell office:value-type="string" calcext:value-type="string">
            <text:p>PID_y</text:p>
          </table:table-cell>
          <table:table-cell office:value-type="float" office:value="0.157188" calcext:value-type="float">
            <text:p>0.157188</text:p>
          </table:table-cell>
          <table:table-cell/>
          <table:table-cell office:value-type="float" office:value="-0.000963" calcext:value-type="float">
            <text:p>-0.000963</text:p>
          </table:table-cell>
          <table:table-cell office:value-type="float" office:value="-0.077213" calcext:value-type="float">
            <text:p>-0.077213</text:p>
          </table:table-cell>
          <table:table-cell office:value-type="float" office:value="-0.001169" calcext:value-type="float">
            <text:p>-0.001169</text:p>
          </table:table-cell>
          <table:table-cell office:value-type="float" office:value="0.286427" calcext:value-type="float">
            <text:p>0.286427</text:p>
          </table:table-cell>
          <table:table-cell office:value-type="string" calcext:value-type="string">
            <text:p>0.00849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18982" calcext:value-type="float">
            <text:p>1527480705.18982</text:p>
          </table:table-cell>
          <table:table-cell office:value-type="string" calcext:value-type="string">
            <text:p>PID_x</text:p>
          </table:table-cell>
          <table:table-cell office:value-type="float" office:value="0.122221" calcext:value-type="float">
            <text:p>0.122221</text:p>
          </table:table-cell>
          <table:table-cell/>
          <table:table-cell office:value-type="float" office:value="-0.001366" calcext:value-type="float">
            <text:p>-0.001366</text:p>
          </table:table-cell>
          <table:table-cell office:value-type="float" office:value="-0.073743" calcext:value-type="float">
            <text:p>-0.073743</text:p>
          </table:table-cell>
          <table:table-cell office:value-type="float" office:value="-0.001386" calcext:value-type="float">
            <text:p>-0.001386</text:p>
          </table:table-cell>
          <table:table-cell office:value-type="float" office:value="0.261892" calcext:value-type="float">
            <text:p>0.261892</text:p>
          </table:table-cell>
          <table:table-cell office:value-type="string" calcext:value-type="string">
            <text:p>0.002646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18986" calcext:value-type="float">
            <text:p>1527480705.18986</text:p>
          </table:table-cell>
          <table:table-cell office:value-type="string" calcext:value-type="string">
            <text:p>PID_y</text:p>
          </table:table-cell>
          <table:table-cell office:value-type="float" office:value="0.122221" calcext:value-type="float">
            <text:p>0.122221</text:p>
          </table:table-cell>
          <table:table-cell/>
          <table:table-cell office:value-type="float" office:value="-0.001366" calcext:value-type="float">
            <text:p>-0.001366</text:p>
          </table:table-cell>
          <table:table-cell office:value-type="float" office:value="-0.073743" calcext:value-type="float">
            <text:p>-0.073743</text:p>
          </table:table-cell>
          <table:table-cell office:value-type="float" office:value="-0.001386" calcext:value-type="float">
            <text:p>-0.001386</text:p>
          </table:table-cell>
          <table:table-cell office:value-type="float" office:value="0.261892" calcext:value-type="float">
            <text:p>0.261892</text:p>
          </table:table-cell>
          <table:table-cell office:value-type="string" calcext:value-type="string">
            <text:p>0.00264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21022" calcext:value-type="float">
            <text:p>1527480705.21022</text:p>
          </table:table-cell>
          <table:table-cell office:value-type="string" calcext:value-type="string">
            <text:p>PID_x</text:p>
          </table:table-cell>
          <table:table-cell office:value-type="float" office:value="0.077942" calcext:value-type="float">
            <text:p>0.077942</text:p>
          </table:table-cell>
          <table:table-cell/>
          <table:table-cell office:value-type="float" office:value="-0.000897" calcext:value-type="float">
            <text:p>-0.000897</text:p>
          </table:table-cell>
          <table:table-cell office:value-type="float" office:value="-0.068854" calcext:value-type="float">
            <text:p>-0.068854</text:p>
          </table:table-cell>
          <table:table-cell office:value-type="float" office:value="-0.001106" calcext:value-type="float">
            <text:p>-0.001106</text:p>
          </table:table-cell>
          <table:table-cell office:value-type="float" office:value="0.226668" calcext:value-type="float">
            <text:p>0.226668</text:p>
          </table:table-cell>
          <table:table-cell office:value-type="string" calcext:value-type="string">
            <text:p>0.008546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21028" calcext:value-type="float">
            <text:p>1527480705.21028</text:p>
          </table:table-cell>
          <table:table-cell office:value-type="string" calcext:value-type="string">
            <text:p>PID_y</text:p>
          </table:table-cell>
          <table:table-cell office:value-type="float" office:value="0.077942" calcext:value-type="float">
            <text:p>0.077942</text:p>
          </table:table-cell>
          <table:table-cell/>
          <table:table-cell office:value-type="float" office:value="-0.000897" calcext:value-type="float">
            <text:p>-0.000897</text:p>
          </table:table-cell>
          <table:table-cell office:value-type="float" office:value="-0.068854" calcext:value-type="float">
            <text:p>-0.068854</text:p>
          </table:table-cell>
          <table:table-cell office:value-type="float" office:value="-0.001106" calcext:value-type="float">
            <text:p>-0.001106</text:p>
          </table:table-cell>
          <table:table-cell office:value-type="float" office:value="0.226668" calcext:value-type="float">
            <text:p>0.226668</text:p>
          </table:table-cell>
          <table:table-cell office:value-type="string" calcext:value-type="string">
            <text:p>0.00854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22981" calcext:value-type="float">
            <text:p>1527480705.22981</text:p>
          </table:table-cell>
          <table:table-cell office:value-type="string" calcext:value-type="string">
            <text:p>PID_x</text:p>
          </table:table-cell>
          <table:table-cell office:value-type="float" office:value="0.054646" calcext:value-type="float">
            <text:p>0.054646</text:p>
          </table:table-cell>
          <table:table-cell/>
          <table:table-cell office:value-type="float" office:value="0.000736" calcext:value-type="float">
            <text:p>0.000736</text:p>
          </table:table-cell>
          <table:table-cell office:value-type="float" office:value="-0.066381" calcext:value-type="float">
            <text:p>-0.06638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205814" calcext:value-type="float">
            <text:p>0.205814</text:p>
          </table:table-cell>
          <table:table-cell office:value-type="string" calcext:value-type="string">
            <text:p>0.015956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22988" calcext:value-type="float">
            <text:p>1527480705.22988</text:p>
          </table:table-cell>
          <table:table-cell office:value-type="string" calcext:value-type="string">
            <text:p>PID_y</text:p>
          </table:table-cell>
          <table:table-cell office:value-type="float" office:value="0.054646" calcext:value-type="float">
            <text:p>0.054646</text:p>
          </table:table-cell>
          <table:table-cell/>
          <table:table-cell office:value-type="float" office:value="0.000736" calcext:value-type="float">
            <text:p>0.000736</text:p>
          </table:table-cell>
          <table:table-cell office:value-type="float" office:value="-0.066381" calcext:value-type="float">
            <text:p>-0.066381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205814" calcext:value-type="float">
            <text:p>0.205814</text:p>
          </table:table-cell>
          <table:table-cell office:value-type="string" calcext:value-type="string">
            <text:p>0.01595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25027" calcext:value-type="float">
            <text:p>1527480705.25027</text:p>
          </table:table-cell>
          <table:table-cell office:value-type="string" calcext:value-type="string">
            <text:p>PID_x</text:p>
          </table:table-cell>
          <table:table-cell office:value-type="float" office:value="0.033685" calcext:value-type="float">
            <text:p>0.033685</text:p>
          </table:table-cell>
          <table:table-cell/>
          <table:table-cell office:value-type="float" office:value="0.002202" calcext:value-type="float">
            <text:p>0.002202</text:p>
          </table:table-cell>
          <table:table-cell office:value-type="float" office:value="-0.06243" calcext:value-type="float">
            <text:p>-0.06243</text:p>
          </table:table-cell>
          <table:table-cell office:value-type="float" office:value="0.000561" calcext:value-type="float">
            <text:p>0.000561</text:p>
          </table:table-cell>
          <table:table-cell office:value-type="float" office:value="0.183412" calcext:value-type="float">
            <text:p>0.183412</text:p>
          </table:table-cell>
          <table:table-cell office:value-type="string" calcext:value-type="string">
            <text:p>0.023966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25035" calcext:value-type="float">
            <text:p>1527480705.25035</text:p>
          </table:table-cell>
          <table:table-cell office:value-type="string" calcext:value-type="string">
            <text:p>PID_y</text:p>
          </table:table-cell>
          <table:table-cell office:value-type="float" office:value="0.033685" calcext:value-type="float">
            <text:p>0.033685</text:p>
          </table:table-cell>
          <table:table-cell/>
          <table:table-cell office:value-type="float" office:value="0.002202" calcext:value-type="float">
            <text:p>0.002202</text:p>
          </table:table-cell>
          <table:table-cell office:value-type="float" office:value="-0.06243" calcext:value-type="float">
            <text:p>-0.06243</text:p>
          </table:table-cell>
          <table:table-cell office:value-type="float" office:value="0.000561" calcext:value-type="float">
            <text:p>0.000561</text:p>
          </table:table-cell>
          <table:table-cell office:value-type="float" office:value="0.183412" calcext:value-type="float">
            <text:p>0.183412</text:p>
          </table:table-cell>
          <table:table-cell office:value-type="string" calcext:value-type="string">
            <text:p>0.02396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26965" calcext:value-type="float">
            <text:p>1527480705.26965</text:p>
          </table:table-cell>
          <table:table-cell office:value-type="string" calcext:value-type="string">
            <text:p>PID_x</text:p>
          </table:table-cell>
          <table:table-cell office:value-type="float" office:value="0.026737" calcext:value-type="float">
            <text:p>0.026737</text:p>
          </table:table-cell>
          <table:table-cell/>
          <table:table-cell office:value-type="float" office:value="0.000351" calcext:value-type="float">
            <text:p>0.000351</text:p>
          </table:table-cell>
          <table:table-cell office:value-type="float" office:value="-0.059717" calcext:value-type="float">
            <text:p>-0.059717</text:p>
          </table:table-cell>
          <table:table-cell office:value-type="float" office:value="-0.00002" calcext:value-type="float">
            <text:p>-0.00002</text:p>
          </table:table-cell>
          <table:table-cell office:value-type="float" office:value="0.173951" calcext:value-type="float">
            <text:p>0.173951</text:p>
          </table:table-cell>
          <table:table-cell office:value-type="string" calcext:value-type="string">
            <text:p>0.011406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26968" calcext:value-type="float">
            <text:p>1527480705.26968</text:p>
          </table:table-cell>
          <table:table-cell office:value-type="string" calcext:value-type="string">
            <text:p>PID_y</text:p>
          </table:table-cell>
          <table:table-cell office:value-type="float" office:value="0.026737" calcext:value-type="float">
            <text:p>0.026737</text:p>
          </table:table-cell>
          <table:table-cell/>
          <table:table-cell office:value-type="float" office:value="0.000351" calcext:value-type="float">
            <text:p>0.000351</text:p>
          </table:table-cell>
          <table:table-cell office:value-type="float" office:value="-0.059717" calcext:value-type="float">
            <text:p>-0.059717</text:p>
          </table:table-cell>
          <table:table-cell office:value-type="float" office:value="-0.00002" calcext:value-type="float">
            <text:p>-0.00002</text:p>
          </table:table-cell>
          <table:table-cell office:value-type="float" office:value="0.173951" calcext:value-type="float">
            <text:p>0.173951</text:p>
          </table:table-cell>
          <table:table-cell office:value-type="string" calcext:value-type="string">
            <text:p>0.01140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28997" calcext:value-type="float">
            <text:p>1527480705.28997</text:p>
          </table:table-cell>
          <table:table-cell office:value-type="string" calcext:value-type="string">
            <text:p>PID_x</text:p>
          </table:table-cell>
          <table:table-cell office:value-type="float" office:value="0.021133" calcext:value-type="float">
            <text:p>0.021133</text:p>
          </table:table-cell>
          <table:table-cell/>
          <table:table-cell office:value-type="float" office:value="0.001465" calcext:value-type="float">
            <text:p>0.001465</text:p>
          </table:table-cell>
          <table:table-cell office:value-type="float" office:value="-0.057109" calcext:value-type="float">
            <text:p>-0.057109</text:p>
          </table:table-cell>
          <table:table-cell office:value-type="float" office:value="0.000485" calcext:value-type="float">
            <text:p>0.000485</text:p>
          </table:table-cell>
          <table:table-cell office:value-type="float" office:value="0.165483" calcext:value-type="float">
            <text:p>0.165483</text:p>
          </table:table-cell>
          <table:table-cell office:value-type="string" calcext:value-type="string">
            <text:p>0.018521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29" calcext:value-type="float">
            <text:p>1527480705.29</text:p>
          </table:table-cell>
          <table:table-cell office:value-type="string" calcext:value-type="string">
            <text:p>PID_y</text:p>
          </table:table-cell>
          <table:table-cell office:value-type="float" office:value="0.021133" calcext:value-type="float">
            <text:p>0.021133</text:p>
          </table:table-cell>
          <table:table-cell/>
          <table:table-cell office:value-type="float" office:value="0.001465" calcext:value-type="float">
            <text:p>0.001465</text:p>
          </table:table-cell>
          <table:table-cell office:value-type="float" office:value="-0.057109" calcext:value-type="float">
            <text:p>-0.057109</text:p>
          </table:table-cell>
          <table:table-cell office:value-type="float" office:value="0.000485" calcext:value-type="float">
            <text:p>0.000485</text:p>
          </table:table-cell>
          <table:table-cell office:value-type="float" office:value="0.165483" calcext:value-type="float">
            <text:p>0.165483</text:p>
          </table:table-cell>
          <table:table-cell office:value-type="string" calcext:value-type="string">
            <text:p>0.018521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31028" calcext:value-type="float">
            <text:p>1527480705.31028</text:p>
          </table:table-cell>
          <table:table-cell office:value-type="string" calcext:value-type="string">
            <text:p>PID_x</text:p>
          </table:table-cell>
          <table:table-cell office:value-type="float" office:value="0.010318" calcext:value-type="float">
            <text:p>0.010318</text:p>
          </table:table-cell>
          <table:table-cell/>
          <table:table-cell office:value-type="float" office:value="0.00148" calcext:value-type="float">
            <text:p>0.00148</text:p>
          </table:table-cell>
          <table:table-cell office:value-type="float" office:value="-0.053825" calcext:value-type="float">
            <text:p>-0.053825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0.149834" calcext:value-type="float">
            <text:p>0.149834</text:p>
          </table:table-cell>
          <table:table-cell office:value-type="string" calcext:value-type="string">
            <text:p>0.017220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31035" calcext:value-type="float">
            <text:p>1527480705.31035</text:p>
          </table:table-cell>
          <table:table-cell office:value-type="string" calcext:value-type="string">
            <text:p>PID_y</text:p>
          </table:table-cell>
          <table:table-cell office:value-type="float" office:value="0.010318" calcext:value-type="float">
            <text:p>0.010318</text:p>
          </table:table-cell>
          <table:table-cell/>
          <table:table-cell office:value-type="float" office:value="0.00148" calcext:value-type="float">
            <text:p>0.00148</text:p>
          </table:table-cell>
          <table:table-cell office:value-type="float" office:value="-0.053825" calcext:value-type="float">
            <text:p>-0.053825</text:p>
          </table:table-cell>
          <table:table-cell office:value-type="float" office:value="0.000632" calcext:value-type="float">
            <text:p>0.000632</text:p>
          </table:table-cell>
          <table:table-cell office:value-type="float" office:value="0.149834" calcext:value-type="float">
            <text:p>0.149834</text:p>
          </table:table-cell>
          <table:table-cell office:value-type="string" calcext:value-type="string">
            <text:p>0.01722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32967" calcext:value-type="float">
            <text:p>1527480705.32967</text:p>
          </table:table-cell>
          <table:table-cell office:value-type="string" calcext:value-type="string">
            <text:p>PID_x</text:p>
          </table:table-cell>
          <table:table-cell office:value-type="float" office:value="0.007647" calcext:value-type="float">
            <text:p>0.007647</text:p>
          </table:table-cell>
          <table:table-cell/>
          <table:table-cell office:value-type="float" office:value="0.001392" calcext:value-type="float">
            <text:p>0.001392</text:p>
          </table:table-cell>
          <table:table-cell office:value-type="float" office:value="-0.051908" calcext:value-type="float">
            <text:p>-0.051908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144374" calcext:value-type="float">
            <text:p>0.144374</text:p>
          </table:table-cell>
          <table:table-cell office:value-type="string" calcext:value-type="string">
            <text:p>0.010455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32972" calcext:value-type="float">
            <text:p>1527480705.32972</text:p>
          </table:table-cell>
          <table:table-cell office:value-type="string" calcext:value-type="string">
            <text:p>PID_y</text:p>
          </table:table-cell>
          <table:table-cell office:value-type="float" office:value="0.007647" calcext:value-type="float">
            <text:p>0.007647</text:p>
          </table:table-cell>
          <table:table-cell/>
          <table:table-cell office:value-type="float" office:value="0.001392" calcext:value-type="float">
            <text:p>0.001392</text:p>
          </table:table-cell>
          <table:table-cell office:value-type="float" office:value="-0.051908" calcext:value-type="float">
            <text:p>-0.051908</text:p>
          </table:table-cell>
          <table:table-cell office:value-type="float" office:value="0.00108" calcext:value-type="float">
            <text:p>0.00108</text:p>
          </table:table-cell>
          <table:table-cell office:value-type="float" office:value="0.144374" calcext:value-type="float">
            <text:p>0.144374</text:p>
          </table:table-cell>
          <table:table-cell office:value-type="string" calcext:value-type="string">
            <text:p>0.01045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35013" calcext:value-type="float">
            <text:p>1527480705.35013</text:p>
          </table:table-cell>
          <table:table-cell office:value-type="string" calcext:value-type="string">
            <text:p>PID_x</text:p>
          </table:table-cell>
          <table:table-cell office:value-type="float" office:value="-0.004472" calcext:value-type="float">
            <text:p>-0.004472</text:p>
          </table:table-cell>
          <table:table-cell/>
          <table:table-cell office:value-type="float" office:value="0.002363" calcext:value-type="float">
            <text:p>0.002363</text:p>
          </table:table-cell>
          <table:table-cell office:value-type="float" office:value="-0.049838" calcext:value-type="float">
            <text:p>-0.049838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126008" calcext:value-type="float">
            <text:p>0.126008</text:p>
          </table:table-cell>
          <table:table-cell office:value-type="string" calcext:value-type="string">
            <text:p>0.012939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35019" calcext:value-type="float">
            <text:p>1527480705.35019</text:p>
          </table:table-cell>
          <table:table-cell office:value-type="string" calcext:value-type="string">
            <text:p>PID_y</text:p>
          </table:table-cell>
          <table:table-cell office:value-type="float" office:value="-0.004472" calcext:value-type="float">
            <text:p>-0.004472</text:p>
          </table:table-cell>
          <table:table-cell/>
          <table:table-cell office:value-type="float" office:value="0.002363" calcext:value-type="float">
            <text:p>0.002363</text:p>
          </table:table-cell>
          <table:table-cell office:value-type="float" office:value="-0.049838" calcext:value-type="float">
            <text:p>-0.049838</text:p>
          </table:table-cell>
          <table:table-cell office:value-type="float" office:value="0.001885" calcext:value-type="float">
            <text:p>0.001885</text:p>
          </table:table-cell>
          <table:table-cell office:value-type="float" office:value="0.126008" calcext:value-type="float">
            <text:p>0.126008</text:p>
          </table:table-cell>
          <table:table-cell office:value-type="string" calcext:value-type="string">
            <text:p>0.01293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37048" calcext:value-type="float">
            <text:p>1527480705.37048</text:p>
          </table:table-cell>
          <table:table-cell office:value-type="string" calcext:value-type="string">
            <text:p>PID_x</text:p>
          </table:table-cell>
          <table:table-cell office:value-type="float" office:value="-0.004638" calcext:value-type="float">
            <text:p>-0.004638</text:p>
          </table:table-cell>
          <table:table-cell/>
          <table:table-cell office:value-type="float" office:value="0.003034" calcext:value-type="float">
            <text:p>0.003034</text:p>
          </table:table-cell>
          <table:table-cell office:value-type="float" office:value="-0.047368" calcext:value-type="float">
            <text:p>-0.047368</text:p>
          </table:table-cell>
          <table:table-cell office:value-type="float" office:value="0.001946" calcext:value-type="float">
            <text:p>0.001946</text:p>
          </table:table-cell>
          <table:table-cell office:value-type="float" office:value="0.122293" calcext:value-type="float">
            <text:p>0.122293</text:p>
          </table:table-cell>
          <table:table-cell office:value-type="string" calcext:value-type="string">
            <text:p>0.019518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37052" calcext:value-type="float">
            <text:p>1527480705.37052</text:p>
          </table:table-cell>
          <table:table-cell office:value-type="string" calcext:value-type="string">
            <text:p>PID_y</text:p>
          </table:table-cell>
          <table:table-cell office:value-type="float" office:value="-0.004638" calcext:value-type="float">
            <text:p>-0.004638</text:p>
          </table:table-cell>
          <table:table-cell/>
          <table:table-cell office:value-type="float" office:value="0.003034" calcext:value-type="float">
            <text:p>0.003034</text:p>
          </table:table-cell>
          <table:table-cell office:value-type="float" office:value="-0.047368" calcext:value-type="float">
            <text:p>-0.047368</text:p>
          </table:table-cell>
          <table:table-cell office:value-type="float" office:value="0.001946" calcext:value-type="float">
            <text:p>0.001946</text:p>
          </table:table-cell>
          <table:table-cell office:value-type="float" office:value="0.122293" calcext:value-type="float">
            <text:p>0.122293</text:p>
          </table:table-cell>
          <table:table-cell office:value-type="string" calcext:value-type="string">
            <text:p>0.01951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38991" calcext:value-type="float">
            <text:p>1527480705.38991</text:p>
          </table:table-cell>
          <table:table-cell office:value-type="string" calcext:value-type="string">
            <text:p>PID_x</text:p>
          </table:table-cell>
          <table:table-cell office:value-type="float" office:value="-0.007664" calcext:value-type="float">
            <text:p>-0.007664</text:p>
          </table:table-cell>
          <table:table-cell/>
          <table:table-cell office:value-type="float" office:value="0.004572" calcext:value-type="float">
            <text:p>0.004572</text:p>
          </table:table-cell>
          <table:table-cell office:value-type="float" office:value="-0.045566" calcext:value-type="float">
            <text:p>-0.045566</text:p>
          </table:table-cell>
          <table:table-cell office:value-type="float" office:value="0.002889" calcext:value-type="float">
            <text:p>0.002889</text:p>
          </table:table-cell>
          <table:table-cell office:value-type="float" office:value="0.115177" calcext:value-type="float">
            <text:p>0.115177</text:p>
          </table:table-cell>
          <table:table-cell office:value-type="string" calcext:value-type="string">
            <text:p>0.024270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38996" calcext:value-type="float">
            <text:p>1527480705.38996</text:p>
          </table:table-cell>
          <table:table-cell office:value-type="string" calcext:value-type="string">
            <text:p>PID_y</text:p>
          </table:table-cell>
          <table:table-cell office:value-type="float" office:value="-0.007664" calcext:value-type="float">
            <text:p>-0.007664</text:p>
          </table:table-cell>
          <table:table-cell/>
          <table:table-cell office:value-type="float" office:value="0.004572" calcext:value-type="float">
            <text:p>0.004572</text:p>
          </table:table-cell>
          <table:table-cell office:value-type="float" office:value="-0.045566" calcext:value-type="float">
            <text:p>-0.045566</text:p>
          </table:table-cell>
          <table:table-cell office:value-type="float" office:value="0.002889" calcext:value-type="float">
            <text:p>0.002889</text:p>
          </table:table-cell>
          <table:table-cell office:value-type="float" office:value="0.115177" calcext:value-type="float">
            <text:p>0.115177</text:p>
          </table:table-cell>
          <table:table-cell office:value-type="string" calcext:value-type="string">
            <text:p>0.02427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41029" calcext:value-type="float">
            <text:p>1527480705.41029</text:p>
          </table:table-cell>
          <table:table-cell office:value-type="string" calcext:value-type="string">
            <text:p>PID_x</text:p>
          </table:table-cell>
          <table:table-cell office:value-type="float" office:value="-0.011372" calcext:value-type="float">
            <text:p>-0.011372</text:p>
          </table:table-cell>
          <table:table-cell/>
          <table:table-cell office:value-type="float" office:value="0.00506" calcext:value-type="float">
            <text:p>0.00506</text:p>
          </table:table-cell>
          <table:table-cell office:value-type="float" office:value="-0.043247" calcext:value-type="float">
            <text:p>-0.043247</text:p>
          </table:table-cell>
          <table:table-cell office:value-type="float" office:value="0.003179" calcext:value-type="float">
            <text:p>0.003179</text:p>
          </table:table-cell>
          <table:table-cell office:value-type="float" office:value="0.105623" calcext:value-type="float">
            <text:p>0.105623</text:p>
          </table:table-cell>
          <table:table-cell office:value-type="string" calcext:value-type="string">
            <text:p>0.025659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41038" calcext:value-type="float">
            <text:p>1527480705.41038</text:p>
          </table:table-cell>
          <table:table-cell office:value-type="string" calcext:value-type="string">
            <text:p>PID_y</text:p>
          </table:table-cell>
          <table:table-cell office:value-type="float" office:value="-0.011372" calcext:value-type="float">
            <text:p>-0.011372</text:p>
          </table:table-cell>
          <table:table-cell/>
          <table:table-cell office:value-type="float" office:value="0.00506" calcext:value-type="float">
            <text:p>0.00506</text:p>
          </table:table-cell>
          <table:table-cell office:value-type="float" office:value="-0.043247" calcext:value-type="float">
            <text:p>-0.043247</text:p>
          </table:table-cell>
          <table:table-cell office:value-type="float" office:value="0.003179" calcext:value-type="float">
            <text:p>0.003179</text:p>
          </table:table-cell>
          <table:table-cell office:value-type="float" office:value="0.105623" calcext:value-type="float">
            <text:p>0.105623</text:p>
          </table:table-cell>
          <table:table-cell office:value-type="string" calcext:value-type="string">
            <text:p>0.02565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42974" calcext:value-type="float">
            <text:p>1527480705.42974</text:p>
          </table:table-cell>
          <table:table-cell office:value-type="string" calcext:value-type="string">
            <text:p>PID_x</text:p>
          </table:table-cell>
          <table:table-cell office:value-type="float" office:value="-0.015379" calcext:value-type="float">
            <text:p>-0.015379</text:p>
          </table:table-cell>
          <table:table-cell/>
          <table:table-cell office:value-type="float" office:value="0.004777" calcext:value-type="float">
            <text:p>0.004777</text:p>
          </table:table-cell>
          <table:table-cell office:value-type="float" office:value="-0.042174" calcext:value-type="float">
            <text:p>-0.042174</text:p>
          </table:table-cell>
          <table:table-cell office:value-type="float" office:value="0.003325" calcext:value-type="float">
            <text:p>0.003325</text:p>
          </table:table-cell>
          <table:table-cell office:value-type="float" office:value="0.096841" calcext:value-type="float">
            <text:p>0.096841</text:p>
          </table:table-cell>
          <table:table-cell office:value-type="string" calcext:value-type="string">
            <text:p>0.022542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42979" calcext:value-type="float">
            <text:p>1527480705.42979</text:p>
          </table:table-cell>
          <table:table-cell office:value-type="string" calcext:value-type="string">
            <text:p>PID_y</text:p>
          </table:table-cell>
          <table:table-cell office:value-type="float" office:value="-0.015379" calcext:value-type="float">
            <text:p>-0.015379</text:p>
          </table:table-cell>
          <table:table-cell/>
          <table:table-cell office:value-type="float" office:value="0.004777" calcext:value-type="float">
            <text:p>0.004777</text:p>
          </table:table-cell>
          <table:table-cell office:value-type="float" office:value="-0.042174" calcext:value-type="float">
            <text:p>-0.042174</text:p>
          </table:table-cell>
          <table:table-cell office:value-type="float" office:value="0.003325" calcext:value-type="float">
            <text:p>0.003325</text:p>
          </table:table-cell>
          <table:table-cell office:value-type="float" office:value="0.096841" calcext:value-type="float">
            <text:p>0.096841</text:p>
          </table:table-cell>
          <table:table-cell office:value-type="string" calcext:value-type="string">
            <text:p>0.02254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4502" calcext:value-type="float">
            <text:p>1527480705.4502</text:p>
          </table:table-cell>
          <table:table-cell office:value-type="string" calcext:value-type="string">
            <text:p>PID_x</text:p>
          </table:table-cell>
          <table:table-cell office:value-type="float" office:value="-0.018273" calcext:value-type="float">
            <text:p>-0.018273</text:p>
          </table:table-cell>
          <table:table-cell/>
          <table:table-cell office:value-type="float" office:value="0.006051" calcext:value-type="float">
            <text:p>0.006051</text:p>
          </table:table-cell>
          <table:table-cell office:value-type="float" office:value="-0.040904" calcext:value-type="float">
            <text:p>-0.040904</text:p>
          </table:table-cell>
          <table:table-cell office:value-type="float" office:value="0.004334" calcext:value-type="float">
            <text:p>0.004334</text:p>
          </table:table-cell>
          <table:table-cell office:value-type="float" office:value="0.088999" calcext:value-type="float">
            <text:p>0.088999</text:p>
          </table:table-cell>
          <table:table-cell office:value-type="string" calcext:value-type="string">
            <text:p>0.024515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45023" calcext:value-type="float">
            <text:p>1527480705.45023</text:p>
          </table:table-cell>
          <table:table-cell office:value-type="string" calcext:value-type="string">
            <text:p>PID_y</text:p>
          </table:table-cell>
          <table:table-cell office:value-type="float" office:value="-0.018273" calcext:value-type="float">
            <text:p>-0.018273</text:p>
          </table:table-cell>
          <table:table-cell/>
          <table:table-cell office:value-type="float" office:value="0.006051" calcext:value-type="float">
            <text:p>0.006051</text:p>
          </table:table-cell>
          <table:table-cell office:value-type="float" office:value="-0.040904" calcext:value-type="float">
            <text:p>-0.040904</text:p>
          </table:table-cell>
          <table:table-cell office:value-type="float" office:value="0.004334" calcext:value-type="float">
            <text:p>0.004334</text:p>
          </table:table-cell>
          <table:table-cell office:value-type="float" office:value="0.088999" calcext:value-type="float">
            <text:p>0.088999</text:p>
          </table:table-cell>
          <table:table-cell office:value-type="string" calcext:value-type="string">
            <text:p>0.02451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47054" calcext:value-type="float">
            <text:p>1527480705.47054</text:p>
          </table:table-cell>
          <table:table-cell office:value-type="string" calcext:value-type="string">
            <text:p>PID_x</text:p>
          </table:table-cell>
          <table:table-cell office:value-type="float" office:value="-0.020518" calcext:value-type="float">
            <text:p>-0.020518</text:p>
          </table:table-cell>
          <table:table-cell/>
          <table:table-cell office:value-type="float" office:value="0.005562" calcext:value-type="float">
            <text:p>0.005562</text:p>
          </table:table-cell>
          <table:table-cell office:value-type="float" office:value="-0.039255" calcext:value-type="float">
            <text:p>-0.039255</text:p>
          </table:table-cell>
          <table:table-cell office:value-type="float" office:value="0.004157" calcext:value-type="float">
            <text:p>0.004157</text:p>
          </table:table-cell>
          <table:table-cell office:value-type="float" office:value="0.080981" calcext:value-type="float">
            <text:p>0.080981</text:p>
          </table:table-cell>
          <table:table-cell office:value-type="string" calcext:value-type="string">
            <text:p>0.022176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47056" calcext:value-type="float">
            <text:p>1527480705.47056</text:p>
          </table:table-cell>
          <table:table-cell office:value-type="string" calcext:value-type="string">
            <text:p>PID_y</text:p>
          </table:table-cell>
          <table:table-cell office:value-type="float" office:value="-0.020518" calcext:value-type="float">
            <text:p>-0.020518</text:p>
          </table:table-cell>
          <table:table-cell/>
          <table:table-cell office:value-type="float" office:value="0.005562" calcext:value-type="float">
            <text:p>0.005562</text:p>
          </table:table-cell>
          <table:table-cell office:value-type="float" office:value="-0.039255" calcext:value-type="float">
            <text:p>-0.039255</text:p>
          </table:table-cell>
          <table:table-cell office:value-type="float" office:value="0.004157" calcext:value-type="float">
            <text:p>0.004157</text:p>
          </table:table-cell>
          <table:table-cell office:value-type="float" office:value="0.080981" calcext:value-type="float">
            <text:p>0.080981</text:p>
          </table:table-cell>
          <table:table-cell office:value-type="string" calcext:value-type="string">
            <text:p>0.02217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48986" calcext:value-type="float">
            <text:p>1527480705.48986</text:p>
          </table:table-cell>
          <table:table-cell office:value-type="string" calcext:value-type="string">
            <text:p>PID_x</text:p>
          </table:table-cell>
          <table:table-cell office:value-type="float" office:value="-0.022238" calcext:value-type="float">
            <text:p>-0.022238</text:p>
          </table:table-cell>
          <table:table-cell/>
          <table:table-cell office:value-type="float" office:value="0.005751" calcext:value-type="float">
            <text:p>0.005751</text:p>
          </table:table-cell>
          <table:table-cell office:value-type="float" office:value="-0.038088" calcext:value-type="float">
            <text:p>-0.038088</text:p>
          </table:table-cell>
          <table:table-cell office:value-type="float" office:value="0.004757" calcext:value-type="float">
            <text:p>0.004757</text:p>
          </table:table-cell>
          <table:table-cell office:value-type="float" office:value="0.074482" calcext:value-type="float">
            <text:p>0.074482</text:p>
          </table:table-cell>
          <table:table-cell office:value-type="string" calcext:value-type="string">
            <text:p>0.018656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48989" calcext:value-type="float">
            <text:p>1527480705.48989</text:p>
          </table:table-cell>
          <table:table-cell office:value-type="string" calcext:value-type="string">
            <text:p>PID_y</text:p>
          </table:table-cell>
          <table:table-cell office:value-type="float" office:value="-0.022238" calcext:value-type="float">
            <text:p>-0.022238</text:p>
          </table:table-cell>
          <table:table-cell/>
          <table:table-cell office:value-type="float" office:value="0.005751" calcext:value-type="float">
            <text:p>0.005751</text:p>
          </table:table-cell>
          <table:table-cell office:value-type="float" office:value="-0.038088" calcext:value-type="float">
            <text:p>-0.038088</text:p>
          </table:table-cell>
          <table:table-cell office:value-type="float" office:value="0.004757" calcext:value-type="float">
            <text:p>0.004757</text:p>
          </table:table-cell>
          <table:table-cell office:value-type="float" office:value="0.074482" calcext:value-type="float">
            <text:p>0.074482</text:p>
          </table:table-cell>
          <table:table-cell office:value-type="string" calcext:value-type="string">
            <text:p>0.01865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51018" calcext:value-type="float">
            <text:p>1527480705.51018</text:p>
          </table:table-cell>
          <table:table-cell office:value-type="string" calcext:value-type="string">
            <text:p>PID_x</text:p>
          </table:table-cell>
          <table:table-cell office:value-type="float" office:value="-0.023496" calcext:value-type="float">
            <text:p>-0.023496</text:p>
          </table:table-cell>
          <table:table-cell/>
          <table:table-cell office:value-type="float" office:value="0.007283" calcext:value-type="float">
            <text:p>0.007283</text:p>
          </table:table-cell>
          <table:table-cell office:value-type="float" office:value="-0.036489" calcext:value-type="float">
            <text:p>-0.036489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0.067436" calcext:value-type="float">
            <text:p>0.067436</text:p>
          </table:table-cell>
          <table:table-cell office:value-type="string" calcext:value-type="string">
            <text:p>0.024205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51019" calcext:value-type="float">
            <text:p>1527480705.51019</text:p>
          </table:table-cell>
          <table:table-cell office:value-type="string" calcext:value-type="string">
            <text:p>PID_y</text:p>
          </table:table-cell>
          <table:table-cell office:value-type="float" office:value="-0.023496" calcext:value-type="float">
            <text:p>-0.023496</text:p>
          </table:table-cell>
          <table:table-cell/>
          <table:table-cell office:value-type="float" office:value="0.007283" calcext:value-type="float">
            <text:p>0.007283</text:p>
          </table:table-cell>
          <table:table-cell office:value-type="float" office:value="-0.036489" calcext:value-type="float">
            <text:p>-0.036489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0.067436" calcext:value-type="float">
            <text:p>0.067436</text:p>
          </table:table-cell>
          <table:table-cell office:value-type="string" calcext:value-type="string">
            <text:p>0.02420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53047" calcext:value-type="float">
            <text:p>1527480705.53047</text:p>
          </table:table-cell>
          <table:table-cell office:value-type="string" calcext:value-type="string">
            <text:p>PID_x</text:p>
          </table:table-cell>
          <table:table-cell office:value-type="float" office:value="-0.023994" calcext:value-type="float">
            <text:p>-0.023994</text:p>
          </table:table-cell>
          <table:table-cell/>
          <table:table-cell office:value-type="float" office:value="0.006548" calcext:value-type="float">
            <text:p>0.006548</text:p>
          </table:table-cell>
          <table:table-cell office:value-type="float" office:value="-0.035715" calcext:value-type="float">
            <text:p>-0.035715</text:p>
          </table:table-cell>
          <table:table-cell office:value-type="float" office:value="0.005368" calcext:value-type="float">
            <text:p>0.005368</text:p>
          </table:table-cell>
          <table:table-cell office:value-type="float" office:value="0.064048" calcext:value-type="float">
            <text:p>0.064048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53049" calcext:value-type="float">
            <text:p>1527480705.53049</text:p>
          </table:table-cell>
          <table:table-cell office:value-type="string" calcext:value-type="string">
            <text:p>PID_y</text:p>
          </table:table-cell>
          <table:table-cell office:value-type="float" office:value="-0.023994" calcext:value-type="float">
            <text:p>-0.023994</text:p>
          </table:table-cell>
          <table:table-cell/>
          <table:table-cell office:value-type="float" office:value="0.006548" calcext:value-type="float">
            <text:p>0.006548</text:p>
          </table:table-cell>
          <table:table-cell office:value-type="float" office:value="-0.035715" calcext:value-type="float">
            <text:p>-0.035715</text:p>
          </table:table-cell>
          <table:table-cell office:value-type="float" office:value="0.005368" calcext:value-type="float">
            <text:p>0.005368</text:p>
          </table:table-cell>
          <table:table-cell office:value-type="float" office:value="0.064048" calcext:value-type="float">
            <text:p>0.064048</text:p>
          </table:table-cell>
          <table:table-cell office:value-type="string" calcext:value-type="string">
            <text:p>0.020323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54973" calcext:value-type="float">
            <text:p>1527480705.54973</text:p>
          </table:table-cell>
          <table:table-cell office:value-type="string" calcext:value-type="string">
            <text:p>PID_x</text:p>
          </table:table-cell>
          <table:table-cell office:value-type="float" office:value="-0.022928" calcext:value-type="float">
            <text:p>-0.022928</text:p>
          </table:table-cell>
          <table:table-cell/>
          <table:table-cell office:value-type="float" office:value="0.006337" calcext:value-type="float">
            <text:p>0.006337</text:p>
          </table:table-cell>
          <table:table-cell office:value-type="float" office:value="-0.034546" calcext:value-type="float">
            <text:p>-0.034546</text:p>
          </table:table-cell>
          <table:table-cell office:value-type="float" office:value="0.005746" calcext:value-type="float">
            <text:p>0.005746</text:p>
          </table:table-cell>
          <table:table-cell office:value-type="float" office:value="0.063769" calcext:value-type="float">
            <text:p>0.063769</text:p>
          </table:table-cell>
          <table:table-cell office:value-type="string" calcext:value-type="string">
            <text:p>0.014390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54974" calcext:value-type="float">
            <text:p>1527480705.54974</text:p>
          </table:table-cell>
          <table:table-cell office:value-type="string" calcext:value-type="string">
            <text:p>PID_y</text:p>
          </table:table-cell>
          <table:table-cell office:value-type="float" office:value="-0.022928" calcext:value-type="float">
            <text:p>-0.022928</text:p>
          </table:table-cell>
          <table:table-cell/>
          <table:table-cell office:value-type="float" office:value="0.006337" calcext:value-type="float">
            <text:p>0.006337</text:p>
          </table:table-cell>
          <table:table-cell office:value-type="float" office:value="-0.034546" calcext:value-type="float">
            <text:p>-0.034546</text:p>
          </table:table-cell>
          <table:table-cell office:value-type="float" office:value="0.005746" calcext:value-type="float">
            <text:p>0.005746</text:p>
          </table:table-cell>
          <table:table-cell office:value-type="float" office:value="0.063769" calcext:value-type="float">
            <text:p>0.063769</text:p>
          </table:table-cell>
          <table:table-cell office:value-type="string" calcext:value-type="string">
            <text:p>0.01439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57015" calcext:value-type="float">
            <text:p>1527480705.57015</text:p>
          </table:table-cell>
          <table:table-cell office:value-type="string" calcext:value-type="string">
            <text:p>PID_x</text:p>
          </table:table-cell>
          <table:table-cell office:value-type="float" office:value="-0.024568" calcext:value-type="float">
            <text:p>-0.024568</text:p>
          </table:table-cell>
          <table:table-cell/>
          <table:table-cell office:value-type="float" office:value="0.007341" calcext:value-type="float">
            <text:p>0.007341</text:p>
          </table:table-cell>
          <table:table-cell office:value-type="float" office:value="-0.033648" calcext:value-type="float">
            <text:p>-0.033648</text:p>
          </table:table-cell>
          <table:table-cell office:value-type="float" office:value="0.006167" calcext:value-type="float">
            <text:p>0.006167</text:p>
          </table:table-cell>
          <table:table-cell office:value-type="float" office:value="0.056373" calcext:value-type="float">
            <text:p>0.056373</text:p>
          </table:table-cell>
          <table:table-cell office:value-type="string" calcext:value-type="string">
            <text:p>0.020266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57016" calcext:value-type="float">
            <text:p>1527480705.57016</text:p>
          </table:table-cell>
          <table:table-cell office:value-type="string" calcext:value-type="string">
            <text:p>PID_y</text:p>
          </table:table-cell>
          <table:table-cell office:value-type="float" office:value="-0.024568" calcext:value-type="float">
            <text:p>-0.024568</text:p>
          </table:table-cell>
          <table:table-cell/>
          <table:table-cell office:value-type="float" office:value="0.007341" calcext:value-type="float">
            <text:p>0.007341</text:p>
          </table:table-cell>
          <table:table-cell office:value-type="float" office:value="-0.033648" calcext:value-type="float">
            <text:p>-0.033648</text:p>
          </table:table-cell>
          <table:table-cell office:value-type="float" office:value="0.006167" calcext:value-type="float">
            <text:p>0.006167</text:p>
          </table:table-cell>
          <table:table-cell office:value-type="float" office:value="0.056373" calcext:value-type="float">
            <text:p>0.056373</text:p>
          </table:table-cell>
          <table:table-cell office:value-type="string" calcext:value-type="string">
            <text:p>0.02026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59044" calcext:value-type="float">
            <text:p>1527480705.59044</text:p>
          </table:table-cell>
          <table:table-cell office:value-type="string" calcext:value-type="string">
            <text:p>PID_x</text:p>
          </table:table-cell>
          <table:table-cell office:value-type="float" office:value="-0.025629" calcext:value-type="float">
            <text:p>-0.025629</text:p>
          </table:table-cell>
          <table:table-cell/>
          <table:table-cell office:value-type="float" office:value="0.007174" calcext:value-type="float">
            <text:p>0.007174</text:p>
          </table:table-cell>
          <table:table-cell office:value-type="float" office:value="-0.032992" calcext:value-type="float">
            <text:p>-0.032992</text:p>
          </table:table-cell>
          <table:table-cell office:value-type="float" office:value="0.006405" calcext:value-type="float">
            <text:p>0.006405</text:p>
          </table:table-cell>
          <table:table-cell office:value-type="float" office:value="0.050764" calcext:value-type="float">
            <text:p>0.050764</text:p>
          </table:table-cell>
          <table:table-cell office:value-type="string" calcext:value-type="string">
            <text:p>0.016407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59046" calcext:value-type="float">
            <text:p>1527480705.59046</text:p>
          </table:table-cell>
          <table:table-cell office:value-type="string" calcext:value-type="string">
            <text:p>PID_y</text:p>
          </table:table-cell>
          <table:table-cell office:value-type="float" office:value="-0.025629" calcext:value-type="float">
            <text:p>-0.025629</text:p>
          </table:table-cell>
          <table:table-cell/>
          <table:table-cell office:value-type="float" office:value="0.007174" calcext:value-type="float">
            <text:p>0.007174</text:p>
          </table:table-cell>
          <table:table-cell office:value-type="float" office:value="-0.032992" calcext:value-type="float">
            <text:p>-0.032992</text:p>
          </table:table-cell>
          <table:table-cell office:value-type="float" office:value="0.006405" calcext:value-type="float">
            <text:p>0.006405</text:p>
          </table:table-cell>
          <table:table-cell office:value-type="float" office:value="0.050764" calcext:value-type="float">
            <text:p>0.050764</text:p>
          </table:table-cell>
          <table:table-cell office:value-type="string" calcext:value-type="string">
            <text:p>0.01640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60984" calcext:value-type="float">
            <text:p>1527480705.60984</text:p>
          </table:table-cell>
          <table:table-cell office:value-type="string" calcext:value-type="string">
            <text:p>PID_x</text:p>
          </table:table-cell>
          <table:table-cell office:value-type="float" office:value="-0.025393" calcext:value-type="float">
            <text:p>-0.025393</text:p>
          </table:table-cell>
          <table:table-cell/>
          <table:table-cell office:value-type="float" office:value="0.007615" calcext:value-type="float">
            <text:p>0.007615</text:p>
          </table:table-cell>
          <table:table-cell office:value-type="float" office:value="-0.0318" calcext:value-type="float">
            <text:p>-0.0318</text:p>
          </table:table-cell>
          <table:table-cell office:value-type="float" office:value="0.007023" calcext:value-type="float">
            <text:p>0.007023</text:p>
          </table:table-cell>
          <table:table-cell office:value-type="float" office:value="0.047354" calcext:value-type="float">
            <text:p>0.047354</text:p>
          </table:table-cell>
          <table:table-cell office:value-type="string" calcext:value-type="string">
            <text:p>0.014398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60989" calcext:value-type="float">
            <text:p>1527480705.60989</text:p>
          </table:table-cell>
          <table:table-cell office:value-type="string" calcext:value-type="string">
            <text:p>PID_y</text:p>
          </table:table-cell>
          <table:table-cell office:value-type="float" office:value="-0.025393" calcext:value-type="float">
            <text:p>-0.025393</text:p>
          </table:table-cell>
          <table:table-cell/>
          <table:table-cell office:value-type="float" office:value="0.007615" calcext:value-type="float">
            <text:p>0.007615</text:p>
          </table:table-cell>
          <table:table-cell office:value-type="float" office:value="-0.0318" calcext:value-type="float">
            <text:p>-0.0318</text:p>
          </table:table-cell>
          <table:table-cell office:value-type="float" office:value="0.007023" calcext:value-type="float">
            <text:p>0.007023</text:p>
          </table:table-cell>
          <table:table-cell office:value-type="float" office:value="0.047354" calcext:value-type="float">
            <text:p>0.047354</text:p>
          </table:table-cell>
          <table:table-cell office:value-type="string" calcext:value-type="string">
            <text:p>0.01439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63029" calcext:value-type="float">
            <text:p>1527480705.63029</text:p>
          </table:table-cell>
          <table:table-cell office:value-type="string" calcext:value-type="string">
            <text:p>PID_x</text:p>
          </table:table-cell>
          <table:table-cell office:value-type="float" office:value="-0.02555" calcext:value-type="float">
            <text:p>-0.02555</text:p>
          </table:table-cell>
          <table:table-cell/>
          <table:table-cell office:value-type="float" office:value="0.007319" calcext:value-type="float">
            <text:p>0.007319</text:p>
          </table:table-cell>
          <table:table-cell office:value-type="float" office:value="-0.031282" calcext:value-type="float">
            <text:p>-0.031282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44788" calcext:value-type="float">
            <text:p>0.044788</text:p>
          </table:table-cell>
          <table:table-cell office:value-type="string" calcext:value-type="string">
            <text:p>0.014108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63041" calcext:value-type="float">
            <text:p>1527480705.63041</text:p>
          </table:table-cell>
          <table:table-cell office:value-type="string" calcext:value-type="string">
            <text:p>PID_y</text:p>
          </table:table-cell>
          <table:table-cell office:value-type="float" office:value="-0.02555" calcext:value-type="float">
            <text:p>-0.02555</text:p>
          </table:table-cell>
          <table:table-cell/>
          <table:table-cell office:value-type="float" office:value="0.007319" calcext:value-type="float">
            <text:p>0.007319</text:p>
          </table:table-cell>
          <table:table-cell office:value-type="float" office:value="-0.031282" calcext:value-type="float">
            <text:p>-0.031282</text:p>
          </table:table-cell>
          <table:table-cell office:value-type="float" office:value="0.00675" calcext:value-type="float">
            <text:p>0.00675</text:p>
          </table:table-cell>
          <table:table-cell office:value-type="float" office:value="0.044788" calcext:value-type="float">
            <text:p>0.044788</text:p>
          </table:table-cell>
          <table:table-cell office:value-type="string" calcext:value-type="string">
            <text:p>0.01410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64986" calcext:value-type="float">
            <text:p>1527480705.64986</text:p>
          </table:table-cell>
          <table:table-cell office:value-type="string" calcext:value-type="string">
            <text:p>PID_x</text:p>
          </table:table-cell>
          <table:table-cell office:value-type="float" office:value="-0.025685" calcext:value-type="float">
            <text:p>-0.025685</text:p>
          </table:table-cell>
          <table:table-cell/>
          <table:table-cell office:value-type="float" office:value="0.008116" calcext:value-type="float">
            <text:p>0.008116</text:p>
          </table:table-cell>
          <table:table-cell office:value-type="float" office:value="-0.030472" calcext:value-type="float">
            <text:p>-0.030472</text:p>
          </table:table-cell>
          <table:table-cell office:value-type="float" office:value="0.007353" calcext:value-type="float">
            <text:p>0.007353</text:p>
          </table:table-cell>
          <table:table-cell office:value-type="float" office:value="0.040933" calcext:value-type="float">
            <text:p>0.040933</text:p>
          </table:table-cell>
          <table:table-cell office:value-type="string" calcext:value-type="string">
            <text:p>0.016348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6499" calcext:value-type="float">
            <text:p>1527480705.6499</text:p>
          </table:table-cell>
          <table:table-cell office:value-type="string" calcext:value-type="string">
            <text:p>PID_y</text:p>
          </table:table-cell>
          <table:table-cell office:value-type="float" office:value="-0.025685" calcext:value-type="float">
            <text:p>-0.025685</text:p>
          </table:table-cell>
          <table:table-cell/>
          <table:table-cell office:value-type="float" office:value="0.008116" calcext:value-type="float">
            <text:p>0.008116</text:p>
          </table:table-cell>
          <table:table-cell office:value-type="float" office:value="-0.030472" calcext:value-type="float">
            <text:p>-0.030472</text:p>
          </table:table-cell>
          <table:table-cell office:value-type="float" office:value="0.007353" calcext:value-type="float">
            <text:p>0.007353</text:p>
          </table:table-cell>
          <table:table-cell office:value-type="float" office:value="0.040933" calcext:value-type="float">
            <text:p>0.040933</text:p>
          </table:table-cell>
          <table:table-cell office:value-type="string" calcext:value-type="string">
            <text:p>0.01634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67033" calcext:value-type="float">
            <text:p>1527480705.67033</text:p>
          </table:table-cell>
          <table:table-cell office:value-type="string" calcext:value-type="string">
            <text:p>PID_x</text:p>
          </table:table-cell>
          <table:table-cell office:value-type="float" office:value="-0.024653" calcext:value-type="float">
            <text:p>-0.024653</text:p>
          </table:table-cell>
          <table:table-cell/>
          <table:table-cell office:value-type="float" office:value="0.007873" calcext:value-type="float">
            <text:p>0.007873</text:p>
          </table:table-cell>
          <table:table-cell office:value-type="float" office:value="-0.029531" calcext:value-type="float">
            <text:p>-0.029531</text:p>
          </table:table-cell>
          <table:table-cell office:value-type="float" office:value="0.007408" calcext:value-type="float">
            <text:p>0.007408</text:p>
          </table:table-cell>
          <table:table-cell office:value-type="float" office:value="0.041318" calcext:value-type="float">
            <text:p>0.041318</text:p>
          </table:table-cell>
          <table:table-cell office:value-type="string" calcext:value-type="string">
            <text:p>0.012756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67037" calcext:value-type="float">
            <text:p>1527480705.67037</text:p>
          </table:table-cell>
          <table:table-cell office:value-type="string" calcext:value-type="string">
            <text:p>PID_y</text:p>
          </table:table-cell>
          <table:table-cell office:value-type="float" office:value="-0.024653" calcext:value-type="float">
            <text:p>-0.024653</text:p>
          </table:table-cell>
          <table:table-cell/>
          <table:table-cell office:value-type="float" office:value="0.007873" calcext:value-type="float">
            <text:p>0.007873</text:p>
          </table:table-cell>
          <table:table-cell office:value-type="float" office:value="-0.029531" calcext:value-type="float">
            <text:p>-0.029531</text:p>
          </table:table-cell>
          <table:table-cell office:value-type="float" office:value="0.007408" calcext:value-type="float">
            <text:p>0.007408</text:p>
          </table:table-cell>
          <table:table-cell office:value-type="float" office:value="0.041318" calcext:value-type="float">
            <text:p>0.041318</text:p>
          </table:table-cell>
          <table:table-cell office:value-type="string" calcext:value-type="string">
            <text:p>0.01275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68968" calcext:value-type="float">
            <text:p>1527480705.68968</text:p>
          </table:table-cell>
          <table:table-cell office:value-type="string" calcext:value-type="string">
            <text:p>PID_x</text:p>
          </table:table-cell>
          <table:table-cell office:value-type="float" office:value="-0.025061" calcext:value-type="float">
            <text:p>-0.025061</text:p>
          </table:table-cell>
          <table:table-cell/>
          <table:table-cell office:value-type="float" office:value="0.007759" calcext:value-type="float">
            <text:p>0.007759</text:p>
          </table:table-cell>
          <table:table-cell office:value-type="float" office:value="-0.029214" calcext:value-type="float">
            <text:p>-0.029214</text:p>
          </table:table-cell>
          <table:table-cell office:value-type="float" office:value="0.007433" calcext:value-type="float">
            <text:p>0.007433</text:p>
          </table:table-cell>
          <table:table-cell office:value-type="float" office:value="0.038125" calcext:value-type="float">
            <text:p>0.038125</text:p>
          </table:table-cell>
          <table:table-cell office:value-type="string" calcext:value-type="string">
            <text:p>0.010672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68971" calcext:value-type="float">
            <text:p>1527480705.68971</text:p>
          </table:table-cell>
          <table:table-cell office:value-type="string" calcext:value-type="string">
            <text:p>PID_y</text:p>
          </table:table-cell>
          <table:table-cell office:value-type="float" office:value="-0.025061" calcext:value-type="float">
            <text:p>-0.025061</text:p>
          </table:table-cell>
          <table:table-cell/>
          <table:table-cell office:value-type="float" office:value="0.007759" calcext:value-type="float">
            <text:p>0.007759</text:p>
          </table:table-cell>
          <table:table-cell office:value-type="float" office:value="-0.029214" calcext:value-type="float">
            <text:p>-0.029214</text:p>
          </table:table-cell>
          <table:table-cell office:value-type="float" office:value="0.007433" calcext:value-type="float">
            <text:p>0.007433</text:p>
          </table:table-cell>
          <table:table-cell office:value-type="float" office:value="0.038125" calcext:value-type="float">
            <text:p>0.038125</text:p>
          </table:table-cell>
          <table:table-cell office:value-type="string" calcext:value-type="string">
            <text:p>0.01067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71009" calcext:value-type="float">
            <text:p>1527480705.71009</text:p>
          </table:table-cell>
          <table:table-cell office:value-type="string" calcext:value-type="string">
            <text:p>PID_x</text:p>
          </table:table-cell>
          <table:table-cell office:value-type="float" office:value="-0.024392" calcext:value-type="float">
            <text:p>-0.024392</text:p>
          </table:table-cell>
          <table:table-cell/>
          <table:table-cell office:value-type="float" office:value="0.007731" calcext:value-type="float">
            <text:p>0.007731</text:p>
          </table:table-cell>
          <table:table-cell office:value-type="float" office:value="-0.028147" calcext:value-type="float">
            <text:p>-0.028147</text:p>
          </table:table-cell>
          <table:table-cell office:value-type="float" office:value="0.007623" calcext:value-type="float">
            <text:p>0.007623</text:p>
          </table:table-cell>
          <table:table-cell office:value-type="float" office:value="0.036255" calcext:value-type="float">
            <text:p>0.036255</text:p>
          </table:table-cell>
          <table:table-cell office:value-type="string" calcext:value-type="string">
            <text:p>0.006147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71012" calcext:value-type="float">
            <text:p>1527480705.71012</text:p>
          </table:table-cell>
          <table:table-cell office:value-type="string" calcext:value-type="string">
            <text:p>PID_y</text:p>
          </table:table-cell>
          <table:table-cell office:value-type="float" office:value="-0.024392" calcext:value-type="float">
            <text:p>-0.024392</text:p>
          </table:table-cell>
          <table:table-cell/>
          <table:table-cell office:value-type="float" office:value="0.007731" calcext:value-type="float">
            <text:p>0.007731</text:p>
          </table:table-cell>
          <table:table-cell office:value-type="float" office:value="-0.028147" calcext:value-type="float">
            <text:p>-0.028147</text:p>
          </table:table-cell>
          <table:table-cell office:value-type="float" office:value="0.007623" calcext:value-type="float">
            <text:p>0.007623</text:p>
          </table:table-cell>
          <table:table-cell office:value-type="float" office:value="0.036255" calcext:value-type="float">
            <text:p>0.036255</text:p>
          </table:table-cell>
          <table:table-cell office:value-type="string" calcext:value-type="string">
            <text:p>0.00614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73044" calcext:value-type="float">
            <text:p>1527480705.73044</text:p>
          </table:table-cell>
          <table:table-cell office:value-type="string" calcext:value-type="string">
            <text:p>PID_x</text:p>
          </table:table-cell>
          <table:table-cell office:value-type="float" office:value="-0.023378" calcext:value-type="float">
            <text:p>-0.023378</text:p>
          </table:table-cell>
          <table:table-cell/>
          <table:table-cell office:value-type="float" office:value="0.008269" calcext:value-type="float">
            <text:p>0.008269</text:p>
          </table:table-cell>
          <table:table-cell office:value-type="float" office:value="-0.02747" calcext:value-type="float">
            <text:p>-0.02747</text:p>
          </table:table-cell>
          <table:table-cell office:value-type="float" office:value="0.007893" calcext:value-type="float">
            <text:p>0.007893</text:p>
          </table:table-cell>
          <table:table-cell office:value-type="float" office:value="0.037847" calcext:value-type="float">
            <text:p>0.037847</text:p>
          </table:table-cell>
          <table:table-cell office:value-type="string" calcext:value-type="string">
            <text:p>0.011474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73048" calcext:value-type="float">
            <text:p>1527480705.73048</text:p>
          </table:table-cell>
          <table:table-cell office:value-type="string" calcext:value-type="string">
            <text:p>PID_y</text:p>
          </table:table-cell>
          <table:table-cell office:value-type="float" office:value="-0.023378" calcext:value-type="float">
            <text:p>-0.023378</text:p>
          </table:table-cell>
          <table:table-cell/>
          <table:table-cell office:value-type="float" office:value="0.008269" calcext:value-type="float">
            <text:p>0.008269</text:p>
          </table:table-cell>
          <table:table-cell office:value-type="float" office:value="-0.02747" calcext:value-type="float">
            <text:p>-0.02747</text:p>
          </table:table-cell>
          <table:table-cell office:value-type="float" office:value="0.007893" calcext:value-type="float">
            <text:p>0.007893</text:p>
          </table:table-cell>
          <table:table-cell office:value-type="float" office:value="0.037847" calcext:value-type="float">
            <text:p>0.037847</text:p>
          </table:table-cell>
          <table:table-cell office:value-type="string" calcext:value-type="string">
            <text:p>0.01147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74974" calcext:value-type="float">
            <text:p>1527480705.74974</text:p>
          </table:table-cell>
          <table:table-cell office:value-type="string" calcext:value-type="string">
            <text:p>PID_x</text:p>
          </table:table-cell>
          <table:table-cell office:value-type="float" office:value="-0.023105" calcext:value-type="float">
            <text:p>-0.023105</text:p>
          </table:table-cell>
          <table:table-cell/>
          <table:table-cell office:value-type="float" office:value="0.007851" calcext:value-type="float">
            <text:p>0.007851</text:p>
          </table:table-cell>
          <table:table-cell office:value-type="float" office:value="-0.026837" calcext:value-type="float">
            <text:p>-0.026837</text:p>
          </table:table-cell>
          <table:table-cell office:value-type="float" office:value="0.007798" calcext:value-type="float">
            <text:p>0.007798</text:p>
          </table:table-cell>
          <table:table-cell office:value-type="float" office:value="0.036137" calcext:value-type="float">
            <text:p>0.036137</text:p>
          </table:table-cell>
          <table:table-cell office:value-type="string" calcext:value-type="string">
            <text:p>0.004331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74975" calcext:value-type="float">
            <text:p>1527480705.74975</text:p>
          </table:table-cell>
          <table:table-cell office:value-type="string" calcext:value-type="string">
            <text:p>PID_y</text:p>
          </table:table-cell>
          <table:table-cell office:value-type="float" office:value="-0.023105" calcext:value-type="float">
            <text:p>-0.023105</text:p>
          </table:table-cell>
          <table:table-cell/>
          <table:table-cell office:value-type="float" office:value="0.007851" calcext:value-type="float">
            <text:p>0.007851</text:p>
          </table:table-cell>
          <table:table-cell office:value-type="float" office:value="-0.026837" calcext:value-type="float">
            <text:p>-0.026837</text:p>
          </table:table-cell>
          <table:table-cell office:value-type="float" office:value="0.007798" calcext:value-type="float">
            <text:p>0.007798</text:p>
          </table:table-cell>
          <table:table-cell office:value-type="float" office:value="0.036137" calcext:value-type="float">
            <text:p>0.036137</text:p>
          </table:table-cell>
          <table:table-cell office:value-type="string" calcext:value-type="string">
            <text:p>0.004331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76995" calcext:value-type="float">
            <text:p>1527480705.76995</text:p>
          </table:table-cell>
          <table:table-cell office:value-type="string" calcext:value-type="string">
            <text:p>PID_x</text:p>
          </table:table-cell>
          <table:table-cell office:value-type="float" office:value="-0.023264" calcext:value-type="float">
            <text:p>-0.023264</text:p>
          </table:table-cell>
          <table:table-cell/>
          <table:table-cell office:value-type="float" office:value="0.007701" calcext:value-type="float">
            <text:p>0.007701</text:p>
          </table:table-cell>
          <table:table-cell office:value-type="float" office:value="-0.026277" calcext:value-type="float">
            <text:p>-0.026277</text:p>
          </table:table-cell>
          <table:table-cell office:value-type="float" office:value="0.007681" calcext:value-type="float">
            <text:p>0.007681</text:p>
          </table:table-cell>
          <table:table-cell office:value-type="float" office:value="0.032476" calcext:value-type="float">
            <text:p>0.032476</text:p>
          </table:table-cell>
          <table:table-cell office:value-type="string" calcext:value-type="string">
            <text:p>0.002634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76996" calcext:value-type="float">
            <text:p>1527480705.76996</text:p>
          </table:table-cell>
          <table:table-cell office:value-type="string" calcext:value-type="string">
            <text:p>PID_y</text:p>
          </table:table-cell>
          <table:table-cell office:value-type="float" office:value="-0.023264" calcext:value-type="float">
            <text:p>-0.023264</text:p>
          </table:table-cell>
          <table:table-cell/>
          <table:table-cell office:value-type="float" office:value="0.007701" calcext:value-type="float">
            <text:p>0.007701</text:p>
          </table:table-cell>
          <table:table-cell office:value-type="float" office:value="-0.026277" calcext:value-type="float">
            <text:p>-0.026277</text:p>
          </table:table-cell>
          <table:table-cell office:value-type="float" office:value="0.007681" calcext:value-type="float">
            <text:p>0.007681</text:p>
          </table:table-cell>
          <table:table-cell office:value-type="float" office:value="0.032476" calcext:value-type="float">
            <text:p>0.032476</text:p>
          </table:table-cell>
          <table:table-cell office:value-type="string" calcext:value-type="string">
            <text:p>0.00263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79028" calcext:value-type="float">
            <text:p>1527480705.79028</text:p>
          </table:table-cell>
          <table:table-cell office:value-type="string" calcext:value-type="string">
            <text:p>PID_x</text:p>
          </table:table-cell>
          <table:table-cell office:value-type="float" office:value="-0.021239" calcext:value-type="float">
            <text:p>-0.021239</text:p>
          </table:table-cell>
          <table:table-cell/>
          <table:table-cell office:value-type="float" office:value="0.007912" calcext:value-type="float">
            <text:p>0.007912</text:p>
          </table:table-cell>
          <table:table-cell office:value-type="float" office:value="-0.025378" calcext:value-type="float">
            <text:p>-0.025378</text:p>
          </table:table-cell>
          <table:table-cell office:value-type="float" office:value="0.007862" calcext:value-type="float">
            <text:p>0.007862</text:p>
          </table:table-cell>
          <table:table-cell office:value-type="float" office:value="0.03806" calcext:value-type="float">
            <text:p>0.03806</text:p>
          </table:table-cell>
          <table:table-cell office:value-type="string" calcext:value-type="string">
            <text:p>0.004157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79033" calcext:value-type="float">
            <text:p>1527480705.79033</text:p>
          </table:table-cell>
          <table:table-cell office:value-type="string" calcext:value-type="string">
            <text:p>PID_y</text:p>
          </table:table-cell>
          <table:table-cell office:value-type="float" office:value="-0.021239" calcext:value-type="float">
            <text:p>-0.021239</text:p>
          </table:table-cell>
          <table:table-cell/>
          <table:table-cell office:value-type="float" office:value="0.007912" calcext:value-type="float">
            <text:p>0.007912</text:p>
          </table:table-cell>
          <table:table-cell office:value-type="float" office:value="-0.025378" calcext:value-type="float">
            <text:p>-0.025378</text:p>
          </table:table-cell>
          <table:table-cell office:value-type="float" office:value="0.007862" calcext:value-type="float">
            <text:p>0.007862</text:p>
          </table:table-cell>
          <table:table-cell office:value-type="float" office:value="0.03806" calcext:value-type="float">
            <text:p>0.03806</text:p>
          </table:table-cell>
          <table:table-cell office:value-type="string" calcext:value-type="string">
            <text:p>0.00415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80974" calcext:value-type="float">
            <text:p>1527480705.80974</text:p>
          </table:table-cell>
          <table:table-cell office:value-type="string" calcext:value-type="string">
            <text:p>PID_x</text:p>
          </table:table-cell>
          <table:table-cell office:value-type="float" office:value="-0.021315" calcext:value-type="float">
            <text:p>-0.021315</text:p>
          </table:table-cell>
          <table:table-cell/>
          <table:table-cell office:value-type="float" office:value="0.007886" calcext:value-type="float">
            <text:p>0.007886</text:p>
          </table:table-cell>
          <table:table-cell office:value-type="float" office:value="-0.024711" calcext:value-type="float">
            <text:p>-0.024711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0.034475" calcext:value-type="float">
            <text:p>0.034475</text:p>
          </table:table-cell>
          <table:table-cell office:value-type="string" calcext:value-type="string">
            <text:p>0.002380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80977" calcext:value-type="float">
            <text:p>1527480705.80977</text:p>
          </table:table-cell>
          <table:table-cell office:value-type="string" calcext:value-type="string">
            <text:p>PID_y</text:p>
          </table:table-cell>
          <table:table-cell office:value-type="float" office:value="-0.021315" calcext:value-type="float">
            <text:p>-0.021315</text:p>
          </table:table-cell>
          <table:table-cell/>
          <table:table-cell office:value-type="float" office:value="0.007886" calcext:value-type="float">
            <text:p>0.007886</text:p>
          </table:table-cell>
          <table:table-cell office:value-type="float" office:value="-0.024711" calcext:value-type="float">
            <text:p>-0.024711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0.034475" calcext:value-type="float">
            <text:p>0.034475</text:p>
          </table:table-cell>
          <table:table-cell office:value-type="string" calcext:value-type="string">
            <text:p>0.00238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83013" calcext:value-type="float">
            <text:p>1527480705.83013</text:p>
          </table:table-cell>
          <table:table-cell office:value-type="string" calcext:value-type="string">
            <text:p>PID_x</text:p>
          </table:table-cell>
          <table:table-cell office:value-type="float" office:value="-0.021037" calcext:value-type="float">
            <text:p>-0.021037</text:p>
          </table:table-cell>
          <table:table-cell/>
          <table:table-cell office:value-type="float" office:value="0.007568" calcext:value-type="float">
            <text:p>0.007568</text:p>
          </table:table-cell>
          <table:table-cell office:value-type="float" office:value="-0.02417" calcext:value-type="float">
            <text:p>-0.02417</text:p>
          </table:table-cell>
          <table:table-cell office:value-type="float" office:value="0.007594" calcext:value-type="float">
            <text:p>0.007594</text:p>
          </table:table-cell>
          <table:table-cell office:value-type="float" office:value="0.033117" calcext:value-type="float">
            <text:p>0.033117</text:p>
          </table:table-cell>
          <table:table-cell office:value-type="string" calcext:value-type="string">
            <text:p>-0.002986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83019" calcext:value-type="float">
            <text:p>1527480705.83019</text:p>
          </table:table-cell>
          <table:table-cell office:value-type="string" calcext:value-type="string">
            <text:p>PID_y</text:p>
          </table:table-cell>
          <table:table-cell office:value-type="float" office:value="-0.021037" calcext:value-type="float">
            <text:p>-0.021037</text:p>
          </table:table-cell>
          <table:table-cell/>
          <table:table-cell office:value-type="float" office:value="0.007568" calcext:value-type="float">
            <text:p>0.007568</text:p>
          </table:table-cell>
          <table:table-cell office:value-type="float" office:value="-0.02417" calcext:value-type="float">
            <text:p>-0.02417</text:p>
          </table:table-cell>
          <table:table-cell office:value-type="float" office:value="0.007594" calcext:value-type="float">
            <text:p>0.007594</text:p>
          </table:table-cell>
          <table:table-cell office:value-type="float" office:value="0.033117" calcext:value-type="float">
            <text:p>0.033117</text:p>
          </table:table-cell>
          <table:table-cell office:value-type="string" calcext:value-type="string">
            <text:p>-0.00298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84958" calcext:value-type="float">
            <text:p>1527480705.84958</text:p>
          </table:table-cell>
          <table:table-cell office:value-type="string" calcext:value-type="string">
            <text:p>PID_x</text:p>
          </table:table-cell>
          <table:table-cell office:value-type="float" office:value="-0.020214" calcext:value-type="float">
            <text:p>-0.020214</text:p>
          </table:table-cell>
          <table:table-cell/>
          <table:table-cell office:value-type="float" office:value="0.007689" calcext:value-type="float">
            <text:p>0.007689</text:p>
          </table:table-cell>
          <table:table-cell office:value-type="float" office:value="-0.02347" calcext:value-type="float">
            <text:p>-0.02347</text:p>
          </table:table-cell>
          <table:table-cell office:value-type="float" office:value="0.007692" calcext:value-type="float">
            <text:p>0.007692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-0.000991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84962" calcext:value-type="float">
            <text:p>1527480705.84962</text:p>
          </table:table-cell>
          <table:table-cell office:value-type="string" calcext:value-type="string">
            <text:p>PID_y</text:p>
          </table:table-cell>
          <table:table-cell office:value-type="float" office:value="-0.020214" calcext:value-type="float">
            <text:p>-0.020214</text:p>
          </table:table-cell>
          <table:table-cell/>
          <table:table-cell office:value-type="float" office:value="0.007689" calcext:value-type="float">
            <text:p>0.007689</text:p>
          </table:table-cell>
          <table:table-cell office:value-type="float" office:value="-0.02347" calcext:value-type="float">
            <text:p>-0.02347</text:p>
          </table:table-cell>
          <table:table-cell office:value-type="float" office:value="0.007692" calcext:value-type="float">
            <text:p>0.007692</text:p>
          </table:table-cell>
          <table:table-cell office:value-type="float" office:value="0.03376" calcext:value-type="float">
            <text:p>0.03376</text:p>
          </table:table-cell>
          <table:table-cell office:value-type="string" calcext:value-type="string">
            <text:p>-0.000991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86996" calcext:value-type="float">
            <text:p>1527480705.86996</text:p>
          </table:table-cell>
          <table:table-cell office:value-type="string" calcext:value-type="string">
            <text:p>PID_x</text:p>
          </table:table-cell>
          <table:table-cell office:value-type="float" office:value="-0.017942" calcext:value-type="float">
            <text:p>-0.017942</text:p>
          </table:table-cell>
          <table:table-cell/>
          <table:table-cell office:value-type="float" office:value="0.007506" calcext:value-type="float">
            <text:p>0.007506</text:p>
          </table:table-cell>
          <table:table-cell office:value-type="float" office:value="-0.022345" calcext:value-type="float">
            <text:p>-0.022345</text:p>
          </table:table-cell>
          <table:table-cell office:value-type="float" office:value="0.007513" calcext:value-type="float">
            <text:p>0.007513</text:p>
          </table:table-cell>
          <table:table-cell office:value-type="float" office:value="0.039256" calcext:value-type="float">
            <text:p>0.039256</text:p>
          </table:table-cell>
          <table:table-cell office:value-type="string" calcext:value-type="string">
            <text:p>-0.001593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86999" calcext:value-type="float">
            <text:p>1527480705.86999</text:p>
          </table:table-cell>
          <table:table-cell office:value-type="string" calcext:value-type="string">
            <text:p>PID_y</text:p>
          </table:table-cell>
          <table:table-cell office:value-type="float" office:value="-0.017942" calcext:value-type="float">
            <text:p>-0.017942</text:p>
          </table:table-cell>
          <table:table-cell/>
          <table:table-cell office:value-type="float" office:value="0.007506" calcext:value-type="float">
            <text:p>0.007506</text:p>
          </table:table-cell>
          <table:table-cell office:value-type="float" office:value="-0.022345" calcext:value-type="float">
            <text:p>-0.022345</text:p>
          </table:table-cell>
          <table:table-cell office:value-type="float" office:value="0.007513" calcext:value-type="float">
            <text:p>0.007513</text:p>
          </table:table-cell>
          <table:table-cell office:value-type="float" office:value="0.039256" calcext:value-type="float">
            <text:p>0.039256</text:p>
          </table:table-cell>
          <table:table-cell office:value-type="string" calcext:value-type="string">
            <text:p>-0.001593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89033" calcext:value-type="float">
            <text:p>1527480705.89033</text:p>
          </table:table-cell>
          <table:table-cell office:value-type="string" calcext:value-type="string">
            <text:p>PID_x</text:p>
          </table:table-cell>
          <table:table-cell office:value-type="float" office:value="-0.017687" calcext:value-type="float">
            <text:p>-0.017687</text:p>
          </table:table-cell>
          <table:table-cell/>
          <table:table-cell office:value-type="float" office:value="0.007168" calcext:value-type="float">
            <text:p>0.007168</text:p>
          </table:table-cell>
          <table:table-cell office:value-type="float" office:value="-0.021649" calcext:value-type="float">
            <text:p>-0.021649</text:p>
          </table:table-cell>
          <table:table-cell office:value-type="float" office:value="0.007265" calcext:value-type="float">
            <text:p>0.007265</text:p>
          </table:table-cell>
          <table:table-cell office:value-type="float" office:value="0.037238" calcext:value-type="float">
            <text:p>0.037238</text:p>
          </table:table-cell>
          <table:table-cell office:value-type="string" calcext:value-type="string">
            <text:p>-0.005812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89037" calcext:value-type="float">
            <text:p>1527480705.89037</text:p>
          </table:table-cell>
          <table:table-cell office:value-type="string" calcext:value-type="string">
            <text:p>PID_y</text:p>
          </table:table-cell>
          <table:table-cell office:value-type="float" office:value="-0.017687" calcext:value-type="float">
            <text:p>-0.017687</text:p>
          </table:table-cell>
          <table:table-cell/>
          <table:table-cell office:value-type="float" office:value="0.007168" calcext:value-type="float">
            <text:p>0.007168</text:p>
          </table:table-cell>
          <table:table-cell office:value-type="float" office:value="-0.021649" calcext:value-type="float">
            <text:p>-0.021649</text:p>
          </table:table-cell>
          <table:table-cell office:value-type="float" office:value="0.007265" calcext:value-type="float">
            <text:p>0.007265</text:p>
          </table:table-cell>
          <table:table-cell office:value-type="float" office:value="0.037238" calcext:value-type="float">
            <text:p>0.037238</text:p>
          </table:table-cell>
          <table:table-cell office:value-type="string" calcext:value-type="string">
            <text:p>-0.00581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9098" calcext:value-type="float">
            <text:p>1527480705.9098</text:p>
          </table:table-cell>
          <table:table-cell office:value-type="string" calcext:value-type="string">
            <text:p>PID_x</text:p>
          </table:table-cell>
          <table:table-cell office:value-type="float" office:value="-0.017434" calcext:value-type="float">
            <text:p>-0.017434</text:p>
          </table:table-cell>
          <table:table-cell/>
          <table:table-cell office:value-type="float" office:value="0.006814" calcext:value-type="float">
            <text:p>0.006814</text:p>
          </table:table-cell>
          <table:table-cell office:value-type="float" office:value="-0.021112" calcext:value-type="float">
            <text:p>-0.021112</text:p>
          </table:table-cell>
          <table:table-cell office:value-type="float" office:value="0.007017" calcext:value-type="float">
            <text:p>0.007017</text:p>
          </table:table-cell>
          <table:table-cell office:value-type="float" office:value="0.03588" calcext:value-type="float">
            <text:p>0.03588</text:p>
          </table:table-cell>
          <table:table-cell office:value-type="string" calcext:value-type="string">
            <text:p>-0.008438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90983" calcext:value-type="float">
            <text:p>1527480705.90983</text:p>
          </table:table-cell>
          <table:table-cell office:value-type="string" calcext:value-type="string">
            <text:p>PID_y</text:p>
          </table:table-cell>
          <table:table-cell office:value-type="float" office:value="-0.017434" calcext:value-type="float">
            <text:p>-0.017434</text:p>
          </table:table-cell>
          <table:table-cell/>
          <table:table-cell office:value-type="float" office:value="0.006814" calcext:value-type="float">
            <text:p>0.006814</text:p>
          </table:table-cell>
          <table:table-cell office:value-type="float" office:value="-0.021112" calcext:value-type="float">
            <text:p>-0.021112</text:p>
          </table:table-cell>
          <table:table-cell office:value-type="float" office:value="0.007017" calcext:value-type="float">
            <text:p>0.007017</text:p>
          </table:table-cell>
          <table:table-cell office:value-type="float" office:value="0.03588" calcext:value-type="float">
            <text:p>0.03588</text:p>
          </table:table-cell>
          <table:table-cell office:value-type="string" calcext:value-type="string">
            <text:p>-0.00843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93007" calcext:value-type="float">
            <text:p>1527480705.93007</text:p>
          </table:table-cell>
          <table:table-cell office:value-type="string" calcext:value-type="string">
            <text:p>PID_x</text:p>
          </table:table-cell>
          <table:table-cell office:value-type="float" office:value="-0.017098" calcext:value-type="float">
            <text:p>-0.017098</text:p>
          </table:table-cell>
          <table:table-cell/>
          <table:table-cell office:value-type="float" office:value="0.006421" calcext:value-type="float">
            <text:p>0.006421</text:p>
          </table:table-cell>
          <table:table-cell office:value-type="float" office:value="-0.020642" calcext:value-type="float">
            <text:p>-0.020642</text:p>
          </table:table-cell>
          <table:table-cell office:value-type="float" office:value="0.006664" calcext:value-type="float">
            <text:p>0.006664</text:p>
          </table:table-cell>
          <table:table-cell office:value-type="float" office:value="0.035219" calcext:value-type="float">
            <text:p>0.035219</text:p>
          </table:table-cell>
          <table:table-cell office:value-type="string" calcext:value-type="string">
            <text:p>-0.009212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93009" calcext:value-type="float">
            <text:p>1527480705.93009</text:p>
          </table:table-cell>
          <table:table-cell office:value-type="string" calcext:value-type="string">
            <text:p>PID_y</text:p>
          </table:table-cell>
          <table:table-cell office:value-type="float" office:value="-0.017098" calcext:value-type="float">
            <text:p>-0.017098</text:p>
          </table:table-cell>
          <table:table-cell/>
          <table:table-cell office:value-type="float" office:value="0.006421" calcext:value-type="float">
            <text:p>0.006421</text:p>
          </table:table-cell>
          <table:table-cell office:value-type="float" office:value="-0.020642" calcext:value-type="float">
            <text:p>-0.020642</text:p>
          </table:table-cell>
          <table:table-cell office:value-type="float" office:value="0.006664" calcext:value-type="float">
            <text:p>0.006664</text:p>
          </table:table-cell>
          <table:table-cell office:value-type="float" office:value="0.035219" calcext:value-type="float">
            <text:p>0.035219</text:p>
          </table:table-cell>
          <table:table-cell office:value-type="string" calcext:value-type="string">
            <text:p>-0.00921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95027" calcext:value-type="float">
            <text:p>1527480705.95027</text:p>
          </table:table-cell>
          <table:table-cell office:value-type="string" calcext:value-type="string">
            <text:p>PID_x</text:p>
          </table:table-cell>
          <table:table-cell office:value-type="float" office:value="-0.016122" calcext:value-type="float">
            <text:p>-0.016122</text:p>
          </table:table-cell>
          <table:table-cell/>
          <table:table-cell office:value-type="float" office:value="0.006338" calcext:value-type="float">
            <text:p>0.006338</text:p>
          </table:table-cell>
          <table:table-cell office:value-type="float" office:value="-0.019832" calcext:value-type="float">
            <text:p>-0.019832</text:p>
          </table:table-cell>
          <table:table-cell office:value-type="float" office:value="0.006646" calcext:value-type="float">
            <text:p>0.006646</text:p>
          </table:table-cell>
          <table:table-cell office:value-type="float" office:value="0.036033" calcext:value-type="float">
            <text:p>0.036033</text:p>
          </table:table-cell>
          <table:table-cell office:value-type="string" calcext:value-type="string">
            <text:p>-0.010391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95029" calcext:value-type="float">
            <text:p>1527480705.95029</text:p>
          </table:table-cell>
          <table:table-cell office:value-type="string" calcext:value-type="string">
            <text:p>PID_y</text:p>
          </table:table-cell>
          <table:table-cell office:value-type="float" office:value="-0.016122" calcext:value-type="float">
            <text:p>-0.016122</text:p>
          </table:table-cell>
          <table:table-cell/>
          <table:table-cell office:value-type="float" office:value="0.006338" calcext:value-type="float">
            <text:p>0.006338</text:p>
          </table:table-cell>
          <table:table-cell office:value-type="float" office:value="-0.019832" calcext:value-type="float">
            <text:p>-0.019832</text:p>
          </table:table-cell>
          <table:table-cell office:value-type="float" office:value="0.006646" calcext:value-type="float">
            <text:p>0.006646</text:p>
          </table:table-cell>
          <table:table-cell office:value-type="float" office:value="0.036033" calcext:value-type="float">
            <text:p>0.036033</text:p>
          </table:table-cell>
          <table:table-cell office:value-type="string" calcext:value-type="string">
            <text:p>-0.010391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96955" calcext:value-type="float">
            <text:p>1527480705.96955</text:p>
          </table:table-cell>
          <table:table-cell office:value-type="string" calcext:value-type="string">
            <text:p>PID_x</text:p>
          </table:table-cell>
          <table:table-cell office:value-type="float" office:value="-0.015571" calcext:value-type="float">
            <text:p>-0.015571</text:p>
          </table:table-cell>
          <table:table-cell/>
          <table:table-cell office:value-type="float" office:value="0.005549" calcext:value-type="float">
            <text:p>0.005549</text:p>
          </table:table-cell>
          <table:table-cell office:value-type="float" office:value="-0.018935" calcext:value-type="float">
            <text:p>-0.018935</text:p>
          </table:table-cell>
          <table:table-cell office:value-type="float" office:value="0.006119" calcext:value-type="float">
            <text:p>0.006119</text:p>
          </table:table-cell>
          <table:table-cell office:value-type="float" office:value="0.034314" calcext:value-type="float">
            <text:p>0.034314</text:p>
          </table:table-cell>
          <table:table-cell office:value-type="string" calcext:value-type="string">
            <text:p>-0.014116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96957" calcext:value-type="float">
            <text:p>1527480705.96957</text:p>
          </table:table-cell>
          <table:table-cell office:value-type="string" calcext:value-type="string">
            <text:p>PID_y</text:p>
          </table:table-cell>
          <table:table-cell office:value-type="float" office:value="-0.015571" calcext:value-type="float">
            <text:p>-0.015571</text:p>
          </table:table-cell>
          <table:table-cell/>
          <table:table-cell office:value-type="float" office:value="0.005549" calcext:value-type="float">
            <text:p>0.005549</text:p>
          </table:table-cell>
          <table:table-cell office:value-type="float" office:value="-0.018935" calcext:value-type="float">
            <text:p>-0.018935</text:p>
          </table:table-cell>
          <table:table-cell office:value-type="float" office:value="0.006119" calcext:value-type="float">
            <text:p>0.006119</text:p>
          </table:table-cell>
          <table:table-cell office:value-type="float" office:value="0.034314" calcext:value-type="float">
            <text:p>0.034314</text:p>
          </table:table-cell>
          <table:table-cell office:value-type="string" calcext:value-type="string">
            <text:p>-0.01411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5.98987" calcext:value-type="float">
            <text:p>1527480705.98987</text:p>
          </table:table-cell>
          <table:table-cell office:value-type="string" calcext:value-type="string">
            <text:p>PID_x</text:p>
          </table:table-cell>
          <table:table-cell office:value-type="float" office:value="-0.01667" calcext:value-type="float">
            <text:p>-0.01667</text:p>
          </table:table-cell>
          <table:table-cell/>
          <table:table-cell office:value-type="float" office:value="0.005086" calcext:value-type="float">
            <text:p>0.005086</text:p>
          </table:table-cell>
          <table:table-cell office:value-type="float" office:value="-0.018893" calcext:value-type="float">
            <text:p>-0.018893</text:p>
          </table:table-cell>
          <table:table-cell office:value-type="float" office:value="0.005753" calcext:value-type="float">
            <text:p>0.005753</text:p>
          </table:table-cell>
          <table:table-cell office:value-type="float" office:value="0.027891" calcext:value-type="float">
            <text:p>0.027891</text:p>
          </table:table-cell>
          <table:table-cell office:value-type="string" calcext:value-type="string">
            <text:p>-0.015278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5.98989" calcext:value-type="float">
            <text:p>1527480705.98989</text:p>
          </table:table-cell>
          <table:table-cell office:value-type="string" calcext:value-type="string">
            <text:p>PID_y</text:p>
          </table:table-cell>
          <table:table-cell office:value-type="float" office:value="-0.01667" calcext:value-type="float">
            <text:p>-0.01667</text:p>
          </table:table-cell>
          <table:table-cell/>
          <table:table-cell office:value-type="float" office:value="0.005086" calcext:value-type="float">
            <text:p>0.005086</text:p>
          </table:table-cell>
          <table:table-cell office:value-type="float" office:value="-0.018893" calcext:value-type="float">
            <text:p>-0.018893</text:p>
          </table:table-cell>
          <table:table-cell office:value-type="float" office:value="0.005753" calcext:value-type="float">
            <text:p>0.005753</text:p>
          </table:table-cell>
          <table:table-cell office:value-type="float" office:value="0.027891" calcext:value-type="float">
            <text:p>0.027891</text:p>
          </table:table-cell>
          <table:table-cell office:value-type="string" calcext:value-type="string">
            <text:p>-0.01527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01018" calcext:value-type="float">
            <text:p>1527480706.01018</text:p>
          </table:table-cell>
          <table:table-cell office:value-type="string" calcext:value-type="string">
            <text:p>PID_x</text:p>
          </table:table-cell>
          <table:table-cell office:value-type="float" office:value="-0.014299" calcext:value-type="float">
            <text:p>-0.014299</text:p>
          </table:table-cell>
          <table:table-cell/>
          <table:table-cell office:value-type="float" office:value="0.004682" calcext:value-type="float">
            <text:p>0.004682</text:p>
          </table:table-cell>
          <table:table-cell office:value-type="float" office:value="-0.017675" calcext:value-type="float">
            <text:p>-0.017675</text:p>
          </table:table-cell>
          <table:table-cell office:value-type="float" office:value="0.005417" calcext:value-type="float">
            <text:p>0.005417</text:p>
          </table:table-cell>
          <table:table-cell office:value-type="float" office:value="0.034378" calcext:value-type="float">
            <text:p>0.034378</text:p>
          </table:table-cell>
          <table:table-cell office:value-type="string" calcext:value-type="string">
            <text:p>-0.016044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0102" calcext:value-type="float">
            <text:p>1527480706.0102</text:p>
          </table:table-cell>
          <table:table-cell office:value-type="string" calcext:value-type="string">
            <text:p>PID_y</text:p>
          </table:table-cell>
          <table:table-cell office:value-type="float" office:value="-0.014299" calcext:value-type="float">
            <text:p>-0.014299</text:p>
          </table:table-cell>
          <table:table-cell/>
          <table:table-cell office:value-type="float" office:value="0.004682" calcext:value-type="float">
            <text:p>0.004682</text:p>
          </table:table-cell>
          <table:table-cell office:value-type="float" office:value="-0.017675" calcext:value-type="float">
            <text:p>-0.017675</text:p>
          </table:table-cell>
          <table:table-cell office:value-type="float" office:value="0.005417" calcext:value-type="float">
            <text:p>0.005417</text:p>
          </table:table-cell>
          <table:table-cell office:value-type="float" office:value="0.034378" calcext:value-type="float">
            <text:p>0.034378</text:p>
          </table:table-cell>
          <table:table-cell office:value-type="string" calcext:value-type="string">
            <text:p>-0.01604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0305" calcext:value-type="float">
            <text:p>1527480706.0305</text:p>
          </table:table-cell>
          <table:table-cell office:value-type="string" calcext:value-type="string">
            <text:p>PID_x</text:p>
          </table:table-cell>
          <table:table-cell office:value-type="float" office:value="-0.015196" calcext:value-type="float">
            <text:p>-0.015196</text:p>
          </table:table-cell>
          <table:table-cell/>
          <table:table-cell office:value-type="float" office:value="0.004137" calcext:value-type="float">
            <text:p>0.004137</text:p>
          </table:table-cell>
          <table:table-cell office:value-type="float" office:value="-0.017693" calcext:value-type="float">
            <text:p>-0.017693</text:p>
          </table:table-cell>
          <table:table-cell office:value-type="float" office:value="0.004964" calcext:value-type="float">
            <text:p>0.004964</text:p>
          </table:table-cell>
          <table:table-cell office:value-type="float" office:value="0.029564" calcext:value-type="float">
            <text:p>0.029564</text:p>
          </table:table-cell>
          <table:table-cell office:value-type="string" calcext:value-type="string">
            <text:p>-0.017018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03052" calcext:value-type="float">
            <text:p>1527480706.03052</text:p>
          </table:table-cell>
          <table:table-cell office:value-type="string" calcext:value-type="string">
            <text:p>PID_y</text:p>
          </table:table-cell>
          <table:table-cell office:value-type="float" office:value="-0.015196" calcext:value-type="float">
            <text:p>-0.015196</text:p>
          </table:table-cell>
          <table:table-cell/>
          <table:table-cell office:value-type="float" office:value="0.004137" calcext:value-type="float">
            <text:p>0.004137</text:p>
          </table:table-cell>
          <table:table-cell office:value-type="float" office:value="-0.017693" calcext:value-type="float">
            <text:p>-0.017693</text:p>
          </table:table-cell>
          <table:table-cell office:value-type="float" office:value="0.004964" calcext:value-type="float">
            <text:p>0.004964</text:p>
          </table:table-cell>
          <table:table-cell office:value-type="float" office:value="0.029564" calcext:value-type="float">
            <text:p>0.029564</text:p>
          </table:table-cell>
          <table:table-cell office:value-type="string" calcext:value-type="string">
            <text:p>-0.01701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04986" calcext:value-type="float">
            <text:p>1527480706.04986</text:p>
          </table:table-cell>
          <table:table-cell office:value-type="string" calcext:value-type="string">
            <text:p>PID_x</text:p>
          </table:table-cell>
          <table:table-cell office:value-type="float" office:value="-0.015653" calcext:value-type="float">
            <text:p>-0.015653</text:p>
          </table:table-cell>
          <table:table-cell/>
          <table:table-cell office:value-type="float" office:value="0.003363" calcext:value-type="float">
            <text:p>0.003363</text:p>
          </table:table-cell>
          <table:table-cell office:value-type="float" office:value="-0.017392" calcext:value-type="float">
            <text:p>-0.017392</text:p>
          </table:table-cell>
          <table:table-cell office:value-type="float" office:value="0.00459" calcext:value-type="float">
            <text:p>0.00459</text:p>
          </table:table-cell>
          <table:table-cell office:value-type="float" office:value="0.024672" calcext:value-type="float">
            <text:p>0.024672</text:p>
          </table:table-cell>
          <table:table-cell office:value-type="string" calcext:value-type="string">
            <text:p>-0.020721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04989" calcext:value-type="float">
            <text:p>1527480706.04989</text:p>
          </table:table-cell>
          <table:table-cell office:value-type="string" calcext:value-type="string">
            <text:p>PID_y</text:p>
          </table:table-cell>
          <table:table-cell office:value-type="float" office:value="-0.015653" calcext:value-type="float">
            <text:p>-0.015653</text:p>
          </table:table-cell>
          <table:table-cell/>
          <table:table-cell office:value-type="float" office:value="0.003363" calcext:value-type="float">
            <text:p>0.003363</text:p>
          </table:table-cell>
          <table:table-cell office:value-type="float" office:value="-0.017392" calcext:value-type="float">
            <text:p>-0.017392</text:p>
          </table:table-cell>
          <table:table-cell office:value-type="float" office:value="0.00459" calcext:value-type="float">
            <text:p>0.00459</text:p>
          </table:table-cell>
          <table:table-cell office:value-type="float" office:value="0.024672" calcext:value-type="float">
            <text:p>0.024672</text:p>
          </table:table-cell>
          <table:table-cell office:value-type="string" calcext:value-type="string">
            <text:p>-0.020721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07021" calcext:value-type="float">
            <text:p>1527480706.07021</text:p>
          </table:table-cell>
          <table:table-cell office:value-type="string" calcext:value-type="string">
            <text:p>PID_x</text:p>
          </table:table-cell>
          <table:table-cell office:value-type="float" office:value="-0.014973" calcext:value-type="float">
            <text:p>-0.014973</text:p>
          </table:table-cell>
          <table:table-cell/>
          <table:table-cell office:value-type="float" office:value="0.003042" calcext:value-type="float">
            <text:p>0.003042</text:p>
          </table:table-cell>
          <table:table-cell office:value-type="float" office:value="-0.016557" calcext:value-type="float">
            <text:p>-0.016557</text:p>
          </table:table-cell>
          <table:table-cell office:value-type="float" office:value="0.004143" calcext:value-type="float">
            <text:p>0.004143</text:p>
          </table:table-cell>
          <table:table-cell office:value-type="float" office:value="0.023545" calcext:value-type="float">
            <text:p>0.023545</text:p>
          </table:table-cell>
          <table:table-cell office:value-type="string" calcext:value-type="string">
            <text:p>-0.019625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07023" calcext:value-type="float">
            <text:p>1527480706.07023</text:p>
          </table:table-cell>
          <table:table-cell office:value-type="string" calcext:value-type="string">
            <text:p>PID_y</text:p>
          </table:table-cell>
          <table:table-cell office:value-type="float" office:value="-0.014973" calcext:value-type="float">
            <text:p>-0.014973</text:p>
          </table:table-cell>
          <table:table-cell/>
          <table:table-cell office:value-type="float" office:value="0.003042" calcext:value-type="float">
            <text:p>0.003042</text:p>
          </table:table-cell>
          <table:table-cell office:value-type="float" office:value="-0.016557" calcext:value-type="float">
            <text:p>-0.016557</text:p>
          </table:table-cell>
          <table:table-cell office:value-type="float" office:value="0.004143" calcext:value-type="float">
            <text:p>0.004143</text:p>
          </table:table-cell>
          <table:table-cell office:value-type="float" office:value="0.023545" calcext:value-type="float">
            <text:p>0.023545</text:p>
          </table:table-cell>
          <table:table-cell office:value-type="string" calcext:value-type="string">
            <text:p>-0.01962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09053" calcext:value-type="float">
            <text:p>1527480706.09053</text:p>
          </table:table-cell>
          <table:table-cell office:value-type="string" calcext:value-type="string">
            <text:p>PID_x</text:p>
          </table:table-cell>
          <table:table-cell office:value-type="float" office:value="-0.013186" calcext:value-type="float">
            <text:p>-0.013186</text:p>
          </table:table-cell>
          <table:table-cell/>
          <table:table-cell office:value-type="float" office:value="0.002566" calcext:value-type="float">
            <text:p>0.002566</text:p>
          </table:table-cell>
          <table:table-cell office:value-type="float" office:value="-0.015821" calcext:value-type="float">
            <text:p>-0.015821</text:p>
          </table:table-cell>
          <table:table-cell office:value-type="float" office:value="0.003725" calcext:value-type="float">
            <text:p>0.003725</text:p>
          </table:table-cell>
          <table:table-cell office:value-type="float" office:value="0.030369" calcext:value-type="float">
            <text:p>0.030369</text:p>
          </table:table-cell>
          <table:table-cell office:value-type="string" calcext:value-type="string">
            <text:p>-0.020139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09055" calcext:value-type="float">
            <text:p>1527480706.09055</text:p>
          </table:table-cell>
          <table:table-cell office:value-type="string" calcext:value-type="string">
            <text:p>PID_y</text:p>
          </table:table-cell>
          <table:table-cell office:value-type="float" office:value="-0.013186" calcext:value-type="float">
            <text:p>-0.013186</text:p>
          </table:table-cell>
          <table:table-cell/>
          <table:table-cell office:value-type="float" office:value="0.002566" calcext:value-type="float">
            <text:p>0.002566</text:p>
          </table:table-cell>
          <table:table-cell office:value-type="float" office:value="-0.015821" calcext:value-type="float">
            <text:p>-0.015821</text:p>
          </table:table-cell>
          <table:table-cell office:value-type="float" office:value="0.003725" calcext:value-type="float">
            <text:p>0.003725</text:p>
          </table:table-cell>
          <table:table-cell office:value-type="float" office:value="0.030369" calcext:value-type="float">
            <text:p>0.030369</text:p>
          </table:table-cell>
          <table:table-cell office:value-type="string" calcext:value-type="string">
            <text:p>-0.02013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10984" calcext:value-type="float">
            <text:p>1527480706.10984</text:p>
          </table:table-cell>
          <table:table-cell office:value-type="string" calcext:value-type="string">
            <text:p>PID_x</text:p>
          </table:table-cell>
          <table:table-cell office:value-type="float" office:value="-0.01405" calcext:value-type="float">
            <text:p>-0.01405</text:p>
          </table:table-cell>
          <table:table-cell/>
          <table:table-cell office:value-type="float" office:value="0.001447" calcext:value-type="float">
            <text:p>0.001447</text:p>
          </table:table-cell>
          <table:table-cell office:value-type="float" office:value="-0.015455" calcext:value-type="float">
            <text:p>-0.015455</text:p>
          </table:table-cell>
          <table:table-cell office:value-type="float" office:value="0.003058" calcext:value-type="float">
            <text:p>0.003058</text:p>
          </table:table-cell>
          <table:table-cell office:value-type="float" office:value="0.022174" calcext:value-type="float">
            <text:p>0.022174</text:p>
          </table:table-cell>
          <table:table-cell office:value-type="string" calcext:value-type="string">
            <text:p>-0.023744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10985" calcext:value-type="float">
            <text:p>1527480706.10985</text:p>
          </table:table-cell>
          <table:table-cell office:value-type="string" calcext:value-type="string">
            <text:p>PID_y</text:p>
          </table:table-cell>
          <table:table-cell office:value-type="float" office:value="-0.01405" calcext:value-type="float">
            <text:p>-0.01405</text:p>
          </table:table-cell>
          <table:table-cell/>
          <table:table-cell office:value-type="float" office:value="0.001447" calcext:value-type="float">
            <text:p>0.001447</text:p>
          </table:table-cell>
          <table:table-cell office:value-type="float" office:value="-0.015455" calcext:value-type="float">
            <text:p>-0.015455</text:p>
          </table:table-cell>
          <table:table-cell office:value-type="float" office:value="0.003058" calcext:value-type="float">
            <text:p>0.003058</text:p>
          </table:table-cell>
          <table:table-cell office:value-type="float" office:value="0.022174" calcext:value-type="float">
            <text:p>0.022174</text:p>
          </table:table-cell>
          <table:table-cell office:value-type="string" calcext:value-type="string">
            <text:p>-0.02374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13028" calcext:value-type="float">
            <text:p>1527480706.13028</text:p>
          </table:table-cell>
          <table:table-cell office:value-type="string" calcext:value-type="string">
            <text:p>PID_x</text:p>
          </table:table-cell>
          <table:table-cell office:value-type="float" office:value="-0.012616" calcext:value-type="float">
            <text:p>-0.012616</text:p>
          </table:table-cell>
          <table:table-cell/>
          <table:table-cell office:value-type="float" office:value="0.001161" calcext:value-type="float">
            <text:p>0.001161</text:p>
          </table:table-cell>
          <table:table-cell office:value-type="float" office:value="-0.014869" calcext:value-type="float">
            <text:p>-0.014869</text:p>
          </table:table-cell>
          <table:table-cell office:value-type="float" office:value="0.002676" calcext:value-type="float">
            <text:p>0.002676</text:p>
          </table:table-cell>
          <table:table-cell office:value-type="float" office:value="0.02808" calcext:value-type="float">
            <text:p>0.02808</text:p>
          </table:table-cell>
          <table:table-cell office:value-type="string" calcext:value-type="string">
            <text:p>-0.023026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13033" calcext:value-type="float">
            <text:p>1527480706.13033</text:p>
          </table:table-cell>
          <table:table-cell office:value-type="string" calcext:value-type="string">
            <text:p>PID_y</text:p>
          </table:table-cell>
          <table:table-cell office:value-type="float" office:value="-0.012616" calcext:value-type="float">
            <text:p>-0.012616</text:p>
          </table:table-cell>
          <table:table-cell/>
          <table:table-cell office:value-type="float" office:value="0.001161" calcext:value-type="float">
            <text:p>0.001161</text:p>
          </table:table-cell>
          <table:table-cell office:value-type="float" office:value="-0.014869" calcext:value-type="float">
            <text:p>-0.014869</text:p>
          </table:table-cell>
          <table:table-cell office:value-type="float" office:value="0.002676" calcext:value-type="float">
            <text:p>0.002676</text:p>
          </table:table-cell>
          <table:table-cell office:value-type="float" office:value="0.02808" calcext:value-type="float">
            <text:p>0.02808</text:p>
          </table:table-cell>
          <table:table-cell office:value-type="string" calcext:value-type="string">
            <text:p>-0.02302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14948" calcext:value-type="float">
            <text:p>1527480706.14948</text:p>
          </table:table-cell>
          <table:table-cell office:value-type="string" calcext:value-type="string">
            <text:p>PID_x</text:p>
          </table:table-cell>
          <table:table-cell office:value-type="float" office:value="-0.013037" calcext:value-type="float">
            <text:p>-0.013037</text:p>
          </table:table-cell>
          <table:table-cell/>
          <table:table-cell office:value-type="float" office:value="0.000584" calcext:value-type="float">
            <text:p>0.000584</text:p>
          </table:table-cell>
          <table:table-cell office:value-type="float" office:value="-0.014848" calcext:value-type="float">
            <text:p>-0.014848</text:p>
          </table:table-cell>
          <table:table-cell office:value-type="float" office:value="0.002218" calcext:value-type="float">
            <text:p>0.002218</text:p>
          </table:table-cell>
          <table:table-cell office:value-type="float" office:value="0.025177" calcext:value-type="float">
            <text:p>0.025177</text:p>
          </table:table-cell>
          <table:table-cell office:value-type="string" calcext:value-type="string">
            <text:p>-0.023915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1495" calcext:value-type="float">
            <text:p>1527480706.1495</text:p>
          </table:table-cell>
          <table:table-cell office:value-type="string" calcext:value-type="string">
            <text:p>PID_y</text:p>
          </table:table-cell>
          <table:table-cell office:value-type="float" office:value="-0.013037" calcext:value-type="float">
            <text:p>-0.013037</text:p>
          </table:table-cell>
          <table:table-cell/>
          <table:table-cell office:value-type="float" office:value="0.000584" calcext:value-type="float">
            <text:p>0.000584</text:p>
          </table:table-cell>
          <table:table-cell office:value-type="float" office:value="-0.014848" calcext:value-type="float">
            <text:p>-0.014848</text:p>
          </table:table-cell>
          <table:table-cell office:value-type="float" office:value="0.002218" calcext:value-type="float">
            <text:p>0.002218</text:p>
          </table:table-cell>
          <table:table-cell office:value-type="float" office:value="0.025177" calcext:value-type="float">
            <text:p>0.025177</text:p>
          </table:table-cell>
          <table:table-cell office:value-type="string" calcext:value-type="string">
            <text:p>-0.02391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16978" calcext:value-type="float">
            <text:p>1527480706.16978</text:p>
          </table:table-cell>
          <table:table-cell office:value-type="string" calcext:value-type="string">
            <text:p>PID_x</text:p>
          </table:table-cell>
          <table:table-cell office:value-type="float" office:value="-0.012206" calcext:value-type="float">
            <text:p>-0.012206</text:p>
          </table:table-cell>
          <table:table-cell/>
          <table:table-cell office:value-type="float" office:value="-0.00087" calcext:value-type="float">
            <text:p>-0.00087</text:p>
          </table:table-cell>
          <table:table-cell office:value-type="float" office:value="-0.014017" calcext:value-type="float">
            <text:p>-0.014017</text:p>
          </table:table-cell>
          <table:table-cell office:value-type="float" office:value="0.001363" calcext:value-type="float">
            <text:p>0.001363</text:p>
          </table:table-cell>
          <table:table-cell office:value-type="float" office:value="0.02518" calcext:value-type="float">
            <text:p>0.02518</text:p>
          </table:table-cell>
          <table:table-cell office:value-type="string" calcext:value-type="string">
            <text:p>-0.027960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16981" calcext:value-type="float">
            <text:p>1527480706.16981</text:p>
          </table:table-cell>
          <table:table-cell office:value-type="string" calcext:value-type="string">
            <text:p>PID_y</text:p>
          </table:table-cell>
          <table:table-cell office:value-type="float" office:value="-0.012206" calcext:value-type="float">
            <text:p>-0.012206</text:p>
          </table:table-cell>
          <table:table-cell/>
          <table:table-cell office:value-type="float" office:value="-0.00087" calcext:value-type="float">
            <text:p>-0.00087</text:p>
          </table:table-cell>
          <table:table-cell office:value-type="float" office:value="-0.014017" calcext:value-type="float">
            <text:p>-0.014017</text:p>
          </table:table-cell>
          <table:table-cell office:value-type="float" office:value="0.001363" calcext:value-type="float">
            <text:p>0.001363</text:p>
          </table:table-cell>
          <table:table-cell office:value-type="float" office:value="0.02518" calcext:value-type="float">
            <text:p>0.02518</text:p>
          </table:table-cell>
          <table:table-cell office:value-type="string" calcext:value-type="string">
            <text:p>-0.02796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19003" calcext:value-type="float">
            <text:p>1527480706.19003</text:p>
          </table:table-cell>
          <table:table-cell office:value-type="string" calcext:value-type="string">
            <text:p>PID_x</text:p>
          </table:table-cell>
          <table:table-cell office:value-type="float" office:value="-0.013885" calcext:value-type="float">
            <text:p>-0.013885</text:p>
          </table:table-cell>
          <table:table-cell/>
          <table:table-cell office:value-type="float" office:value="-0.000911" calcext:value-type="float">
            <text:p>-0.000911</text:p>
          </table:table-cell>
          <table:table-cell office:value-type="float" office:value="-0.014433" calcext:value-type="float">
            <text:p>-0.014433</text:p>
          </table:table-cell>
          <table:table-cell office:value-type="float" office:value="0.001095" calcext:value-type="float">
            <text:p>0.001095</text:p>
          </table:table-cell>
          <table:table-cell office:value-type="float" office:value="0.013845" calcext:value-type="float">
            <text:p>0.013845</text:p>
          </table:table-cell>
          <table:table-cell office:value-type="string" calcext:value-type="string">
            <text:p>-0.026495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19005" calcext:value-type="float">
            <text:p>1527480706.19005</text:p>
          </table:table-cell>
          <table:table-cell office:value-type="string" calcext:value-type="string">
            <text:p>PID_y</text:p>
          </table:table-cell>
          <table:table-cell office:value-type="float" office:value="-0.013885" calcext:value-type="float">
            <text:p>-0.013885</text:p>
          </table:table-cell>
          <table:table-cell/>
          <table:table-cell office:value-type="float" office:value="-0.000911" calcext:value-type="float">
            <text:p>-0.000911</text:p>
          </table:table-cell>
          <table:table-cell office:value-type="float" office:value="-0.014433" calcext:value-type="float">
            <text:p>-0.014433</text:p>
          </table:table-cell>
          <table:table-cell office:value-type="float" office:value="0.001095" calcext:value-type="float">
            <text:p>0.001095</text:p>
          </table:table-cell>
          <table:table-cell office:value-type="float" office:value="0.013845" calcext:value-type="float">
            <text:p>0.013845</text:p>
          </table:table-cell>
          <table:table-cell office:value-type="string" calcext:value-type="string">
            <text:p>-0.02649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21038" calcext:value-type="float">
            <text:p>1527480706.21038</text:p>
          </table:table-cell>
          <table:table-cell office:value-type="string" calcext:value-type="string">
            <text:p>PID_x</text:p>
          </table:table-cell>
          <table:table-cell office:value-type="float" office:value="-0.012817" calcext:value-type="float">
            <text:p>-0.012817</text:p>
          </table:table-cell>
          <table:table-cell/>
          <table:table-cell office:value-type="float" office:value="-0.002079" calcext:value-type="float">
            <text:p>-0.002079</text:p>
          </table:table-cell>
          <table:table-cell office:value-type="float" office:value="-0.013683" calcext:value-type="float">
            <text:p>-0.013683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17415" calcext:value-type="float">
            <text:p>0.017415</text:p>
          </table:table-cell>
          <table:table-cell office:value-type="string" calcext:value-type="string">
            <text:p>-0.028296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21041" calcext:value-type="float">
            <text:p>1527480706.21041</text:p>
          </table:table-cell>
          <table:table-cell office:value-type="string" calcext:value-type="string">
            <text:p>PID_y</text:p>
          </table:table-cell>
          <table:table-cell office:value-type="float" office:value="-0.012817" calcext:value-type="float">
            <text:p>-0.012817</text:p>
          </table:table-cell>
          <table:table-cell/>
          <table:table-cell office:value-type="float" office:value="-0.002079" calcext:value-type="float">
            <text:p>-0.002079</text:p>
          </table:table-cell>
          <table:table-cell office:value-type="float" office:value="-0.013683" calcext:value-type="float">
            <text:p>-0.013683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17415" calcext:value-type="float">
            <text:p>0.017415</text:p>
          </table:table-cell>
          <table:table-cell office:value-type="string" calcext:value-type="string">
            <text:p>-0.02829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22998" calcext:value-type="float">
            <text:p>1527480706.22998</text:p>
          </table:table-cell>
          <table:table-cell office:value-type="string" calcext:value-type="string">
            <text:p>PID_x</text:p>
          </table:table-cell>
          <table:table-cell office:value-type="float" office:value="-0.012771" calcext:value-type="float">
            <text:p>-0.012771</text:p>
          </table:table-cell>
          <table:table-cell/>
          <table:table-cell office:value-type="float" office:value="-0.003029" calcext:value-type="float">
            <text:p>-0.003029</text:p>
          </table:table-cell>
          <table:table-cell office:value-type="float" office:value="-0.013388" calcext:value-type="float">
            <text:p>-0.013388</text:p>
          </table:table-cell>
          <table:table-cell office:value-type="float" office:value="-0.000372" calcext:value-type="float">
            <text:p>-0.000372</text:p>
          </table:table-cell>
          <table:table-cell office:value-type="float" office:value="0.0147" calcext:value-type="float">
            <text:p>0.0147</text:p>
          </table:table-cell>
          <table:table-cell office:value-type="string" calcext:value-type="string">
            <text:p>-0.030496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23003" calcext:value-type="float">
            <text:p>1527480706.23003</text:p>
          </table:table-cell>
          <table:table-cell office:value-type="string" calcext:value-type="string">
            <text:p>PID_y</text:p>
          </table:table-cell>
          <table:table-cell office:value-type="float" office:value="-0.012771" calcext:value-type="float">
            <text:p>-0.012771</text:p>
          </table:table-cell>
          <table:table-cell/>
          <table:table-cell office:value-type="float" office:value="-0.003029" calcext:value-type="float">
            <text:p>-0.003029</text:p>
          </table:table-cell>
          <table:table-cell office:value-type="float" office:value="-0.013388" calcext:value-type="float">
            <text:p>-0.013388</text:p>
          </table:table-cell>
          <table:table-cell office:value-type="float" office:value="-0.000372" calcext:value-type="float">
            <text:p>-0.000372</text:p>
          </table:table-cell>
          <table:table-cell office:value-type="float" office:value="0.0147" calcext:value-type="float">
            <text:p>0.0147</text:p>
          </table:table-cell>
          <table:table-cell office:value-type="string" calcext:value-type="string">
            <text:p>-0.03049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2504" calcext:value-type="float">
            <text:p>1527480706.2504</text:p>
          </table:table-cell>
          <table:table-cell office:value-type="string" calcext:value-type="string">
            <text:p>PID_x</text:p>
          </table:table-cell>
          <table:table-cell office:value-type="float" office:value="-0.012431" calcext:value-type="float">
            <text:p>-0.012431</text:p>
          </table:table-cell>
          <table:table-cell/>
          <table:table-cell office:value-type="float" office:value="-0.002894" calcext:value-type="float">
            <text:p>-0.002894</text:p>
          </table:table-cell>
          <table:table-cell office:value-type="float" office:value="-0.013196" calcext:value-type="float">
            <text:p>-0.013196</text:p>
          </table:table-cell>
          <table:table-cell office:value-type="float" office:value="-0.000623" calcext:value-type="float">
            <text:p>-0.000623</text:p>
          </table:table-cell>
          <table:table-cell office:value-type="float" office:value="0.016361" calcext:value-type="float">
            <text:p>0.016361</text:p>
          </table:table-cell>
          <table:table-cell office:value-type="string" calcext:value-type="string">
            <text:p>-0.028188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25045" calcext:value-type="float">
            <text:p>1527480706.25045</text:p>
          </table:table-cell>
          <table:table-cell office:value-type="string" calcext:value-type="string">
            <text:p>PID_y</text:p>
          </table:table-cell>
          <table:table-cell office:value-type="float" office:value="-0.012431" calcext:value-type="float">
            <text:p>-0.012431</text:p>
          </table:table-cell>
          <table:table-cell/>
          <table:table-cell office:value-type="float" office:value="-0.002894" calcext:value-type="float">
            <text:p>-0.002894</text:p>
          </table:table-cell>
          <table:table-cell office:value-type="float" office:value="-0.013196" calcext:value-type="float">
            <text:p>-0.013196</text:p>
          </table:table-cell>
          <table:table-cell office:value-type="float" office:value="-0.000623" calcext:value-type="float">
            <text:p>-0.000623</text:p>
          </table:table-cell>
          <table:table-cell office:value-type="float" office:value="0.016361" calcext:value-type="float">
            <text:p>0.016361</text:p>
          </table:table-cell>
          <table:table-cell office:value-type="string" calcext:value-type="string">
            <text:p>-0.02818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2698" calcext:value-type="float">
            <text:p>1527480706.2698</text:p>
          </table:table-cell>
          <table:table-cell office:value-type="string" calcext:value-type="string">
            <text:p>PID_x</text:p>
          </table:table-cell>
          <table:table-cell office:value-type="float" office:value="-0.012871" calcext:value-type="float">
            <text:p>-0.012871</text:p>
          </table:table-cell>
          <table:table-cell/>
          <table:table-cell office:value-type="float" office:value="-0.003358" calcext:value-type="float">
            <text:p>-0.003358</text:p>
          </table:table-cell>
          <table:table-cell office:value-type="float" office:value="-0.013107" calcext:value-type="float">
            <text:p>-0.013107</text:p>
          </table:table-cell>
          <table:table-cell office:value-type="float" office:value="-0.001306" calcext:value-type="float">
            <text:p>-0.001306</text:p>
          </table:table-cell>
          <table:table-cell office:value-type="float" office:value="0.009089" calcext:value-type="float">
            <text:p>0.009089</text:p>
          </table:table-cell>
          <table:table-cell office:value-type="string" calcext:value-type="string">
            <text:p>-0.026800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26985" calcext:value-type="float">
            <text:p>1527480706.26985</text:p>
          </table:table-cell>
          <table:table-cell office:value-type="string" calcext:value-type="string">
            <text:p>PID_y</text:p>
          </table:table-cell>
          <table:table-cell office:value-type="float" office:value="-0.012871" calcext:value-type="float">
            <text:p>-0.012871</text:p>
          </table:table-cell>
          <table:table-cell/>
          <table:table-cell office:value-type="float" office:value="-0.003358" calcext:value-type="float">
            <text:p>-0.003358</text:p>
          </table:table-cell>
          <table:table-cell office:value-type="float" office:value="-0.013107" calcext:value-type="float">
            <text:p>-0.013107</text:p>
          </table:table-cell>
          <table:table-cell office:value-type="float" office:value="-0.001306" calcext:value-type="float">
            <text:p>-0.001306</text:p>
          </table:table-cell>
          <table:table-cell office:value-type="float" office:value="0.009089" calcext:value-type="float">
            <text:p>0.009089</text:p>
          </table:table-cell>
          <table:table-cell office:value-type="string" calcext:value-type="string">
            <text:p>-0.02680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29008" calcext:value-type="float">
            <text:p>1527480706.29008</text:p>
          </table:table-cell>
          <table:table-cell office:value-type="string" calcext:value-type="string">
            <text:p>PID_x</text:p>
          </table:table-cell>
          <table:table-cell office:value-type="float" office:value="-0.012193" calcext:value-type="float">
            <text:p>-0.012193</text:p>
          </table:table-cell>
          <table:table-cell/>
          <table:table-cell office:value-type="float" office:value="-0.004846" calcext:value-type="float">
            <text:p>-0.004846</text:p>
          </table:table-cell>
          <table:table-cell office:value-type="float" office:value="-0.012876" calcext:value-type="float">
            <text:p>-0.012876</text:p>
          </table:table-cell>
          <table:table-cell office:value-type="float" office:value="-0.002038" calcext:value-type="float">
            <text:p>-0.002038</text:p>
          </table:table-cell>
          <table:table-cell office:value-type="float" office:value="0.015459" calcext:value-type="float">
            <text:p>0.015459</text:p>
          </table:table-cell>
          <table:table-cell office:value-type="string" calcext:value-type="string">
            <text:p>-0.031351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29009" calcext:value-type="float">
            <text:p>1527480706.29009</text:p>
          </table:table-cell>
          <table:table-cell office:value-type="string" calcext:value-type="string">
            <text:p>PID_y</text:p>
          </table:table-cell>
          <table:table-cell office:value-type="float" office:value="-0.012193" calcext:value-type="float">
            <text:p>-0.012193</text:p>
          </table:table-cell>
          <table:table-cell/>
          <table:table-cell office:value-type="float" office:value="-0.004846" calcext:value-type="float">
            <text:p>-0.004846</text:p>
          </table:table-cell>
          <table:table-cell office:value-type="float" office:value="-0.012876" calcext:value-type="float">
            <text:p>-0.012876</text:p>
          </table:table-cell>
          <table:table-cell office:value-type="float" office:value="-0.002038" calcext:value-type="float">
            <text:p>-0.002038</text:p>
          </table:table-cell>
          <table:table-cell office:value-type="float" office:value="0.015459" calcext:value-type="float">
            <text:p>0.015459</text:p>
          </table:table-cell>
          <table:table-cell office:value-type="string" calcext:value-type="string">
            <text:p>-0.031351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31029" calcext:value-type="float">
            <text:p>1527480706.31029</text:p>
          </table:table-cell>
          <table:table-cell office:value-type="string" calcext:value-type="string">
            <text:p>PID_x</text:p>
          </table:table-cell>
          <table:table-cell office:value-type="float" office:value="-0.012161" calcext:value-type="float">
            <text:p>-0.012161</text:p>
          </table:table-cell>
          <table:table-cell/>
          <table:table-cell office:value-type="float" office:value="-0.004593" calcext:value-type="float">
            <text:p>-0.004593</text:p>
          </table:table-cell>
          <table:table-cell office:value-type="float" office:value="-0.012536" calcext:value-type="float">
            <text:p>-0.012536</text:p>
          </table:table-cell>
          <table:table-cell office:value-type="float" office:value="-0.002491" calcext:value-type="float">
            <text:p>-0.002491</text:p>
          </table:table-cell>
          <table:table-cell office:value-type="float" office:value="0.011453" calcext:value-type="float">
            <text:p>0.011453</text:p>
          </table:table-cell>
          <table:table-cell office:value-type="string" calcext:value-type="string">
            <text:p>-0.027120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31032" calcext:value-type="float">
            <text:p>1527480706.31032</text:p>
          </table:table-cell>
          <table:table-cell office:value-type="string" calcext:value-type="string">
            <text:p>PID_y</text:p>
          </table:table-cell>
          <table:table-cell office:value-type="float" office:value="-0.012161" calcext:value-type="float">
            <text:p>-0.012161</text:p>
          </table:table-cell>
          <table:table-cell/>
          <table:table-cell office:value-type="float" office:value="-0.004593" calcext:value-type="float">
            <text:p>-0.004593</text:p>
          </table:table-cell>
          <table:table-cell office:value-type="float" office:value="-0.012536" calcext:value-type="float">
            <text:p>-0.012536</text:p>
          </table:table-cell>
          <table:table-cell office:value-type="float" office:value="-0.002491" calcext:value-type="float">
            <text:p>-0.002491</text:p>
          </table:table-cell>
          <table:table-cell office:value-type="float" office:value="0.011453" calcext:value-type="float">
            <text:p>0.011453</text:p>
          </table:table-cell>
          <table:table-cell office:value-type="string" calcext:value-type="string">
            <text:p>-0.02712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32948" calcext:value-type="float">
            <text:p>1527480706.32948</text:p>
          </table:table-cell>
          <table:table-cell office:value-type="string" calcext:value-type="string">
            <text:p>PID_x</text:p>
          </table:table-cell>
          <table:table-cell office:value-type="float" office:value="-0.011792" calcext:value-type="float">
            <text:p>-0.011792</text:p>
          </table:table-cell>
          <table:table-cell/>
          <table:table-cell office:value-type="float" office:value="-0.004302" calcext:value-type="float">
            <text:p>-0.004302</text:p>
          </table:table-cell>
          <table:table-cell office:value-type="float" office:value="-0.012199" calcext:value-type="float">
            <text:p>-0.012199</text:p>
          </table:table-cell>
          <table:table-cell office:value-type="float" office:value="-0.002718" calcext:value-type="float">
            <text:p>-0.002718</text:p>
          </table:table-cell>
          <table:table-cell office:value-type="float" office:value="0.011946" calcext:value-type="float">
            <text:p>0.011946</text:p>
          </table:table-cell>
          <table:table-cell office:value-type="string" calcext:value-type="string">
            <text:p>-0.023548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32949" calcext:value-type="float">
            <text:p>1527480706.32949</text:p>
          </table:table-cell>
          <table:table-cell office:value-type="string" calcext:value-type="string">
            <text:p>PID_y</text:p>
          </table:table-cell>
          <table:table-cell office:value-type="float" office:value="-0.011792" calcext:value-type="float">
            <text:p>-0.011792</text:p>
          </table:table-cell>
          <table:table-cell/>
          <table:table-cell office:value-type="float" office:value="-0.004302" calcext:value-type="float">
            <text:p>-0.004302</text:p>
          </table:table-cell>
          <table:table-cell office:value-type="float" office:value="-0.012199" calcext:value-type="float">
            <text:p>-0.012199</text:p>
          </table:table-cell>
          <table:table-cell office:value-type="float" office:value="-0.002718" calcext:value-type="float">
            <text:p>-0.002718</text:p>
          </table:table-cell>
          <table:table-cell office:value-type="float" office:value="0.011946" calcext:value-type="float">
            <text:p>0.011946</text:p>
          </table:table-cell>
          <table:table-cell office:value-type="string" calcext:value-type="string">
            <text:p>-0.02354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34971" calcext:value-type="float">
            <text:p>1527480706.34971</text:p>
          </table:table-cell>
          <table:table-cell office:value-type="string" calcext:value-type="string">
            <text:p>PID_x</text:p>
          </table:table-cell>
          <table:table-cell office:value-type="float" office:value="-0.010915" calcext:value-type="float">
            <text:p>-0.010915</text:p>
          </table:table-cell>
          <table:table-cell/>
          <table:table-cell office:value-type="float" office:value="-0.005078" calcext:value-type="float">
            <text:p>-0.005078</text:p>
          </table:table-cell>
          <table:table-cell office:value-type="float" office:value="-0.011624" calcext:value-type="float">
            <text:p>-0.011624</text:p>
          </table:table-cell>
          <table:table-cell office:value-type="float" office:value="-0.003187" calcext:value-type="float">
            <text:p>-0.003187</text:p>
          </table:table-cell>
          <table:table-cell office:value-type="float" office:value="0.015753" calcext:value-type="float">
            <text:p>0.015753</text:p>
          </table:table-cell>
          <table:table-cell office:value-type="string" calcext:value-type="string">
            <text:p>-0.025726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34972" calcext:value-type="float">
            <text:p>1527480706.34972</text:p>
          </table:table-cell>
          <table:table-cell office:value-type="string" calcext:value-type="string">
            <text:p>PID_y</text:p>
          </table:table-cell>
          <table:table-cell office:value-type="float" office:value="-0.010915" calcext:value-type="float">
            <text:p>-0.010915</text:p>
          </table:table-cell>
          <table:table-cell/>
          <table:table-cell office:value-type="float" office:value="-0.005078" calcext:value-type="float">
            <text:p>-0.005078</text:p>
          </table:table-cell>
          <table:table-cell office:value-type="float" office:value="-0.011624" calcext:value-type="float">
            <text:p>-0.011624</text:p>
          </table:table-cell>
          <table:table-cell office:value-type="float" office:value="-0.003187" calcext:value-type="float">
            <text:p>-0.003187</text:p>
          </table:table-cell>
          <table:table-cell office:value-type="float" office:value="0.015753" calcext:value-type="float">
            <text:p>0.015753</text:p>
          </table:table-cell>
          <table:table-cell office:value-type="string" calcext:value-type="string">
            <text:p>-0.02572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36993" calcext:value-type="float">
            <text:p>1527480706.36993</text:p>
          </table:table-cell>
          <table:table-cell office:value-type="string" calcext:value-type="string">
            <text:p>PID_x</text:p>
          </table:table-cell>
          <table:table-cell office:value-type="float" office:value="-0.010867" calcext:value-type="float">
            <text:p>-0.010867</text:p>
          </table:table-cell>
          <table:table-cell/>
          <table:table-cell office:value-type="float" office:value="-0.006087" calcext:value-type="float">
            <text:p>-0.006087</text:p>
          </table:table-cell>
          <table:table-cell office:value-type="float" office:value="-0.011555" calcext:value-type="float">
            <text:p>-0.011555</text:p>
          </table:table-cell>
          <table:table-cell office:value-type="float" office:value="-0.004018" calcext:value-type="float">
            <text:p>-0.004018</text:p>
          </table:table-cell>
          <table:table-cell office:value-type="float" office:value="0.015516" calcext:value-type="float">
            <text:p>0.015516</text:p>
          </table:table-cell>
          <table:table-cell office:value-type="string" calcext:value-type="string">
            <text:p>-0.026909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36995" calcext:value-type="float">
            <text:p>1527480706.36995</text:p>
          </table:table-cell>
          <table:table-cell office:value-type="string" calcext:value-type="string">
            <text:p>PID_y</text:p>
          </table:table-cell>
          <table:table-cell office:value-type="float" office:value="-0.010867" calcext:value-type="float">
            <text:p>-0.010867</text:p>
          </table:table-cell>
          <table:table-cell/>
          <table:table-cell office:value-type="float" office:value="-0.006087" calcext:value-type="float">
            <text:p>-0.006087</text:p>
          </table:table-cell>
          <table:table-cell office:value-type="float" office:value="-0.011555" calcext:value-type="float">
            <text:p>-0.011555</text:p>
          </table:table-cell>
          <table:table-cell office:value-type="float" office:value="-0.004018" calcext:value-type="float">
            <text:p>-0.004018</text:p>
          </table:table-cell>
          <table:table-cell office:value-type="float" office:value="0.015516" calcext:value-type="float">
            <text:p>0.015516</text:p>
          </table:table-cell>
          <table:table-cell office:value-type="string" calcext:value-type="string">
            <text:p>-0.02690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39016" calcext:value-type="float">
            <text:p>1527480706.39016</text:p>
          </table:table-cell>
          <table:table-cell office:value-type="string" calcext:value-type="string">
            <text:p>PID_x</text:p>
          </table:table-cell>
          <table:table-cell office:value-type="float" office:value="-0.011047" calcext:value-type="float">
            <text:p>-0.011047</text:p>
          </table:table-cell>
          <table:table-cell/>
          <table:table-cell office:value-type="float" office:value="-0.005863" calcext:value-type="float">
            <text:p>-0.005863</text:p>
          </table:table-cell>
          <table:table-cell office:value-type="float" office:value="-0.011551" calcext:value-type="float">
            <text:p>-0.011551</text:p>
          </table:table-cell>
          <table:table-cell office:value-type="float" office:value="-0.004351" calcext:value-type="float">
            <text:p>-0.004351</text:p>
          </table:table-cell>
          <table:table-cell office:value-type="float" office:value="0.013284" calcext:value-type="float">
            <text:p>0.013284</text:p>
          </table:table-cell>
          <table:table-cell office:value-type="string" calcext:value-type="string">
            <text:p>-0.023005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39017" calcext:value-type="float">
            <text:p>1527480706.39017</text:p>
          </table:table-cell>
          <table:table-cell office:value-type="string" calcext:value-type="string">
            <text:p>PID_y</text:p>
          </table:table-cell>
          <table:table-cell office:value-type="float" office:value="-0.011047" calcext:value-type="float">
            <text:p>-0.011047</text:p>
          </table:table-cell>
          <table:table-cell/>
          <table:table-cell office:value-type="float" office:value="-0.005863" calcext:value-type="float">
            <text:p>-0.005863</text:p>
          </table:table-cell>
          <table:table-cell office:value-type="float" office:value="-0.011551" calcext:value-type="float">
            <text:p>-0.011551</text:p>
          </table:table-cell>
          <table:table-cell office:value-type="float" office:value="-0.004351" calcext:value-type="float">
            <text:p>-0.004351</text:p>
          </table:table-cell>
          <table:table-cell office:value-type="float" office:value="0.013284" calcext:value-type="float">
            <text:p>0.013284</text:p>
          </table:table-cell>
          <table:table-cell office:value-type="string" calcext:value-type="string">
            <text:p>-0.02300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41039" calcext:value-type="float">
            <text:p>1527480706.41039</text:p>
          </table:table-cell>
          <table:table-cell office:value-type="string" calcext:value-type="string">
            <text:p>PID_x</text:p>
          </table:table-cell>
          <table:table-cell office:value-type="float" office:value="-0.010098" calcext:value-type="float">
            <text:p>-0.010098</text:p>
          </table:table-cell>
          <table:table-cell/>
          <table:table-cell office:value-type="float" office:value="-0.006322" calcext:value-type="float">
            <text:p>-0.006322</text:p>
          </table:table-cell>
          <table:table-cell office:value-type="float" office:value="-0.01088" calcext:value-type="float">
            <text:p>-0.01088</text:p>
          </table:table-cell>
          <table:table-cell office:value-type="float" office:value="-0.004807" calcext:value-type="float">
            <text:p>-0.004807</text:p>
          </table:table-cell>
          <table:table-cell office:value-type="float" office:value="0.016546" calcext:value-type="float">
            <text:p>0.016546</text:p>
          </table:table-cell>
          <table:table-cell office:value-type="string" calcext:value-type="string">
            <text:p>-0.023026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41041" calcext:value-type="float">
            <text:p>1527480706.41041</text:p>
          </table:table-cell>
          <table:table-cell office:value-type="string" calcext:value-type="string">
            <text:p>PID_y</text:p>
          </table:table-cell>
          <table:table-cell office:value-type="float" office:value="-0.010098" calcext:value-type="float">
            <text:p>-0.010098</text:p>
          </table:table-cell>
          <table:table-cell/>
          <table:table-cell office:value-type="float" office:value="-0.006322" calcext:value-type="float">
            <text:p>-0.006322</text:p>
          </table:table-cell>
          <table:table-cell office:value-type="float" office:value="-0.01088" calcext:value-type="float">
            <text:p>-0.01088</text:p>
          </table:table-cell>
          <table:table-cell office:value-type="float" office:value="-0.004807" calcext:value-type="float">
            <text:p>-0.004807</text:p>
          </table:table-cell>
          <table:table-cell office:value-type="float" office:value="0.016546" calcext:value-type="float">
            <text:p>0.016546</text:p>
          </table:table-cell>
          <table:table-cell office:value-type="string" calcext:value-type="string">
            <text:p>-0.02302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42963" calcext:value-type="float">
            <text:p>1527480706.42963</text:p>
          </table:table-cell>
          <table:table-cell office:value-type="string" calcext:value-type="string">
            <text:p>PID_x</text:p>
          </table:table-cell>
          <table:table-cell office:value-type="float" office:value="-0.010133" calcext:value-type="float">
            <text:p>-0.010133</text:p>
          </table:table-cell>
          <table:table-cell/>
          <table:table-cell office:value-type="float" office:value="-0.007361" calcext:value-type="float">
            <text:p>-0.007361</text:p>
          </table:table-cell>
          <table:table-cell office:value-type="float" office:value="-0.010736" calcext:value-type="float">
            <text:p>-0.010736</text:p>
          </table:table-cell>
          <table:table-cell office:value-type="float" office:value="-0.005363" calcext:value-type="float">
            <text:p>-0.005363</text:p>
          </table:table-cell>
          <table:table-cell office:value-type="float" office:value="0.014535" calcext:value-type="float">
            <text:p>0.014535</text:p>
          </table:table-cell>
          <table:table-cell office:value-type="string" calcext:value-type="string">
            <text:p>-0.026438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42966" calcext:value-type="float">
            <text:p>1527480706.42966</text:p>
          </table:table-cell>
          <table:table-cell office:value-type="string" calcext:value-type="string">
            <text:p>PID_y</text:p>
          </table:table-cell>
          <table:table-cell office:value-type="float" office:value="-0.010133" calcext:value-type="float">
            <text:p>-0.010133</text:p>
          </table:table-cell>
          <table:table-cell/>
          <table:table-cell office:value-type="float" office:value="-0.007361" calcext:value-type="float">
            <text:p>-0.007361</text:p>
          </table:table-cell>
          <table:table-cell office:value-type="float" office:value="-0.010736" calcext:value-type="float">
            <text:p>-0.010736</text:p>
          </table:table-cell>
          <table:table-cell office:value-type="float" office:value="-0.005363" calcext:value-type="float">
            <text:p>-0.005363</text:p>
          </table:table-cell>
          <table:table-cell office:value-type="float" office:value="0.014535" calcext:value-type="float">
            <text:p>0.014535</text:p>
          </table:table-cell>
          <table:table-cell office:value-type="string" calcext:value-type="string">
            <text:p>-0.02643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44995" calcext:value-type="float">
            <text:p>1527480706.44995</text:p>
          </table:table-cell>
          <table:table-cell office:value-type="string" calcext:value-type="string">
            <text:p>PID_x</text:p>
          </table:table-cell>
          <table:table-cell office:value-type="float" office:value="-0.009985" calcext:value-type="float">
            <text:p>-0.009985</text:p>
          </table:table-cell>
          <table:table-cell/>
          <table:table-cell office:value-type="float" office:value="-0.00783" calcext:value-type="float">
            <text:p>-0.00783</text:p>
          </table:table-cell>
          <table:table-cell office:value-type="float" office:value="-0.010405" calcext:value-type="float">
            <text:p>-0.010405</text:p>
          </table:table-cell>
          <table:table-cell office:value-type="float" office:value="-0.005833" calcext:value-type="float">
            <text:p>-0.005833</text:p>
          </table:table-cell>
          <table:table-cell office:value-type="float" office:value="0.012118" calcext:value-type="float">
            <text:p>0.012118</text:p>
          </table:table-cell>
          <table:table-cell office:value-type="string" calcext:value-type="string">
            <text:p>-0.026434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44999" calcext:value-type="float">
            <text:p>1527480706.44999</text:p>
          </table:table-cell>
          <table:table-cell office:value-type="string" calcext:value-type="string">
            <text:p>PID_y</text:p>
          </table:table-cell>
          <table:table-cell office:value-type="float" office:value="-0.009985" calcext:value-type="float">
            <text:p>-0.009985</text:p>
          </table:table-cell>
          <table:table-cell/>
          <table:table-cell office:value-type="float" office:value="-0.00783" calcext:value-type="float">
            <text:p>-0.00783</text:p>
          </table:table-cell>
          <table:table-cell office:value-type="float" office:value="-0.010405" calcext:value-type="float">
            <text:p>-0.010405</text:p>
          </table:table-cell>
          <table:table-cell office:value-type="float" office:value="-0.005833" calcext:value-type="float">
            <text:p>-0.005833</text:p>
          </table:table-cell>
          <table:table-cell office:value-type="float" office:value="0.012118" calcext:value-type="float">
            <text:p>0.012118</text:p>
          </table:table-cell>
          <table:table-cell office:value-type="string" calcext:value-type="string">
            <text:p>-0.02643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47034" calcext:value-type="float">
            <text:p>1527480706.47034</text:p>
          </table:table-cell>
          <table:table-cell office:value-type="string" calcext:value-type="string">
            <text:p>PID_x</text:p>
          </table:table-cell>
          <table:table-cell office:value-type="float" office:value="-0.010456" calcext:value-type="float">
            <text:p>-0.010456</text:p>
          </table:table-cell>
          <table:table-cell/>
          <table:table-cell office:value-type="float" office:value="-0.0072" calcext:value-type="float">
            <text:p>-0.0072</text:p>
          </table:table-cell>
          <table:table-cell office:value-type="float" office:value="-0.010676" calcext:value-type="float">
            <text:p>-0.010676</text:p>
          </table:table-cell>
          <table:table-cell office:value-type="float" office:value="-0.006035" calcext:value-type="float">
            <text:p>-0.006035</text:p>
          </table:table-cell>
          <table:table-cell office:value-type="float" office:value="0.008769" calcext:value-type="float">
            <text:p>0.008769</text:p>
          </table:table-cell>
          <table:table-cell office:value-type="string" calcext:value-type="string">
            <text:p>-0.020192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47038" calcext:value-type="float">
            <text:p>1527480706.47038</text:p>
          </table:table-cell>
          <table:table-cell office:value-type="string" calcext:value-type="string">
            <text:p>PID_y</text:p>
          </table:table-cell>
          <table:table-cell office:value-type="float" office:value="-0.010456" calcext:value-type="float">
            <text:p>-0.010456</text:p>
          </table:table-cell>
          <table:table-cell/>
          <table:table-cell office:value-type="float" office:value="-0.0072" calcext:value-type="float">
            <text:p>-0.0072</text:p>
          </table:table-cell>
          <table:table-cell office:value-type="float" office:value="-0.010676" calcext:value-type="float">
            <text:p>-0.010676</text:p>
          </table:table-cell>
          <table:table-cell office:value-type="float" office:value="-0.006035" calcext:value-type="float">
            <text:p>-0.006035</text:p>
          </table:table-cell>
          <table:table-cell office:value-type="float" office:value="0.008769" calcext:value-type="float">
            <text:p>0.008769</text:p>
          </table:table-cell>
          <table:table-cell office:value-type="string" calcext:value-type="string">
            <text:p>-0.02019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48973" calcext:value-type="float">
            <text:p>1527480706.48973</text:p>
          </table:table-cell>
          <table:table-cell office:value-type="string" calcext:value-type="string">
            <text:p>PID_x</text:p>
          </table:table-cell>
          <table:table-cell office:value-type="float" office:value="-0.010104" calcext:value-type="float">
            <text:p>-0.010104</text:p>
          </table:table-cell>
          <table:table-cell/>
          <table:table-cell office:value-type="float" office:value="-0.007299" calcext:value-type="float">
            <text:p>-0.007299</text:p>
          </table:table-cell>
          <table:table-cell office:value-type="float" office:value="-0.010452" calcext:value-type="float">
            <text:p>-0.010452</text:p>
          </table:table-cell>
          <table:table-cell office:value-type="float" office:value="-0.006253" calcext:value-type="float">
            <text:p>-0.006253</text:p>
          </table:table-cell>
          <table:table-cell office:value-type="float" office:value="0.011035" calcext:value-type="float">
            <text:p>0.011035</text:p>
          </table:table-cell>
          <table:table-cell office:value-type="string" calcext:value-type="string">
            <text:p>-0.019135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48976" calcext:value-type="float">
            <text:p>1527480706.48976</text:p>
          </table:table-cell>
          <table:table-cell office:value-type="string" calcext:value-type="string">
            <text:p>PID_y</text:p>
          </table:table-cell>
          <table:table-cell office:value-type="float" office:value="-0.010104" calcext:value-type="float">
            <text:p>-0.010104</text:p>
          </table:table-cell>
          <table:table-cell/>
          <table:table-cell office:value-type="float" office:value="-0.007299" calcext:value-type="float">
            <text:p>-0.007299</text:p>
          </table:table-cell>
          <table:table-cell office:value-type="float" office:value="-0.010452" calcext:value-type="float">
            <text:p>-0.010452</text:p>
          </table:table-cell>
          <table:table-cell office:value-type="float" office:value="-0.006253" calcext:value-type="float">
            <text:p>-0.006253</text:p>
          </table:table-cell>
          <table:table-cell office:value-type="float" office:value="0.011035" calcext:value-type="float">
            <text:p>0.011035</text:p>
          </table:table-cell>
          <table:table-cell office:value-type="string" calcext:value-type="string">
            <text:p>-0.01913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51002" calcext:value-type="float">
            <text:p>1527480706.51002</text:p>
          </table:table-cell>
          <table:table-cell office:value-type="string" calcext:value-type="string">
            <text:p>PID_x</text:p>
          </table:table-cell>
          <table:table-cell office:value-type="float" office:value="-0.009667" calcext:value-type="float">
            <text:p>-0.009667</text:p>
          </table:table-cell>
          <table:table-cell/>
          <table:table-cell office:value-type="float" office:value="-0.007921" calcext:value-type="float">
            <text:p>-0.007921</text:p>
          </table:table-cell>
          <table:table-cell office:value-type="float" office:value="-0.009928" calcext:value-type="float">
            <text:p>-0.009928</text:p>
          </table:table-cell>
          <table:table-cell office:value-type="float" office:value="-0.006789" calcext:value-type="float">
            <text:p>-0.006789</text:p>
          </table:table-cell>
          <table:table-cell office:value-type="float" office:value="0.009561" calcext:value-type="float">
            <text:p>0.009561</text:p>
          </table:table-cell>
          <table:table-cell office:value-type="string" calcext:value-type="string">
            <text:p>-0.019907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51003" calcext:value-type="float">
            <text:p>1527480706.51003</text:p>
          </table:table-cell>
          <table:table-cell office:value-type="string" calcext:value-type="string">
            <text:p>PID_y</text:p>
          </table:table-cell>
          <table:table-cell office:value-type="float" office:value="-0.009667" calcext:value-type="float">
            <text:p>-0.009667</text:p>
          </table:table-cell>
          <table:table-cell/>
          <table:table-cell office:value-type="float" office:value="-0.007921" calcext:value-type="float">
            <text:p>-0.007921</text:p>
          </table:table-cell>
          <table:table-cell office:value-type="float" office:value="-0.009928" calcext:value-type="float">
            <text:p>-0.009928</text:p>
          </table:table-cell>
          <table:table-cell office:value-type="float" office:value="-0.006789" calcext:value-type="float">
            <text:p>-0.006789</text:p>
          </table:table-cell>
          <table:table-cell office:value-type="float" office:value="0.009561" calcext:value-type="float">
            <text:p>0.009561</text:p>
          </table:table-cell>
          <table:table-cell office:value-type="string" calcext:value-type="string">
            <text:p>-0.01990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53034" calcext:value-type="float">
            <text:p>1527480706.53034</text:p>
          </table:table-cell>
          <table:table-cell office:value-type="string" calcext:value-type="string">
            <text:p>PID_x</text:p>
          </table:table-cell>
          <table:table-cell office:value-type="float" office:value="-0.00978" calcext:value-type="float">
            <text:p>-0.00978</text:p>
          </table:table-cell>
          <table:table-cell/>
          <table:table-cell office:value-type="float" office:value="-0.007916" calcext:value-type="float">
            <text:p>-0.007916</text:p>
          </table:table-cell>
          <table:table-cell office:value-type="float" office:value="-0.009954" calcext:value-type="float">
            <text:p>-0.009954</text:p>
          </table:table-cell>
          <table:table-cell office:value-type="float" office:value="-0.007085" calcext:value-type="float">
            <text:p>-0.007085</text:p>
          </table:table-cell>
          <table:table-cell office:value-type="float" office:value="0.007808" calcext:value-type="float">
            <text:p>0.007808</text:p>
          </table:table-cell>
          <table:table-cell office:value-type="string" calcext:value-type="string">
            <text:p>-0.017051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53036" calcext:value-type="float">
            <text:p>1527480706.53036</text:p>
          </table:table-cell>
          <table:table-cell office:value-type="string" calcext:value-type="string">
            <text:p>PID_y</text:p>
          </table:table-cell>
          <table:table-cell office:value-type="float" office:value="-0.00978" calcext:value-type="float">
            <text:p>-0.00978</text:p>
          </table:table-cell>
          <table:table-cell/>
          <table:table-cell office:value-type="float" office:value="-0.007916" calcext:value-type="float">
            <text:p>-0.007916</text:p>
          </table:table-cell>
          <table:table-cell office:value-type="float" office:value="-0.009954" calcext:value-type="float">
            <text:p>-0.009954</text:p>
          </table:table-cell>
          <table:table-cell office:value-type="float" office:value="-0.007085" calcext:value-type="float">
            <text:p>-0.007085</text:p>
          </table:table-cell>
          <table:table-cell office:value-type="float" office:value="0.007808" calcext:value-type="float">
            <text:p>0.007808</text:p>
          </table:table-cell>
          <table:table-cell office:value-type="string" calcext:value-type="string">
            <text:p>-0.017051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54963" calcext:value-type="float">
            <text:p>1527480706.54963</text:p>
          </table:table-cell>
          <table:table-cell office:value-type="string" calcext:value-type="string">
            <text:p>PID_x</text:p>
          </table:table-cell>
          <table:table-cell office:value-type="float" office:value="-0.009468" calcext:value-type="float">
            <text:p>-0.009468</text:p>
          </table:table-cell>
          <table:table-cell/>
          <table:table-cell office:value-type="float" office:value="-0.007492" calcext:value-type="float">
            <text:p>-0.007492</text:p>
          </table:table-cell>
          <table:table-cell office:value-type="float" office:value="-0.009641" calcext:value-type="float">
            <text:p>-0.009641</text:p>
          </table:table-cell>
          <table:table-cell office:value-type="float" office:value="-0.007065" calcext:value-type="float">
            <text:p>-0.007065</text:p>
          </table:table-cell>
          <table:table-cell office:value-type="float" office:value="0.007781" calcext:value-type="float">
            <text:p>0.007781</text:p>
          </table:table-cell>
          <table:table-cell office:value-type="string" calcext:value-type="string">
            <text:p>-0.012216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54965" calcext:value-type="float">
            <text:p>1527480706.54965</text:p>
          </table:table-cell>
          <table:table-cell office:value-type="string" calcext:value-type="string">
            <text:p>PID_y</text:p>
          </table:table-cell>
          <table:table-cell office:value-type="float" office:value="-0.009468" calcext:value-type="float">
            <text:p>-0.009468</text:p>
          </table:table-cell>
          <table:table-cell/>
          <table:table-cell office:value-type="float" office:value="-0.007492" calcext:value-type="float">
            <text:p>-0.007492</text:p>
          </table:table-cell>
          <table:table-cell office:value-type="float" office:value="-0.009641" calcext:value-type="float">
            <text:p>-0.009641</text:p>
          </table:table-cell>
          <table:table-cell office:value-type="float" office:value="-0.007065" calcext:value-type="float">
            <text:p>-0.007065</text:p>
          </table:table-cell>
          <table:table-cell office:value-type="float" office:value="0.007781" calcext:value-type="float">
            <text:p>0.007781</text:p>
          </table:table-cell>
          <table:table-cell office:value-type="string" calcext:value-type="string">
            <text:p>-0.01221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56995" calcext:value-type="float">
            <text:p>1527480706.56995</text:p>
          </table:table-cell>
          <table:table-cell office:value-type="string" calcext:value-type="string">
            <text:p>PID_x</text:p>
          </table:table-cell>
          <table:table-cell office:value-type="float" office:value="-0.008566" calcext:value-type="float">
            <text:p>-0.008566</text:p>
          </table:table-cell>
          <table:table-cell/>
          <table:table-cell office:value-type="float" office:value="-0.008256" calcext:value-type="float">
            <text:p>-0.008256</text:p>
          </table:table-cell>
          <table:table-cell office:value-type="float" office:value="-0.009195" calcext:value-type="float">
            <text:p>-0.009195</text:p>
          </table:table-cell>
          <table:table-cell office:value-type="float" office:value="-0.007584" calcext:value-type="float">
            <text:p>-0.007584</text:p>
          </table:table-cell>
          <table:table-cell office:value-type="float" office:value="0.014836" calcext:value-type="float">
            <text:p>0.014836</text:p>
          </table:table-cell>
          <table:table-cell office:value-type="string" calcext:value-type="string">
            <text:p>-0.015335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56997" calcext:value-type="float">
            <text:p>1527480706.56997</text:p>
          </table:table-cell>
          <table:table-cell office:value-type="string" calcext:value-type="string">
            <text:p>PID_y</text:p>
          </table:table-cell>
          <table:table-cell office:value-type="float" office:value="-0.008566" calcext:value-type="float">
            <text:p>-0.008566</text:p>
          </table:table-cell>
          <table:table-cell/>
          <table:table-cell office:value-type="float" office:value="-0.008256" calcext:value-type="float">
            <text:p>-0.008256</text:p>
          </table:table-cell>
          <table:table-cell office:value-type="float" office:value="-0.009195" calcext:value-type="float">
            <text:p>-0.009195</text:p>
          </table:table-cell>
          <table:table-cell office:value-type="float" office:value="-0.007584" calcext:value-type="float">
            <text:p>-0.007584</text:p>
          </table:table-cell>
          <table:table-cell office:value-type="float" office:value="0.014836" calcext:value-type="float">
            <text:p>0.014836</text:p>
          </table:table-cell>
          <table:table-cell office:value-type="string" calcext:value-type="string">
            <text:p>-0.01533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59027" calcext:value-type="float">
            <text:p>1527480706.59027</text:p>
          </table:table-cell>
          <table:table-cell office:value-type="string" calcext:value-type="string">
            <text:p>PID_x</text:p>
          </table:table-cell>
          <table:table-cell office:value-type="float" office:value="-0.009112" calcext:value-type="float">
            <text:p>-0.009112</text:p>
          </table:table-cell>
          <table:table-cell/>
          <table:table-cell office:value-type="float" office:value="-0.008061" calcext:value-type="float">
            <text:p>-0.008061</text:p>
          </table:table-cell>
          <table:table-cell office:value-type="float" office:value="-0.009417" calcext:value-type="float">
            <text:p>-0.009417</text:p>
          </table:table-cell>
          <table:table-cell office:value-type="float" office:value="-0.007576" calcext:value-type="float">
            <text:p>-0.007576</text:p>
          </table:table-cell>
          <table:table-cell office:value-type="float" office:value="0.01034" calcext:value-type="float">
            <text:p>0.01034</text:p>
          </table:table-cell>
          <table:table-cell office:value-type="string" calcext:value-type="string">
            <text:p>-0.013027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59029" calcext:value-type="float">
            <text:p>1527480706.59029</text:p>
          </table:table-cell>
          <table:table-cell office:value-type="string" calcext:value-type="string">
            <text:p>PID_y</text:p>
          </table:table-cell>
          <table:table-cell office:value-type="float" office:value="-0.009112" calcext:value-type="float">
            <text:p>-0.009112</text:p>
          </table:table-cell>
          <table:table-cell/>
          <table:table-cell office:value-type="float" office:value="-0.008061" calcext:value-type="float">
            <text:p>-0.008061</text:p>
          </table:table-cell>
          <table:table-cell office:value-type="float" office:value="-0.009417" calcext:value-type="float">
            <text:p>-0.009417</text:p>
          </table:table-cell>
          <table:table-cell office:value-type="float" office:value="-0.007576" calcext:value-type="float">
            <text:p>-0.007576</text:p>
          </table:table-cell>
          <table:table-cell office:value-type="float" office:value="0.01034" calcext:value-type="float">
            <text:p>0.01034</text:p>
          </table:table-cell>
          <table:table-cell office:value-type="string" calcext:value-type="string">
            <text:p>-0.01302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60959" calcext:value-type="float">
            <text:p>1527480706.60959</text:p>
          </table:table-cell>
          <table:table-cell office:value-type="string" calcext:value-type="string">
            <text:p>PID_x</text:p>
          </table:table-cell>
          <table:table-cell office:value-type="float" office:value="-0.008482" calcext:value-type="float">
            <text:p>-0.008482</text:p>
          </table:table-cell>
          <table:table-cell/>
          <table:table-cell office:value-type="float" office:value="-0.008593" calcext:value-type="float">
            <text:p>-0.008593</text:p>
          </table:table-cell>
          <table:table-cell office:value-type="float" office:value="-0.008839" calcext:value-type="float">
            <text:p>-0.008839</text:p>
          </table:table-cell>
          <table:table-cell office:value-type="float" office:value="-0.008099" calcext:value-type="float">
            <text:p>-0.008099</text:p>
          </table:table-cell>
          <table:table-cell office:value-type="float" office:value="0.011174" calcext:value-type="float">
            <text:p>0.011174</text:p>
          </table:table-cell>
          <table:table-cell office:value-type="string" calcext:value-type="string">
            <text:p>-0.013154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60961" calcext:value-type="float">
            <text:p>1527480706.60961</text:p>
          </table:table-cell>
          <table:table-cell office:value-type="string" calcext:value-type="string">
            <text:p>PID_y</text:p>
          </table:table-cell>
          <table:table-cell office:value-type="float" office:value="-0.008482" calcext:value-type="float">
            <text:p>-0.008482</text:p>
          </table:table-cell>
          <table:table-cell/>
          <table:table-cell office:value-type="float" office:value="-0.008593" calcext:value-type="float">
            <text:p>-0.008593</text:p>
          </table:table-cell>
          <table:table-cell office:value-type="float" office:value="-0.008839" calcext:value-type="float">
            <text:p>-0.008839</text:p>
          </table:table-cell>
          <table:table-cell office:value-type="float" office:value="-0.008099" calcext:value-type="float">
            <text:p>-0.008099</text:p>
          </table:table-cell>
          <table:table-cell office:value-type="float" office:value="0.011174" calcext:value-type="float">
            <text:p>0.011174</text:p>
          </table:table-cell>
          <table:table-cell office:value-type="string" calcext:value-type="string">
            <text:p>-0.01315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62984" calcext:value-type="float">
            <text:p>1527480706.62984</text:p>
          </table:table-cell>
          <table:table-cell office:value-type="string" calcext:value-type="string">
            <text:p>PID_x</text:p>
          </table:table-cell>
          <table:table-cell office:value-type="float" office:value="-0.008803" calcext:value-type="float">
            <text:p>-0.008803</text:p>
          </table:table-cell>
          <table:table-cell/>
          <table:table-cell office:value-type="float" office:value="-0.008644" calcext:value-type="float">
            <text:p>-0.008644</text:p>
          </table:table-cell>
          <table:table-cell office:value-type="float" office:value="-0.009052" calcext:value-type="float">
            <text:p>-0.009052</text:p>
          </table:table-cell>
          <table:table-cell office:value-type="float" office:value="-0.008251" calcext:value-type="float">
            <text:p>-0.008251</text:p>
          </table:table-cell>
          <table:table-cell office:value-type="float" office:value="0.009326" calcext:value-type="float">
            <text:p>0.009326</text:p>
          </table:table-cell>
          <table:table-cell office:value-type="string" calcext:value-type="string">
            <text:p>-0.011732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62986" calcext:value-type="float">
            <text:p>1527480706.62986</text:p>
          </table:table-cell>
          <table:table-cell office:value-type="string" calcext:value-type="string">
            <text:p>PID_y</text:p>
          </table:table-cell>
          <table:table-cell office:value-type="float" office:value="-0.008803" calcext:value-type="float">
            <text:p>-0.008803</text:p>
          </table:table-cell>
          <table:table-cell/>
          <table:table-cell office:value-type="float" office:value="-0.008644" calcext:value-type="float">
            <text:p>-0.008644</text:p>
          </table:table-cell>
          <table:table-cell office:value-type="float" office:value="-0.009052" calcext:value-type="float">
            <text:p>-0.009052</text:p>
          </table:table-cell>
          <table:table-cell office:value-type="float" office:value="-0.008251" calcext:value-type="float">
            <text:p>-0.008251</text:p>
          </table:table-cell>
          <table:table-cell office:value-type="float" office:value="0.009326" calcext:value-type="float">
            <text:p>0.009326</text:p>
          </table:table-cell>
          <table:table-cell office:value-type="string" calcext:value-type="string">
            <text:p>-0.01173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65006" calcext:value-type="float">
            <text:p>1527480706.65006</text:p>
          </table:table-cell>
          <table:table-cell office:value-type="string" calcext:value-type="string">
            <text:p>PID_x</text:p>
          </table:table-cell>
          <table:table-cell office:value-type="float" office:value="-0.008764" calcext:value-type="float">
            <text:p>-0.008764</text:p>
          </table:table-cell>
          <table:table-cell/>
          <table:table-cell office:value-type="float" office:value="-0.008892" calcext:value-type="float">
            <text:p>-0.008892</text:p>
          </table:table-cell>
          <table:table-cell office:value-type="float" office:value="-0.00892" calcext:value-type="float">
            <text:p>-0.00892</text:p>
          </table:table-cell>
          <table:table-cell office:value-type="float" office:value="-0.008388" calcext:value-type="float">
            <text:p>-0.008388</text:p>
          </table:table-cell>
          <table:table-cell office:value-type="float" office:value="0.007389" calcext:value-type="float">
            <text:p>0.007389</text:p>
          </table:table-cell>
          <table:table-cell office:value-type="string" calcext:value-type="string">
            <text:p>-0.013289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65008" calcext:value-type="float">
            <text:p>1527480706.65008</text:p>
          </table:table-cell>
          <table:table-cell office:value-type="string" calcext:value-type="string">
            <text:p>PID_y</text:p>
          </table:table-cell>
          <table:table-cell office:value-type="float" office:value="-0.008764" calcext:value-type="float">
            <text:p>-0.008764</text:p>
          </table:table-cell>
          <table:table-cell/>
          <table:table-cell office:value-type="float" office:value="-0.008892" calcext:value-type="float">
            <text:p>-0.008892</text:p>
          </table:table-cell>
          <table:table-cell office:value-type="float" office:value="-0.00892" calcext:value-type="float">
            <text:p>-0.00892</text:p>
          </table:table-cell>
          <table:table-cell office:value-type="float" office:value="-0.008388" calcext:value-type="float">
            <text:p>-0.008388</text:p>
          </table:table-cell>
          <table:table-cell office:value-type="float" office:value="0.007389" calcext:value-type="float">
            <text:p>0.007389</text:p>
          </table:table-cell>
          <table:table-cell office:value-type="string" calcext:value-type="string">
            <text:p>-0.01328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67032" calcext:value-type="float">
            <text:p>1527480706.67032</text:p>
          </table:table-cell>
          <table:table-cell office:value-type="string" calcext:value-type="string">
            <text:p>PID_x</text:p>
          </table:table-cell>
          <table:table-cell office:value-type="float" office:value="-0.008628" calcext:value-type="float">
            <text:p>-0.008628</text:p>
          </table:table-cell>
          <table:table-cell/>
          <table:table-cell office:value-type="float" office:value="-0.00863" calcext:value-type="float">
            <text:p>-0.00863</text:p>
          </table:table-cell>
          <table:table-cell office:value-type="float" office:value="-0.008703" calcext:value-type="float">
            <text:p>-0.008703</text:p>
          </table:table-cell>
          <table:table-cell office:value-type="float" office:value="-0.008422" calcext:value-type="float">
            <text:p>-0.008422</text:p>
          </table:table-cell>
          <table:table-cell office:value-type="float" office:value="0.005138" calcext:value-type="float">
            <text:p>0.005138</text:p>
          </table:table-cell>
          <table:table-cell office:value-type="string" calcext:value-type="string">
            <text:p>-0.008528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67034" calcext:value-type="float">
            <text:p>1527480706.67034</text:p>
          </table:table-cell>
          <table:table-cell office:value-type="string" calcext:value-type="string">
            <text:p>PID_y</text:p>
          </table:table-cell>
          <table:table-cell office:value-type="float" office:value="-0.008628" calcext:value-type="float">
            <text:p>-0.008628</text:p>
          </table:table-cell>
          <table:table-cell/>
          <table:table-cell office:value-type="float" office:value="-0.00863" calcext:value-type="float">
            <text:p>-0.00863</text:p>
          </table:table-cell>
          <table:table-cell office:value-type="float" office:value="-0.008703" calcext:value-type="float">
            <text:p>-0.008703</text:p>
          </table:table-cell>
          <table:table-cell office:value-type="float" office:value="-0.008422" calcext:value-type="float">
            <text:p>-0.008422</text:p>
          </table:table-cell>
          <table:table-cell office:value-type="float" office:value="0.005138" calcext:value-type="float">
            <text:p>0.005138</text:p>
          </table:table-cell>
          <table:table-cell office:value-type="string" calcext:value-type="string">
            <text:p>-0.00852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68949" calcext:value-type="float">
            <text:p>1527480706.68949</text:p>
          </table:table-cell>
          <table:table-cell office:value-type="string" calcext:value-type="string">
            <text:p>PID_x</text:p>
          </table:table-cell>
          <table:table-cell office:value-type="float" office:value="-0.008086" calcext:value-type="float">
            <text:p>-0.008086</text:p>
          </table:table-cell>
          <table:table-cell/>
          <table:table-cell office:value-type="float" office:value="-0.00905" calcext:value-type="float">
            <text:p>-0.00905</text:p>
          </table:table-cell>
          <table:table-cell office:value-type="float" office:value="-0.0084" calcext:value-type="float">
            <text:p>-0.0084</text:p>
          </table:table-cell>
          <table:table-cell office:value-type="float" office:value="-0.008684" calcext:value-type="float">
            <text:p>-0.008684</text:p>
          </table:table-cell>
          <table:table-cell office:value-type="float" office:value="0.010486" calcext:value-type="float">
            <text:p>0.010486</text:p>
          </table:table-cell>
          <table:table-cell office:value-type="string" calcext:value-type="string">
            <text:p>-0.011324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68954" calcext:value-type="float">
            <text:p>1527480706.68954</text:p>
          </table:table-cell>
          <table:table-cell office:value-type="string" calcext:value-type="string">
            <text:p>PID_y</text:p>
          </table:table-cell>
          <table:table-cell office:value-type="float" office:value="-0.008086" calcext:value-type="float">
            <text:p>-0.008086</text:p>
          </table:table-cell>
          <table:table-cell/>
          <table:table-cell office:value-type="float" office:value="-0.00905" calcext:value-type="float">
            <text:p>-0.00905</text:p>
          </table:table-cell>
          <table:table-cell office:value-type="float" office:value="-0.0084" calcext:value-type="float">
            <text:p>-0.0084</text:p>
          </table:table-cell>
          <table:table-cell office:value-type="float" office:value="-0.008684" calcext:value-type="float">
            <text:p>-0.008684</text:p>
          </table:table-cell>
          <table:table-cell office:value-type="float" office:value="0.010486" calcext:value-type="float">
            <text:p>0.010486</text:p>
          </table:table-cell>
          <table:table-cell office:value-type="string" calcext:value-type="string">
            <text:p>-0.01132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70972" calcext:value-type="float">
            <text:p>1527480706.70972</text:p>
          </table:table-cell>
          <table:table-cell office:value-type="string" calcext:value-type="string">
            <text:p>PID_x</text:p>
          </table:table-cell>
          <table:table-cell office:value-type="float" office:value="-0.008803" calcext:value-type="float">
            <text:p>-0.008803</text:p>
          </table:table-cell>
          <table:table-cell/>
          <table:table-cell office:value-type="float" office:value="-0.009078" calcext:value-type="float">
            <text:p>-0.009078</text:p>
          </table:table-cell>
          <table:table-cell office:value-type="float" office:value="-0.008804" calcext:value-type="float">
            <text:p>-0.008804</text:p>
          </table:table-cell>
          <table:table-cell office:value-type="float" office:value="-0.008895" calcext:value-type="float">
            <text:p>-0.008895</text:p>
          </table:table-cell>
          <table:table-cell office:value-type="float" office:value="0.000502" calcext:value-type="float">
            <text:p>0.000502</text:p>
          </table:table-cell>
          <table:table-cell office:value-type="string" calcext:value-type="string">
            <text:p>-0.008010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70974" calcext:value-type="float">
            <text:p>1527480706.70974</text:p>
          </table:table-cell>
          <table:table-cell office:value-type="string" calcext:value-type="string">
            <text:p>PID_y</text:p>
          </table:table-cell>
          <table:table-cell office:value-type="float" office:value="-0.008803" calcext:value-type="float">
            <text:p>-0.008803</text:p>
          </table:table-cell>
          <table:table-cell/>
          <table:table-cell office:value-type="float" office:value="-0.009078" calcext:value-type="float">
            <text:p>-0.009078</text:p>
          </table:table-cell>
          <table:table-cell office:value-type="float" office:value="-0.008804" calcext:value-type="float">
            <text:p>-0.008804</text:p>
          </table:table-cell>
          <table:table-cell office:value-type="float" office:value="-0.008895" calcext:value-type="float">
            <text:p>-0.008895</text:p>
          </table:table-cell>
          <table:table-cell office:value-type="float" office:value="0.000502" calcext:value-type="float">
            <text:p>0.000502</text:p>
          </table:table-cell>
          <table:table-cell office:value-type="string" calcext:value-type="string">
            <text:p>-0.00801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72995" calcext:value-type="float">
            <text:p>1527480706.72995</text:p>
          </table:table-cell>
          <table:table-cell office:value-type="string" calcext:value-type="string">
            <text:p>PID_x</text:p>
          </table:table-cell>
          <table:table-cell office:value-type="float" office:value="-0.00857" calcext:value-type="float">
            <text:p>-0.00857</text:p>
          </table:table-cell>
          <table:table-cell/>
          <table:table-cell office:value-type="float" office:value="-0.009058" calcext:value-type="float">
            <text:p>-0.009058</text:p>
          </table:table-cell>
          <table:table-cell office:value-type="float" office:value="-0.008625" calcext:value-type="float">
            <text:p>-0.008625</text:p>
          </table:table-cell>
          <table:table-cell office:value-type="float" office:value="-0.008925" calcext:value-type="float">
            <text:p>-0.008925</text:p>
          </table:table-cell>
          <table:table-cell office:value-type="float" office:value="0.004381" calcext:value-type="float">
            <text:p>0.004381</text:p>
          </table:table-cell>
          <table:table-cell office:value-type="string" calcext:value-type="string">
            <text:p>-0.006807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72997" calcext:value-type="float">
            <text:p>1527480706.72997</text:p>
          </table:table-cell>
          <table:table-cell office:value-type="string" calcext:value-type="string">
            <text:p>PID_y</text:p>
          </table:table-cell>
          <table:table-cell office:value-type="float" office:value="-0.00857" calcext:value-type="float">
            <text:p>-0.00857</text:p>
          </table:table-cell>
          <table:table-cell/>
          <table:table-cell office:value-type="float" office:value="-0.009058" calcext:value-type="float">
            <text:p>-0.009058</text:p>
          </table:table-cell>
          <table:table-cell office:value-type="float" office:value="-0.008625" calcext:value-type="float">
            <text:p>-0.008625</text:p>
          </table:table-cell>
          <table:table-cell office:value-type="float" office:value="-0.008925" calcext:value-type="float">
            <text:p>-0.008925</text:p>
          </table:table-cell>
          <table:table-cell office:value-type="float" office:value="0.004381" calcext:value-type="float">
            <text:p>0.004381</text:p>
          </table:table-cell>
          <table:table-cell office:value-type="string" calcext:value-type="string">
            <text:p>-0.00680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75018" calcext:value-type="float">
            <text:p>1527480706.75018</text:p>
          </table:table-cell>
          <table:table-cell office:value-type="string" calcext:value-type="string">
            <text:p>PID_x</text:p>
          </table:table-cell>
          <table:table-cell office:value-type="float" office:value="-0.00856" calcext:value-type="float">
            <text:p>-0.00856</text:p>
          </table:table-cell>
          <table:table-cell/>
          <table:table-cell office:value-type="float" office:value="-0.0092" calcext:value-type="float">
            <text:p>-0.0092</text:p>
          </table:table-cell>
          <table:table-cell office:value-type="float" office:value="-0.008593" calcext:value-type="float">
            <text:p>-0.008593</text:p>
          </table:table-cell>
          <table:table-cell office:value-type="float" office:value="-0.009066" calcext:value-type="float">
            <text:p>-0.009066</text:p>
          </table:table-cell>
          <table:table-cell office:value-type="float" office:value="0.003393" calcext:value-type="float">
            <text:p>0.003393</text:p>
          </table:table-cell>
          <table:table-cell office:value-type="string" calcext:value-type="string">
            <text:p>-0.006848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7502" calcext:value-type="float">
            <text:p>1527480706.7502</text:p>
          </table:table-cell>
          <table:table-cell office:value-type="string" calcext:value-type="string">
            <text:p>PID_y</text:p>
          </table:table-cell>
          <table:table-cell office:value-type="float" office:value="-0.00856" calcext:value-type="float">
            <text:p>-0.00856</text:p>
          </table:table-cell>
          <table:table-cell/>
          <table:table-cell office:value-type="float" office:value="-0.0092" calcext:value-type="float">
            <text:p>-0.0092</text:p>
          </table:table-cell>
          <table:table-cell office:value-type="float" office:value="-0.008593" calcext:value-type="float">
            <text:p>-0.008593</text:p>
          </table:table-cell>
          <table:table-cell office:value-type="float" office:value="-0.009066" calcext:value-type="float">
            <text:p>-0.009066</text:p>
          </table:table-cell>
          <table:table-cell office:value-type="float" office:value="0.003393" calcext:value-type="float">
            <text:p>0.003393</text:p>
          </table:table-cell>
          <table:table-cell office:value-type="string" calcext:value-type="string">
            <text:p>-0.00684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77047" calcext:value-type="float">
            <text:p>1527480706.77047</text:p>
          </table:table-cell>
          <table:table-cell office:value-type="string" calcext:value-type="string">
            <text:p>PID_x</text:p>
          </table:table-cell>
          <table:table-cell office:value-type="float" office:value="-0.008785" calcext:value-type="float">
            <text:p>-0.008785</text:p>
          </table:table-cell>
          <table:table-cell/>
          <table:table-cell office:value-type="float" office:value="-0.009345" calcext:value-type="float">
            <text:p>-0.009345</text:p>
          </table:table-cell>
          <table:table-cell office:value-type="float" office:value="-0.008784" calcext:value-type="float">
            <text:p>-0.008784</text:p>
          </table:table-cell>
          <table:table-cell office:value-type="float" office:value="-0.009179" calcext:value-type="float">
            <text:p>-0.009179</text:p>
          </table:table-cell>
          <table:table-cell office:value-type="float" office:value="-0.000628" calcext:value-type="float">
            <text:p>-0.000628</text:p>
          </table:table-cell>
          <table:table-cell office:value-type="string" calcext:value-type="string">
            <text:p>-0.007620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77049" calcext:value-type="float">
            <text:p>1527480706.77049</text:p>
          </table:table-cell>
          <table:table-cell office:value-type="string" calcext:value-type="string">
            <text:p>PID_y</text:p>
          </table:table-cell>
          <table:table-cell office:value-type="float" office:value="-0.008785" calcext:value-type="float">
            <text:p>-0.008785</text:p>
          </table:table-cell>
          <table:table-cell/>
          <table:table-cell office:value-type="float" office:value="-0.009345" calcext:value-type="float">
            <text:p>-0.009345</text:p>
          </table:table-cell>
          <table:table-cell office:value-type="float" office:value="-0.008784" calcext:value-type="float">
            <text:p>-0.008784</text:p>
          </table:table-cell>
          <table:table-cell office:value-type="float" office:value="-0.009179" calcext:value-type="float">
            <text:p>-0.009179</text:p>
          </table:table-cell>
          <table:table-cell office:value-type="float" office:value="-0.000628" calcext:value-type="float">
            <text:p>-0.000628</text:p>
          </table:table-cell>
          <table:table-cell office:value-type="string" calcext:value-type="string">
            <text:p>-0.00762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78971" calcext:value-type="float">
            <text:p>1527480706.78971</text:p>
          </table:table-cell>
          <table:table-cell office:value-type="string" calcext:value-type="string">
            <text:p>PID_x</text:p>
          </table:table-cell>
          <table:table-cell office:value-type="float" office:value="-0.008665" calcext:value-type="float">
            <text:p>-0.008665</text:p>
          </table:table-cell>
          <table:table-cell/>
          <table:table-cell office:value-type="float" office:value="-0.009576" calcext:value-type="float">
            <text:p>-0.009576</text:p>
          </table:table-cell>
          <table:table-cell office:value-type="float" office:value="-0.008649" calcext:value-type="float">
            <text:p>-0.008649</text:p>
          </table:table-cell>
          <table:table-cell office:value-type="float" office:value="-0.00942" calcext:value-type="float">
            <text:p>-0.00942</text:p>
          </table:table-cell>
          <table:table-cell office:value-type="float" office:value="-0.002385" calcext:value-type="float">
            <text:p>-0.002385</text:p>
          </table:table-cell>
          <table:table-cell office:value-type="string" calcext:value-type="string">
            <text:p>-0.007398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78972" calcext:value-type="float">
            <text:p>1527480706.78972</text:p>
          </table:table-cell>
          <table:table-cell office:value-type="string" calcext:value-type="string">
            <text:p>PID_y</text:p>
          </table:table-cell>
          <table:table-cell office:value-type="float" office:value="-0.008665" calcext:value-type="float">
            <text:p>-0.008665</text:p>
          </table:table-cell>
          <table:table-cell/>
          <table:table-cell office:value-type="float" office:value="-0.009576" calcext:value-type="float">
            <text:p>-0.009576</text:p>
          </table:table-cell>
          <table:table-cell office:value-type="float" office:value="-0.008649" calcext:value-type="float">
            <text:p>-0.008649</text:p>
          </table:table-cell>
          <table:table-cell office:value-type="float" office:value="-0.00942" calcext:value-type="float">
            <text:p>-0.00942</text:p>
          </table:table-cell>
          <table:table-cell office:value-type="float" office:value="-0.002385" calcext:value-type="float">
            <text:p>-0.002385</text:p>
          </table:table-cell>
          <table:table-cell office:value-type="string" calcext:value-type="string">
            <text:p>-0.00739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80996" calcext:value-type="float">
            <text:p>1527480706.80996</text:p>
          </table:table-cell>
          <table:table-cell office:value-type="string" calcext:value-type="string">
            <text:p>PID_x</text:p>
          </table:table-cell>
          <table:table-cell office:value-type="float" office:value="-0.008682" calcext:value-type="float">
            <text:p>-0.008682</text:p>
          </table:table-cell>
          <table:table-cell/>
          <table:table-cell office:value-type="float" office:value="-0.009344" calcext:value-type="float">
            <text:p>-0.009344</text:p>
          </table:table-cell>
          <table:table-cell office:value-type="float" office:value="-0.008686" calcext:value-type="float">
            <text:p>-0.008686</text:p>
          </table:table-cell>
          <table:table-cell office:value-type="float" office:value="-0.009296" calcext:value-type="float">
            <text:p>-0.009296</text:p>
          </table:table-cell>
          <table:table-cell office:value-type="float" office:value="0.001242" calcext:value-type="float">
            <text:p>0.001242</text:p>
          </table:table-cell>
          <table:table-cell office:value-type="string" calcext:value-type="string">
            <text:p>-0.004086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80998" calcext:value-type="float">
            <text:p>1527480706.80998</text:p>
          </table:table-cell>
          <table:table-cell office:value-type="string" calcext:value-type="string">
            <text:p>PID_y</text:p>
          </table:table-cell>
          <table:table-cell office:value-type="float" office:value="-0.008682" calcext:value-type="float">
            <text:p>-0.008682</text:p>
          </table:table-cell>
          <table:table-cell/>
          <table:table-cell office:value-type="float" office:value="-0.009344" calcext:value-type="float">
            <text:p>-0.009344</text:p>
          </table:table-cell>
          <table:table-cell office:value-type="float" office:value="-0.008686" calcext:value-type="float">
            <text:p>-0.008686</text:p>
          </table:table-cell>
          <table:table-cell office:value-type="float" office:value="-0.009296" calcext:value-type="float">
            <text:p>-0.009296</text:p>
          </table:table-cell>
          <table:table-cell office:value-type="float" office:value="0.001242" calcext:value-type="float">
            <text:p>0.001242</text:p>
          </table:table-cell>
          <table:table-cell office:value-type="string" calcext:value-type="string">
            <text:p>-0.00408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83024" calcext:value-type="float">
            <text:p>1527480706.83024</text:p>
          </table:table-cell>
          <table:table-cell office:value-type="string" calcext:value-type="string">
            <text:p>PID_x</text:p>
          </table:table-cell>
          <table:table-cell office:value-type="float" office:value="-0.008465" calcext:value-type="float">
            <text:p>-0.008465</text:p>
          </table:table-cell>
          <table:table-cell/>
          <table:table-cell office:value-type="float" office:value="-0.009506" calcext:value-type="float">
            <text:p>-0.009506</text:p>
          </table:table-cell>
          <table:table-cell office:value-type="float" office:value="-0.008473" calcext:value-type="float">
            <text:p>-0.008473</text:p>
          </table:table-cell>
          <table:table-cell office:value-type="float" office:value="-0.009431" calcext:value-type="float">
            <text:p>-0.009431</text:p>
          </table:table-cell>
          <table:table-cell office:value-type="float" office:value="0.001572" calcext:value-type="float">
            <text:p>0.001572</text:p>
          </table:table-cell>
          <table:table-cell office:value-type="string" calcext:value-type="string">
            <text:p>-0.005115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83026" calcext:value-type="float">
            <text:p>1527480706.83026</text:p>
          </table:table-cell>
          <table:table-cell office:value-type="string" calcext:value-type="string">
            <text:p>PID_y</text:p>
          </table:table-cell>
          <table:table-cell office:value-type="float" office:value="-0.008465" calcext:value-type="float">
            <text:p>-0.008465</text:p>
          </table:table-cell>
          <table:table-cell/>
          <table:table-cell office:value-type="float" office:value="-0.009506" calcext:value-type="float">
            <text:p>-0.009506</text:p>
          </table:table-cell>
          <table:table-cell office:value-type="float" office:value="-0.008473" calcext:value-type="float">
            <text:p>-0.008473</text:p>
          </table:table-cell>
          <table:table-cell office:value-type="float" office:value="-0.009431" calcext:value-type="float">
            <text:p>-0.009431</text:p>
          </table:table-cell>
          <table:table-cell office:value-type="float" office:value="0.001572" calcext:value-type="float">
            <text:p>0.001572</text:p>
          </table:table-cell>
          <table:table-cell office:value-type="string" calcext:value-type="string">
            <text:p>-0.00511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84948" calcext:value-type="float">
            <text:p>1527480706.84948</text:p>
          </table:table-cell>
          <table:table-cell office:value-type="string" calcext:value-type="string">
            <text:p>PID_x</text:p>
          </table:table-cell>
          <table:table-cell office:value-type="float" office:value="-0.008602" calcext:value-type="float">
            <text:p>-0.008602</text:p>
          </table:table-cell>
          <table:table-cell/>
          <table:table-cell office:value-type="float" office:value="-0.009567" calcext:value-type="float">
            <text:p>-0.009567</text:p>
          </table:table-cell>
          <table:table-cell office:value-type="float" office:value="-0.008602" calcext:value-type="float">
            <text:p>-0.008602</text:p>
          </table:table-cell>
          <table:table-cell office:value-type="float" office:value="-0.009509" calcext:value-type="float">
            <text:p>-0.009509</text:p>
          </table:table-cell>
          <table:table-cell office:value-type="float" office:value="-0.00009" calcext:value-type="float">
            <text:p>-0.00009</text:p>
          </table:table-cell>
          <table:table-cell office:value-type="string" calcext:value-type="string">
            <text:p>-0.004528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8495" calcext:value-type="float">
            <text:p>1527480706.8495</text:p>
          </table:table-cell>
          <table:table-cell office:value-type="string" calcext:value-type="string">
            <text:p>PID_y</text:p>
          </table:table-cell>
          <table:table-cell office:value-type="float" office:value="-0.008602" calcext:value-type="float">
            <text:p>-0.008602</text:p>
          </table:table-cell>
          <table:table-cell/>
          <table:table-cell office:value-type="float" office:value="-0.009567" calcext:value-type="float">
            <text:p>-0.009567</text:p>
          </table:table-cell>
          <table:table-cell office:value-type="float" office:value="-0.008602" calcext:value-type="float">
            <text:p>-0.008602</text:p>
          </table:table-cell>
          <table:table-cell office:value-type="float" office:value="-0.009509" calcext:value-type="float">
            <text:p>-0.009509</text:p>
          </table:table-cell>
          <table:table-cell office:value-type="float" office:value="-0.00009" calcext:value-type="float">
            <text:p>-0.00009</text:p>
          </table:table-cell>
          <table:table-cell office:value-type="string" calcext:value-type="string">
            <text:p>-0.00452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86983" calcext:value-type="float">
            <text:p>1527480706.86983</text:p>
          </table:table-cell>
          <table:table-cell office:value-type="string" calcext:value-type="string">
            <text:p>PID_x</text:p>
          </table:table-cell>
          <table:table-cell office:value-type="float" office:value="-0.008766" calcext:value-type="float">
            <text:p>-0.008766</text:p>
          </table:table-cell>
          <table:table-cell/>
          <table:table-cell office:value-type="float" office:value="-0.009227" calcext:value-type="float">
            <text:p>-0.009227</text:p>
          </table:table-cell>
          <table:table-cell office:value-type="float" office:value="-0.008766" calcext:value-type="float">
            <text:p>-0.008766</text:p>
          </table:table-cell>
          <table:table-cell office:value-type="float" office:value="-0.009226" calcext:value-type="float">
            <text:p>-0.009226</text:p>
          </table:table-cell>
          <table:table-cell office:value-type="float" office:value="0.000183" calcext:value-type="float">
            <text:p>0.000183</text:p>
          </table:table-cell>
          <table:table-cell office:value-type="string" calcext:value-type="string">
            <text:p>-0.000640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86985" calcext:value-type="float">
            <text:p>1527480706.86985</text:p>
          </table:table-cell>
          <table:table-cell office:value-type="string" calcext:value-type="string">
            <text:p>PID_y</text:p>
          </table:table-cell>
          <table:table-cell office:value-type="float" office:value="-0.008766" calcext:value-type="float">
            <text:p>-0.008766</text:p>
          </table:table-cell>
          <table:table-cell/>
          <table:table-cell office:value-type="float" office:value="-0.009227" calcext:value-type="float">
            <text:p>-0.009227</text:p>
          </table:table-cell>
          <table:table-cell office:value-type="float" office:value="-0.008766" calcext:value-type="float">
            <text:p>-0.008766</text:p>
          </table:table-cell>
          <table:table-cell office:value-type="float" office:value="-0.009226" calcext:value-type="float">
            <text:p>-0.009226</text:p>
          </table:table-cell>
          <table:table-cell office:value-type="float" office:value="0.000183" calcext:value-type="float">
            <text:p>0.000183</text:p>
          </table:table-cell>
          <table:table-cell office:value-type="string" calcext:value-type="string">
            <text:p>-0.00064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89017" calcext:value-type="float">
            <text:p>1527480706.89017</text:p>
          </table:table-cell>
          <table:table-cell office:value-type="string" calcext:value-type="string">
            <text:p>PID_x</text:p>
          </table:table-cell>
          <table:table-cell office:value-type="float" office:value="-0.008706" calcext:value-type="float">
            <text:p>-0.008706</text:p>
          </table:table-cell>
          <table:table-cell/>
          <table:table-cell office:value-type="float" office:value="-0.009475" calcext:value-type="float">
            <text:p>-0.009475</text:p>
          </table:table-cell>
          <table:table-cell office:value-type="float" office:value="-0.008705" calcext:value-type="float">
            <text:p>-0.008705</text:p>
          </table:table-cell>
          <table:table-cell office:value-type="float" office:value="-0.009474" calcext:value-type="float">
            <text:p>-0.009474</text:p>
          </table:table-cell>
          <table:table-cell office:value-type="float" office:value="-0.00062" calcext:value-type="float">
            <text:p>-0.00062</text:p>
          </table:table-cell>
          <table:table-cell office:value-type="string" calcext:value-type="string">
            <text:p>-0.000576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89019" calcext:value-type="float">
            <text:p>1527480706.89019</text:p>
          </table:table-cell>
          <table:table-cell office:value-type="string" calcext:value-type="string">
            <text:p>PID_y</text:p>
          </table:table-cell>
          <table:table-cell office:value-type="float" office:value="-0.008706" calcext:value-type="float">
            <text:p>-0.008706</text:p>
          </table:table-cell>
          <table:table-cell/>
          <table:table-cell office:value-type="float" office:value="-0.009475" calcext:value-type="float">
            <text:p>-0.009475</text:p>
          </table:table-cell>
          <table:table-cell office:value-type="float" office:value="-0.008705" calcext:value-type="float">
            <text:p>-0.008705</text:p>
          </table:table-cell>
          <table:table-cell office:value-type="float" office:value="-0.009474" calcext:value-type="float">
            <text:p>-0.009474</text:p>
          </table:table-cell>
          <table:table-cell office:value-type="float" office:value="-0.00062" calcext:value-type="float">
            <text:p>-0.00062</text:p>
          </table:table-cell>
          <table:table-cell office:value-type="string" calcext:value-type="string">
            <text:p>-0.00057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91049" calcext:value-type="float">
            <text:p>1527480706.91049</text:p>
          </table:table-cell>
          <table:table-cell office:value-type="string" calcext:value-type="string">
            <text:p>PID_x</text:p>
          </table:table-cell>
          <table:table-cell office:value-type="float" office:value="-0.008892" calcext:value-type="float">
            <text:p>-0.008892</text:p>
          </table:table-cell>
          <table:table-cell/>
          <table:table-cell office:value-type="float" office:value="-0.009292" calcext:value-type="float">
            <text:p>-0.009292</text:p>
          </table:table-cell>
          <table:table-cell office:value-type="float" office:value="-0.00888" calcext:value-type="float">
            <text:p>-0.00888</text:p>
          </table:table-cell>
          <table:table-cell office:value-type="float" office:value="-0.009292" calcext:value-type="float">
            <text:p>-0.009292</text:p>
          </table:table-cell>
          <table:table-cell office:value-type="float" office:value="-0.001978" calcext:value-type="float">
            <text:p>-0.001978</text:p>
          </table:table-cell>
          <table:table-cell office:value-type="string" calcext:value-type="string">
            <text:p>-0.000008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9105" calcext:value-type="float">
            <text:p>1527480706.9105</text:p>
          </table:table-cell>
          <table:table-cell office:value-type="string" calcext:value-type="string">
            <text:p>PID_y</text:p>
          </table:table-cell>
          <table:table-cell office:value-type="float" office:value="-0.008892" calcext:value-type="float">
            <text:p>-0.008892</text:p>
          </table:table-cell>
          <table:table-cell/>
          <table:table-cell office:value-type="float" office:value="-0.009292" calcext:value-type="float">
            <text:p>-0.009292</text:p>
          </table:table-cell>
          <table:table-cell office:value-type="float" office:value="-0.00888" calcext:value-type="float">
            <text:p>-0.00888</text:p>
          </table:table-cell>
          <table:table-cell office:value-type="float" office:value="-0.009292" calcext:value-type="float">
            <text:p>-0.009292</text:p>
          </table:table-cell>
          <table:table-cell office:value-type="float" office:value="-0.001978" calcext:value-type="float">
            <text:p>-0.001978</text:p>
          </table:table-cell>
          <table:table-cell office:value-type="string" calcext:value-type="string">
            <text:p>-0.00000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92974" calcext:value-type="float">
            <text:p>1527480706.92974</text:p>
          </table:table-cell>
          <table:table-cell office:value-type="string" calcext:value-type="string">
            <text:p>PID_x</text:p>
          </table:table-cell>
          <table:table-cell office:value-type="float" office:value="-0.008784" calcext:value-type="float">
            <text:p>-0.008784</text:p>
          </table:table-cell>
          <table:table-cell/>
          <table:table-cell office:value-type="float" office:value="-0.009418" calcext:value-type="float">
            <text:p>-0.009418</text:p>
          </table:table-cell>
          <table:table-cell office:value-type="float" office:value="-0.008761" calcext:value-type="float">
            <text:p>-0.008761</text:p>
          </table:table-cell>
          <table:table-cell office:value-type="float" office:value="-0.009418" calcext:value-type="float">
            <text:p>-0.009418</text:p>
          </table:table-cell>
          <table:table-cell office:value-type="float" office:value="-0.002837" calcext:value-type="float">
            <text:p>-0.002837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92976" calcext:value-type="float">
            <text:p>1527480706.92976</text:p>
          </table:table-cell>
          <table:table-cell office:value-type="string" calcext:value-type="string">
            <text:p>PID_y</text:p>
          </table:table-cell>
          <table:table-cell office:value-type="float" office:value="-0.008784" calcext:value-type="float">
            <text:p>-0.008784</text:p>
          </table:table-cell>
          <table:table-cell/>
          <table:table-cell office:value-type="float" office:value="-0.009418" calcext:value-type="float">
            <text:p>-0.009418</text:p>
          </table:table-cell>
          <table:table-cell office:value-type="float" office:value="-0.008761" calcext:value-type="float">
            <text:p>-0.008761</text:p>
          </table:table-cell>
          <table:table-cell office:value-type="float" office:value="-0.009418" calcext:value-type="float">
            <text:p>-0.009418</text:p>
          </table:table-cell>
          <table:table-cell office:value-type="float" office:value="-0.002837" calcext:value-type="float">
            <text:p>-0.002837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95002" calcext:value-type="float">
            <text:p>1527480706.95002</text:p>
          </table:table-cell>
          <table:table-cell office:value-type="string" calcext:value-type="string">
            <text:p>PID_x</text:p>
          </table:table-cell>
          <table:table-cell office:value-type="float" office:value="-0.008937" calcext:value-type="float">
            <text:p>-0.008937</text:p>
          </table:table-cell>
          <table:table-cell/>
          <table:table-cell office:value-type="float" office:value="-0.00911" calcext:value-type="float">
            <text:p>-0.00911</text:p>
          </table:table-cell>
          <table:table-cell office:value-type="float" office:value="-0.008912" calcext:value-type="float">
            <text:p>-0.008912</text:p>
          </table:table-cell>
          <table:table-cell office:value-type="float" office:value="-0.009145" calcext:value-type="float">
            <text:p>-0.009145</text:p>
          </table:table-cell>
          <table:table-cell office:value-type="float" office:value="-0.002983" calcext:value-type="float">
            <text:p>-0.002983</text:p>
          </table:table-cell>
          <table:table-cell office:value-type="string" calcext:value-type="string">
            <text:p>0.003510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95004" calcext:value-type="float">
            <text:p>1527480706.95004</text:p>
          </table:table-cell>
          <table:table-cell office:value-type="string" calcext:value-type="string">
            <text:p>PID_y</text:p>
          </table:table-cell>
          <table:table-cell office:value-type="float" office:value="-0.008937" calcext:value-type="float">
            <text:p>-0.008937</text:p>
          </table:table-cell>
          <table:table-cell/>
          <table:table-cell office:value-type="float" office:value="-0.00911" calcext:value-type="float">
            <text:p>-0.00911</text:p>
          </table:table-cell>
          <table:table-cell office:value-type="float" office:value="-0.008912" calcext:value-type="float">
            <text:p>-0.008912</text:p>
          </table:table-cell>
          <table:table-cell office:value-type="float" office:value="-0.009145" calcext:value-type="float">
            <text:p>-0.009145</text:p>
          </table:table-cell>
          <table:table-cell office:value-type="float" office:value="-0.002983" calcext:value-type="float">
            <text:p>-0.002983</text:p>
          </table:table-cell>
          <table:table-cell office:value-type="string" calcext:value-type="string">
            <text:p>0.00351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97039" calcext:value-type="float">
            <text:p>1527480706.97039</text:p>
          </table:table-cell>
          <table:table-cell office:value-type="string" calcext:value-type="string">
            <text:p>PID_x</text:p>
          </table:table-cell>
          <table:table-cell office:value-type="float" office:value="-0.008784" calcext:value-type="float">
            <text:p>-0.008784</text:p>
          </table:table-cell>
          <table:table-cell/>
          <table:table-cell office:value-type="float" office:value="-0.009234" calcext:value-type="float">
            <text:p>-0.009234</text:p>
          </table:table-cell>
          <table:table-cell office:value-type="float" office:value="-0.008783" calcext:value-type="float">
            <text:p>-0.008783</text:p>
          </table:table-cell>
          <table:table-cell office:value-type="float" office:value="-0.009234" calcext:value-type="float">
            <text:p>-0.009234</text:p>
          </table:table-cell>
          <table:table-cell office:value-type="float" office:value="-0.000112" calcext:value-type="float">
            <text:p>-0.000112</text:p>
          </table:table-cell>
          <table:table-cell office:value-type="string" calcext:value-type="string">
            <text:p>-0.000141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97043" calcext:value-type="float">
            <text:p>1527480706.97043</text:p>
          </table:table-cell>
          <table:table-cell office:value-type="string" calcext:value-type="string">
            <text:p>PID_y</text:p>
          </table:table-cell>
          <table:table-cell office:value-type="float" office:value="-0.008784" calcext:value-type="float">
            <text:p>-0.008784</text:p>
          </table:table-cell>
          <table:table-cell/>
          <table:table-cell office:value-type="float" office:value="-0.009234" calcext:value-type="float">
            <text:p>-0.009234</text:p>
          </table:table-cell>
          <table:table-cell office:value-type="float" office:value="-0.008783" calcext:value-type="float">
            <text:p>-0.008783</text:p>
          </table:table-cell>
          <table:table-cell office:value-type="float" office:value="-0.009234" calcext:value-type="float">
            <text:p>-0.009234</text:p>
          </table:table-cell>
          <table:table-cell office:value-type="float" office:value="-0.000112" calcext:value-type="float">
            <text:p>-0.000112</text:p>
          </table:table-cell>
          <table:table-cell office:value-type="string" calcext:value-type="string">
            <text:p>-0.000141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6.98973" calcext:value-type="float">
            <text:p>1527480706.98973</text:p>
          </table:table-cell>
          <table:table-cell office:value-type="string" calcext:value-type="string">
            <text:p>PID_x</text:p>
          </table:table-cell>
          <table:table-cell office:value-type="float" office:value="-0.00887" calcext:value-type="float">
            <text:p>-0.00887</text:p>
          </table:table-cell>
          <table:table-cell/>
          <table:table-cell office:value-type="float" office:value="-0.009343" calcext:value-type="float">
            <text:p>-0.009343</text:p>
          </table:table-cell>
          <table:table-cell office:value-type="float" office:value="-0.008863" calcext:value-type="float">
            <text:p>-0.008863</text:p>
          </table:table-cell>
          <table:table-cell office:value-type="float" office:value="-0.009346" calcext:value-type="float">
            <text:p>-0.009346</text:p>
          </table:table-cell>
          <table:table-cell office:value-type="float" office:value="-0.001535" calcext:value-type="float">
            <text:p>-0.001535</text:p>
          </table:table-cell>
          <table:table-cell office:value-type="string" calcext:value-type="string">
            <text:p>0.001139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6.98975" calcext:value-type="float">
            <text:p>1527480706.98975</text:p>
          </table:table-cell>
          <table:table-cell office:value-type="string" calcext:value-type="string">
            <text:p>PID_y</text:p>
          </table:table-cell>
          <table:table-cell office:value-type="float" office:value="-0.00887" calcext:value-type="float">
            <text:p>-0.00887</text:p>
          </table:table-cell>
          <table:table-cell/>
          <table:table-cell office:value-type="float" office:value="-0.009343" calcext:value-type="float">
            <text:p>-0.009343</text:p>
          </table:table-cell>
          <table:table-cell office:value-type="float" office:value="-0.008863" calcext:value-type="float">
            <text:p>-0.008863</text:p>
          </table:table-cell>
          <table:table-cell office:value-type="float" office:value="-0.009346" calcext:value-type="float">
            <text:p>-0.009346</text:p>
          </table:table-cell>
          <table:table-cell office:value-type="float" office:value="-0.001535" calcext:value-type="float">
            <text:p>-0.001535</text:p>
          </table:table-cell>
          <table:table-cell office:value-type="string" calcext:value-type="string">
            <text:p>0.00113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00998" calcext:value-type="float">
            <text:p>1527480707.00998</text:p>
          </table:table-cell>
          <table:table-cell office:value-type="string" calcext:value-type="string">
            <text:p>PID_x</text:p>
          </table:table-cell>
          <table:table-cell office:value-type="float" office:value="-0.008753" calcext:value-type="float">
            <text:p>-0.008753</text:p>
          </table:table-cell>
          <table:table-cell/>
          <table:table-cell office:value-type="float" office:value="-0.008892" calcext:value-type="float">
            <text:p>-0.008892</text:p>
          </table:table-cell>
          <table:table-cell office:value-type="float" office:value="-0.008757" calcext:value-type="float">
            <text:p>-0.008757</text:p>
          </table:table-cell>
          <table:table-cell office:value-type="float" office:value="-0.008927" calcext:value-type="float">
            <text:p>-0.008927</text:p>
          </table:table-cell>
          <table:table-cell office:value-type="float" office:value="0.001243" calcext:value-type="float">
            <text:p>0.001243</text:p>
          </table:table-cell>
          <table:table-cell office:value-type="string" calcext:value-type="string">
            <text:p>0.003497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01" calcext:value-type="float">
            <text:p>1527480707.01</text:p>
          </table:table-cell>
          <table:table-cell office:value-type="string" calcext:value-type="string">
            <text:p>PID_y</text:p>
          </table:table-cell>
          <table:table-cell office:value-type="float" office:value="-0.008753" calcext:value-type="float">
            <text:p>-0.008753</text:p>
          </table:table-cell>
          <table:table-cell/>
          <table:table-cell office:value-type="float" office:value="-0.008892" calcext:value-type="float">
            <text:p>-0.008892</text:p>
          </table:table-cell>
          <table:table-cell office:value-type="float" office:value="-0.008757" calcext:value-type="float">
            <text:p>-0.008757</text:p>
          </table:table-cell>
          <table:table-cell office:value-type="float" office:value="-0.008927" calcext:value-type="float">
            <text:p>-0.008927</text:p>
          </table:table-cell>
          <table:table-cell office:value-type="float" office:value="0.001243" calcext:value-type="float">
            <text:p>0.001243</text:p>
          </table:table-cell>
          <table:table-cell office:value-type="string" calcext:value-type="string">
            <text:p>0.00349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03026" calcext:value-type="float">
            <text:p>1527480707.03026</text:p>
          </table:table-cell>
          <table:table-cell office:value-type="string" calcext:value-type="string">
            <text:p>PID_x</text:p>
          </table:table-cell>
          <table:table-cell office:value-type="float" office:value="-0.008587" calcext:value-type="float">
            <text:p>-0.008587</text:p>
          </table:table-cell>
          <table:table-cell/>
          <table:table-cell office:value-type="float" office:value="-0.00897" calcext:value-type="float">
            <text:p>-0.00897</text:p>
          </table:table-cell>
          <table:table-cell office:value-type="float" office:value="-0.008594" calcext:value-type="float">
            <text:p>-0.008594</text:p>
          </table:table-cell>
          <table:table-cell office:value-type="float" office:value="-0.009015" calcext:value-type="float">
            <text:p>-0.009015</text:p>
          </table:table-cell>
          <table:table-cell office:value-type="float" office:value="0.001601" calcext:value-type="float">
            <text:p>0.001601</text:p>
          </table:table-cell>
          <table:table-cell office:value-type="string" calcext:value-type="string">
            <text:p>0.003938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03028" calcext:value-type="float">
            <text:p>1527480707.03028</text:p>
          </table:table-cell>
          <table:table-cell office:value-type="string" calcext:value-type="string">
            <text:p>PID_y</text:p>
          </table:table-cell>
          <table:table-cell office:value-type="float" office:value="-0.008587" calcext:value-type="float">
            <text:p>-0.008587</text:p>
          </table:table-cell>
          <table:table-cell/>
          <table:table-cell office:value-type="float" office:value="-0.00897" calcext:value-type="float">
            <text:p>-0.00897</text:p>
          </table:table-cell>
          <table:table-cell office:value-type="float" office:value="-0.008594" calcext:value-type="float">
            <text:p>-0.008594</text:p>
          </table:table-cell>
          <table:table-cell office:value-type="float" office:value="-0.009015" calcext:value-type="float">
            <text:p>-0.009015</text:p>
          </table:table-cell>
          <table:table-cell office:value-type="float" office:value="0.001601" calcext:value-type="float">
            <text:p>0.001601</text:p>
          </table:table-cell>
          <table:table-cell office:value-type="string" calcext:value-type="string">
            <text:p>0.00393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04949" calcext:value-type="float">
            <text:p>1527480707.04949</text:p>
          </table:table-cell>
          <table:table-cell office:value-type="string" calcext:value-type="string">
            <text:p>PID_x</text:p>
          </table:table-cell>
          <table:table-cell office:value-type="float" office:value="-0.008724" calcext:value-type="float">
            <text:p>-0.008724</text:p>
          </table:table-cell>
          <table:table-cell/>
          <table:table-cell office:value-type="float" office:value="-0.008827" calcext:value-type="float">
            <text:p>-0.008827</text:p>
          </table:table-cell>
          <table:table-cell office:value-type="float" office:value="-0.008731" calcext:value-type="float">
            <text:p>-0.008731</text:p>
          </table:table-cell>
          <table:table-cell office:value-type="float" office:value="-0.008852" calcext:value-type="float">
            <text:p>-0.008852</text:p>
          </table:table-cell>
          <table:table-cell office:value-type="float" office:value="0.001666" calcext:value-type="float">
            <text:p>0.001666</text:p>
          </table:table-cell>
          <table:table-cell office:value-type="string" calcext:value-type="string">
            <text:p>0.002939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0495" calcext:value-type="float">
            <text:p>1527480707.0495</text:p>
          </table:table-cell>
          <table:table-cell office:value-type="string" calcext:value-type="string">
            <text:p>PID_y</text:p>
          </table:table-cell>
          <table:table-cell office:value-type="float" office:value="-0.008724" calcext:value-type="float">
            <text:p>-0.008724</text:p>
          </table:table-cell>
          <table:table-cell/>
          <table:table-cell office:value-type="float" office:value="-0.008827" calcext:value-type="float">
            <text:p>-0.008827</text:p>
          </table:table-cell>
          <table:table-cell office:value-type="float" office:value="-0.008731" calcext:value-type="float">
            <text:p>-0.008731</text:p>
          </table:table-cell>
          <table:table-cell office:value-type="float" office:value="-0.008852" calcext:value-type="float">
            <text:p>-0.008852</text:p>
          </table:table-cell>
          <table:table-cell office:value-type="float" office:value="0.001666" calcext:value-type="float">
            <text:p>0.001666</text:p>
          </table:table-cell>
          <table:table-cell office:value-type="string" calcext:value-type="string">
            <text:p>0.00293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06981" calcext:value-type="float">
            <text:p>1527480707.06981</text:p>
          </table:table-cell>
          <table:table-cell office:value-type="string" calcext:value-type="string">
            <text:p>PID_x</text:p>
          </table:table-cell>
          <table:table-cell office:value-type="float" office:value="-0.008845" calcext:value-type="float">
            <text:p>-0.008845</text:p>
          </table:table-cell>
          <table:table-cell/>
          <table:table-cell office:value-type="float" office:value="-0.00886" calcext:value-type="float">
            <text:p>-0.00886</text:p>
          </table:table-cell>
          <table:table-cell office:value-type="float" office:value="-0.008843" calcext:value-type="float">
            <text:p>-0.008843</text:p>
          </table:table-cell>
          <table:table-cell office:value-type="float" office:value="-0.008893" calcext:value-type="float">
            <text:p>-0.008893</text:p>
          </table:table-cell>
          <table:table-cell office:value-type="float" office:value="-0.000699" calcext:value-type="float">
            <text:p>-0.000699</text:p>
          </table:table-cell>
          <table:table-cell office:value-type="string" calcext:value-type="string">
            <text:p>0.003411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06984" calcext:value-type="float">
            <text:p>1527480707.06984</text:p>
          </table:table-cell>
          <table:table-cell office:value-type="string" calcext:value-type="string">
            <text:p>PID_y</text:p>
          </table:table-cell>
          <table:table-cell office:value-type="float" office:value="-0.008845" calcext:value-type="float">
            <text:p>-0.008845</text:p>
          </table:table-cell>
          <table:table-cell/>
          <table:table-cell office:value-type="float" office:value="-0.00886" calcext:value-type="float">
            <text:p>-0.00886</text:p>
          </table:table-cell>
          <table:table-cell office:value-type="float" office:value="-0.008843" calcext:value-type="float">
            <text:p>-0.008843</text:p>
          </table:table-cell>
          <table:table-cell office:value-type="float" office:value="-0.008893" calcext:value-type="float">
            <text:p>-0.008893</text:p>
          </table:table-cell>
          <table:table-cell office:value-type="float" office:value="-0.000699" calcext:value-type="float">
            <text:p>-0.000699</text:p>
          </table:table-cell>
          <table:table-cell office:value-type="string" calcext:value-type="string">
            <text:p>0.003411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0902" calcext:value-type="float">
            <text:p>1527480707.0902</text:p>
          </table:table-cell>
          <table:table-cell office:value-type="string" calcext:value-type="string">
            <text:p>PID_x</text:p>
          </table:table-cell>
          <table:table-cell office:value-type="float" office:value="-0.009209" calcext:value-type="float">
            <text:p>-0.009209</text:p>
          </table:table-cell>
          <table:table-cell/>
          <table:table-cell office:value-type="float" office:value="-0.008492" calcext:value-type="float">
            <text:p>-0.008492</text:p>
          </table:table-cell>
          <table:table-cell office:value-type="float" office:value="-0.00918" calcext:value-type="float">
            <text:p>-0.00918</text:p>
          </table:table-cell>
          <table:table-cell office:value-type="float" office:value="-0.008636" calcext:value-type="float">
            <text:p>-0.008636</text:p>
          </table:table-cell>
          <table:table-cell office:value-type="float" office:value="-0.003178" calcext:value-type="float">
            <text:p>-0.003178</text:p>
          </table:table-cell>
          <table:table-cell office:value-type="string" calcext:value-type="string">
            <text:p>0.007091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09024" calcext:value-type="float">
            <text:p>1527480707.09024</text:p>
          </table:table-cell>
          <table:table-cell office:value-type="string" calcext:value-type="string">
            <text:p>PID_y</text:p>
          </table:table-cell>
          <table:table-cell office:value-type="float" office:value="-0.009209" calcext:value-type="float">
            <text:p>-0.009209</text:p>
          </table:table-cell>
          <table:table-cell/>
          <table:table-cell office:value-type="float" office:value="-0.008492" calcext:value-type="float">
            <text:p>-0.008492</text:p>
          </table:table-cell>
          <table:table-cell office:value-type="float" office:value="-0.00918" calcext:value-type="float">
            <text:p>-0.00918</text:p>
          </table:table-cell>
          <table:table-cell office:value-type="float" office:value="-0.008636" calcext:value-type="float">
            <text:p>-0.008636</text:p>
          </table:table-cell>
          <table:table-cell office:value-type="float" office:value="-0.003178" calcext:value-type="float">
            <text:p>-0.003178</text:p>
          </table:table-cell>
          <table:table-cell office:value-type="string" calcext:value-type="string">
            <text:p>0.007091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1105" calcext:value-type="float">
            <text:p>1527480707.1105</text:p>
          </table:table-cell>
          <table:table-cell office:value-type="string" calcext:value-type="string">
            <text:p>PID_x</text:p>
          </table:table-cell>
          <table:table-cell office:value-type="float" office:value="-0.00928" calcext:value-type="float">
            <text:p>-0.00928</text:p>
          </table:table-cell>
          <table:table-cell/>
          <table:table-cell office:value-type="float" office:value="-0.008551" calcext:value-type="float">
            <text:p>-0.008551</text:p>
          </table:table-cell>
          <table:table-cell office:value-type="float" office:value="-0.009219" calcext:value-type="float">
            <text:p>-0.009219</text:p>
          </table:table-cell>
          <table:table-cell office:value-type="float" office:value="-0.008585" calcext:value-type="float">
            <text:p>-0.008585</text:p>
          </table:table-cell>
          <table:table-cell office:value-type="float" office:value="-0.004613" calcext:value-type="float">
            <text:p>-0.004613</text:p>
          </table:table-cell>
          <table:table-cell office:value-type="string" calcext:value-type="string">
            <text:p>0.003440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11053" calcext:value-type="float">
            <text:p>1527480707.11053</text:p>
          </table:table-cell>
          <table:table-cell office:value-type="string" calcext:value-type="string">
            <text:p>PID_y</text:p>
          </table:table-cell>
          <table:table-cell office:value-type="float" office:value="-0.00928" calcext:value-type="float">
            <text:p>-0.00928</text:p>
          </table:table-cell>
          <table:table-cell/>
          <table:table-cell office:value-type="float" office:value="-0.008551" calcext:value-type="float">
            <text:p>-0.008551</text:p>
          </table:table-cell>
          <table:table-cell office:value-type="float" office:value="-0.009219" calcext:value-type="float">
            <text:p>-0.009219</text:p>
          </table:table-cell>
          <table:table-cell office:value-type="float" office:value="-0.008585" calcext:value-type="float">
            <text:p>-0.008585</text:p>
          </table:table-cell>
          <table:table-cell office:value-type="float" office:value="-0.004613" calcext:value-type="float">
            <text:p>-0.004613</text:p>
          </table:table-cell>
          <table:table-cell office:value-type="string" calcext:value-type="string">
            <text:p>0.00344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12977" calcext:value-type="float">
            <text:p>1527480707.12977</text:p>
          </table:table-cell>
          <table:table-cell office:value-type="string" calcext:value-type="string">
            <text:p>PID_x</text:p>
          </table:table-cell>
          <table:table-cell office:value-type="float" office:value="-0.009111" calcext:value-type="float">
            <text:p>-0.009111</text:p>
          </table:table-cell>
          <table:table-cell/>
          <table:table-cell office:value-type="float" office:value="-0.008417" calcext:value-type="float">
            <text:p>-0.008417</text:p>
          </table:table-cell>
          <table:table-cell office:value-type="float" office:value="-0.009053" calcext:value-type="float">
            <text:p>-0.009053</text:p>
          </table:table-cell>
          <table:table-cell office:value-type="float" office:value="-0.008495" calcext:value-type="float">
            <text:p>-0.008495</text:p>
          </table:table-cell>
          <table:table-cell office:value-type="float" office:value="-0.004499" calcext:value-type="float">
            <text:p>-0.004499</text:p>
          </table:table-cell>
          <table:table-cell office:value-type="string" calcext:value-type="string">
            <text:p>0.005239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12979" calcext:value-type="float">
            <text:p>1527480707.12979</text:p>
          </table:table-cell>
          <table:table-cell office:value-type="string" calcext:value-type="string">
            <text:p>PID_y</text:p>
          </table:table-cell>
          <table:table-cell office:value-type="float" office:value="-0.009111" calcext:value-type="float">
            <text:p>-0.009111</text:p>
          </table:table-cell>
          <table:table-cell/>
          <table:table-cell office:value-type="float" office:value="-0.008417" calcext:value-type="float">
            <text:p>-0.008417</text:p>
          </table:table-cell>
          <table:table-cell office:value-type="float" office:value="-0.009053" calcext:value-type="float">
            <text:p>-0.009053</text:p>
          </table:table-cell>
          <table:table-cell office:value-type="float" office:value="-0.008495" calcext:value-type="float">
            <text:p>-0.008495</text:p>
          </table:table-cell>
          <table:table-cell office:value-type="float" office:value="-0.004499" calcext:value-type="float">
            <text:p>-0.004499</text:p>
          </table:table-cell>
          <table:table-cell office:value-type="string" calcext:value-type="string">
            <text:p>0.00523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15005" calcext:value-type="float">
            <text:p>1527480707.15005</text:p>
          </table:table-cell>
          <table:table-cell office:value-type="string" calcext:value-type="string">
            <text:p>PID_x</text:p>
          </table:table-cell>
          <table:table-cell office:value-type="float" office:value="-0.009458" calcext:value-type="float">
            <text:p>-0.009458</text:p>
          </table:table-cell>
          <table:table-cell/>
          <table:table-cell office:value-type="float" office:value="-0.00818" calcext:value-type="float">
            <text:p>-0.00818</text:p>
          </table:table-cell>
          <table:table-cell office:value-type="float" office:value="-0.009354" calcext:value-type="float">
            <text:p>-0.009354</text:p>
          </table:table-cell>
          <table:table-cell office:value-type="float" office:value="-0.008274" calcext:value-type="float">
            <text:p>-0.008274</text:p>
          </table:table-cell>
          <table:table-cell office:value-type="float" office:value="-0.006032" calcext:value-type="float">
            <text:p>-0.006032</text:p>
          </table:table-cell>
          <table:table-cell office:value-type="string" calcext:value-type="string">
            <text:p>0.005728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15007" calcext:value-type="float">
            <text:p>1527480707.15007</text:p>
          </table:table-cell>
          <table:table-cell office:value-type="string" calcext:value-type="string">
            <text:p>PID_y</text:p>
          </table:table-cell>
          <table:table-cell office:value-type="float" office:value="-0.009458" calcext:value-type="float">
            <text:p>-0.009458</text:p>
          </table:table-cell>
          <table:table-cell/>
          <table:table-cell office:value-type="float" office:value="-0.00818" calcext:value-type="float">
            <text:p>-0.00818</text:p>
          </table:table-cell>
          <table:table-cell office:value-type="float" office:value="-0.009354" calcext:value-type="float">
            <text:p>-0.009354</text:p>
          </table:table-cell>
          <table:table-cell office:value-type="float" office:value="-0.008274" calcext:value-type="float">
            <text:p>-0.008274</text:p>
          </table:table-cell>
          <table:table-cell office:value-type="float" office:value="-0.006032" calcext:value-type="float">
            <text:p>-0.006032</text:p>
          </table:table-cell>
          <table:table-cell office:value-type="string" calcext:value-type="string">
            <text:p>0.00572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17032" calcext:value-type="float">
            <text:p>1527480707.17032</text:p>
          </table:table-cell>
          <table:table-cell office:value-type="string" calcext:value-type="string">
            <text:p>PID_x</text:p>
          </table:table-cell>
          <table:table-cell office:value-type="float" office:value="-0.009173" calcext:value-type="float">
            <text:p>-0.009173</text:p>
          </table:table-cell>
          <table:table-cell/>
          <table:table-cell office:value-type="float" office:value="-0.007889" calcext:value-type="float">
            <text:p>-0.007889</text:p>
          </table:table-cell>
          <table:table-cell office:value-type="float" office:value="-0.009149" calcext:value-type="float">
            <text:p>-0.009149</text:p>
          </table:table-cell>
          <table:table-cell office:value-type="float" office:value="-0.008076" calcext:value-type="float">
            <text:p>-0.008076</text:p>
          </table:table-cell>
          <table:table-cell office:value-type="float" office:value="-0.002908" calcext:value-type="float">
            <text:p>-0.002908</text:p>
          </table:table-cell>
          <table:table-cell office:value-type="string" calcext:value-type="string">
            <text:p>0.008090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17034" calcext:value-type="float">
            <text:p>1527480707.17034</text:p>
          </table:table-cell>
          <table:table-cell office:value-type="string" calcext:value-type="string">
            <text:p>PID_y</text:p>
          </table:table-cell>
          <table:table-cell office:value-type="float" office:value="-0.009173" calcext:value-type="float">
            <text:p>-0.009173</text:p>
          </table:table-cell>
          <table:table-cell/>
          <table:table-cell office:value-type="float" office:value="-0.007889" calcext:value-type="float">
            <text:p>-0.007889</text:p>
          </table:table-cell>
          <table:table-cell office:value-type="float" office:value="-0.009149" calcext:value-type="float">
            <text:p>-0.009149</text:p>
          </table:table-cell>
          <table:table-cell office:value-type="float" office:value="-0.008076" calcext:value-type="float">
            <text:p>-0.008076</text:p>
          </table:table-cell>
          <table:table-cell office:value-type="float" office:value="-0.002908" calcext:value-type="float">
            <text:p>-0.002908</text:p>
          </table:table-cell>
          <table:table-cell office:value-type="string" calcext:value-type="string">
            <text:p>0.00809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1895" calcext:value-type="float">
            <text:p>1527480707.1895</text:p>
          </table:table-cell>
          <table:table-cell office:value-type="string" calcext:value-type="string">
            <text:p>PID_x</text:p>
          </table:table-cell>
          <table:table-cell office:value-type="float" office:value="-0.009189" calcext:value-type="float">
            <text:p>-0.009189</text:p>
          </table:table-cell>
          <table:table-cell/>
          <table:table-cell office:value-type="float" office:value="-0.007733" calcext:value-type="float">
            <text:p>-0.007733</text:p>
          </table:table-cell>
          <table:table-cell office:value-type="float" office:value="-0.009189" calcext:value-type="float">
            <text:p>-0.009189</text:p>
          </table:table-cell>
          <table:table-cell office:value-type="float" office:value="-0.007893" calcext:value-type="float">
            <text:p>-0.007893</text:p>
          </table:table-cell>
          <table:table-cell office:value-type="float" office:value="-0.000028" calcext:value-type="float">
            <text:p>-0.000028</text:p>
          </table:table-cell>
          <table:table-cell office:value-type="string" calcext:value-type="string">
            <text:p>0.007475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18953" calcext:value-type="float">
            <text:p>1527480707.18953</text:p>
          </table:table-cell>
          <table:table-cell office:value-type="string" calcext:value-type="string">
            <text:p>PID_y</text:p>
          </table:table-cell>
          <table:table-cell office:value-type="float" office:value="-0.009189" calcext:value-type="float">
            <text:p>-0.009189</text:p>
          </table:table-cell>
          <table:table-cell/>
          <table:table-cell office:value-type="float" office:value="-0.007733" calcext:value-type="float">
            <text:p>-0.007733</text:p>
          </table:table-cell>
          <table:table-cell office:value-type="float" office:value="-0.009189" calcext:value-type="float">
            <text:p>-0.009189</text:p>
          </table:table-cell>
          <table:table-cell office:value-type="float" office:value="-0.007893" calcext:value-type="float">
            <text:p>-0.007893</text:p>
          </table:table-cell>
          <table:table-cell office:value-type="float" office:value="-0.000028" calcext:value-type="float">
            <text:p>-0.000028</text:p>
          </table:table-cell>
          <table:table-cell office:value-type="string" calcext:value-type="string">
            <text:p>0.00747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20981" calcext:value-type="float">
            <text:p>1527480707.20981</text:p>
          </table:table-cell>
          <table:table-cell office:value-type="string" calcext:value-type="string">
            <text:p>PID_x</text:p>
          </table:table-cell>
          <table:table-cell office:value-type="float" office:value="-0.009442" calcext:value-type="float">
            <text:p>-0.009442</text:p>
          </table:table-cell>
          <table:table-cell/>
          <table:table-cell office:value-type="float" office:value="-0.007618" calcext:value-type="float">
            <text:p>-0.007618</text:p>
          </table:table-cell>
          <table:table-cell office:value-type="float" office:value="-0.00943" calcext:value-type="float">
            <text:p>-0.00943</text:p>
          </table:table-cell>
          <table:table-cell office:value-type="float" office:value="-0.007798" calcext:value-type="float">
            <text:p>-0.007798</text:p>
          </table:table-cell>
          <table:table-cell office:value-type="float" office:value="-0.002016" calcext:value-type="float">
            <text:p>-0.002016</text:p>
          </table:table-cell>
          <table:table-cell office:value-type="string" calcext:value-type="string">
            <text:p>0.007918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20986" calcext:value-type="float">
            <text:p>1527480707.20986</text:p>
          </table:table-cell>
          <table:table-cell office:value-type="string" calcext:value-type="string">
            <text:p>PID_y</text:p>
          </table:table-cell>
          <table:table-cell office:value-type="float" office:value="-0.009442" calcext:value-type="float">
            <text:p>-0.009442</text:p>
          </table:table-cell>
          <table:table-cell/>
          <table:table-cell office:value-type="float" office:value="-0.007618" calcext:value-type="float">
            <text:p>-0.007618</text:p>
          </table:table-cell>
          <table:table-cell office:value-type="float" office:value="-0.00943" calcext:value-type="float">
            <text:p>-0.00943</text:p>
          </table:table-cell>
          <table:table-cell office:value-type="float" office:value="-0.007798" calcext:value-type="float">
            <text:p>-0.007798</text:p>
          </table:table-cell>
          <table:table-cell office:value-type="float" office:value="-0.002016" calcext:value-type="float">
            <text:p>-0.002016</text:p>
          </table:table-cell>
          <table:table-cell office:value-type="string" calcext:value-type="string">
            <text:p>0.00791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23023" calcext:value-type="float">
            <text:p>1527480707.23023</text:p>
          </table:table-cell>
          <table:table-cell office:value-type="string" calcext:value-type="string">
            <text:p>PID_x</text:p>
          </table:table-cell>
          <table:table-cell office:value-type="float" office:value="-0.009471" calcext:value-type="float">
            <text:p>-0.009471</text:p>
          </table:table-cell>
          <table:table-cell/>
          <table:table-cell office:value-type="float" office:value="-0.007577" calcext:value-type="float">
            <text:p>-0.007577</text:p>
          </table:table-cell>
          <table:table-cell office:value-type="float" office:value="-0.009431" calcext:value-type="float">
            <text:p>-0.009431</text:p>
          </table:table-cell>
          <table:table-cell office:value-type="float" office:value="-0.00774" calcext:value-type="float">
            <text:p>-0.00774</text:p>
          </table:table-cell>
          <table:table-cell office:value-type="float" office:value="-0.003747" calcext:value-type="float">
            <text:p>-0.003747</text:p>
          </table:table-cell>
          <table:table-cell office:value-type="string" calcext:value-type="string">
            <text:p>0.007551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23028" calcext:value-type="float">
            <text:p>1527480707.23028</text:p>
          </table:table-cell>
          <table:table-cell office:value-type="string" calcext:value-type="string">
            <text:p>PID_y</text:p>
          </table:table-cell>
          <table:table-cell office:value-type="float" office:value="-0.009471" calcext:value-type="float">
            <text:p>-0.009471</text:p>
          </table:table-cell>
          <table:table-cell/>
          <table:table-cell office:value-type="float" office:value="-0.007577" calcext:value-type="float">
            <text:p>-0.007577</text:p>
          </table:table-cell>
          <table:table-cell office:value-type="float" office:value="-0.009431" calcext:value-type="float">
            <text:p>-0.009431</text:p>
          </table:table-cell>
          <table:table-cell office:value-type="float" office:value="-0.00774" calcext:value-type="float">
            <text:p>-0.00774</text:p>
          </table:table-cell>
          <table:table-cell office:value-type="float" office:value="-0.003747" calcext:value-type="float">
            <text:p>-0.003747</text:p>
          </table:table-cell>
          <table:table-cell office:value-type="string" calcext:value-type="string">
            <text:p>0.007551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2496" calcext:value-type="float">
            <text:p>1527480707.2496</text:p>
          </table:table-cell>
          <table:table-cell office:value-type="string" calcext:value-type="string">
            <text:p>PID_x</text:p>
          </table:table-cell>
          <table:table-cell office:value-type="float" office:value="-0.00966" calcext:value-type="float">
            <text:p>-0.00966</text:p>
          </table:table-cell>
          <table:table-cell/>
          <table:table-cell office:value-type="float" office:value="-0.007663" calcext:value-type="float">
            <text:p>-0.007663</text:p>
          </table:table-cell>
          <table:table-cell office:value-type="float" office:value="-0.009636" calcext:value-type="float">
            <text:p>-0.009636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-0.002902" calcext:value-type="float">
            <text:p>-0.002902</text:p>
          </table:table-cell>
          <table:table-cell office:value-type="string" calcext:value-type="string">
            <text:p>0.005322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24966" calcext:value-type="float">
            <text:p>1527480707.24966</text:p>
          </table:table-cell>
          <table:table-cell office:value-type="string" calcext:value-type="string">
            <text:p>PID_y</text:p>
          </table:table-cell>
          <table:table-cell office:value-type="float" office:value="-0.00966" calcext:value-type="float">
            <text:p>-0.00966</text:p>
          </table:table-cell>
          <table:table-cell/>
          <table:table-cell office:value-type="float" office:value="-0.007663" calcext:value-type="float">
            <text:p>-0.007663</text:p>
          </table:table-cell>
          <table:table-cell office:value-type="float" office:value="-0.009636" calcext:value-type="float">
            <text:p>-0.009636</text:p>
          </table:table-cell>
          <table:table-cell office:value-type="float" office:value="-0.007744" calcext:value-type="float">
            <text:p>-0.007744</text:p>
          </table:table-cell>
          <table:table-cell office:value-type="float" office:value="-0.002902" calcext:value-type="float">
            <text:p>-0.002902</text:p>
          </table:table-cell>
          <table:table-cell office:value-type="string" calcext:value-type="string">
            <text:p>0.00532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27003" calcext:value-type="float">
            <text:p>1527480707.27003</text:p>
          </table:table-cell>
          <table:table-cell office:value-type="string" calcext:value-type="string">
            <text:p>PID_x</text:p>
          </table:table-cell>
          <table:table-cell office:value-type="float" office:value="-0.009399" calcext:value-type="float">
            <text:p>-0.009399</text:p>
          </table:table-cell>
          <table:table-cell/>
          <table:table-cell office:value-type="float" office:value="-0.007202" calcext:value-type="float">
            <text:p>-0.007202</text:p>
          </table:table-cell>
          <table:table-cell office:value-type="float" office:value="-0.009382" calcext:value-type="float">
            <text:p>-0.009382</text:p>
          </table:table-cell>
          <table:table-cell office:value-type="float" office:value="-0.007351" calcext:value-type="float">
            <text:p>-0.007351</text:p>
          </table:table-cell>
          <table:table-cell office:value-type="float" office:value="-0.002433" calcext:value-type="float">
            <text:p>-0.002433</text:p>
          </table:table-cell>
          <table:table-cell office:value-type="string" calcext:value-type="string">
            <text:p>0.007216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27008" calcext:value-type="float">
            <text:p>1527480707.27008</text:p>
          </table:table-cell>
          <table:table-cell office:value-type="string" calcext:value-type="string">
            <text:p>PID_y</text:p>
          </table:table-cell>
          <table:table-cell office:value-type="float" office:value="-0.009399" calcext:value-type="float">
            <text:p>-0.009399</text:p>
          </table:table-cell>
          <table:table-cell/>
          <table:table-cell office:value-type="float" office:value="-0.007202" calcext:value-type="float">
            <text:p>-0.007202</text:p>
          </table:table-cell>
          <table:table-cell office:value-type="float" office:value="-0.009382" calcext:value-type="float">
            <text:p>-0.009382</text:p>
          </table:table-cell>
          <table:table-cell office:value-type="float" office:value="-0.007351" calcext:value-type="float">
            <text:p>-0.007351</text:p>
          </table:table-cell>
          <table:table-cell office:value-type="float" office:value="-0.002433" calcext:value-type="float">
            <text:p>-0.002433</text:p>
          </table:table-cell>
          <table:table-cell office:value-type="string" calcext:value-type="string">
            <text:p>0.00721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29041" calcext:value-type="float">
            <text:p>1527480707.29041</text:p>
          </table:table-cell>
          <table:table-cell office:value-type="string" calcext:value-type="string">
            <text:p>PID_x</text:p>
          </table:table-cell>
          <table:table-cell office:value-type="float" office:value="-0.009178" calcext:value-type="float">
            <text:p>-0.009178</text:p>
          </table:table-cell>
          <table:table-cell/>
          <table:table-cell office:value-type="float" office:value="-0.007388" calcext:value-type="float">
            <text:p>-0.007388</text:p>
          </table:table-cell>
          <table:table-cell office:value-type="float" office:value="-0.009178" calcext:value-type="float">
            <text:p>-0.009178</text:p>
          </table:table-cell>
          <table:table-cell office:value-type="float" office:value="-0.007443" calcext:value-type="float">
            <text:p>-0.007443</text:p>
          </table:table-cell>
          <table:table-cell office:value-type="float" office:value="-0.000014" calcext:value-type="float">
            <text:p>-0.000014</text:p>
          </table:table-cell>
          <table:table-cell office:value-type="string" calcext:value-type="string">
            <text:p>0.004405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29046" calcext:value-type="float">
            <text:p>1527480707.29046</text:p>
          </table:table-cell>
          <table:table-cell office:value-type="string" calcext:value-type="string">
            <text:p>PID_y</text:p>
          </table:table-cell>
          <table:table-cell office:value-type="float" office:value="-0.009178" calcext:value-type="float">
            <text:p>-0.009178</text:p>
          </table:table-cell>
          <table:table-cell/>
          <table:table-cell office:value-type="float" office:value="-0.007388" calcext:value-type="float">
            <text:p>-0.007388</text:p>
          </table:table-cell>
          <table:table-cell office:value-type="float" office:value="-0.009178" calcext:value-type="float">
            <text:p>-0.009178</text:p>
          </table:table-cell>
          <table:table-cell office:value-type="float" office:value="-0.007443" calcext:value-type="float">
            <text:p>-0.007443</text:p>
          </table:table-cell>
          <table:table-cell office:value-type="float" office:value="-0.000014" calcext:value-type="float">
            <text:p>-0.000014</text:p>
          </table:table-cell>
          <table:table-cell office:value-type="string" calcext:value-type="string">
            <text:p>0.00440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30979" calcext:value-type="float">
            <text:p>1527480707.30979</text:p>
          </table:table-cell>
          <table:table-cell office:value-type="string" calcext:value-type="string">
            <text:p>PID_x</text:p>
          </table:table-cell>
          <table:table-cell office:value-type="float" office:value="-0.009129" calcext:value-type="float">
            <text:p>-0.009129</text:p>
          </table:table-cell>
          <table:table-cell/>
          <table:table-cell office:value-type="float" office:value="-0.006875" calcext:value-type="float">
            <text:p>-0.006875</text:p>
          </table:table-cell>
          <table:table-cell office:value-type="float" office:value="-0.009149" calcext:value-type="float">
            <text:p>-0.009149</text:p>
          </table:table-cell>
          <table:table-cell office:value-type="float" office:value="-0.007041" calcext:value-type="float">
            <text:p>-0.007041</text:p>
          </table:table-cell>
          <table:table-cell office:value-type="float" office:value="0.002658" calcext:value-type="float">
            <text:p>0.002658</text:p>
          </table:table-cell>
          <table:table-cell office:value-type="string" calcext:value-type="string">
            <text:p>0.007616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30984" calcext:value-type="float">
            <text:p>1527480707.30984</text:p>
          </table:table-cell>
          <table:table-cell office:value-type="string" calcext:value-type="string">
            <text:p>PID_y</text:p>
          </table:table-cell>
          <table:table-cell office:value-type="float" office:value="-0.009129" calcext:value-type="float">
            <text:p>-0.009129</text:p>
          </table:table-cell>
          <table:table-cell/>
          <table:table-cell office:value-type="float" office:value="-0.006875" calcext:value-type="float">
            <text:p>-0.006875</text:p>
          </table:table-cell>
          <table:table-cell office:value-type="float" office:value="-0.009149" calcext:value-type="float">
            <text:p>-0.009149</text:p>
          </table:table-cell>
          <table:table-cell office:value-type="float" office:value="-0.007041" calcext:value-type="float">
            <text:p>-0.007041</text:p>
          </table:table-cell>
          <table:table-cell office:value-type="float" office:value="0.002658" calcext:value-type="float">
            <text:p>0.002658</text:p>
          </table:table-cell>
          <table:table-cell office:value-type="string" calcext:value-type="string">
            <text:p>0.00761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33016" calcext:value-type="float">
            <text:p>1527480707.33016</text:p>
          </table:table-cell>
          <table:table-cell office:value-type="string" calcext:value-type="string">
            <text:p>PID_x</text:p>
          </table:table-cell>
          <table:table-cell office:value-type="float" office:value="-0.009094" calcext:value-type="float">
            <text:p>-0.009094</text:p>
          </table:table-cell>
          <table:table-cell/>
          <table:table-cell office:value-type="float" office:value="-0.00703" calcext:value-type="float">
            <text:p>-0.00703</text:p>
          </table:table-cell>
          <table:table-cell office:value-type="float" office:value="-0.009119" calcext:value-type="float">
            <text:p>-0.009119</text:p>
          </table:table-cell>
          <table:table-cell office:value-type="float" office:value="-0.007137" calcext:value-type="float">
            <text:p>-0.007137</text:p>
          </table:table-cell>
          <table:table-cell office:value-type="float" office:value="0.002962" calcext:value-type="float">
            <text:p>0.002962</text:p>
          </table:table-cell>
          <table:table-cell office:value-type="string" calcext:value-type="string">
            <text:p>0.006114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3302" calcext:value-type="float">
            <text:p>1527480707.3302</text:p>
          </table:table-cell>
          <table:table-cell office:value-type="string" calcext:value-type="string">
            <text:p>PID_y</text:p>
          </table:table-cell>
          <table:table-cell office:value-type="float" office:value="-0.009094" calcext:value-type="float">
            <text:p>-0.009094</text:p>
          </table:table-cell>
          <table:table-cell/>
          <table:table-cell office:value-type="float" office:value="-0.00703" calcext:value-type="float">
            <text:p>-0.00703</text:p>
          </table:table-cell>
          <table:table-cell office:value-type="float" office:value="-0.009119" calcext:value-type="float">
            <text:p>-0.009119</text:p>
          </table:table-cell>
          <table:table-cell office:value-type="float" office:value="-0.007137" calcext:value-type="float">
            <text:p>-0.007137</text:p>
          </table:table-cell>
          <table:table-cell office:value-type="float" office:value="0.002962" calcext:value-type="float">
            <text:p>0.002962</text:p>
          </table:table-cell>
          <table:table-cell office:value-type="string" calcext:value-type="string">
            <text:p>0.00611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35053" calcext:value-type="float">
            <text:p>1527480707.35053</text:p>
          </table:table-cell>
          <table:table-cell office:value-type="string" calcext:value-type="string">
            <text:p>PID_x</text:p>
          </table:table-cell>
          <table:table-cell office:value-type="float" office:value="-0.008568" calcext:value-type="float">
            <text:p>-0.008568</text:p>
          </table:table-cell>
          <table:table-cell/>
          <table:table-cell office:value-type="float" office:value="-0.006472" calcext:value-type="float">
            <text:p>-0.006472</text:p>
          </table:table-cell>
          <table:table-cell office:value-type="float" office:value="-0.008773" calcext:value-type="float">
            <text:p>-0.008773</text:p>
          </table:table-cell>
          <table:table-cell office:value-type="float" office:value="-0.006753" calcext:value-type="float">
            <text:p>-0.006753</text:p>
          </table:table-cell>
          <table:table-cell office:value-type="float" office:value="0.008476" calcext:value-type="float">
            <text:p>0.008476</text:p>
          </table:table-cell>
          <table:table-cell office:value-type="string" calcext:value-type="string">
            <text:p>0.009918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35056" calcext:value-type="float">
            <text:p>1527480707.35056</text:p>
          </table:table-cell>
          <table:table-cell office:value-type="string" calcext:value-type="string">
            <text:p>PID_y</text:p>
          </table:table-cell>
          <table:table-cell office:value-type="float" office:value="-0.008568" calcext:value-type="float">
            <text:p>-0.008568</text:p>
          </table:table-cell>
          <table:table-cell/>
          <table:table-cell office:value-type="float" office:value="-0.006472" calcext:value-type="float">
            <text:p>-0.006472</text:p>
          </table:table-cell>
          <table:table-cell office:value-type="float" office:value="-0.008773" calcext:value-type="float">
            <text:p>-0.008773</text:p>
          </table:table-cell>
          <table:table-cell office:value-type="float" office:value="-0.006753" calcext:value-type="float">
            <text:p>-0.006753</text:p>
          </table:table-cell>
          <table:table-cell office:value-type="float" office:value="0.008476" calcext:value-type="float">
            <text:p>0.008476</text:p>
          </table:table-cell>
          <table:table-cell office:value-type="string" calcext:value-type="string">
            <text:p>0.00991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36989" calcext:value-type="float">
            <text:p>1527480707.36989</text:p>
          </table:table-cell>
          <table:table-cell office:value-type="string" calcext:value-type="string">
            <text:p>PID_x</text:p>
          </table:table-cell>
          <table:table-cell office:value-type="float" office:value="-0.009141" calcext:value-type="float">
            <text:p>-0.009141</text:p>
          </table:table-cell>
          <table:table-cell/>
          <table:table-cell office:value-type="float" office:value="-0.006347" calcext:value-type="float">
            <text:p>-0.006347</text:p>
          </table:table-cell>
          <table:table-cell office:value-type="float" office:value="-0.009153" calcext:value-type="float">
            <text:p>-0.009153</text:p>
          </table:table-cell>
          <table:table-cell office:value-type="float" office:value="-0.006541" calcext:value-type="float">
            <text:p>-0.006541</text:p>
          </table:table-cell>
          <table:table-cell office:value-type="float" office:value="0.002054" calcext:value-type="float">
            <text:p>0.002054</text:p>
          </table:table-cell>
          <table:table-cell office:value-type="string" calcext:value-type="string">
            <text:p>0.008257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36993" calcext:value-type="float">
            <text:p>1527480707.36993</text:p>
          </table:table-cell>
          <table:table-cell office:value-type="string" calcext:value-type="string">
            <text:p>PID_y</text:p>
          </table:table-cell>
          <table:table-cell office:value-type="float" office:value="-0.009141" calcext:value-type="float">
            <text:p>-0.009141</text:p>
          </table:table-cell>
          <table:table-cell/>
          <table:table-cell office:value-type="float" office:value="-0.006347" calcext:value-type="float">
            <text:p>-0.006347</text:p>
          </table:table-cell>
          <table:table-cell office:value-type="float" office:value="-0.009153" calcext:value-type="float">
            <text:p>-0.009153</text:p>
          </table:table-cell>
          <table:table-cell office:value-type="float" office:value="-0.006541" calcext:value-type="float">
            <text:p>-0.006541</text:p>
          </table:table-cell>
          <table:table-cell office:value-type="float" office:value="0.002054" calcext:value-type="float">
            <text:p>0.002054</text:p>
          </table:table-cell>
          <table:table-cell office:value-type="string" calcext:value-type="string">
            <text:p>0.00825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39029" calcext:value-type="float">
            <text:p>1527480707.39029</text:p>
          </table:table-cell>
          <table:table-cell office:value-type="string" calcext:value-type="string">
            <text:p>PID_x</text:p>
          </table:table-cell>
          <table:table-cell office:value-type="float" office:value="-0.008403" calcext:value-type="float">
            <text:p>-0.008403</text:p>
          </table:table-cell>
          <table:table-cell/>
          <table:table-cell office:value-type="float" office:value="-0.006339" calcext:value-type="float">
            <text:p>-0.006339</text:p>
          </table:table-cell>
          <table:table-cell office:value-type="float" office:value="-0.008517" calcext:value-type="float">
            <text:p>-0.008517</text:p>
          </table:table-cell>
          <table:table-cell office:value-type="float" office:value="-0.006566" calcext:value-type="float">
            <text:p>-0.006566</text:p>
          </table:table-cell>
          <table:table-cell office:value-type="float" office:value="0.006305" calcext:value-type="float">
            <text:p>0.006305</text:p>
          </table:table-cell>
          <table:table-cell office:value-type="string" calcext:value-type="string">
            <text:p>0.008917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39035" calcext:value-type="float">
            <text:p>1527480707.39035</text:p>
          </table:table-cell>
          <table:table-cell office:value-type="string" calcext:value-type="string">
            <text:p>PID_y</text:p>
          </table:table-cell>
          <table:table-cell office:value-type="float" office:value="-0.008403" calcext:value-type="float">
            <text:p>-0.008403</text:p>
          </table:table-cell>
          <table:table-cell/>
          <table:table-cell office:value-type="float" office:value="-0.006339" calcext:value-type="float">
            <text:p>-0.006339</text:p>
          </table:table-cell>
          <table:table-cell office:value-type="float" office:value="-0.008517" calcext:value-type="float">
            <text:p>-0.008517</text:p>
          </table:table-cell>
          <table:table-cell office:value-type="float" office:value="-0.006566" calcext:value-type="float">
            <text:p>-0.006566</text:p>
          </table:table-cell>
          <table:table-cell office:value-type="float" office:value="0.006305" calcext:value-type="float">
            <text:p>0.006305</text:p>
          </table:table-cell>
          <table:table-cell office:value-type="string" calcext:value-type="string">
            <text:p>0.00891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40968" calcext:value-type="float">
            <text:p>1527480707.40968</text:p>
          </table:table-cell>
          <table:table-cell office:value-type="string" calcext:value-type="string">
            <text:p>PID_x</text:p>
          </table:table-cell>
          <table:table-cell office:value-type="float" office:value="-0.00923" calcext:value-type="float">
            <text:p>-0.00923</text:p>
          </table:table-cell>
          <table:table-cell/>
          <table:table-cell office:value-type="float" office:value="-0.005972" calcext:value-type="float">
            <text:p>-0.005972</text:p>
          </table:table-cell>
          <table:table-cell office:value-type="float" office:value="-0.009225" calcext:value-type="float">
            <text:p>-0.009225</text:p>
          </table:table-cell>
          <table:table-cell office:value-type="float" office:value="-0.006187" calcext:value-type="float">
            <text:p>-0.006187</text:p>
          </table:table-cell>
          <table:table-cell office:value-type="float" office:value="-0.001294" calcext:value-type="float">
            <text:p>-0.001294</text:p>
          </table:table-cell>
          <table:table-cell office:value-type="string" calcext:value-type="string">
            <text:p>0.008675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40973" calcext:value-type="float">
            <text:p>1527480707.40973</text:p>
          </table:table-cell>
          <table:table-cell office:value-type="string" calcext:value-type="string">
            <text:p>PID_y</text:p>
          </table:table-cell>
          <table:table-cell office:value-type="float" office:value="-0.00923" calcext:value-type="float">
            <text:p>-0.00923</text:p>
          </table:table-cell>
          <table:table-cell/>
          <table:table-cell office:value-type="float" office:value="-0.005972" calcext:value-type="float">
            <text:p>-0.005972</text:p>
          </table:table-cell>
          <table:table-cell office:value-type="float" office:value="-0.009225" calcext:value-type="float">
            <text:p>-0.009225</text:p>
          </table:table-cell>
          <table:table-cell office:value-type="float" office:value="-0.006187" calcext:value-type="float">
            <text:p>-0.006187</text:p>
          </table:table-cell>
          <table:table-cell office:value-type="float" office:value="-0.001294" calcext:value-type="float">
            <text:p>-0.001294</text:p>
          </table:table-cell>
          <table:table-cell office:value-type="string" calcext:value-type="string">
            <text:p>0.00867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43012" calcext:value-type="float">
            <text:p>1527480707.43012</text:p>
          </table:table-cell>
          <table:table-cell office:value-type="string" calcext:value-type="string">
            <text:p>PID_x</text:p>
          </table:table-cell>
          <table:table-cell office:value-type="float" office:value="-0.008496" calcext:value-type="float">
            <text:p>-0.008496</text:p>
          </table:table-cell>
          <table:table-cell/>
          <table:table-cell office:value-type="float" office:value="-0.006063" calcext:value-type="float">
            <text:p>-0.006063</text:p>
          </table:table-cell>
          <table:table-cell office:value-type="float" office:value="-0.008564" calcext:value-type="float">
            <text:p>-0.008564</text:p>
          </table:table-cell>
          <table:table-cell office:value-type="float" office:value="-0.006279" calcext:value-type="float">
            <text:p>-0.006279</text:p>
          </table:table-cell>
          <table:table-cell office:value-type="float" office:value="0.00488" calcext:value-type="float">
            <text:p>0.00488</text:p>
          </table:table-cell>
          <table:table-cell office:value-type="string" calcext:value-type="string">
            <text:p>0.008710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43017" calcext:value-type="float">
            <text:p>1527480707.43017</text:p>
          </table:table-cell>
          <table:table-cell office:value-type="string" calcext:value-type="string">
            <text:p>PID_y</text:p>
          </table:table-cell>
          <table:table-cell office:value-type="float" office:value="-0.008496" calcext:value-type="float">
            <text:p>-0.008496</text:p>
          </table:table-cell>
          <table:table-cell/>
          <table:table-cell office:value-type="float" office:value="-0.006063" calcext:value-type="float">
            <text:p>-0.006063</text:p>
          </table:table-cell>
          <table:table-cell office:value-type="float" office:value="-0.008564" calcext:value-type="float">
            <text:p>-0.008564</text:p>
          </table:table-cell>
          <table:table-cell office:value-type="float" office:value="-0.006279" calcext:value-type="float">
            <text:p>-0.006279</text:p>
          </table:table-cell>
          <table:table-cell office:value-type="float" office:value="0.00488" calcext:value-type="float">
            <text:p>0.00488</text:p>
          </table:table-cell>
          <table:table-cell office:value-type="string" calcext:value-type="string">
            <text:p>0.00871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45049" calcext:value-type="float">
            <text:p>1527480707.45049</text:p>
          </table:table-cell>
          <table:table-cell office:value-type="string" calcext:value-type="string">
            <text:p>PID_x</text:p>
          </table:table-cell>
          <table:table-cell office:value-type="float" office:value="-0.008963" calcext:value-type="float">
            <text:p>-0.008963</text:p>
          </table:table-cell>
          <table:table-cell/>
          <table:table-cell office:value-type="float" office:value="-0.005904" calcext:value-type="float">
            <text:p>-0.005904</text:p>
          </table:table-cell>
          <table:table-cell office:value-type="float" office:value="-0.008948" calcext:value-type="float">
            <text:p>-0.008948</text:p>
          </table:table-cell>
          <table:table-cell office:value-type="float" office:value="-0.006052" calcext:value-type="float">
            <text:p>-0.006052</text:p>
          </table:table-cell>
          <table:table-cell office:value-type="float" office:value="-0.002282" calcext:value-type="float">
            <text:p>-0.002282</text:p>
          </table:table-cell>
          <table:table-cell office:value-type="string" calcext:value-type="string">
            <text:p>0.007185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45052" calcext:value-type="float">
            <text:p>1527480707.45052</text:p>
          </table:table-cell>
          <table:table-cell office:value-type="string" calcext:value-type="string">
            <text:p>PID_y</text:p>
          </table:table-cell>
          <table:table-cell office:value-type="float" office:value="-0.008963" calcext:value-type="float">
            <text:p>-0.008963</text:p>
          </table:table-cell>
          <table:table-cell/>
          <table:table-cell office:value-type="float" office:value="-0.005904" calcext:value-type="float">
            <text:p>-0.005904</text:p>
          </table:table-cell>
          <table:table-cell office:value-type="float" office:value="-0.008948" calcext:value-type="float">
            <text:p>-0.008948</text:p>
          </table:table-cell>
          <table:table-cell office:value-type="float" office:value="-0.006052" calcext:value-type="float">
            <text:p>-0.006052</text:p>
          </table:table-cell>
          <table:table-cell office:value-type="float" office:value="-0.002282" calcext:value-type="float">
            <text:p>-0.002282</text:p>
          </table:table-cell>
          <table:table-cell office:value-type="string" calcext:value-type="string">
            <text:p>0.00718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46984" calcext:value-type="float">
            <text:p>1527480707.46984</text:p>
          </table:table-cell>
          <table:table-cell office:value-type="string" calcext:value-type="string">
            <text:p>PID_x</text:p>
          </table:table-cell>
          <table:table-cell office:value-type="float" office:value="-0.008418" calcext:value-type="float">
            <text:p>-0.008418</text:p>
          </table:table-cell>
          <table:table-cell/>
          <table:table-cell office:value-type="float" office:value="-0.00606" calcext:value-type="float">
            <text:p>-0.00606</text:p>
          </table:table-cell>
          <table:table-cell office:value-type="float" office:value="-0.008522" calcext:value-type="float">
            <text:p>-0.008522</text:p>
          </table:table-cell>
          <table:table-cell office:value-type="float" office:value="-0.006114" calcext:value-type="float">
            <text:p>-0.006114</text:p>
          </table:table-cell>
          <table:table-cell office:value-type="float" office:value="0.006051" calcext:value-type="float">
            <text:p>0.006051</text:p>
          </table:table-cell>
          <table:table-cell office:value-type="string" calcext:value-type="string">
            <text:p>0.004347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4699" calcext:value-type="float">
            <text:p>1527480707.4699</text:p>
          </table:table-cell>
          <table:table-cell office:value-type="string" calcext:value-type="string">
            <text:p>PID_y</text:p>
          </table:table-cell>
          <table:table-cell office:value-type="float" office:value="-0.008418" calcext:value-type="float">
            <text:p>-0.008418</text:p>
          </table:table-cell>
          <table:table-cell/>
          <table:table-cell office:value-type="float" office:value="-0.00606" calcext:value-type="float">
            <text:p>-0.00606</text:p>
          </table:table-cell>
          <table:table-cell office:value-type="float" office:value="-0.008522" calcext:value-type="float">
            <text:p>-0.008522</text:p>
          </table:table-cell>
          <table:table-cell office:value-type="float" office:value="-0.006114" calcext:value-type="float">
            <text:p>-0.006114</text:p>
          </table:table-cell>
          <table:table-cell office:value-type="float" office:value="0.006051" calcext:value-type="float">
            <text:p>0.006051</text:p>
          </table:table-cell>
          <table:table-cell office:value-type="string" calcext:value-type="string">
            <text:p>0.00434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49015" calcext:value-type="float">
            <text:p>1527480707.49015</text:p>
          </table:table-cell>
          <table:table-cell office:value-type="string" calcext:value-type="string">
            <text:p>PID_x</text:p>
          </table:table-cell>
          <table:table-cell office:value-type="float" office:value="-0.00888" calcext:value-type="float">
            <text:p>-0.00888</text:p>
          </table:table-cell>
          <table:table-cell/>
          <table:table-cell office:value-type="float" office:value="-0.00547" calcext:value-type="float">
            <text:p>-0.00547</text:p>
          </table:table-cell>
          <table:table-cell office:value-type="float" office:value="-0.008847" calcext:value-type="float">
            <text:p>-0.008847</text:p>
          </table:table-cell>
          <table:table-cell office:value-type="float" office:value="-0.00569" calcext:value-type="float">
            <text:p>-0.00569</text:p>
          </table:table-cell>
          <table:table-cell office:value-type="float" office:value="-0.003394" calcext:value-type="float">
            <text:p>-0.003394</text:p>
          </table:table-cell>
          <table:table-cell office:value-type="string" calcext:value-type="string">
            <text:p>0.008767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49018" calcext:value-type="float">
            <text:p>1527480707.49018</text:p>
          </table:table-cell>
          <table:table-cell office:value-type="string" calcext:value-type="string">
            <text:p>PID_y</text:p>
          </table:table-cell>
          <table:table-cell office:value-type="float" office:value="-0.00888" calcext:value-type="float">
            <text:p>-0.00888</text:p>
          </table:table-cell>
          <table:table-cell/>
          <table:table-cell office:value-type="float" office:value="-0.00547" calcext:value-type="float">
            <text:p>-0.00547</text:p>
          </table:table-cell>
          <table:table-cell office:value-type="float" office:value="-0.008847" calcext:value-type="float">
            <text:p>-0.008847</text:p>
          </table:table-cell>
          <table:table-cell office:value-type="float" office:value="-0.00569" calcext:value-type="float">
            <text:p>-0.00569</text:p>
          </table:table-cell>
          <table:table-cell office:value-type="float" office:value="-0.003394" calcext:value-type="float">
            <text:p>-0.003394</text:p>
          </table:table-cell>
          <table:table-cell office:value-type="string" calcext:value-type="string">
            <text:p>0.00876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51049" calcext:value-type="float">
            <text:p>1527480707.51049</text:p>
          </table:table-cell>
          <table:table-cell office:value-type="string" calcext:value-type="string">
            <text:p>PID_x</text:p>
          </table:table-cell>
          <table:table-cell office:value-type="float" office:value="-0.008348" calcext:value-type="float">
            <text:p>-0.008348</text:p>
          </table:table-cell>
          <table:table-cell/>
          <table:table-cell office:value-type="float" office:value="-0.005873" calcext:value-type="float">
            <text:p>-0.005873</text:p>
          </table:table-cell>
          <table:table-cell office:value-type="float" office:value="-0.008501" calcext:value-type="float">
            <text:p>-0.008501</text:p>
          </table:table-cell>
          <table:table-cell office:value-type="float" office:value="-0.005896" calcext:value-type="float">
            <text:p>-0.005896</text:p>
          </table:table-cell>
          <table:table-cell office:value-type="float" office:value="0.007312" calcext:value-type="float">
            <text:p>0.007312</text:p>
          </table:table-cell>
          <table:table-cell office:value-type="string" calcext:value-type="string">
            <text:p>0.002829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51052" calcext:value-type="float">
            <text:p>1527480707.51052</text:p>
          </table:table-cell>
          <table:table-cell office:value-type="string" calcext:value-type="string">
            <text:p>PID_y</text:p>
          </table:table-cell>
          <table:table-cell office:value-type="float" office:value="-0.008348" calcext:value-type="float">
            <text:p>-0.008348</text:p>
          </table:table-cell>
          <table:table-cell/>
          <table:table-cell office:value-type="float" office:value="-0.005873" calcext:value-type="float">
            <text:p>-0.005873</text:p>
          </table:table-cell>
          <table:table-cell office:value-type="float" office:value="-0.008501" calcext:value-type="float">
            <text:p>-0.008501</text:p>
          </table:table-cell>
          <table:table-cell office:value-type="float" office:value="-0.005896" calcext:value-type="float">
            <text:p>-0.005896</text:p>
          </table:table-cell>
          <table:table-cell office:value-type="float" office:value="0.007312" calcext:value-type="float">
            <text:p>0.007312</text:p>
          </table:table-cell>
          <table:table-cell office:value-type="string" calcext:value-type="string">
            <text:p>0.00282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5298" calcext:value-type="float">
            <text:p>1527480707.5298</text:p>
          </table:table-cell>
          <table:table-cell office:value-type="string" calcext:value-type="string">
            <text:p>PID_x</text:p>
          </table:table-cell>
          <table:table-cell office:value-type="float" office:value="-0.008931" calcext:value-type="float">
            <text:p>-0.008931</text:p>
          </table:table-cell>
          <table:table-cell/>
          <table:table-cell office:value-type="float" office:value="-0.005367" calcext:value-type="float">
            <text:p>-0.005367</text:p>
          </table:table-cell>
          <table:table-cell office:value-type="float" office:value="-0.0089" calcext:value-type="float">
            <text:p>-0.0089</text:p>
          </table:table-cell>
          <table:table-cell office:value-type="float" office:value="-0.00553" calcext:value-type="float">
            <text:p>-0.00553</text:p>
          </table:table-cell>
          <table:table-cell office:value-type="float" office:value="-0.003295" calcext:value-type="float">
            <text:p>-0.003295</text:p>
          </table:table-cell>
          <table:table-cell office:value-type="string" calcext:value-type="string">
            <text:p>0.007535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52984" calcext:value-type="float">
            <text:p>1527480707.52984</text:p>
          </table:table-cell>
          <table:table-cell office:value-type="string" calcext:value-type="string">
            <text:p>PID_y</text:p>
          </table:table-cell>
          <table:table-cell office:value-type="float" office:value="-0.008931" calcext:value-type="float">
            <text:p>-0.008931</text:p>
          </table:table-cell>
          <table:table-cell/>
          <table:table-cell office:value-type="float" office:value="-0.005367" calcext:value-type="float">
            <text:p>-0.005367</text:p>
          </table:table-cell>
          <table:table-cell office:value-type="float" office:value="-0.0089" calcext:value-type="float">
            <text:p>-0.0089</text:p>
          </table:table-cell>
          <table:table-cell office:value-type="float" office:value="-0.00553" calcext:value-type="float">
            <text:p>-0.00553</text:p>
          </table:table-cell>
          <table:table-cell office:value-type="float" office:value="-0.003295" calcext:value-type="float">
            <text:p>-0.003295</text:p>
          </table:table-cell>
          <table:table-cell office:value-type="string" calcext:value-type="string">
            <text:p>0.00753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55011" calcext:value-type="float">
            <text:p>1527480707.55011</text:p>
          </table:table-cell>
          <table:table-cell office:value-type="string" calcext:value-type="string">
            <text:p>PID_x</text:p>
          </table:table-cell>
          <table:table-cell office:value-type="float" office:value="-0.009085" calcext:value-type="float">
            <text:p>-0.009085</text:p>
          </table:table-cell>
          <table:table-cell/>
          <table:table-cell office:value-type="float" office:value="-0.005281" calcext:value-type="float">
            <text:p>-0.005281</text:p>
          </table:table-cell>
          <table:table-cell office:value-type="float" office:value="-0.00908" calcext:value-type="float">
            <text:p>-0.00908</text:p>
          </table:table-cell>
          <table:table-cell office:value-type="float" office:value="-0.005403" calcext:value-type="float">
            <text:p>-0.005403</text:p>
          </table:table-cell>
          <table:table-cell office:value-type="float" office:value="-0.001299" calcext:value-type="float">
            <text:p>-0.001299</text:p>
          </table:table-cell>
          <table:table-cell office:value-type="string" calcext:value-type="string">
            <text:p>0.006542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55014" calcext:value-type="float">
            <text:p>1527480707.55014</text:p>
          </table:table-cell>
          <table:table-cell office:value-type="string" calcext:value-type="string">
            <text:p>PID_y</text:p>
          </table:table-cell>
          <table:table-cell office:value-type="float" office:value="-0.009085" calcext:value-type="float">
            <text:p>-0.009085</text:p>
          </table:table-cell>
          <table:table-cell/>
          <table:table-cell office:value-type="float" office:value="-0.005281" calcext:value-type="float">
            <text:p>-0.005281</text:p>
          </table:table-cell>
          <table:table-cell office:value-type="float" office:value="-0.00908" calcext:value-type="float">
            <text:p>-0.00908</text:p>
          </table:table-cell>
          <table:table-cell office:value-type="float" office:value="-0.005403" calcext:value-type="float">
            <text:p>-0.005403</text:p>
          </table:table-cell>
          <table:table-cell office:value-type="float" office:value="-0.001299" calcext:value-type="float">
            <text:p>-0.001299</text:p>
          </table:table-cell>
          <table:table-cell office:value-type="string" calcext:value-type="string">
            <text:p>0.00654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57044" calcext:value-type="float">
            <text:p>1527480707.57044</text:p>
          </table:table-cell>
          <table:table-cell office:value-type="string" calcext:value-type="string">
            <text:p>PID_x</text:p>
          </table:table-cell>
          <table:table-cell office:value-type="float" office:value="-0.008636" calcext:value-type="float">
            <text:p>-0.008636</text:p>
          </table:table-cell>
          <table:table-cell/>
          <table:table-cell office:value-type="float" office:value="-0.005089" calcext:value-type="float">
            <text:p>-0.005089</text:p>
          </table:table-cell>
          <table:table-cell office:value-type="float" office:value="-0.008631" calcext:value-type="float">
            <text:p>-0.008631</text:p>
          </table:table-cell>
          <table:table-cell office:value-type="float" office:value="-0.005288" calcext:value-type="float">
            <text:p>-0.005288</text:p>
          </table:table-cell>
          <table:table-cell office:value-type="float" office:value="-0.001289" calcext:value-type="float">
            <text:p>-0.001289</text:p>
          </table:table-cell>
          <table:table-cell office:value-type="string" calcext:value-type="string">
            <text:p>0.008330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57047" calcext:value-type="float">
            <text:p>1527480707.57047</text:p>
          </table:table-cell>
          <table:table-cell office:value-type="string" calcext:value-type="string">
            <text:p>PID_y</text:p>
          </table:table-cell>
          <table:table-cell office:value-type="float" office:value="-0.008636" calcext:value-type="float">
            <text:p>-0.008636</text:p>
          </table:table-cell>
          <table:table-cell/>
          <table:table-cell office:value-type="float" office:value="-0.005089" calcext:value-type="float">
            <text:p>-0.005089</text:p>
          </table:table-cell>
          <table:table-cell office:value-type="float" office:value="-0.008631" calcext:value-type="float">
            <text:p>-0.008631</text:p>
          </table:table-cell>
          <table:table-cell office:value-type="float" office:value="-0.005288" calcext:value-type="float">
            <text:p>-0.005288</text:p>
          </table:table-cell>
          <table:table-cell office:value-type="float" office:value="-0.001289" calcext:value-type="float">
            <text:p>-0.001289</text:p>
          </table:table-cell>
          <table:table-cell office:value-type="string" calcext:value-type="string">
            <text:p>0.00833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58973" calcext:value-type="float">
            <text:p>1527480707.58973</text:p>
          </table:table-cell>
          <table:table-cell office:value-type="string" calcext:value-type="string">
            <text:p>PID_x</text:p>
          </table:table-cell>
          <table:table-cell office:value-type="float" office:value="-0.008829" calcext:value-type="float">
            <text:p>-0.008829</text:p>
          </table:table-cell>
          <table:table-cell/>
          <table:table-cell office:value-type="float" office:value="-0.004846" calcext:value-type="float">
            <text:p>-0.004846</text:p>
          </table:table-cell>
          <table:table-cell office:value-type="float" office:value="-0.008828" calcext:value-type="float">
            <text:p>-0.008828</text:p>
          </table:table-cell>
          <table:table-cell office:value-type="float" office:value="-0.004994" calcext:value-type="float">
            <text:p>-0.004994</text:p>
          </table:table-cell>
          <table:table-cell office:value-type="float" office:value="-0.000139" calcext:value-type="float">
            <text:p>-0.000139</text:p>
          </table:table-cell>
          <table:table-cell office:value-type="string" calcext:value-type="string">
            <text:p>0.007196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58976" calcext:value-type="float">
            <text:p>1527480707.58976</text:p>
          </table:table-cell>
          <table:table-cell office:value-type="string" calcext:value-type="string">
            <text:p>PID_y</text:p>
          </table:table-cell>
          <table:table-cell office:value-type="float" office:value="-0.008829" calcext:value-type="float">
            <text:p>-0.008829</text:p>
          </table:table-cell>
          <table:table-cell/>
          <table:table-cell office:value-type="float" office:value="-0.004846" calcext:value-type="float">
            <text:p>-0.004846</text:p>
          </table:table-cell>
          <table:table-cell office:value-type="float" office:value="-0.008828" calcext:value-type="float">
            <text:p>-0.008828</text:p>
          </table:table-cell>
          <table:table-cell office:value-type="float" office:value="-0.004994" calcext:value-type="float">
            <text:p>-0.004994</text:p>
          </table:table-cell>
          <table:table-cell office:value-type="float" office:value="-0.000139" calcext:value-type="float">
            <text:p>-0.000139</text:p>
          </table:table-cell>
          <table:table-cell office:value-type="string" calcext:value-type="string">
            <text:p>0.00719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61003" calcext:value-type="float">
            <text:p>1527480707.61003</text:p>
          </table:table-cell>
          <table:table-cell office:value-type="string" calcext:value-type="string">
            <text:p>PID_x</text:p>
          </table:table-cell>
          <table:table-cell office:value-type="float" office:value="-0.009586" calcext:value-type="float">
            <text:p>-0.009586</text:p>
          </table:table-cell>
          <table:table-cell/>
          <table:table-cell office:value-type="float" office:value="-0.004219" calcext:value-type="float">
            <text:p>-0.004219</text:p>
          </table:table-cell>
          <table:table-cell office:value-type="float" office:value="-0.009364" calcext:value-type="float">
            <text:p>-0.009364</text:p>
          </table:table-cell>
          <table:table-cell office:value-type="float" office:value="-0.004664" calcext:value-type="float">
            <text:p>-0.004664</text:p>
          </table:table-cell>
          <table:table-cell office:value-type="float" office:value="-0.00882" calcext:value-type="float">
            <text:p>-0.00882</text:p>
          </table:table-cell>
          <table:table-cell office:value-type="string" calcext:value-type="string">
            <text:p>0.012482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61006" calcext:value-type="float">
            <text:p>1527480707.61006</text:p>
          </table:table-cell>
          <table:table-cell office:value-type="string" calcext:value-type="string">
            <text:p>PID_y</text:p>
          </table:table-cell>
          <table:table-cell office:value-type="float" office:value="-0.009586" calcext:value-type="float">
            <text:p>-0.009586</text:p>
          </table:table-cell>
          <table:table-cell/>
          <table:table-cell office:value-type="float" office:value="-0.004219" calcext:value-type="float">
            <text:p>-0.004219</text:p>
          </table:table-cell>
          <table:table-cell office:value-type="float" office:value="-0.009364" calcext:value-type="float">
            <text:p>-0.009364</text:p>
          </table:table-cell>
          <table:table-cell office:value-type="float" office:value="-0.004664" calcext:value-type="float">
            <text:p>-0.004664</text:p>
          </table:table-cell>
          <table:table-cell office:value-type="float" office:value="-0.00882" calcext:value-type="float">
            <text:p>-0.00882</text:p>
          </table:table-cell>
          <table:table-cell office:value-type="string" calcext:value-type="string">
            <text:p>0.01248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63041" calcext:value-type="float">
            <text:p>1527480707.63041</text:p>
          </table:table-cell>
          <table:table-cell office:value-type="string" calcext:value-type="string">
            <text:p>PID_x</text:p>
          </table:table-cell>
          <table:table-cell office:value-type="float" office:value="-0.009179" calcext:value-type="float">
            <text:p>-0.009179</text:p>
          </table:table-cell>
          <table:table-cell/>
          <table:table-cell office:value-type="float" office:value="-0.004828" calcext:value-type="float">
            <text:p>-0.004828</text:p>
          </table:table-cell>
          <table:table-cell office:value-type="float" office:value="-0.009159" calcext:value-type="float">
            <text:p>-0.009159</text:p>
          </table:table-cell>
          <table:table-cell office:value-type="float" office:value="-0.004933" calcext:value-type="float">
            <text:p>-0.004933</text:p>
          </table:table-cell>
          <table:table-cell office:value-type="float" office:value="-0.002668" calcext:value-type="float">
            <text:p>-0.002668</text:p>
          </table:table-cell>
          <table:table-cell office:value-type="string" calcext:value-type="string">
            <text:p>0.006043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63046" calcext:value-type="float">
            <text:p>1527480707.63046</text:p>
          </table:table-cell>
          <table:table-cell office:value-type="string" calcext:value-type="string">
            <text:p>PID_y</text:p>
          </table:table-cell>
          <table:table-cell office:value-type="float" office:value="-0.009179" calcext:value-type="float">
            <text:p>-0.009179</text:p>
          </table:table-cell>
          <table:table-cell/>
          <table:table-cell office:value-type="float" office:value="-0.004828" calcext:value-type="float">
            <text:p>-0.004828</text:p>
          </table:table-cell>
          <table:table-cell office:value-type="float" office:value="-0.009159" calcext:value-type="float">
            <text:p>-0.009159</text:p>
          </table:table-cell>
          <table:table-cell office:value-type="float" office:value="-0.004933" calcext:value-type="float">
            <text:p>-0.004933</text:p>
          </table:table-cell>
          <table:table-cell office:value-type="float" office:value="-0.002668" calcext:value-type="float">
            <text:p>-0.002668</text:p>
          </table:table-cell>
          <table:table-cell office:value-type="string" calcext:value-type="string">
            <text:p>0.006043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64978" calcext:value-type="float">
            <text:p>1527480707.64978</text:p>
          </table:table-cell>
          <table:table-cell office:value-type="string" calcext:value-type="string">
            <text:p>PID_x</text:p>
          </table:table-cell>
          <table:table-cell office:value-type="float" office:value="-0.009801" calcext:value-type="float">
            <text:p>-0.009801</text:p>
          </table:table-cell>
          <table:table-cell/>
          <table:table-cell office:value-type="float" office:value="-0.004517" calcext:value-type="float">
            <text:p>-0.004517</text:p>
          </table:table-cell>
          <table:table-cell office:value-type="float" office:value="-0.009686" calcext:value-type="float">
            <text:p>-0.009686</text:p>
          </table:table-cell>
          <table:table-cell office:value-type="float" office:value="-0.004676" calcext:value-type="float">
            <text:p>-0.004676</text:p>
          </table:table-cell>
          <table:table-cell office:value-type="float" office:value="-0.00634" calcext:value-type="float">
            <text:p>-0.00634</text:p>
          </table:table-cell>
          <table:table-cell office:value-type="string" calcext:value-type="string">
            <text:p>0.007452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64983" calcext:value-type="float">
            <text:p>1527480707.64983</text:p>
          </table:table-cell>
          <table:table-cell office:value-type="string" calcext:value-type="string">
            <text:p>PID_y</text:p>
          </table:table-cell>
          <table:table-cell office:value-type="float" office:value="-0.009801" calcext:value-type="float">
            <text:p>-0.009801</text:p>
          </table:table-cell>
          <table:table-cell/>
          <table:table-cell office:value-type="float" office:value="-0.004517" calcext:value-type="float">
            <text:p>-0.004517</text:p>
          </table:table-cell>
          <table:table-cell office:value-type="float" office:value="-0.009686" calcext:value-type="float">
            <text:p>-0.009686</text:p>
          </table:table-cell>
          <table:table-cell office:value-type="float" office:value="-0.004676" calcext:value-type="float">
            <text:p>-0.004676</text:p>
          </table:table-cell>
          <table:table-cell office:value-type="float" office:value="-0.00634" calcext:value-type="float">
            <text:p>-0.00634</text:p>
          </table:table-cell>
          <table:table-cell office:value-type="string" calcext:value-type="string">
            <text:p>0.00745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67009" calcext:value-type="float">
            <text:p>1527480707.67009</text:p>
          </table:table-cell>
          <table:table-cell office:value-type="string" calcext:value-type="string">
            <text:p>PID_x</text:p>
          </table:table-cell>
          <table:table-cell office:value-type="float" office:value="-0.009963" calcext:value-type="float">
            <text:p>-0.009963</text:p>
          </table:table-cell>
          <table:table-cell/>
          <table:table-cell office:value-type="float" office:value="-0.004656" calcext:value-type="float">
            <text:p>-0.004656</text:p>
          </table:table-cell>
          <table:table-cell office:value-type="float" office:value="-0.009653" calcext:value-type="float">
            <text:p>-0.009653</text:p>
          </table:table-cell>
          <table:table-cell office:value-type="float" office:value="-0.004746" calcext:value-type="float">
            <text:p>-0.004746</text:p>
          </table:table-cell>
          <table:table-cell office:value-type="float" office:value="-0.010426" calcext:value-type="float">
            <text:p>-0.010426</text:p>
          </table:table-cell>
          <table:table-cell office:value-type="string" calcext:value-type="string">
            <text:p>0.005624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67011" calcext:value-type="float">
            <text:p>1527480707.67011</text:p>
          </table:table-cell>
          <table:table-cell office:value-type="string" calcext:value-type="string">
            <text:p>PID_y</text:p>
          </table:table-cell>
          <table:table-cell office:value-type="float" office:value="-0.009963" calcext:value-type="float">
            <text:p>-0.009963</text:p>
          </table:table-cell>
          <table:table-cell/>
          <table:table-cell office:value-type="float" office:value="-0.004656" calcext:value-type="float">
            <text:p>-0.004656</text:p>
          </table:table-cell>
          <table:table-cell office:value-type="float" office:value="-0.009653" calcext:value-type="float">
            <text:p>-0.009653</text:p>
          </table:table-cell>
          <table:table-cell office:value-type="float" office:value="-0.004746" calcext:value-type="float">
            <text:p>-0.004746</text:p>
          </table:table-cell>
          <table:table-cell office:value-type="float" office:value="-0.010426" calcext:value-type="float">
            <text:p>-0.010426</text:p>
          </table:table-cell>
          <table:table-cell office:value-type="string" calcext:value-type="string">
            <text:p>0.00562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69033" calcext:value-type="float">
            <text:p>1527480707.69033</text:p>
          </table:table-cell>
          <table:table-cell office:value-type="string" calcext:value-type="string">
            <text:p>PID_x</text:p>
          </table:table-cell>
          <table:table-cell office:value-type="float" office:value="-0.009952" calcext:value-type="float">
            <text:p>-0.009952</text:p>
          </table:table-cell>
          <table:table-cell/>
          <table:table-cell office:value-type="float" office:value="-0.004274" calcext:value-type="float">
            <text:p>-0.004274</text:p>
          </table:table-cell>
          <table:table-cell office:value-type="float" office:value="-0.009719" calcext:value-type="float">
            <text:p>-0.009719</text:p>
          </table:table-cell>
          <table:table-cell office:value-type="float" office:value="-0.004383" calcext:value-type="float">
            <text:p>-0.004383</text:p>
          </table:table-cell>
          <table:table-cell office:value-type="float" office:value="-0.009035" calcext:value-type="float">
            <text:p>-0.009035</text:p>
          </table:table-cell>
          <table:table-cell office:value-type="string" calcext:value-type="string">
            <text:p>0.006167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69034" calcext:value-type="float">
            <text:p>1527480707.69034</text:p>
          </table:table-cell>
          <table:table-cell office:value-type="string" calcext:value-type="string">
            <text:p>PID_y</text:p>
          </table:table-cell>
          <table:table-cell office:value-type="float" office:value="-0.009952" calcext:value-type="float">
            <text:p>-0.009952</text:p>
          </table:table-cell>
          <table:table-cell/>
          <table:table-cell office:value-type="float" office:value="-0.004274" calcext:value-type="float">
            <text:p>-0.004274</text:p>
          </table:table-cell>
          <table:table-cell office:value-type="float" office:value="-0.009719" calcext:value-type="float">
            <text:p>-0.009719</text:p>
          </table:table-cell>
          <table:table-cell office:value-type="float" office:value="-0.004383" calcext:value-type="float">
            <text:p>-0.004383</text:p>
          </table:table-cell>
          <table:table-cell office:value-type="float" office:value="-0.009035" calcext:value-type="float">
            <text:p>-0.009035</text:p>
          </table:table-cell>
          <table:table-cell office:value-type="string" calcext:value-type="string">
            <text:p>0.00616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70953" calcext:value-type="float">
            <text:p>1527480707.70953</text:p>
          </table:table-cell>
          <table:table-cell office:value-type="string" calcext:value-type="string">
            <text:p>PID_x</text:p>
          </table:table-cell>
          <table:table-cell office:value-type="float" office:value="-0.01004" calcext:value-type="float">
            <text:p>-0.01004</text:p>
          </table:table-cell>
          <table:table-cell/>
          <table:table-cell office:value-type="float" office:value="-0.004466" calcext:value-type="float">
            <text:p>-0.004466</text:p>
          </table:table-cell>
          <table:table-cell office:value-type="float" office:value="-0.009936" calcext:value-type="float">
            <text:p>-0.009936</text:p>
          </table:table-cell>
          <table:table-cell office:value-type="float" office:value="-0.004477" calcext:value-type="float">
            <text:p>-0.004477</text:p>
          </table:table-cell>
          <table:table-cell office:value-type="float" office:value="-0.006023" calcext:value-type="float">
            <text:p>-0.006023</text:p>
          </table:table-cell>
          <table:table-cell office:value-type="string" calcext:value-type="string">
            <text:p>0.001928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70956" calcext:value-type="float">
            <text:p>1527480707.70956</text:p>
          </table:table-cell>
          <table:table-cell office:value-type="string" calcext:value-type="string">
            <text:p>PID_y</text:p>
          </table:table-cell>
          <table:table-cell office:value-type="float" office:value="-0.01004" calcext:value-type="float">
            <text:p>-0.01004</text:p>
          </table:table-cell>
          <table:table-cell/>
          <table:table-cell office:value-type="float" office:value="-0.004466" calcext:value-type="float">
            <text:p>-0.004466</text:p>
          </table:table-cell>
          <table:table-cell office:value-type="float" office:value="-0.009936" calcext:value-type="float">
            <text:p>-0.009936</text:p>
          </table:table-cell>
          <table:table-cell office:value-type="float" office:value="-0.004477" calcext:value-type="float">
            <text:p>-0.004477</text:p>
          </table:table-cell>
          <table:table-cell office:value-type="float" office:value="-0.006023" calcext:value-type="float">
            <text:p>-0.006023</text:p>
          </table:table-cell>
          <table:table-cell office:value-type="string" calcext:value-type="string">
            <text:p>0.00192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7298" calcext:value-type="float">
            <text:p>1527480707.7298</text:p>
          </table:table-cell>
          <table:table-cell office:value-type="string" calcext:value-type="string">
            <text:p>PID_x</text:p>
          </table:table-cell>
          <table:table-cell office:value-type="float" office:value="-0.010072" calcext:value-type="float">
            <text:p>-0.010072</text:p>
          </table:table-cell>
          <table:table-cell/>
          <table:table-cell office:value-type="float" office:value="-0.004035" calcext:value-type="float">
            <text:p>-0.004035</text:p>
          </table:table-cell>
          <table:table-cell office:value-type="float" office:value="-0.009903" calcext:value-type="float">
            <text:p>-0.009903</text:p>
          </table:table-cell>
          <table:table-cell office:value-type="float" office:value="-0.004191" calcext:value-type="float">
            <text:p>-0.004191</text:p>
          </table:table-cell>
          <table:table-cell office:value-type="float" office:value="-0.007706" calcext:value-type="float">
            <text:p>-0.007706</text:p>
          </table:table-cell>
          <table:table-cell office:value-type="string" calcext:value-type="string">
            <text:p>0.007384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72983" calcext:value-type="float">
            <text:p>1527480707.72983</text:p>
          </table:table-cell>
          <table:table-cell office:value-type="string" calcext:value-type="string">
            <text:p>PID_y</text:p>
          </table:table-cell>
          <table:table-cell office:value-type="float" office:value="-0.010072" calcext:value-type="float">
            <text:p>-0.010072</text:p>
          </table:table-cell>
          <table:table-cell/>
          <table:table-cell office:value-type="float" office:value="-0.004035" calcext:value-type="float">
            <text:p>-0.004035</text:p>
          </table:table-cell>
          <table:table-cell office:value-type="float" office:value="-0.009903" calcext:value-type="float">
            <text:p>-0.009903</text:p>
          </table:table-cell>
          <table:table-cell office:value-type="float" office:value="-0.004191" calcext:value-type="float">
            <text:p>-0.004191</text:p>
          </table:table-cell>
          <table:table-cell office:value-type="float" office:value="-0.007706" calcext:value-type="float">
            <text:p>-0.007706</text:p>
          </table:table-cell>
          <table:table-cell office:value-type="string" calcext:value-type="string">
            <text:p>0.00738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75005" calcext:value-type="float">
            <text:p>1527480707.75005</text:p>
          </table:table-cell>
          <table:table-cell office:value-type="string" calcext:value-type="string">
            <text:p>PID_x</text:p>
          </table:table-cell>
          <table:table-cell office:value-type="float" office:value="-0.00971" calcext:value-type="float">
            <text:p>-0.00971</text:p>
          </table:table-cell>
          <table:table-cell/>
          <table:table-cell office:value-type="float" office:value="-0.004245" calcext:value-type="float">
            <text:p>-0.004245</text:p>
          </table:table-cell>
          <table:table-cell office:value-type="float" office:value="-0.009709" calcext:value-type="float">
            <text:p>-0.009709</text:p>
          </table:table-cell>
          <table:table-cell office:value-type="float" office:value="-0.004286" calcext:value-type="float">
            <text:p>-0.004286</text:p>
          </table:table-cell>
          <table:table-cell office:value-type="float" office:value="-0.000356" calcext:value-type="float">
            <text:p>-0.000356</text:p>
          </table:table-cell>
          <table:table-cell office:value-type="string" calcext:value-type="string">
            <text:p>0.003789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75007" calcext:value-type="float">
            <text:p>1527480707.75007</text:p>
          </table:table-cell>
          <table:table-cell office:value-type="string" calcext:value-type="string">
            <text:p>PID_y</text:p>
          </table:table-cell>
          <table:table-cell office:value-type="float" office:value="-0.00971" calcext:value-type="float">
            <text:p>-0.00971</text:p>
          </table:table-cell>
          <table:table-cell/>
          <table:table-cell office:value-type="float" office:value="-0.004245" calcext:value-type="float">
            <text:p>-0.004245</text:p>
          </table:table-cell>
          <table:table-cell office:value-type="float" office:value="-0.009709" calcext:value-type="float">
            <text:p>-0.009709</text:p>
          </table:table-cell>
          <table:table-cell office:value-type="float" office:value="-0.004286" calcext:value-type="float">
            <text:p>-0.004286</text:p>
          </table:table-cell>
          <table:table-cell office:value-type="float" office:value="-0.000356" calcext:value-type="float">
            <text:p>-0.000356</text:p>
          </table:table-cell>
          <table:table-cell office:value-type="string" calcext:value-type="string">
            <text:p>0.00378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77035" calcext:value-type="float">
            <text:p>1527480707.77035</text:p>
          </table:table-cell>
          <table:table-cell office:value-type="string" calcext:value-type="string">
            <text:p>PID_x</text:p>
          </table:table-cell>
          <table:table-cell office:value-type="float" office:value="-0.0101" calcext:value-type="float">
            <text:p>-0.0101</text:p>
          </table:table-cell>
          <table:table-cell/>
          <table:table-cell office:value-type="float" office:value="-0.003692" calcext:value-type="float">
            <text:p>-0.003692</text:p>
          </table:table-cell>
          <table:table-cell office:value-type="float" office:value="-0.010053" calcext:value-type="float">
            <text:p>-0.010053</text:p>
          </table:table-cell>
          <table:table-cell office:value-type="float" office:value="-0.003892" calcext:value-type="float">
            <text:p>-0.003892</text:p>
          </table:table-cell>
          <table:table-cell office:value-type="float" office:value="-0.004069" calcext:value-type="float">
            <text:p>-0.004069</text:p>
          </table:table-cell>
          <table:table-cell office:value-type="string" calcext:value-type="string">
            <text:p>0.008366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77037" calcext:value-type="float">
            <text:p>1527480707.77037</text:p>
          </table:table-cell>
          <table:table-cell office:value-type="string" calcext:value-type="string">
            <text:p>PID_y</text:p>
          </table:table-cell>
          <table:table-cell office:value-type="float" office:value="-0.0101" calcext:value-type="float">
            <text:p>-0.0101</text:p>
          </table:table-cell>
          <table:table-cell/>
          <table:table-cell office:value-type="float" office:value="-0.003692" calcext:value-type="float">
            <text:p>-0.003692</text:p>
          </table:table-cell>
          <table:table-cell office:value-type="float" office:value="-0.010053" calcext:value-type="float">
            <text:p>-0.010053</text:p>
          </table:table-cell>
          <table:table-cell office:value-type="float" office:value="-0.003892" calcext:value-type="float">
            <text:p>-0.003892</text:p>
          </table:table-cell>
          <table:table-cell office:value-type="float" office:value="-0.004069" calcext:value-type="float">
            <text:p>-0.004069</text:p>
          </table:table-cell>
          <table:table-cell office:value-type="string" calcext:value-type="string">
            <text:p>0.00836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78961" calcext:value-type="float">
            <text:p>1527480707.78961</text:p>
          </table:table-cell>
          <table:table-cell office:value-type="string" calcext:value-type="string">
            <text:p>PID_x</text:p>
          </table:table-cell>
          <table:table-cell office:value-type="float" office:value="-0.01048" calcext:value-type="float">
            <text:p>-0.01048</text:p>
          </table:table-cell>
          <table:table-cell/>
          <table:table-cell office:value-type="float" office:value="-0.003767" calcext:value-type="float">
            <text:p>-0.003767</text:p>
          </table:table-cell>
          <table:table-cell office:value-type="float" office:value="-0.010357" calcext:value-type="float">
            <text:p>-0.010357</text:p>
          </table:table-cell>
          <table:table-cell office:value-type="float" office:value="-0.003846" calcext:value-type="float">
            <text:p>-0.003846</text:p>
          </table:table-cell>
          <table:table-cell office:value-type="float" office:value="-0.00657" calcext:value-type="float">
            <text:p>-0.00657</text:p>
          </table:table-cell>
          <table:table-cell office:value-type="string" calcext:value-type="string">
            <text:p>0.005261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78963" calcext:value-type="float">
            <text:p>1527480707.78963</text:p>
          </table:table-cell>
          <table:table-cell office:value-type="string" calcext:value-type="string">
            <text:p>PID_y</text:p>
          </table:table-cell>
          <table:table-cell office:value-type="float" office:value="-0.01048" calcext:value-type="float">
            <text:p>-0.01048</text:p>
          </table:table-cell>
          <table:table-cell/>
          <table:table-cell office:value-type="float" office:value="-0.003767" calcext:value-type="float">
            <text:p>-0.003767</text:p>
          </table:table-cell>
          <table:table-cell office:value-type="float" office:value="-0.010357" calcext:value-type="float">
            <text:p>-0.010357</text:p>
          </table:table-cell>
          <table:table-cell office:value-type="float" office:value="-0.003846" calcext:value-type="float">
            <text:p>-0.003846</text:p>
          </table:table-cell>
          <table:table-cell office:value-type="float" office:value="-0.00657" calcext:value-type="float">
            <text:p>-0.00657</text:p>
          </table:table-cell>
          <table:table-cell office:value-type="string" calcext:value-type="string">
            <text:p>0.005261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80995" calcext:value-type="float">
            <text:p>1527480707.80995</text:p>
          </table:table-cell>
          <table:table-cell office:value-type="string" calcext:value-type="string">
            <text:p>PID_x</text:p>
          </table:table-cell>
          <table:table-cell office:value-type="float" office:value="-0.010375" calcext:value-type="float">
            <text:p>-0.010375</text:p>
          </table:table-cell>
          <table:table-cell/>
          <table:table-cell office:value-type="float" office:value="-0.003586" calcext:value-type="float">
            <text:p>-0.003586</text:p>
          </table:table-cell>
          <table:table-cell office:value-type="float" office:value="-0.010329" calcext:value-type="float">
            <text:p>-0.010329</text:p>
          </table:table-cell>
          <table:table-cell office:value-type="float" office:value="-0.003738" calcext:value-type="float">
            <text:p>-0.003738</text:p>
          </table:table-cell>
          <table:table-cell office:value-type="float" office:value="-0.004031" calcext:value-type="float">
            <text:p>-0.004031</text:p>
          </table:table-cell>
          <table:table-cell office:value-type="string" calcext:value-type="string">
            <text:p>0.007302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80997" calcext:value-type="float">
            <text:p>1527480707.80997</text:p>
          </table:table-cell>
          <table:table-cell office:value-type="string" calcext:value-type="string">
            <text:p>PID_y</text:p>
          </table:table-cell>
          <table:table-cell office:value-type="float" office:value="-0.010375" calcext:value-type="float">
            <text:p>-0.010375</text:p>
          </table:table-cell>
          <table:table-cell/>
          <table:table-cell office:value-type="float" office:value="-0.003586" calcext:value-type="float">
            <text:p>-0.003586</text:p>
          </table:table-cell>
          <table:table-cell office:value-type="float" office:value="-0.010329" calcext:value-type="float">
            <text:p>-0.010329</text:p>
          </table:table-cell>
          <table:table-cell office:value-type="float" office:value="-0.003738" calcext:value-type="float">
            <text:p>-0.003738</text:p>
          </table:table-cell>
          <table:table-cell office:value-type="float" office:value="-0.004031" calcext:value-type="float">
            <text:p>-0.004031</text:p>
          </table:table-cell>
          <table:table-cell office:value-type="string" calcext:value-type="string">
            <text:p>0.00730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83028" calcext:value-type="float">
            <text:p>1527480707.83028</text:p>
          </table:table-cell>
          <table:table-cell office:value-type="string" calcext:value-type="string">
            <text:p>PID_x</text:p>
          </table:table-cell>
          <table:table-cell office:value-type="float" office:value="-0.009956" calcext:value-type="float">
            <text:p>-0.009956</text:p>
          </table:table-cell>
          <table:table-cell/>
          <table:table-cell office:value-type="float" office:value="-0.003585" calcext:value-type="float">
            <text:p>-0.003585</text:p>
          </table:table-cell>
          <table:table-cell office:value-type="float" office:value="-0.009955" calcext:value-type="float">
            <text:p>-0.009955</text:p>
          </table:table-cell>
          <table:table-cell office:value-type="float" office:value="-0.003663" calcext:value-type="float">
            <text:p>-0.003663</text:p>
          </table:table-cell>
          <table:table-cell office:value-type="float" office:value="-0.000685" calcext:value-type="float">
            <text:p>-0.000685</text:p>
          </table:table-cell>
          <table:table-cell office:value-type="string" calcext:value-type="string">
            <text:p>0.005221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83032" calcext:value-type="float">
            <text:p>1527480707.83032</text:p>
          </table:table-cell>
          <table:table-cell office:value-type="string" calcext:value-type="string">
            <text:p>PID_y</text:p>
          </table:table-cell>
          <table:table-cell office:value-type="float" office:value="-0.009956" calcext:value-type="float">
            <text:p>-0.009956</text:p>
          </table:table-cell>
          <table:table-cell/>
          <table:table-cell office:value-type="float" office:value="-0.003585" calcext:value-type="float">
            <text:p>-0.003585</text:p>
          </table:table-cell>
          <table:table-cell office:value-type="float" office:value="-0.009955" calcext:value-type="float">
            <text:p>-0.009955</text:p>
          </table:table-cell>
          <table:table-cell office:value-type="float" office:value="-0.003663" calcext:value-type="float">
            <text:p>-0.003663</text:p>
          </table:table-cell>
          <table:table-cell office:value-type="float" office:value="-0.000685" calcext:value-type="float">
            <text:p>-0.000685</text:p>
          </table:table-cell>
          <table:table-cell office:value-type="string" calcext:value-type="string">
            <text:p>0.005221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84953" calcext:value-type="float">
            <text:p>1527480707.84953</text:p>
          </table:table-cell>
          <table:table-cell office:value-type="string" calcext:value-type="string">
            <text:p>PID_x</text:p>
          </table:table-cell>
          <table:table-cell office:value-type="float" office:value="-0.010616" calcext:value-type="float">
            <text:p>-0.010616</text:p>
          </table:table-cell>
          <table:table-cell/>
          <table:table-cell office:value-type="float" office:value="-0.003075" calcext:value-type="float">
            <text:p>-0.003075</text:p>
          </table:table-cell>
          <table:table-cell office:value-type="float" office:value="-0.010446" calcext:value-type="float">
            <text:p>-0.010446</text:p>
          </table:table-cell>
          <table:table-cell office:value-type="float" office:value="-0.003336" calcext:value-type="float">
            <text:p>-0.003336</text:p>
          </table:table-cell>
          <table:table-cell office:value-type="float" office:value="-0.007707" calcext:value-type="float">
            <text:p>-0.007707</text:p>
          </table:table-cell>
          <table:table-cell office:value-type="string" calcext:value-type="string">
            <text:p>0.009559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84955" calcext:value-type="float">
            <text:p>1527480707.84955</text:p>
          </table:table-cell>
          <table:table-cell office:value-type="string" calcext:value-type="string">
            <text:p>PID_y</text:p>
          </table:table-cell>
          <table:table-cell office:value-type="float" office:value="-0.010616" calcext:value-type="float">
            <text:p>-0.010616</text:p>
          </table:table-cell>
          <table:table-cell/>
          <table:table-cell office:value-type="float" office:value="-0.003075" calcext:value-type="float">
            <text:p>-0.003075</text:p>
          </table:table-cell>
          <table:table-cell office:value-type="float" office:value="-0.010446" calcext:value-type="float">
            <text:p>-0.010446</text:p>
          </table:table-cell>
          <table:table-cell office:value-type="float" office:value="-0.003336" calcext:value-type="float">
            <text:p>-0.003336</text:p>
          </table:table-cell>
          <table:table-cell office:value-type="float" office:value="-0.007707" calcext:value-type="float">
            <text:p>-0.007707</text:p>
          </table:table-cell>
          <table:table-cell office:value-type="string" calcext:value-type="string">
            <text:p>0.00955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86987" calcext:value-type="float">
            <text:p>1527480707.86987</text:p>
          </table:table-cell>
          <table:table-cell office:value-type="string" calcext:value-type="string">
            <text:p>PID_x</text:p>
          </table:table-cell>
          <table:table-cell office:value-type="float" office:value="-0.009729" calcext:value-type="float">
            <text:p>-0.009729</text:p>
          </table:table-cell>
          <table:table-cell/>
          <table:table-cell office:value-type="float" office:value="-0.003361" calcext:value-type="float">
            <text:p>-0.003361</text:p>
          </table:table-cell>
          <table:table-cell office:value-type="float" office:value="-0.009747" calcext:value-type="float">
            <text:p>-0.009747</text:p>
          </table:table-cell>
          <table:table-cell office:value-type="float" office:value="-0.003427" calcext:value-type="float">
            <text:p>-0.003427</text:p>
          </table:table-cell>
          <table:table-cell office:value-type="float" office:value="0.002555" calcext:value-type="float">
            <text:p>0.002555</text:p>
          </table:table-cell>
          <table:table-cell office:value-type="string" calcext:value-type="string">
            <text:p>0.004785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86989" calcext:value-type="float">
            <text:p>1527480707.86989</text:p>
          </table:table-cell>
          <table:table-cell office:value-type="string" calcext:value-type="string">
            <text:p>PID_y</text:p>
          </table:table-cell>
          <table:table-cell office:value-type="float" office:value="-0.009729" calcext:value-type="float">
            <text:p>-0.009729</text:p>
          </table:table-cell>
          <table:table-cell/>
          <table:table-cell office:value-type="float" office:value="-0.003361" calcext:value-type="float">
            <text:p>-0.003361</text:p>
          </table:table-cell>
          <table:table-cell office:value-type="float" office:value="-0.009747" calcext:value-type="float">
            <text:p>-0.009747</text:p>
          </table:table-cell>
          <table:table-cell office:value-type="float" office:value="-0.003427" calcext:value-type="float">
            <text:p>-0.003427</text:p>
          </table:table-cell>
          <table:table-cell office:value-type="float" office:value="0.002555" calcext:value-type="float">
            <text:p>0.002555</text:p>
          </table:table-cell>
          <table:table-cell office:value-type="string" calcext:value-type="string">
            <text:p>0.00478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8901" calcext:value-type="float">
            <text:p>1527480707.8901</text:p>
          </table:table-cell>
          <table:table-cell office:value-type="string" calcext:value-type="string">
            <text:p>PID_x</text:p>
          </table:table-cell>
          <table:table-cell office:value-type="float" office:value="-0.010257" calcext:value-type="float">
            <text:p>-0.010257</text:p>
          </table:table-cell>
          <table:table-cell/>
          <table:table-cell office:value-type="float" office:value="-0.002993" calcext:value-type="float">
            <text:p>-0.002993</text:p>
          </table:table-cell>
          <table:table-cell office:value-type="float" office:value="-0.010258" calcext:value-type="float">
            <text:p>-0.010258</text:p>
          </table:table-cell>
          <table:table-cell office:value-type="float" office:value="-0.003139" calcext:value-type="float">
            <text:p>-0.003139</text:p>
          </table:table-cell>
          <table:table-cell office:value-type="float" office:value="0.000659" calcext:value-type="float">
            <text:p>0.000659</text:p>
          </table:table-cell>
          <table:table-cell office:value-type="string" calcext:value-type="string">
            <text:p>0.007145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89012" calcext:value-type="float">
            <text:p>1527480707.89012</text:p>
          </table:table-cell>
          <table:table-cell office:value-type="string" calcext:value-type="string">
            <text:p>PID_y</text:p>
          </table:table-cell>
          <table:table-cell office:value-type="float" office:value="-0.010257" calcext:value-type="float">
            <text:p>-0.010257</text:p>
          </table:table-cell>
          <table:table-cell/>
          <table:table-cell office:value-type="float" office:value="-0.002993" calcext:value-type="float">
            <text:p>-0.002993</text:p>
          </table:table-cell>
          <table:table-cell office:value-type="float" office:value="-0.010258" calcext:value-type="float">
            <text:p>-0.010258</text:p>
          </table:table-cell>
          <table:table-cell office:value-type="float" office:value="-0.003139" calcext:value-type="float">
            <text:p>-0.003139</text:p>
          </table:table-cell>
          <table:table-cell office:value-type="float" office:value="0.000659" calcext:value-type="float">
            <text:p>0.000659</text:p>
          </table:table-cell>
          <table:table-cell office:value-type="string" calcext:value-type="string">
            <text:p>0.00714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91033" calcext:value-type="float">
            <text:p>1527480707.91033</text:p>
          </table:table-cell>
          <table:table-cell office:value-type="string" calcext:value-type="string">
            <text:p>PID_x</text:p>
          </table:table-cell>
          <table:table-cell office:value-type="float" office:value="-0.009767" calcext:value-type="float">
            <text:p>-0.009767</text:p>
          </table:table-cell>
          <table:table-cell/>
          <table:table-cell office:value-type="float" office:value="-0.003132" calcext:value-type="float">
            <text:p>-0.003132</text:p>
          </table:table-cell>
          <table:table-cell office:value-type="float" office:value="-0.009828" calcext:value-type="float">
            <text:p>-0.009828</text:p>
          </table:table-cell>
          <table:table-cell office:value-type="float" office:value="-0.003214" calcext:value-type="float">
            <text:p>-0.003214</text:p>
          </table:table-cell>
          <table:table-cell office:value-type="float" office:value="0.004635" calcext:value-type="float">
            <text:p>0.004635</text:p>
          </table:table-cell>
          <table:table-cell office:value-type="string" calcext:value-type="string">
            <text:p>0.005347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91035" calcext:value-type="float">
            <text:p>1527480707.91035</text:p>
          </table:table-cell>
          <table:table-cell office:value-type="string" calcext:value-type="string">
            <text:p>PID_y</text:p>
          </table:table-cell>
          <table:table-cell office:value-type="float" office:value="-0.009767" calcext:value-type="float">
            <text:p>-0.009767</text:p>
          </table:table-cell>
          <table:table-cell/>
          <table:table-cell office:value-type="float" office:value="-0.003132" calcext:value-type="float">
            <text:p>-0.003132</text:p>
          </table:table-cell>
          <table:table-cell office:value-type="float" office:value="-0.009828" calcext:value-type="float">
            <text:p>-0.009828</text:p>
          </table:table-cell>
          <table:table-cell office:value-type="float" office:value="-0.003214" calcext:value-type="float">
            <text:p>-0.003214</text:p>
          </table:table-cell>
          <table:table-cell office:value-type="float" office:value="0.004635" calcext:value-type="float">
            <text:p>0.004635</text:p>
          </table:table-cell>
          <table:table-cell office:value-type="string" calcext:value-type="string">
            <text:p>0.00534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92956" calcext:value-type="float">
            <text:p>1527480707.92956</text:p>
          </table:table-cell>
          <table:table-cell office:value-type="string" calcext:value-type="string">
            <text:p>PID_x</text:p>
          </table:table-cell>
          <table:table-cell office:value-type="float" office:value="-0.010173" calcext:value-type="float">
            <text:p>-0.010173</text:p>
          </table:table-cell>
          <table:table-cell/>
          <table:table-cell office:value-type="float" office:value="-0.003094" calcext:value-type="float">
            <text:p>-0.003094</text:p>
          </table:table-cell>
          <table:table-cell office:value-type="float" office:value="-0.010156" calcext:value-type="float">
            <text:p>-0.010156</text:p>
          </table:table-cell>
          <table:table-cell office:value-type="float" office:value="-0.003168" calcext:value-type="float">
            <text:p>-0.003168</text:p>
          </table:table-cell>
          <table:table-cell office:value-type="float" office:value="-0.002451" calcext:value-type="float">
            <text:p>-0.002451</text:p>
          </table:table-cell>
          <table:table-cell office:value-type="string" calcext:value-type="string">
            <text:p>0.005090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92958" calcext:value-type="float">
            <text:p>1527480707.92958</text:p>
          </table:table-cell>
          <table:table-cell office:value-type="string" calcext:value-type="string">
            <text:p>PID_y</text:p>
          </table:table-cell>
          <table:table-cell office:value-type="float" office:value="-0.010173" calcext:value-type="float">
            <text:p>-0.010173</text:p>
          </table:table-cell>
          <table:table-cell/>
          <table:table-cell office:value-type="float" office:value="-0.003094" calcext:value-type="float">
            <text:p>-0.003094</text:p>
          </table:table-cell>
          <table:table-cell office:value-type="float" office:value="-0.010156" calcext:value-type="float">
            <text:p>-0.010156</text:p>
          </table:table-cell>
          <table:table-cell office:value-type="float" office:value="-0.003168" calcext:value-type="float">
            <text:p>-0.003168</text:p>
          </table:table-cell>
          <table:table-cell office:value-type="float" office:value="-0.002451" calcext:value-type="float">
            <text:p>-0.002451</text:p>
          </table:table-cell>
          <table:table-cell office:value-type="string" calcext:value-type="string">
            <text:p>0.00509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94996" calcext:value-type="float">
            <text:p>1527480707.94996</text:p>
          </table:table-cell>
          <table:table-cell office:value-type="string" calcext:value-type="string">
            <text:p>PID_x</text:p>
          </table:table-cell>
          <table:table-cell office:value-type="float" office:value="-0.010299" calcext:value-type="float">
            <text:p>-0.010299</text:p>
          </table:table-cell>
          <table:table-cell/>
          <table:table-cell office:value-type="float" office:value="-0.002562" calcext:value-type="float">
            <text:p>-0.002562</text:p>
          </table:table-cell>
          <table:table-cell office:value-type="float" office:value="-0.010303" calcext:value-type="float">
            <text:p>-0.010303</text:p>
          </table:table-cell>
          <table:table-cell office:value-type="float" office:value="-0.002682" calcext:value-type="float">
            <text:p>-0.002682</text:p>
          </table:table-cell>
          <table:table-cell office:value-type="float" office:value="0.001217" calcext:value-type="float">
            <text:p>0.001217</text:p>
          </table:table-cell>
          <table:table-cell office:value-type="string" calcext:value-type="string">
            <text:p>0.006463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94999" calcext:value-type="float">
            <text:p>1527480707.94999</text:p>
          </table:table-cell>
          <table:table-cell office:value-type="string" calcext:value-type="string">
            <text:p>PID_y</text:p>
          </table:table-cell>
          <table:table-cell office:value-type="float" office:value="-0.010299" calcext:value-type="float">
            <text:p>-0.010299</text:p>
          </table:table-cell>
          <table:table-cell/>
          <table:table-cell office:value-type="float" office:value="-0.002562" calcext:value-type="float">
            <text:p>-0.002562</text:p>
          </table:table-cell>
          <table:table-cell office:value-type="float" office:value="-0.010303" calcext:value-type="float">
            <text:p>-0.010303</text:p>
          </table:table-cell>
          <table:table-cell office:value-type="float" office:value="-0.002682" calcext:value-type="float">
            <text:p>-0.002682</text:p>
          </table:table-cell>
          <table:table-cell office:value-type="float" office:value="0.001217" calcext:value-type="float">
            <text:p>0.001217</text:p>
          </table:table-cell>
          <table:table-cell office:value-type="string" calcext:value-type="string">
            <text:p>0.006463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97029" calcext:value-type="float">
            <text:p>1527480707.97029</text:p>
          </table:table-cell>
          <table:table-cell office:value-type="string" calcext:value-type="string">
            <text:p>PID_x</text:p>
          </table:table-cell>
          <table:table-cell office:value-type="float" office:value="-0.010146" calcext:value-type="float">
            <text:p>-0.010146</text:p>
          </table:table-cell>
          <table:table-cell/>
          <table:table-cell office:value-type="float" office:value="-0.003017" calcext:value-type="float">
            <text:p>-0.003017</text:p>
          </table:table-cell>
          <table:table-cell office:value-type="float" office:value="-0.010106" calcext:value-type="float">
            <text:p>-0.010106</text:p>
          </table:table-cell>
          <table:table-cell office:value-type="float" office:value="-0.003055" calcext:value-type="float">
            <text:p>-0.003055</text:p>
          </table:table-cell>
          <table:table-cell office:value-type="float" office:value="-0.003722" calcext:value-type="float">
            <text:p>-0.003722</text:p>
          </table:table-cell>
          <table:table-cell office:value-type="string" calcext:value-type="string">
            <text:p>0.003672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97034" calcext:value-type="float">
            <text:p>1527480707.97034</text:p>
          </table:table-cell>
          <table:table-cell office:value-type="string" calcext:value-type="string">
            <text:p>PID_y</text:p>
          </table:table-cell>
          <table:table-cell office:value-type="float" office:value="-0.010146" calcext:value-type="float">
            <text:p>-0.010146</text:p>
          </table:table-cell>
          <table:table-cell/>
          <table:table-cell office:value-type="float" office:value="-0.003017" calcext:value-type="float">
            <text:p>-0.003017</text:p>
          </table:table-cell>
          <table:table-cell office:value-type="float" office:value="-0.010106" calcext:value-type="float">
            <text:p>-0.010106</text:p>
          </table:table-cell>
          <table:table-cell office:value-type="float" office:value="-0.003055" calcext:value-type="float">
            <text:p>-0.003055</text:p>
          </table:table-cell>
          <table:table-cell office:value-type="float" office:value="-0.003722" calcext:value-type="float">
            <text:p>-0.003722</text:p>
          </table:table-cell>
          <table:table-cell office:value-type="string" calcext:value-type="string">
            <text:p>0.00367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7.98965" calcext:value-type="float">
            <text:p>1527480707.98965</text:p>
          </table:table-cell>
          <table:table-cell office:value-type="string" calcext:value-type="string">
            <text:p>PID_x</text:p>
          </table:table-cell>
          <table:table-cell office:value-type="float" office:value="-0.009729" calcext:value-type="float">
            <text:p>-0.009729</text:p>
          </table:table-cell>
          <table:table-cell/>
          <table:table-cell office:value-type="float" office:value="-0.002986" calcext:value-type="float">
            <text:p>-0.002986</text:p>
          </table:table-cell>
          <table:table-cell office:value-type="float" office:value="-0.00979" calcext:value-type="float">
            <text:p>-0.00979</text:p>
          </table:table-cell>
          <table:table-cell office:value-type="float" office:value="-0.002992" calcext:value-type="float">
            <text:p>-0.002992</text:p>
          </table:table-cell>
          <table:table-cell office:value-type="float" office:value="0.0046" calcext:value-type="float">
            <text:p>0.0046</text:p>
          </table:table-cell>
          <table:table-cell office:value-type="string" calcext:value-type="string">
            <text:p>0.001484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7.98966" calcext:value-type="float">
            <text:p>1527480707.98966</text:p>
          </table:table-cell>
          <table:table-cell office:value-type="string" calcext:value-type="string">
            <text:p>PID_y</text:p>
          </table:table-cell>
          <table:table-cell office:value-type="float" office:value="-0.009729" calcext:value-type="float">
            <text:p>-0.009729</text:p>
          </table:table-cell>
          <table:table-cell/>
          <table:table-cell office:value-type="float" office:value="-0.002986" calcext:value-type="float">
            <text:p>-0.002986</text:p>
          </table:table-cell>
          <table:table-cell office:value-type="float" office:value="-0.00979" calcext:value-type="float">
            <text:p>-0.00979</text:p>
          </table:table-cell>
          <table:table-cell office:value-type="float" office:value="-0.002992" calcext:value-type="float">
            <text:p>-0.002992</text:p>
          </table:table-cell>
          <table:table-cell office:value-type="float" office:value="0.0046" calcext:value-type="float">
            <text:p>0.0046</text:p>
          </table:table-cell>
          <table:table-cell office:value-type="string" calcext:value-type="string">
            <text:p>0.00148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00995" calcext:value-type="float">
            <text:p>1527480708.00995</text:p>
          </table:table-cell>
          <table:table-cell office:value-type="string" calcext:value-type="string">
            <text:p>PID_x</text:p>
          </table:table-cell>
          <table:table-cell office:value-type="float" office:value="-0.010081" calcext:value-type="float">
            <text:p>-0.010081</text:p>
          </table:table-cell>
          <table:table-cell/>
          <table:table-cell office:value-type="float" office:value="-0.002863" calcext:value-type="float">
            <text:p>-0.002863</text:p>
          </table:table-cell>
          <table:table-cell office:value-type="float" office:value="-0.010065" calcext:value-type="float">
            <text:p>-0.010065</text:p>
          </table:table-cell>
          <table:table-cell office:value-type="float" office:value="-0.002892" calcext:value-type="float">
            <text:p>-0.002892</text:p>
          </table:table-cell>
          <table:table-cell office:value-type="float" office:value="-0.002367" calcext:value-type="float">
            <text:p>-0.002367</text:p>
          </table:table-cell>
          <table:table-cell office:value-type="string" calcext:value-type="string">
            <text:p>0.003207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00997" calcext:value-type="float">
            <text:p>1527480708.00997</text:p>
          </table:table-cell>
          <table:table-cell office:value-type="string" calcext:value-type="string">
            <text:p>PID_y</text:p>
          </table:table-cell>
          <table:table-cell office:value-type="float" office:value="-0.010081" calcext:value-type="float">
            <text:p>-0.010081</text:p>
          </table:table-cell>
          <table:table-cell/>
          <table:table-cell office:value-type="float" office:value="-0.002863" calcext:value-type="float">
            <text:p>-0.002863</text:p>
          </table:table-cell>
          <table:table-cell office:value-type="float" office:value="-0.010065" calcext:value-type="float">
            <text:p>-0.010065</text:p>
          </table:table-cell>
          <table:table-cell office:value-type="float" office:value="-0.002892" calcext:value-type="float">
            <text:p>-0.002892</text:p>
          </table:table-cell>
          <table:table-cell office:value-type="float" office:value="-0.002367" calcext:value-type="float">
            <text:p>-0.002367</text:p>
          </table:table-cell>
          <table:table-cell office:value-type="string" calcext:value-type="string">
            <text:p>0.00320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03022" calcext:value-type="float">
            <text:p>1527480708.03022</text:p>
          </table:table-cell>
          <table:table-cell office:value-type="string" calcext:value-type="string">
            <text:p>PID_x</text:p>
          </table:table-cell>
          <table:table-cell office:value-type="float" office:value="-0.00981" calcext:value-type="float">
            <text:p>-0.00981</text:p>
          </table:table-cell>
          <table:table-cell/>
          <table:table-cell office:value-type="float" office:value="-0.002774" calcext:value-type="float">
            <text:p>-0.002774</text:p>
          </table:table-cell>
          <table:table-cell office:value-type="float" office:value="-0.00984" calcext:value-type="float">
            <text:p>-0.00984</text:p>
          </table:table-cell>
          <table:table-cell office:value-type="float" office:value="-0.00281" calcext:value-type="float">
            <text:p>-0.00281</text:p>
          </table:table-cell>
          <table:table-cell office:value-type="float" office:value="0.003266" calcext:value-type="float">
            <text:p>0.003266</text:p>
          </table:table-cell>
          <table:table-cell office:value-type="string" calcext:value-type="string">
            <text:p>0.003535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03024" calcext:value-type="float">
            <text:p>1527480708.03024</text:p>
          </table:table-cell>
          <table:table-cell office:value-type="string" calcext:value-type="string">
            <text:p>PID_y</text:p>
          </table:table-cell>
          <table:table-cell office:value-type="float" office:value="-0.00981" calcext:value-type="float">
            <text:p>-0.00981</text:p>
          </table:table-cell>
          <table:table-cell/>
          <table:table-cell office:value-type="float" office:value="-0.002774" calcext:value-type="float">
            <text:p>-0.002774</text:p>
          </table:table-cell>
          <table:table-cell office:value-type="float" office:value="-0.00984" calcext:value-type="float">
            <text:p>-0.00984</text:p>
          </table:table-cell>
          <table:table-cell office:value-type="float" office:value="-0.00281" calcext:value-type="float">
            <text:p>-0.00281</text:p>
          </table:table-cell>
          <table:table-cell office:value-type="float" office:value="0.003266" calcext:value-type="float">
            <text:p>0.003266</text:p>
          </table:table-cell>
          <table:table-cell office:value-type="string" calcext:value-type="string">
            <text:p>0.00353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05048" calcext:value-type="float">
            <text:p>1527480708.05048</text:p>
          </table:table-cell>
          <table:table-cell office:value-type="string" calcext:value-type="string">
            <text:p>PID_x</text:p>
          </table:table-cell>
          <table:table-cell office:value-type="float" office:value="-0.010346" calcext:value-type="float">
            <text:p>-0.010346</text:p>
          </table:table-cell>
          <table:table-cell/>
          <table:table-cell office:value-type="float" office:value="-0.002374" calcext:value-type="float">
            <text:p>-0.002374</text:p>
          </table:table-cell>
          <table:table-cell office:value-type="float" office:value="-0.010346" calcext:value-type="float">
            <text:p>-0.010346</text:p>
          </table:table-cell>
          <table:table-cell office:value-type="float" office:value="-0.002397" calcext:value-type="float">
            <text:p>-0.002397</text:p>
          </table:table-cell>
          <table:table-cell office:value-type="float" office:value="-0.000276" calcext:value-type="float">
            <text:p>-0.000276</text:p>
          </table:table-cell>
          <table:table-cell office:value-type="string" calcext:value-type="string">
            <text:p>0.002847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05049" calcext:value-type="float">
            <text:p>1527480708.05049</text:p>
          </table:table-cell>
          <table:table-cell office:value-type="string" calcext:value-type="string">
            <text:p>PID_y</text:p>
          </table:table-cell>
          <table:table-cell office:value-type="float" office:value="-0.010346" calcext:value-type="float">
            <text:p>-0.010346</text:p>
          </table:table-cell>
          <table:table-cell/>
          <table:table-cell office:value-type="float" office:value="-0.002374" calcext:value-type="float">
            <text:p>-0.002374</text:p>
          </table:table-cell>
          <table:table-cell office:value-type="float" office:value="-0.010346" calcext:value-type="float">
            <text:p>-0.010346</text:p>
          </table:table-cell>
          <table:table-cell office:value-type="float" office:value="-0.002397" calcext:value-type="float">
            <text:p>-0.002397</text:p>
          </table:table-cell>
          <table:table-cell office:value-type="float" office:value="-0.000276" calcext:value-type="float">
            <text:p>-0.000276</text:p>
          </table:table-cell>
          <table:table-cell office:value-type="string" calcext:value-type="string">
            <text:p>0.00284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06979" calcext:value-type="float">
            <text:p>1527480708.06979</text:p>
          </table:table-cell>
          <table:table-cell office:value-type="string" calcext:value-type="string">
            <text:p>PID_x</text:p>
          </table:table-cell>
          <table:table-cell office:value-type="float" office:value="-0.01035" calcext:value-type="float">
            <text:p>-0.01035</text:p>
          </table:table-cell>
          <table:table-cell/>
          <table:table-cell office:value-type="float" office:value="-0.002515" calcext:value-type="float">
            <text:p>-0.002515</text:p>
          </table:table-cell>
          <table:table-cell office:value-type="float" office:value="-0.010337" calcext:value-type="float">
            <text:p>-0.010337</text:p>
          </table:table-cell>
          <table:table-cell office:value-type="float" office:value="-0.002577" calcext:value-type="float">
            <text:p>-0.002577</text:p>
          </table:table-cell>
          <table:table-cell office:value-type="float" office:value="-0.002121" calcext:value-type="float">
            <text:p>-0.002121</text:p>
          </table:table-cell>
          <table:table-cell office:value-type="string" calcext:value-type="string">
            <text:p>0.004658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0698" calcext:value-type="float">
            <text:p>1527480708.0698</text:p>
          </table:table-cell>
          <table:table-cell office:value-type="string" calcext:value-type="string">
            <text:p>PID_y</text:p>
          </table:table-cell>
          <table:table-cell office:value-type="float" office:value="-0.01035" calcext:value-type="float">
            <text:p>-0.01035</text:p>
          </table:table-cell>
          <table:table-cell/>
          <table:table-cell office:value-type="float" office:value="-0.002515" calcext:value-type="float">
            <text:p>-0.002515</text:p>
          </table:table-cell>
          <table:table-cell office:value-type="float" office:value="-0.010337" calcext:value-type="float">
            <text:p>-0.010337</text:p>
          </table:table-cell>
          <table:table-cell office:value-type="float" office:value="-0.002577" calcext:value-type="float">
            <text:p>-0.002577</text:p>
          </table:table-cell>
          <table:table-cell office:value-type="float" office:value="-0.002121" calcext:value-type="float">
            <text:p>-0.002121</text:p>
          </table:table-cell>
          <table:table-cell office:value-type="string" calcext:value-type="string">
            <text:p>0.00465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09003" calcext:value-type="float">
            <text:p>1527480708.09003</text:p>
          </table:table-cell>
          <table:table-cell office:value-type="string" calcext:value-type="string">
            <text:p>PID_x</text:p>
          </table:table-cell>
          <table:table-cell office:value-type="float" office:value="-0.009971" calcext:value-type="float">
            <text:p>-0.009971</text:p>
          </table:table-cell>
          <table:table-cell/>
          <table:table-cell office:value-type="float" office:value="-0.002708" calcext:value-type="float">
            <text:p>-0.002708</text:p>
          </table:table-cell>
          <table:table-cell office:value-type="float" office:value="-0.009963" calcext:value-type="float">
            <text:p>-0.009963</text:p>
          </table:table-cell>
          <table:table-cell office:value-type="float" office:value="-0.002726" calcext:value-type="float">
            <text:p>-0.002726</text:p>
          </table:table-cell>
          <table:table-cell office:value-type="float" office:value="-0.001695" calcext:value-type="float">
            <text:p>-0.001695</text:p>
          </table:table-cell>
          <table:table-cell office:value-type="string" calcext:value-type="string">
            <text:p>0.002526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09006" calcext:value-type="float">
            <text:p>1527480708.09006</text:p>
          </table:table-cell>
          <table:table-cell office:value-type="string" calcext:value-type="string">
            <text:p>PID_y</text:p>
          </table:table-cell>
          <table:table-cell office:value-type="float" office:value="-0.009971" calcext:value-type="float">
            <text:p>-0.009971</text:p>
          </table:table-cell>
          <table:table-cell/>
          <table:table-cell office:value-type="float" office:value="-0.002708" calcext:value-type="float">
            <text:p>-0.002708</text:p>
          </table:table-cell>
          <table:table-cell office:value-type="float" office:value="-0.009963" calcext:value-type="float">
            <text:p>-0.009963</text:p>
          </table:table-cell>
          <table:table-cell office:value-type="float" office:value="-0.002726" calcext:value-type="float">
            <text:p>-0.002726</text:p>
          </table:table-cell>
          <table:table-cell office:value-type="float" office:value="-0.001695" calcext:value-type="float">
            <text:p>-0.001695</text:p>
          </table:table-cell>
          <table:table-cell office:value-type="string" calcext:value-type="string">
            <text:p>0.00252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11032" calcext:value-type="float">
            <text:p>1527480708.11032</text:p>
          </table:table-cell>
          <table:table-cell office:value-type="string" calcext:value-type="string">
            <text:p>PID_x</text:p>
          </table:table-cell>
          <table:table-cell office:value-type="float" office:value="-0.010569" calcext:value-type="float">
            <text:p>-0.010569</text:p>
          </table:table-cell>
          <table:table-cell/>
          <table:table-cell office:value-type="float" office:value="-0.002397" calcext:value-type="float">
            <text:p>-0.002397</text:p>
          </table:table-cell>
          <table:table-cell office:value-type="float" office:value="-0.010514" calcext:value-type="float">
            <text:p>-0.010514</text:p>
          </table:table-cell>
          <table:table-cell office:value-type="float" office:value="-0.002449" calcext:value-type="float">
            <text:p>-0.002449</text:p>
          </table:table-cell>
          <table:table-cell office:value-type="float" office:value="-0.004405" calcext:value-type="float">
            <text:p>-0.004405</text:p>
          </table:table-cell>
          <table:table-cell office:value-type="string" calcext:value-type="string">
            <text:p>0.004276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11033" calcext:value-type="float">
            <text:p>1527480708.11033</text:p>
          </table:table-cell>
          <table:table-cell office:value-type="string" calcext:value-type="string">
            <text:p>PID_y</text:p>
          </table:table-cell>
          <table:table-cell office:value-type="float" office:value="-0.010569" calcext:value-type="float">
            <text:p>-0.010569</text:p>
          </table:table-cell>
          <table:table-cell/>
          <table:table-cell office:value-type="float" office:value="-0.002397" calcext:value-type="float">
            <text:p>-0.002397</text:p>
          </table:table-cell>
          <table:table-cell office:value-type="float" office:value="-0.010514" calcext:value-type="float">
            <text:p>-0.010514</text:p>
          </table:table-cell>
          <table:table-cell office:value-type="float" office:value="-0.002449" calcext:value-type="float">
            <text:p>-0.002449</text:p>
          </table:table-cell>
          <table:table-cell office:value-type="float" office:value="-0.004405" calcext:value-type="float">
            <text:p>-0.004405</text:p>
          </table:table-cell>
          <table:table-cell office:value-type="string" calcext:value-type="string">
            <text:p>0.00427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12949" calcext:value-type="float">
            <text:p>1527480708.12949</text:p>
          </table:table-cell>
          <table:table-cell office:value-type="string" calcext:value-type="string">
            <text:p>PID_x</text:p>
          </table:table-cell>
          <table:table-cell office:value-type="float" office:value="-0.01038" calcext:value-type="float">
            <text:p>-0.01038</text:p>
          </table:table-cell>
          <table:table-cell/>
          <table:table-cell office:value-type="float" office:value="-0.002361" calcext:value-type="float">
            <text:p>-0.002361</text:p>
          </table:table-cell>
          <table:table-cell office:value-type="float" office:value="-0.010319" calcext:value-type="float">
            <text:p>-0.010319</text:p>
          </table:table-cell>
          <table:table-cell office:value-type="float" office:value="-0.002405" calcext:value-type="float">
            <text:p>-0.002405</text:p>
          </table:table-cell>
          <table:table-cell office:value-type="float" office:value="-0.004596" calcext:value-type="float">
            <text:p>-0.004596</text:p>
          </table:table-cell>
          <table:table-cell office:value-type="string" calcext:value-type="string">
            <text:p>0.003929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1295" calcext:value-type="float">
            <text:p>1527480708.1295</text:p>
          </table:table-cell>
          <table:table-cell office:value-type="string" calcext:value-type="string">
            <text:p>PID_y</text:p>
          </table:table-cell>
          <table:table-cell office:value-type="float" office:value="-0.01038" calcext:value-type="float">
            <text:p>-0.01038</text:p>
          </table:table-cell>
          <table:table-cell/>
          <table:table-cell office:value-type="float" office:value="-0.002361" calcext:value-type="float">
            <text:p>-0.002361</text:p>
          </table:table-cell>
          <table:table-cell office:value-type="float" office:value="-0.010319" calcext:value-type="float">
            <text:p>-0.010319</text:p>
          </table:table-cell>
          <table:table-cell office:value-type="float" office:value="-0.002405" calcext:value-type="float">
            <text:p>-0.002405</text:p>
          </table:table-cell>
          <table:table-cell office:value-type="float" office:value="-0.004596" calcext:value-type="float">
            <text:p>-0.004596</text:p>
          </table:table-cell>
          <table:table-cell office:value-type="string" calcext:value-type="string">
            <text:p>0.00392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1498" calcext:value-type="float">
            <text:p>1527480708.1498</text:p>
          </table:table-cell>
          <table:table-cell office:value-type="string" calcext:value-type="string">
            <text:p>PID_x</text:p>
          </table:table-cell>
          <table:table-cell office:value-type="float" office:value="-0.010522" calcext:value-type="float">
            <text:p>-0.010522</text:p>
          </table:table-cell>
          <table:table-cell/>
          <table:table-cell office:value-type="float" office:value="-0.002656" calcext:value-type="float">
            <text:p>-0.002656</text:p>
          </table:table-cell>
          <table:table-cell office:value-type="float" office:value="-0.010516" calcext:value-type="float">
            <text:p>-0.010516</text:p>
          </table:table-cell>
          <table:table-cell office:value-type="float" office:value="-0.002639" calcext:value-type="float">
            <text:p>-0.002639</text:p>
          </table:table-cell>
          <table:table-cell office:value-type="float" office:value="-0.001544" calcext:value-type="float">
            <text:p>-0.001544</text:p>
          </table:table-cell>
          <table:table-cell office:value-type="string" calcext:value-type="string">
            <text:p>-0.002459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14982" calcext:value-type="float">
            <text:p>1527480708.14982</text:p>
          </table:table-cell>
          <table:table-cell office:value-type="string" calcext:value-type="string">
            <text:p>PID_y</text:p>
          </table:table-cell>
          <table:table-cell office:value-type="float" office:value="-0.010522" calcext:value-type="float">
            <text:p>-0.010522</text:p>
          </table:table-cell>
          <table:table-cell/>
          <table:table-cell office:value-type="float" office:value="-0.002656" calcext:value-type="float">
            <text:p>-0.002656</text:p>
          </table:table-cell>
          <table:table-cell office:value-type="float" office:value="-0.010516" calcext:value-type="float">
            <text:p>-0.010516</text:p>
          </table:table-cell>
          <table:table-cell office:value-type="float" office:value="-0.002639" calcext:value-type="float">
            <text:p>-0.002639</text:p>
          </table:table-cell>
          <table:table-cell office:value-type="float" office:value="-0.001544" calcext:value-type="float">
            <text:p>-0.001544</text:p>
          </table:table-cell>
          <table:table-cell office:value-type="string" calcext:value-type="string">
            <text:p>-0.00245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17024" calcext:value-type="float">
            <text:p>1527480708.17024</text:p>
          </table:table-cell>
          <table:table-cell office:value-type="string" calcext:value-type="string">
            <text:p>PID_x</text:p>
          </table:table-cell>
          <table:table-cell office:value-type="float" office:value="-0.010866" calcext:value-type="float">
            <text:p>-0.010866</text:p>
          </table:table-cell>
          <table:table-cell/>
          <table:table-cell office:value-type="float" office:value="-0.002519" calcext:value-type="float">
            <text:p>-0.002519</text:p>
          </table:table-cell>
          <table:table-cell office:value-type="float" office:value="-0.010808" calcext:value-type="float">
            <text:p>-0.010808</text:p>
          </table:table-cell>
          <table:table-cell office:value-type="float" office:value="-0.00252" calcext:value-type="float">
            <text:p>-0.00252</text:p>
          </table:table-cell>
          <table:table-cell office:value-type="float" office:value="-0.004502" calcext:value-type="float">
            <text:p>-0.004502</text:p>
          </table:table-cell>
          <table:table-cell office:value-type="string" calcext:value-type="string">
            <text:p>0.000573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17026" calcext:value-type="float">
            <text:p>1527480708.17026</text:p>
          </table:table-cell>
          <table:table-cell office:value-type="string" calcext:value-type="string">
            <text:p>PID_y</text:p>
          </table:table-cell>
          <table:table-cell office:value-type="float" office:value="-0.010866" calcext:value-type="float">
            <text:p>-0.010866</text:p>
          </table:table-cell>
          <table:table-cell/>
          <table:table-cell office:value-type="float" office:value="-0.002519" calcext:value-type="float">
            <text:p>-0.002519</text:p>
          </table:table-cell>
          <table:table-cell office:value-type="float" office:value="-0.010808" calcext:value-type="float">
            <text:p>-0.010808</text:p>
          </table:table-cell>
          <table:table-cell office:value-type="float" office:value="-0.00252" calcext:value-type="float">
            <text:p>-0.00252</text:p>
          </table:table-cell>
          <table:table-cell office:value-type="float" office:value="-0.004502" calcext:value-type="float">
            <text:p>-0.004502</text:p>
          </table:table-cell>
          <table:table-cell office:value-type="string" calcext:value-type="string">
            <text:p>0.000573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18954" calcext:value-type="float">
            <text:p>1527480708.18954</text:p>
          </table:table-cell>
          <table:table-cell office:value-type="string" calcext:value-type="string">
            <text:p>PID_x</text:p>
          </table:table-cell>
          <table:table-cell office:value-type="float" office:value="-0.011318" calcext:value-type="float">
            <text:p>-0.011318</text:p>
          </table:table-cell>
          <table:table-cell/>
          <table:table-cell office:value-type="float" office:value="-0.002417" calcext:value-type="float">
            <text:p>-0.002417</text:p>
          </table:table-cell>
          <table:table-cell office:value-type="float" office:value="-0.011014" calcext:value-type="float">
            <text:p>-0.011014</text:p>
          </table:table-cell>
          <table:table-cell office:value-type="float" office:value="-0.002441" calcext:value-type="float">
            <text:p>-0.002441</text:p>
          </table:table-cell>
          <table:table-cell office:value-type="float" office:value="-0.010323" calcext:value-type="float">
            <text:p>-0.010323</text:p>
          </table:table-cell>
          <table:table-cell office:value-type="string" calcext:value-type="string">
            <text:p>0.002870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18957" calcext:value-type="float">
            <text:p>1527480708.18957</text:p>
          </table:table-cell>
          <table:table-cell office:value-type="string" calcext:value-type="string">
            <text:p>PID_y</text:p>
          </table:table-cell>
          <table:table-cell office:value-type="float" office:value="-0.011318" calcext:value-type="float">
            <text:p>-0.011318</text:p>
          </table:table-cell>
          <table:table-cell/>
          <table:table-cell office:value-type="float" office:value="-0.002417" calcext:value-type="float">
            <text:p>-0.002417</text:p>
          </table:table-cell>
          <table:table-cell office:value-type="float" office:value="-0.011014" calcext:value-type="float">
            <text:p>-0.011014</text:p>
          </table:table-cell>
          <table:table-cell office:value-type="float" office:value="-0.002441" calcext:value-type="float">
            <text:p>-0.002441</text:p>
          </table:table-cell>
          <table:table-cell office:value-type="float" office:value="-0.010323" calcext:value-type="float">
            <text:p>-0.010323</text:p>
          </table:table-cell>
          <table:table-cell office:value-type="string" calcext:value-type="string">
            <text:p>0.00287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20996" calcext:value-type="float">
            <text:p>1527480708.20996</text:p>
          </table:table-cell>
          <table:table-cell office:value-type="string" calcext:value-type="string">
            <text:p>PID_x</text:p>
          </table:table-cell>
          <table:table-cell office:value-type="float" office:value="-0.010932" calcext:value-type="float">
            <text:p>-0.010932</text:p>
          </table:table-cell>
          <table:table-cell/>
          <table:table-cell office:value-type="float" office:value="-0.002143" calcext:value-type="float">
            <text:p>-0.002143</text:p>
          </table:table-cell>
          <table:table-cell office:value-type="float" office:value="-0.010892" calcext:value-type="float">
            <text:p>-0.010892</text:p>
          </table:table-cell>
          <table:table-cell office:value-type="float" office:value="-0.002166" calcext:value-type="float">
            <text:p>-0.002166</text:p>
          </table:table-cell>
          <table:table-cell office:value-type="float" office:value="-0.00371" calcext:value-type="float">
            <text:p>-0.00371</text:p>
          </table:table-cell>
          <table:table-cell office:value-type="string" calcext:value-type="string">
            <text:p>0.002834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21" calcext:value-type="float">
            <text:p>1527480708.21</text:p>
          </table:table-cell>
          <table:table-cell office:value-type="string" calcext:value-type="string">
            <text:p>PID_y</text:p>
          </table:table-cell>
          <table:table-cell office:value-type="float" office:value="-0.010932" calcext:value-type="float">
            <text:p>-0.010932</text:p>
          </table:table-cell>
          <table:table-cell/>
          <table:table-cell office:value-type="float" office:value="-0.002143" calcext:value-type="float">
            <text:p>-0.002143</text:p>
          </table:table-cell>
          <table:table-cell office:value-type="float" office:value="-0.010892" calcext:value-type="float">
            <text:p>-0.010892</text:p>
          </table:table-cell>
          <table:table-cell office:value-type="float" office:value="-0.002166" calcext:value-type="float">
            <text:p>-0.002166</text:p>
          </table:table-cell>
          <table:table-cell office:value-type="float" office:value="-0.00371" calcext:value-type="float">
            <text:p>-0.00371</text:p>
          </table:table-cell>
          <table:table-cell office:value-type="string" calcext:value-type="string">
            <text:p>0.00283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23044" calcext:value-type="float">
            <text:p>1527480708.23044</text:p>
          </table:table-cell>
          <table:table-cell office:value-type="string" calcext:value-type="string">
            <text:p>PID_x</text:p>
          </table:table-cell>
          <table:table-cell office:value-type="float" office:value="-0.011159" calcext:value-type="float">
            <text:p>-0.011159</text:p>
          </table:table-cell>
          <table:table-cell/>
          <table:table-cell office:value-type="float" office:value="-0.002168" calcext:value-type="float">
            <text:p>-0.002168</text:p>
          </table:table-cell>
          <table:table-cell office:value-type="float" office:value="-0.011019" calcext:value-type="float">
            <text:p>-0.011019</text:p>
          </table:table-cell>
          <table:table-cell office:value-type="float" office:value="-0.002182" calcext:value-type="float">
            <text:p>-0.002182</text:p>
          </table:table-cell>
          <table:table-cell office:value-type="float" office:value="-0.006982" calcext:value-type="float">
            <text:p>-0.006982</text:p>
          </table:table-cell>
          <table:table-cell office:value-type="string" calcext:value-type="string">
            <text:p>0.002212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23051" calcext:value-type="float">
            <text:p>1527480708.23051</text:p>
          </table:table-cell>
          <table:table-cell office:value-type="string" calcext:value-type="string">
            <text:p>PID_y</text:p>
          </table:table-cell>
          <table:table-cell office:value-type="float" office:value="-0.011159" calcext:value-type="float">
            <text:p>-0.011159</text:p>
          </table:table-cell>
          <table:table-cell/>
          <table:table-cell office:value-type="float" office:value="-0.002168" calcext:value-type="float">
            <text:p>-0.002168</text:p>
          </table:table-cell>
          <table:table-cell office:value-type="float" office:value="-0.011019" calcext:value-type="float">
            <text:p>-0.011019</text:p>
          </table:table-cell>
          <table:table-cell office:value-type="float" office:value="-0.002182" calcext:value-type="float">
            <text:p>-0.002182</text:p>
          </table:table-cell>
          <table:table-cell office:value-type="float" office:value="-0.006982" calcext:value-type="float">
            <text:p>-0.006982</text:p>
          </table:table-cell>
          <table:table-cell office:value-type="string" calcext:value-type="string">
            <text:p>0.00221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24994" calcext:value-type="float">
            <text:p>1527480708.24994</text:p>
          </table:table-cell>
          <table:table-cell office:value-type="string" calcext:value-type="string">
            <text:p>PID_x</text:p>
          </table:table-cell>
          <table:table-cell office:value-type="float" office:value="-0.010778" calcext:value-type="float">
            <text:p>-0.010778</text:p>
          </table:table-cell>
          <table:table-cell/>
          <table:table-cell office:value-type="float" office:value="-0.002423" calcext:value-type="float">
            <text:p>-0.002423</text:p>
          </table:table-cell>
          <table:table-cell office:value-type="float" office:value="-0.010761" calcext:value-type="float">
            <text:p>-0.010761</text:p>
          </table:table-cell>
          <table:table-cell office:value-type="float" office:value="-0.002434" calcext:value-type="float">
            <text:p>-0.002434</text:p>
          </table:table-cell>
          <table:table-cell office:value-type="float" office:value="-0.002401" calcext:value-type="float">
            <text:p>-0.002401</text:p>
          </table:table-cell>
          <table:table-cell office:value-type="string" calcext:value-type="string">
            <text:p>0.001938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25001" calcext:value-type="float">
            <text:p>1527480708.25001</text:p>
          </table:table-cell>
          <table:table-cell office:value-type="string" calcext:value-type="string">
            <text:p>PID_y</text:p>
          </table:table-cell>
          <table:table-cell office:value-type="float" office:value="-0.010778" calcext:value-type="float">
            <text:p>-0.010778</text:p>
          </table:table-cell>
          <table:table-cell/>
          <table:table-cell office:value-type="float" office:value="-0.002423" calcext:value-type="float">
            <text:p>-0.002423</text:p>
          </table:table-cell>
          <table:table-cell office:value-type="float" office:value="-0.010761" calcext:value-type="float">
            <text:p>-0.010761</text:p>
          </table:table-cell>
          <table:table-cell office:value-type="float" office:value="-0.002434" calcext:value-type="float">
            <text:p>-0.002434</text:p>
          </table:table-cell>
          <table:table-cell office:value-type="float" office:value="-0.002401" calcext:value-type="float">
            <text:p>-0.002401</text:p>
          </table:table-cell>
          <table:table-cell office:value-type="string" calcext:value-type="string">
            <text:p>0.00193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27036" calcext:value-type="float">
            <text:p>1527480708.27036</text:p>
          </table:table-cell>
          <table:table-cell office:value-type="string" calcext:value-type="string">
            <text:p>PID_x</text:p>
          </table:table-cell>
          <table:table-cell office:value-type="float" office:value="-0.011273" calcext:value-type="float">
            <text:p>-0.011273</text:p>
          </table:table-cell>
          <table:table-cell/>
          <table:table-cell office:value-type="float" office:value="-0.002339" calcext:value-type="float">
            <text:p>-0.002339</text:p>
          </table:table-cell>
          <table:table-cell office:value-type="float" office:value="-0.011225" calcext:value-type="float">
            <text:p>-0.011225</text:p>
          </table:table-cell>
          <table:table-cell office:value-type="float" office:value="-0.002347" calcext:value-type="float">
            <text:p>-0.002347</text:p>
          </table:table-cell>
          <table:table-cell office:value-type="float" office:value="-0.00408" calcext:value-type="float">
            <text:p>-0.00408</text:p>
          </table:table-cell>
          <table:table-cell office:value-type="string" calcext:value-type="string">
            <text:p>0.001630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27041" calcext:value-type="float">
            <text:p>1527480708.27041</text:p>
          </table:table-cell>
          <table:table-cell office:value-type="string" calcext:value-type="string">
            <text:p>PID_y</text:p>
          </table:table-cell>
          <table:table-cell office:value-type="float" office:value="-0.011273" calcext:value-type="float">
            <text:p>-0.011273</text:p>
          </table:table-cell>
          <table:table-cell/>
          <table:table-cell office:value-type="float" office:value="-0.002339" calcext:value-type="float">
            <text:p>-0.002339</text:p>
          </table:table-cell>
          <table:table-cell office:value-type="float" office:value="-0.011225" calcext:value-type="float">
            <text:p>-0.011225</text:p>
          </table:table-cell>
          <table:table-cell office:value-type="float" office:value="-0.002347" calcext:value-type="float">
            <text:p>-0.002347</text:p>
          </table:table-cell>
          <table:table-cell office:value-type="float" office:value="-0.00408" calcext:value-type="float">
            <text:p>-0.00408</text:p>
          </table:table-cell>
          <table:table-cell office:value-type="string" calcext:value-type="string">
            <text:p>0.00163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28976" calcext:value-type="float">
            <text:p>1527480708.28976</text:p>
          </table:table-cell>
          <table:table-cell office:value-type="string" calcext:value-type="string">
            <text:p>PID_x</text:p>
          </table:table-cell>
          <table:table-cell office:value-type="float" office:value="-0.011306" calcext:value-type="float">
            <text:p>-0.011306</text:p>
          </table:table-cell>
          <table:table-cell/>
          <table:table-cell office:value-type="float" office:value="-0.002359" calcext:value-type="float">
            <text:p>-0.002359</text:p>
          </table:table-cell>
          <table:table-cell office:value-type="float" office:value="-0.011287" calcext:value-type="float">
            <text:p>-0.011287</text:p>
          </table:table-cell>
          <table:table-cell office:value-type="float" office:value="-0.00236" calcext:value-type="float">
            <text:p>-0.00236</text:p>
          </table:table-cell>
          <table:table-cell office:value-type="float" office:value="-0.00259" calcext:value-type="float">
            <text:p>-0.00259</text:p>
          </table:table-cell>
          <table:table-cell office:value-type="string" calcext:value-type="string">
            <text:p>0.000673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2898" calcext:value-type="float">
            <text:p>1527480708.2898</text:p>
          </table:table-cell>
          <table:table-cell office:value-type="string" calcext:value-type="string">
            <text:p>PID_y</text:p>
          </table:table-cell>
          <table:table-cell office:value-type="float" office:value="-0.011306" calcext:value-type="float">
            <text:p>-0.011306</text:p>
          </table:table-cell>
          <table:table-cell/>
          <table:table-cell office:value-type="float" office:value="-0.002359" calcext:value-type="float">
            <text:p>-0.002359</text:p>
          </table:table-cell>
          <table:table-cell office:value-type="float" office:value="-0.011287" calcext:value-type="float">
            <text:p>-0.011287</text:p>
          </table:table-cell>
          <table:table-cell office:value-type="float" office:value="-0.00236" calcext:value-type="float">
            <text:p>-0.00236</text:p>
          </table:table-cell>
          <table:table-cell office:value-type="float" office:value="-0.00259" calcext:value-type="float">
            <text:p>-0.00259</text:p>
          </table:table-cell>
          <table:table-cell office:value-type="string" calcext:value-type="string">
            <text:p>0.000673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31019" calcext:value-type="float">
            <text:p>1527480708.31019</text:p>
          </table:table-cell>
          <table:table-cell office:value-type="string" calcext:value-type="string">
            <text:p>PID_x</text:p>
          </table:table-cell>
          <table:table-cell office:value-type="float" office:value="-0.011671" calcext:value-type="float">
            <text:p>-0.011671</text:p>
          </table:table-cell>
          <table:table-cell/>
          <table:table-cell office:value-type="float" office:value="-0.002293" calcext:value-type="float">
            <text:p>-0.002293</text:p>
          </table:table-cell>
          <table:table-cell office:value-type="float" office:value="-0.011554" calcext:value-type="float">
            <text:p>-0.011554</text:p>
          </table:table-cell>
          <table:table-cell office:value-type="float" office:value="-0.002288" calcext:value-type="float">
            <text:p>-0.002288</text:p>
          </table:table-cell>
          <table:table-cell office:value-type="float" office:value="-0.006394" calcext:value-type="float">
            <text:p>-0.006394</text:p>
          </table:table-cell>
          <table:table-cell office:value-type="string" calcext:value-type="string">
            <text:p>-0.001324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31023" calcext:value-type="float">
            <text:p>1527480708.31023</text:p>
          </table:table-cell>
          <table:table-cell office:value-type="string" calcext:value-type="string">
            <text:p>PID_y</text:p>
          </table:table-cell>
          <table:table-cell office:value-type="float" office:value="-0.011671" calcext:value-type="float">
            <text:p>-0.011671</text:p>
          </table:table-cell>
          <table:table-cell/>
          <table:table-cell office:value-type="float" office:value="-0.002293" calcext:value-type="float">
            <text:p>-0.002293</text:p>
          </table:table-cell>
          <table:table-cell office:value-type="float" office:value="-0.011554" calcext:value-type="float">
            <text:p>-0.011554</text:p>
          </table:table-cell>
          <table:table-cell office:value-type="float" office:value="-0.002288" calcext:value-type="float">
            <text:p>-0.002288</text:p>
          </table:table-cell>
          <table:table-cell office:value-type="float" office:value="-0.006394" calcext:value-type="float">
            <text:p>-0.006394</text:p>
          </table:table-cell>
          <table:table-cell office:value-type="string" calcext:value-type="string">
            <text:p>-0.00132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33054" calcext:value-type="float">
            <text:p>1527480708.33054</text:p>
          </table:table-cell>
          <table:table-cell office:value-type="string" calcext:value-type="string">
            <text:p>PID_x</text:p>
          </table:table-cell>
          <table:table-cell office:value-type="float" office:value="-0.011495" calcext:value-type="float">
            <text:p>-0.011495</text:p>
          </table:table-cell>
          <table:table-cell/>
          <table:table-cell office:value-type="float" office:value="-0.002371" calcext:value-type="float">
            <text:p>-0.002371</text:p>
          </table:table-cell>
          <table:table-cell office:value-type="float" office:value="-0.011447" calcext:value-type="float">
            <text:p>-0.011447</text:p>
          </table:table-cell>
          <table:table-cell office:value-type="float" office:value="-0.002361" calcext:value-type="float">
            <text:p>-0.002361</text:p>
          </table:table-cell>
          <table:table-cell office:value-type="float" office:value="-0.004101" calcext:value-type="float">
            <text:p>-0.004101</text:p>
          </table:table-cell>
          <table:table-cell office:value-type="string" calcext:value-type="string">
            <text:p>-0.001874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33058" calcext:value-type="float">
            <text:p>1527480708.33058</text:p>
          </table:table-cell>
          <table:table-cell office:value-type="string" calcext:value-type="string">
            <text:p>PID_y</text:p>
          </table:table-cell>
          <table:table-cell office:value-type="float" office:value="-0.011495" calcext:value-type="float">
            <text:p>-0.011495</text:p>
          </table:table-cell>
          <table:table-cell/>
          <table:table-cell office:value-type="float" office:value="-0.002371" calcext:value-type="float">
            <text:p>-0.002371</text:p>
          </table:table-cell>
          <table:table-cell office:value-type="float" office:value="-0.011447" calcext:value-type="float">
            <text:p>-0.011447</text:p>
          </table:table-cell>
          <table:table-cell office:value-type="float" office:value="-0.002361" calcext:value-type="float">
            <text:p>-0.002361</text:p>
          </table:table-cell>
          <table:table-cell office:value-type="float" office:value="-0.004101" calcext:value-type="float">
            <text:p>-0.004101</text:p>
          </table:table-cell>
          <table:table-cell office:value-type="string" calcext:value-type="string">
            <text:p>-0.00187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34994" calcext:value-type="float">
            <text:p>1527480708.34994</text:p>
          </table:table-cell>
          <table:table-cell office:value-type="string" calcext:value-type="string">
            <text:p>PID_x</text:p>
          </table:table-cell>
          <table:table-cell office:value-type="float" office:value="-0.011583" calcext:value-type="float">
            <text:p>-0.011583</text:p>
          </table:table-cell>
          <table:table-cell/>
          <table:table-cell office:value-type="float" office:value="-0.002729" calcext:value-type="float">
            <text:p>-0.002729</text:p>
          </table:table-cell>
          <table:table-cell office:value-type="float" office:value="-0.011451" calcext:value-type="float">
            <text:p>-0.011451</text:p>
          </table:table-cell>
          <table:table-cell office:value-type="float" office:value="-0.002706" calcext:value-type="float">
            <text:p>-0.002706</text:p>
          </table:table-cell>
          <table:table-cell office:value-type="float" office:value="-0.00679" calcext:value-type="float">
            <text:p>-0.00679</text:p>
          </table:table-cell>
          <table:table-cell office:value-type="string" calcext:value-type="string">
            <text:p>-0.002847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34998" calcext:value-type="float">
            <text:p>1527480708.34998</text:p>
          </table:table-cell>
          <table:table-cell office:value-type="string" calcext:value-type="string">
            <text:p>PID_y</text:p>
          </table:table-cell>
          <table:table-cell office:value-type="float" office:value="-0.011583" calcext:value-type="float">
            <text:p>-0.011583</text:p>
          </table:table-cell>
          <table:table-cell/>
          <table:table-cell office:value-type="float" office:value="-0.002729" calcext:value-type="float">
            <text:p>-0.002729</text:p>
          </table:table-cell>
          <table:table-cell office:value-type="float" office:value="-0.011451" calcext:value-type="float">
            <text:p>-0.011451</text:p>
          </table:table-cell>
          <table:table-cell office:value-type="float" office:value="-0.002706" calcext:value-type="float">
            <text:p>-0.002706</text:p>
          </table:table-cell>
          <table:table-cell office:value-type="float" office:value="-0.00679" calcext:value-type="float">
            <text:p>-0.00679</text:p>
          </table:table-cell>
          <table:table-cell office:value-type="string" calcext:value-type="string">
            <text:p>-0.00284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37036" calcext:value-type="float">
            <text:p>1527480708.37036</text:p>
          </table:table-cell>
          <table:table-cell office:value-type="string" calcext:value-type="string">
            <text:p>PID_x</text:p>
          </table:table-cell>
          <table:table-cell office:value-type="float" office:value="-0.011347" calcext:value-type="float">
            <text:p>-0.011347</text:p>
          </table:table-cell>
          <table:table-cell/>
          <table:table-cell office:value-type="float" office:value="-0.00261" calcext:value-type="float">
            <text:p>-0.00261</text:p>
          </table:table-cell>
          <table:table-cell office:value-type="float" office:value="-0.011343" calcext:value-type="float">
            <text:p>-0.011343</text:p>
          </table:table-cell>
          <table:table-cell office:value-type="float" office:value="-0.002591" calcext:value-type="float">
            <text:p>-0.002591</text:p>
          </table:table-cell>
          <table:table-cell office:value-type="float" office:value="-0.001182" calcext:value-type="float">
            <text:p>-0.001182</text:p>
          </table:table-cell>
          <table:table-cell office:value-type="string" calcext:value-type="string">
            <text:p>-0.002575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37039" calcext:value-type="float">
            <text:p>1527480708.37039</text:p>
          </table:table-cell>
          <table:table-cell office:value-type="string" calcext:value-type="string">
            <text:p>PID_y</text:p>
          </table:table-cell>
          <table:table-cell office:value-type="float" office:value="-0.011347" calcext:value-type="float">
            <text:p>-0.011347</text:p>
          </table:table-cell>
          <table:table-cell/>
          <table:table-cell office:value-type="float" office:value="-0.00261" calcext:value-type="float">
            <text:p>-0.00261</text:p>
          </table:table-cell>
          <table:table-cell office:value-type="float" office:value="-0.011343" calcext:value-type="float">
            <text:p>-0.011343</text:p>
          </table:table-cell>
          <table:table-cell office:value-type="float" office:value="-0.002591" calcext:value-type="float">
            <text:p>-0.002591</text:p>
          </table:table-cell>
          <table:table-cell office:value-type="float" office:value="-0.001182" calcext:value-type="float">
            <text:p>-0.001182</text:p>
          </table:table-cell>
          <table:table-cell office:value-type="string" calcext:value-type="string">
            <text:p>-0.00257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38983" calcext:value-type="float">
            <text:p>1527480708.38983</text:p>
          </table:table-cell>
          <table:table-cell office:value-type="string" calcext:value-type="string">
            <text:p>PID_x</text:p>
          </table:table-cell>
          <table:table-cell office:value-type="float" office:value="-0.012033" calcext:value-type="float">
            <text:p>-0.012033</text:p>
          </table:table-cell>
          <table:table-cell/>
          <table:table-cell office:value-type="float" office:value="-0.002814" calcext:value-type="float">
            <text:p>-0.002814</text:p>
          </table:table-cell>
          <table:table-cell office:value-type="float" office:value="-0.011915" calcext:value-type="float">
            <text:p>-0.011915</text:p>
          </table:table-cell>
          <table:table-cell office:value-type="float" office:value="-0.002763" calcext:value-type="float">
            <text:p>-0.002763</text:p>
          </table:table-cell>
          <table:table-cell office:value-type="float" office:value="-0.006419" calcext:value-type="float">
            <text:p>-0.006419</text:p>
          </table:table-cell>
          <table:table-cell office:value-type="string" calcext:value-type="string">
            <text:p>-0.004206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38987" calcext:value-type="float">
            <text:p>1527480708.38987</text:p>
          </table:table-cell>
          <table:table-cell office:value-type="string" calcext:value-type="string">
            <text:p>PID_y</text:p>
          </table:table-cell>
          <table:table-cell office:value-type="float" office:value="-0.012033" calcext:value-type="float">
            <text:p>-0.012033</text:p>
          </table:table-cell>
          <table:table-cell/>
          <table:table-cell office:value-type="float" office:value="-0.002814" calcext:value-type="float">
            <text:p>-0.002814</text:p>
          </table:table-cell>
          <table:table-cell office:value-type="float" office:value="-0.011915" calcext:value-type="float">
            <text:p>-0.011915</text:p>
          </table:table-cell>
          <table:table-cell office:value-type="float" office:value="-0.002763" calcext:value-type="float">
            <text:p>-0.002763</text:p>
          </table:table-cell>
          <table:table-cell office:value-type="float" office:value="-0.006419" calcext:value-type="float">
            <text:p>-0.006419</text:p>
          </table:table-cell>
          <table:table-cell office:value-type="string" calcext:value-type="string">
            <text:p>-0.00420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41023" calcext:value-type="float">
            <text:p>1527480708.41023</text:p>
          </table:table-cell>
          <table:table-cell office:value-type="string" calcext:value-type="string">
            <text:p>PID_x</text:p>
          </table:table-cell>
          <table:table-cell office:value-type="float" office:value="-0.012225" calcext:value-type="float">
            <text:p>-0.012225</text:p>
          </table:table-cell>
          <table:table-cell/>
          <table:table-cell office:value-type="float" office:value="-0.002677" calcext:value-type="float">
            <text:p>-0.002677</text:p>
          </table:table-cell>
          <table:table-cell office:value-type="float" office:value="-0.012127" calcext:value-type="float">
            <text:p>-0.012127</text:p>
          </table:table-cell>
          <table:table-cell office:value-type="float" office:value="-0.002638" calcext:value-type="float">
            <text:p>-0.002638</text:p>
          </table:table-cell>
          <table:table-cell office:value-type="float" office:value="-0.005879" calcext:value-type="float">
            <text:p>-0.005879</text:p>
          </table:table-cell>
          <table:table-cell office:value-type="string" calcext:value-type="string">
            <text:p>-0.003682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41027" calcext:value-type="float">
            <text:p>1527480708.41027</text:p>
          </table:table-cell>
          <table:table-cell office:value-type="string" calcext:value-type="string">
            <text:p>PID_y</text:p>
          </table:table-cell>
          <table:table-cell office:value-type="float" office:value="-0.012225" calcext:value-type="float">
            <text:p>-0.012225</text:p>
          </table:table-cell>
          <table:table-cell/>
          <table:table-cell office:value-type="float" office:value="-0.002677" calcext:value-type="float">
            <text:p>-0.002677</text:p>
          </table:table-cell>
          <table:table-cell office:value-type="float" office:value="-0.012127" calcext:value-type="float">
            <text:p>-0.012127</text:p>
          </table:table-cell>
          <table:table-cell office:value-type="float" office:value="-0.002638" calcext:value-type="float">
            <text:p>-0.002638</text:p>
          </table:table-cell>
          <table:table-cell office:value-type="float" office:value="-0.005879" calcext:value-type="float">
            <text:p>-0.005879</text:p>
          </table:table-cell>
          <table:table-cell office:value-type="string" calcext:value-type="string">
            <text:p>-0.00368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42953" calcext:value-type="float">
            <text:p>1527480708.42953</text:p>
          </table:table-cell>
          <table:table-cell office:value-type="string" calcext:value-type="string">
            <text:p>PID_x</text:p>
          </table:table-cell>
          <table:table-cell office:value-type="float" office:value="-0.012096" calcext:value-type="float">
            <text:p>-0.012096</text:p>
          </table:table-cell>
          <table:table-cell/>
          <table:table-cell office:value-type="float" office:value="-0.003216" calcext:value-type="float">
            <text:p>-0.003216</text:p>
          </table:table-cell>
          <table:table-cell office:value-type="float" office:value="-0.012005" calcext:value-type="float">
            <text:p>-0.012005</text:p>
          </table:table-cell>
          <table:table-cell office:value-type="float" office:value="-0.003062" calcext:value-type="float">
            <text:p>-0.003062</text:p>
          </table:table-cell>
          <table:table-cell office:value-type="float" office:value="-0.005667" calcext:value-type="float">
            <text:p>-0.005667</text:p>
          </table:table-cell>
          <table:table-cell office:value-type="string" calcext:value-type="string">
            <text:p>-0.007353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42956" calcext:value-type="float">
            <text:p>1527480708.42956</text:p>
          </table:table-cell>
          <table:table-cell office:value-type="string" calcext:value-type="string">
            <text:p>PID_y</text:p>
          </table:table-cell>
          <table:table-cell office:value-type="float" office:value="-0.012096" calcext:value-type="float">
            <text:p>-0.012096</text:p>
          </table:table-cell>
          <table:table-cell/>
          <table:table-cell office:value-type="float" office:value="-0.003216" calcext:value-type="float">
            <text:p>-0.003216</text:p>
          </table:table-cell>
          <table:table-cell office:value-type="float" office:value="-0.012005" calcext:value-type="float">
            <text:p>-0.012005</text:p>
          </table:table-cell>
          <table:table-cell office:value-type="float" office:value="-0.003062" calcext:value-type="float">
            <text:p>-0.003062</text:p>
          </table:table-cell>
          <table:table-cell office:value-type="float" office:value="-0.005667" calcext:value-type="float">
            <text:p>-0.005667</text:p>
          </table:table-cell>
          <table:table-cell office:value-type="string" calcext:value-type="string">
            <text:p>-0.007353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44992" calcext:value-type="float">
            <text:p>1527480708.44992</text:p>
          </table:table-cell>
          <table:table-cell office:value-type="string" calcext:value-type="string">
            <text:p>PID_x</text:p>
          </table:table-cell>
          <table:table-cell office:value-type="float" office:value="-0.012621" calcext:value-type="float">
            <text:p>-0.012621</text:p>
          </table:table-cell>
          <table:table-cell/>
          <table:table-cell office:value-type="float" office:value="-0.002801" calcext:value-type="float">
            <text:p>-0.002801</text:p>
          </table:table-cell>
          <table:table-cell office:value-type="float" office:value="-0.012376" calcext:value-type="float">
            <text:p>-0.012376</text:p>
          </table:table-cell>
          <table:table-cell office:value-type="float" office:value="-0.002796" calcext:value-type="float">
            <text:p>-0.002796</text:p>
          </table:table-cell>
          <table:table-cell office:value-type="float" office:value="-0.009268" calcext:value-type="float">
            <text:p>-0.009268</text:p>
          </table:table-cell>
          <table:table-cell office:value-type="string" calcext:value-type="string">
            <text:p>-0.001197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44996" calcext:value-type="float">
            <text:p>1527480708.44996</text:p>
          </table:table-cell>
          <table:table-cell office:value-type="string" calcext:value-type="string">
            <text:p>PID_y</text:p>
          </table:table-cell>
          <table:table-cell office:value-type="float" office:value="-0.012621" calcext:value-type="float">
            <text:p>-0.012621</text:p>
          </table:table-cell>
          <table:table-cell/>
          <table:table-cell office:value-type="float" office:value="-0.002801" calcext:value-type="float">
            <text:p>-0.002801</text:p>
          </table:table-cell>
          <table:table-cell office:value-type="float" office:value="-0.012376" calcext:value-type="float">
            <text:p>-0.012376</text:p>
          </table:table-cell>
          <table:table-cell office:value-type="float" office:value="-0.002796" calcext:value-type="float">
            <text:p>-0.002796</text:p>
          </table:table-cell>
          <table:table-cell office:value-type="float" office:value="-0.009268" calcext:value-type="float">
            <text:p>-0.009268</text:p>
          </table:table-cell>
          <table:table-cell office:value-type="string" calcext:value-type="string">
            <text:p>-0.00119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47029" calcext:value-type="float">
            <text:p>1527480708.47029</text:p>
          </table:table-cell>
          <table:table-cell office:value-type="string" calcext:value-type="string">
            <text:p>PID_x</text:p>
          </table:table-cell>
          <table:table-cell office:value-type="float" office:value="-0.012668" calcext:value-type="float">
            <text:p>-0.012668</text:p>
          </table:table-cell>
          <table:table-cell/>
          <table:table-cell office:value-type="float" office:value="-0.002828" calcext:value-type="float">
            <text:p>-0.002828</text:p>
          </table:table-cell>
          <table:table-cell office:value-type="float" office:value="-0.012368" calcext:value-type="float">
            <text:p>-0.012368</text:p>
          </table:table-cell>
          <table:table-cell office:value-type="float" office:value="-0.002811" calcext:value-type="float">
            <text:p>-0.002811</text:p>
          </table:table-cell>
          <table:table-cell office:value-type="float" office:value="-0.010248" calcext:value-type="float">
            <text:p>-0.010248</text:p>
          </table:table-cell>
          <table:table-cell office:value-type="string" calcext:value-type="string">
            <text:p>-0.002465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47035" calcext:value-type="float">
            <text:p>1527480708.47035</text:p>
          </table:table-cell>
          <table:table-cell office:value-type="string" calcext:value-type="string">
            <text:p>PID_y</text:p>
          </table:table-cell>
          <table:table-cell office:value-type="float" office:value="-0.012668" calcext:value-type="float">
            <text:p>-0.012668</text:p>
          </table:table-cell>
          <table:table-cell/>
          <table:table-cell office:value-type="float" office:value="-0.002828" calcext:value-type="float">
            <text:p>-0.002828</text:p>
          </table:table-cell>
          <table:table-cell office:value-type="float" office:value="-0.012368" calcext:value-type="float">
            <text:p>-0.012368</text:p>
          </table:table-cell>
          <table:table-cell office:value-type="float" office:value="-0.002811" calcext:value-type="float">
            <text:p>-0.002811</text:p>
          </table:table-cell>
          <table:table-cell office:value-type="float" office:value="-0.010248" calcext:value-type="float">
            <text:p>-0.010248</text:p>
          </table:table-cell>
          <table:table-cell office:value-type="string" calcext:value-type="string">
            <text:p>-0.00246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48966" calcext:value-type="float">
            <text:p>1527480708.48966</text:p>
          </table:table-cell>
          <table:table-cell office:value-type="string" calcext:value-type="string">
            <text:p>PID_x</text:p>
          </table:table-cell>
          <table:table-cell office:value-type="float" office:value="-0.012946" calcext:value-type="float">
            <text:p>-0.012946</text:p>
          </table:table-cell>
          <table:table-cell/>
          <table:table-cell office:value-type="float" office:value="-0.00291" calcext:value-type="float">
            <text:p>-0.00291</text:p>
          </table:table-cell>
          <table:table-cell office:value-type="float" office:value="-0.012749" calcext:value-type="float">
            <text:p>-0.012749</text:p>
          </table:table-cell>
          <table:table-cell office:value-type="float" office:value="-0.002902" calcext:value-type="float">
            <text:p>-0.002902</text:p>
          </table:table-cell>
          <table:table-cell office:value-type="float" office:value="-0.008309" calcext:value-type="float">
            <text:p>-0.008309</text:p>
          </table:table-cell>
          <table:table-cell office:value-type="string" calcext:value-type="string">
            <text:p>-0.001640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48971" calcext:value-type="float">
            <text:p>1527480708.48971</text:p>
          </table:table-cell>
          <table:table-cell office:value-type="string" calcext:value-type="string">
            <text:p>PID_y</text:p>
          </table:table-cell>
          <table:table-cell office:value-type="float" office:value="-0.012946" calcext:value-type="float">
            <text:p>-0.012946</text:p>
          </table:table-cell>
          <table:table-cell/>
          <table:table-cell office:value-type="float" office:value="-0.00291" calcext:value-type="float">
            <text:p>-0.00291</text:p>
          </table:table-cell>
          <table:table-cell office:value-type="float" office:value="-0.012749" calcext:value-type="float">
            <text:p>-0.012749</text:p>
          </table:table-cell>
          <table:table-cell office:value-type="float" office:value="-0.002902" calcext:value-type="float">
            <text:p>-0.002902</text:p>
          </table:table-cell>
          <table:table-cell office:value-type="float" office:value="-0.008309" calcext:value-type="float">
            <text:p>-0.008309</text:p>
          </table:table-cell>
          <table:table-cell office:value-type="string" calcext:value-type="string">
            <text:p>-0.00164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50999" calcext:value-type="float">
            <text:p>1527480708.50999</text:p>
          </table:table-cell>
          <table:table-cell office:value-type="string" calcext:value-type="string">
            <text:p>PID_x</text:p>
          </table:table-cell>
          <table:table-cell office:value-type="float" office:value="-0.012516" calcext:value-type="float">
            <text:p>-0.012516</text:p>
          </table:table-cell>
          <table:table-cell/>
          <table:table-cell office:value-type="float" office:value="-0.003032" calcext:value-type="float">
            <text:p>-0.003032</text:p>
          </table:table-cell>
          <table:table-cell office:value-type="float" office:value="-0.012479" calcext:value-type="float">
            <text:p>-0.012479</text:p>
          </table:table-cell>
          <table:table-cell office:value-type="float" office:value="-0.002992" calcext:value-type="float">
            <text:p>-0.002992</text:p>
          </table:table-cell>
          <table:table-cell office:value-type="float" office:value="-0.003582" calcext:value-type="float">
            <text:p>-0.003582</text:p>
          </table:table-cell>
          <table:table-cell office:value-type="string" calcext:value-type="string">
            <text:p>-0.003750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51001" calcext:value-type="float">
            <text:p>1527480708.51001</text:p>
          </table:table-cell>
          <table:table-cell office:value-type="string" calcext:value-type="string">
            <text:p>PID_y</text:p>
          </table:table-cell>
          <table:table-cell office:value-type="float" office:value="-0.012516" calcext:value-type="float">
            <text:p>-0.012516</text:p>
          </table:table-cell>
          <table:table-cell/>
          <table:table-cell office:value-type="float" office:value="-0.003032" calcext:value-type="float">
            <text:p>-0.003032</text:p>
          </table:table-cell>
          <table:table-cell office:value-type="float" office:value="-0.012479" calcext:value-type="float">
            <text:p>-0.012479</text:p>
          </table:table-cell>
          <table:table-cell office:value-type="float" office:value="-0.002992" calcext:value-type="float">
            <text:p>-0.002992</text:p>
          </table:table-cell>
          <table:table-cell office:value-type="float" office:value="-0.003582" calcext:value-type="float">
            <text:p>-0.003582</text:p>
          </table:table-cell>
          <table:table-cell office:value-type="string" calcext:value-type="string">
            <text:p>-0.00375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53032" calcext:value-type="float">
            <text:p>1527480708.53032</text:p>
          </table:table-cell>
          <table:table-cell office:value-type="string" calcext:value-type="string">
            <text:p>PID_x</text:p>
          </table:table-cell>
          <table:table-cell office:value-type="float" office:value="-0.013081" calcext:value-type="float">
            <text:p>-0.013081</text:p>
          </table:table-cell>
          <table:table-cell/>
          <table:table-cell office:value-type="float" office:value="-0.003019" calcext:value-type="float">
            <text:p>-0.003019</text:p>
          </table:table-cell>
          <table:table-cell office:value-type="float" office:value="-0.012867" calcext:value-type="float">
            <text:p>-0.012867</text:p>
          </table:table-cell>
          <table:table-cell office:value-type="float" office:value="-0.003019" calcext:value-type="float">
            <text:p>-0.003019</text:p>
          </table:table-cell>
          <table:table-cell office:value-type="float" office:value="-0.008658" calcext:value-type="float">
            <text:p>-0.008658</text:p>
          </table:table-cell>
          <table:table-cell office:value-type="string" calcext:value-type="string">
            <text:p>0.000366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53034" calcext:value-type="float">
            <text:p>1527480708.53034</text:p>
          </table:table-cell>
          <table:table-cell office:value-type="string" calcext:value-type="string">
            <text:p>PID_y</text:p>
          </table:table-cell>
          <table:table-cell office:value-type="float" office:value="-0.013081" calcext:value-type="float">
            <text:p>-0.013081</text:p>
          </table:table-cell>
          <table:table-cell/>
          <table:table-cell office:value-type="float" office:value="-0.003019" calcext:value-type="float">
            <text:p>-0.003019</text:p>
          </table:table-cell>
          <table:table-cell office:value-type="float" office:value="-0.012867" calcext:value-type="float">
            <text:p>-0.012867</text:p>
          </table:table-cell>
          <table:table-cell office:value-type="float" office:value="-0.003019" calcext:value-type="float">
            <text:p>-0.003019</text:p>
          </table:table-cell>
          <table:table-cell office:value-type="float" office:value="-0.008658" calcext:value-type="float">
            <text:p>-0.008658</text:p>
          </table:table-cell>
          <table:table-cell office:value-type="string" calcext:value-type="string">
            <text:p>0.00036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54951" calcext:value-type="float">
            <text:p>1527480708.54951</text:p>
          </table:table-cell>
          <table:table-cell office:value-type="string" calcext:value-type="string">
            <text:p>PID_x</text:p>
          </table:table-cell>
          <table:table-cell office:value-type="float" office:value="-0.01299" calcext:value-type="float">
            <text:p>-0.01299</text:p>
          </table:table-cell>
          <table:table-cell/>
          <table:table-cell office:value-type="float" office:value="-0.002874" calcext:value-type="float">
            <text:p>-0.002874</text:p>
          </table:table-cell>
          <table:table-cell office:value-type="float" office:value="-0.012906" calcext:value-type="float">
            <text:p>-0.012906</text:p>
          </table:table-cell>
          <table:table-cell office:value-type="float" office:value="-0.002872" calcext:value-type="float">
            <text:p>-0.002872</text:p>
          </table:table-cell>
          <table:table-cell office:value-type="float" office:value="-0.005421" calcext:value-type="float">
            <text:p>-0.005421</text:p>
          </table:table-cell>
          <table:table-cell office:value-type="string" calcext:value-type="string">
            <text:p>-0.000707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54952" calcext:value-type="float">
            <text:p>1527480708.54952</text:p>
          </table:table-cell>
          <table:table-cell office:value-type="string" calcext:value-type="string">
            <text:p>PID_y</text:p>
          </table:table-cell>
          <table:table-cell office:value-type="float" office:value="-0.01299" calcext:value-type="float">
            <text:p>-0.01299</text:p>
          </table:table-cell>
          <table:table-cell/>
          <table:table-cell office:value-type="float" office:value="-0.002874" calcext:value-type="float">
            <text:p>-0.002874</text:p>
          </table:table-cell>
          <table:table-cell office:value-type="float" office:value="-0.012906" calcext:value-type="float">
            <text:p>-0.012906</text:p>
          </table:table-cell>
          <table:table-cell office:value-type="float" office:value="-0.002872" calcext:value-type="float">
            <text:p>-0.002872</text:p>
          </table:table-cell>
          <table:table-cell office:value-type="float" office:value="-0.005421" calcext:value-type="float">
            <text:p>-0.005421</text:p>
          </table:table-cell>
          <table:table-cell office:value-type="string" calcext:value-type="string">
            <text:p>-0.00070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56984" calcext:value-type="float">
            <text:p>1527480708.56984</text:p>
          </table:table-cell>
          <table:table-cell office:value-type="string" calcext:value-type="string">
            <text:p>PID_x</text:p>
          </table:table-cell>
          <table:table-cell office:value-type="float" office:value="-0.01346" calcext:value-type="float">
            <text:p>-0.01346</text:p>
          </table:table-cell>
          <table:table-cell/>
          <table:table-cell office:value-type="float" office:value="-0.003216" calcext:value-type="float">
            <text:p>-0.003216</text:p>
          </table:table-cell>
          <table:table-cell office:value-type="float" office:value="-0.013239" calcext:value-type="float">
            <text:p>-0.013239</text:p>
          </table:table-cell>
          <table:table-cell office:value-type="float" office:value="-0.003179" calcext:value-type="float">
            <text:p>-0.003179</text:p>
          </table:table-cell>
          <table:table-cell office:value-type="float" office:value="-0.008787" calcext:value-type="float">
            <text:p>-0.008787</text:p>
          </table:table-cell>
          <table:table-cell office:value-type="string" calcext:value-type="string">
            <text:p>-0.003592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56986" calcext:value-type="float">
            <text:p>1527480708.56986</text:p>
          </table:table-cell>
          <table:table-cell office:value-type="string" calcext:value-type="string">
            <text:p>PID_y</text:p>
          </table:table-cell>
          <table:table-cell office:value-type="float" office:value="-0.01346" calcext:value-type="float">
            <text:p>-0.01346</text:p>
          </table:table-cell>
          <table:table-cell/>
          <table:table-cell office:value-type="float" office:value="-0.003216" calcext:value-type="float">
            <text:p>-0.003216</text:p>
          </table:table-cell>
          <table:table-cell office:value-type="float" office:value="-0.013239" calcext:value-type="float">
            <text:p>-0.013239</text:p>
          </table:table-cell>
          <table:table-cell office:value-type="float" office:value="-0.003179" calcext:value-type="float">
            <text:p>-0.003179</text:p>
          </table:table-cell>
          <table:table-cell office:value-type="float" office:value="-0.008787" calcext:value-type="float">
            <text:p>-0.008787</text:p>
          </table:table-cell>
          <table:table-cell office:value-type="string" calcext:value-type="string">
            <text:p>-0.00359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59009" calcext:value-type="float">
            <text:p>1527480708.59009</text:p>
          </table:table-cell>
          <table:table-cell office:value-type="string" calcext:value-type="string">
            <text:p>PID_x</text:p>
          </table:table-cell>
          <table:table-cell office:value-type="float" office:value="-0.013335" calcext:value-type="float">
            <text:p>-0.013335</text:p>
          </table:table-cell>
          <table:table-cell/>
          <table:table-cell office:value-type="float" office:value="-0.003352" calcext:value-type="float">
            <text:p>-0.003352</text:p>
          </table:table-cell>
          <table:table-cell office:value-type="float" office:value="-0.013262" calcext:value-type="float">
            <text:p>-0.013262</text:p>
          </table:table-cell>
          <table:table-cell office:value-type="float" office:value="-0.003308" calcext:value-type="float">
            <text:p>-0.003308</text:p>
          </table:table-cell>
          <table:table-cell office:value-type="float" office:value="-0.005078" calcext:value-type="float">
            <text:p>-0.005078</text:p>
          </table:table-cell>
          <table:table-cell office:value-type="string" calcext:value-type="string">
            <text:p>-0.003920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59012" calcext:value-type="float">
            <text:p>1527480708.59012</text:p>
          </table:table-cell>
          <table:table-cell office:value-type="string" calcext:value-type="string">
            <text:p>PID_y</text:p>
          </table:table-cell>
          <table:table-cell office:value-type="float" office:value="-0.013335" calcext:value-type="float">
            <text:p>-0.013335</text:p>
          </table:table-cell>
          <table:table-cell/>
          <table:table-cell office:value-type="float" office:value="-0.003352" calcext:value-type="float">
            <text:p>-0.003352</text:p>
          </table:table-cell>
          <table:table-cell office:value-type="float" office:value="-0.013262" calcext:value-type="float">
            <text:p>-0.013262</text:p>
          </table:table-cell>
          <table:table-cell office:value-type="float" office:value="-0.003308" calcext:value-type="float">
            <text:p>-0.003308</text:p>
          </table:table-cell>
          <table:table-cell office:value-type="float" office:value="-0.005078" calcext:value-type="float">
            <text:p>-0.005078</text:p>
          </table:table-cell>
          <table:table-cell office:value-type="string" calcext:value-type="string">
            <text:p>-0.00392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61059" calcext:value-type="float">
            <text:p>1527480708.61059</text:p>
          </table:table-cell>
          <table:table-cell office:value-type="string" calcext:value-type="string">
            <text:p>PID_x</text:p>
          </table:table-cell>
          <table:table-cell office:value-type="float" office:value="-0.013614" calcext:value-type="float">
            <text:p>-0.013614</text:p>
          </table:table-cell>
          <table:table-cell/>
          <table:table-cell office:value-type="float" office:value="-0.003246" calcext:value-type="float">
            <text:p>-0.003246</text:p>
          </table:table-cell>
          <table:table-cell office:value-type="float" office:value="-0.013386" calcext:value-type="float">
            <text:p>-0.013386</text:p>
          </table:table-cell>
          <table:table-cell office:value-type="float" office:value="-0.003231" calcext:value-type="float">
            <text:p>-0.003231</text:p>
          </table:table-cell>
          <table:table-cell office:value-type="float" office:value="-0.00894" calcext:value-type="float">
            <text:p>-0.00894</text:p>
          </table:table-cell>
          <table:table-cell office:value-type="string" calcext:value-type="string">
            <text:p>-0.002278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61063" calcext:value-type="float">
            <text:p>1527480708.61063</text:p>
          </table:table-cell>
          <table:table-cell office:value-type="string" calcext:value-type="string">
            <text:p>PID_y</text:p>
          </table:table-cell>
          <table:table-cell office:value-type="float" office:value="-0.013614" calcext:value-type="float">
            <text:p>-0.013614</text:p>
          </table:table-cell>
          <table:table-cell/>
          <table:table-cell office:value-type="float" office:value="-0.003246" calcext:value-type="float">
            <text:p>-0.003246</text:p>
          </table:table-cell>
          <table:table-cell office:value-type="float" office:value="-0.013386" calcext:value-type="float">
            <text:p>-0.013386</text:p>
          </table:table-cell>
          <table:table-cell office:value-type="float" office:value="-0.003231" calcext:value-type="float">
            <text:p>-0.003231</text:p>
          </table:table-cell>
          <table:table-cell office:value-type="float" office:value="-0.00894" calcext:value-type="float">
            <text:p>-0.00894</text:p>
          </table:table-cell>
          <table:table-cell office:value-type="string" calcext:value-type="string">
            <text:p>-0.00227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63004" calcext:value-type="float">
            <text:p>1527480708.63004</text:p>
          </table:table-cell>
          <table:table-cell office:value-type="string" calcext:value-type="string">
            <text:p>PID_x</text:p>
          </table:table-cell>
          <table:table-cell office:value-type="float" office:value="-0.014042" calcext:value-type="float">
            <text:p>-0.014042</text:p>
          </table:table-cell>
          <table:table-cell/>
          <table:table-cell office:value-type="float" office:value="-0.003263" calcext:value-type="float">
            <text:p>-0.003263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-0.003249" calcext:value-type="float">
            <text:p>-0.003249</text:p>
          </table:table-cell>
          <table:table-cell office:value-type="float" office:value="-0.009326" calcext:value-type="float">
            <text:p>-0.009326</text:p>
          </table:table-cell>
          <table:table-cell office:value-type="string" calcext:value-type="string">
            <text:p>-0.002204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63014" calcext:value-type="float">
            <text:p>1527480708.63014</text:p>
          </table:table-cell>
          <table:table-cell office:value-type="string" calcext:value-type="string">
            <text:p>PID_y</text:p>
          </table:table-cell>
          <table:table-cell office:value-type="float" office:value="-0.014042" calcext:value-type="float">
            <text:p>-0.014042</text:p>
          </table:table-cell>
          <table:table-cell/>
          <table:table-cell office:value-type="float" office:value="-0.003263" calcext:value-type="float">
            <text:p>-0.003263</text:p>
          </table:table-cell>
          <table:table-cell office:value-type="float" office:value="-0.013794" calcext:value-type="float">
            <text:p>-0.013794</text:p>
          </table:table-cell>
          <table:table-cell office:value-type="float" office:value="-0.003249" calcext:value-type="float">
            <text:p>-0.003249</text:p>
          </table:table-cell>
          <table:table-cell office:value-type="float" office:value="-0.009326" calcext:value-type="float">
            <text:p>-0.009326</text:p>
          </table:table-cell>
          <table:table-cell office:value-type="string" calcext:value-type="string">
            <text:p>-0.00220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65059" calcext:value-type="float">
            <text:p>1527480708.65059</text:p>
          </table:table-cell>
          <table:table-cell office:value-type="string" calcext:value-type="string">
            <text:p>PID_x</text:p>
          </table:table-cell>
          <table:table-cell office:value-type="float" office:value="-0.013885" calcext:value-type="float">
            <text:p>-0.013885</text:p>
          </table:table-cell>
          <table:table-cell/>
          <table:table-cell office:value-type="float" office:value="-0.003154" calcext:value-type="float">
            <text:p>-0.003154</text:p>
          </table:table-cell>
          <table:table-cell office:value-type="float" office:value="-0.013702" calcext:value-type="float">
            <text:p>-0.013702</text:p>
          </table:table-cell>
          <table:table-cell office:value-type="float" office:value="-0.003134" calcext:value-type="float">
            <text:p>-0.003134</text:p>
          </table:table-cell>
          <table:table-cell office:value-type="float" office:value="-0.008021" calcext:value-type="float">
            <text:p>-0.008021</text:p>
          </table:table-cell>
          <table:table-cell office:value-type="string" calcext:value-type="string">
            <text:p>-0.002610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65063" calcext:value-type="float">
            <text:p>1527480708.65063</text:p>
          </table:table-cell>
          <table:table-cell office:value-type="string" calcext:value-type="string">
            <text:p>PID_y</text:p>
          </table:table-cell>
          <table:table-cell office:value-type="float" office:value="-0.013885" calcext:value-type="float">
            <text:p>-0.013885</text:p>
          </table:table-cell>
          <table:table-cell/>
          <table:table-cell office:value-type="float" office:value="-0.003154" calcext:value-type="float">
            <text:p>-0.003154</text:p>
          </table:table-cell>
          <table:table-cell office:value-type="float" office:value="-0.013702" calcext:value-type="float">
            <text:p>-0.013702</text:p>
          </table:table-cell>
          <table:table-cell office:value-type="float" office:value="-0.003134" calcext:value-type="float">
            <text:p>-0.003134</text:p>
          </table:table-cell>
          <table:table-cell office:value-type="float" office:value="-0.008021" calcext:value-type="float">
            <text:p>-0.008021</text:p>
          </table:table-cell>
          <table:table-cell office:value-type="string" calcext:value-type="string">
            <text:p>-0.002610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67003" calcext:value-type="float">
            <text:p>1527480708.67003</text:p>
          </table:table-cell>
          <table:table-cell office:value-type="string" calcext:value-type="string">
            <text:p>PID_x</text:p>
          </table:table-cell>
          <table:table-cell office:value-type="float" office:value="-0.014137" calcext:value-type="float">
            <text:p>-0.014137</text:p>
          </table:table-cell>
          <table:table-cell/>
          <table:table-cell office:value-type="float" office:value="-0.003321" calcext:value-type="float">
            <text:p>-0.003321</text:p>
          </table:table-cell>
          <table:table-cell office:value-type="float" office:value="-0.013974" calcext:value-type="float">
            <text:p>-0.013974</text:p>
          </table:table-cell>
          <table:table-cell office:value-type="float" office:value="-0.003315" calcext:value-type="float">
            <text:p>-0.003315</text:p>
          </table:table-cell>
          <table:table-cell office:value-type="float" office:value="-0.007541" calcext:value-type="float">
            <text:p>-0.007541</text:p>
          </table:table-cell>
          <table:table-cell office:value-type="string" calcext:value-type="string">
            <text:p>-0.001447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67007" calcext:value-type="float">
            <text:p>1527480708.67007</text:p>
          </table:table-cell>
          <table:table-cell office:value-type="string" calcext:value-type="string">
            <text:p>PID_y</text:p>
          </table:table-cell>
          <table:table-cell office:value-type="float" office:value="-0.014137" calcext:value-type="float">
            <text:p>-0.014137</text:p>
          </table:table-cell>
          <table:table-cell/>
          <table:table-cell office:value-type="float" office:value="-0.003321" calcext:value-type="float">
            <text:p>-0.003321</text:p>
          </table:table-cell>
          <table:table-cell office:value-type="float" office:value="-0.013974" calcext:value-type="float">
            <text:p>-0.013974</text:p>
          </table:table-cell>
          <table:table-cell office:value-type="float" office:value="-0.003315" calcext:value-type="float">
            <text:p>-0.003315</text:p>
          </table:table-cell>
          <table:table-cell office:value-type="float" office:value="-0.007541" calcext:value-type="float">
            <text:p>-0.007541</text:p>
          </table:table-cell>
          <table:table-cell office:value-type="string" calcext:value-type="string">
            <text:p>-0.00144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69043" calcext:value-type="float">
            <text:p>1527480708.69043</text:p>
          </table:table-cell>
          <table:table-cell office:value-type="string" calcext:value-type="string">
            <text:p>PID_x</text:p>
          </table:table-cell>
          <table:table-cell office:value-type="float" office:value="-0.013968" calcext:value-type="float">
            <text:p>-0.013968</text:p>
          </table:table-cell>
          <table:table-cell/>
          <table:table-cell office:value-type="float" office:value="-0.003269" calcext:value-type="float">
            <text:p>-0.003269</text:p>
          </table:table-cell>
          <table:table-cell office:value-type="float" office:value="-0.013858" calcext:value-type="float">
            <text:p>-0.013858</text:p>
          </table:table-cell>
          <table:table-cell office:value-type="float" office:value="-0.003269" calcext:value-type="float">
            <text:p>-0.003269</text:p>
          </table:table-cell>
          <table:table-cell office:value-type="float" office:value="-0.006183" calcext:value-type="float">
            <text:p>-0.006183</text:p>
          </table:table-cell>
          <table:table-cell office:value-type="string" calcext:value-type="string">
            <text:p>0.000276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69046" calcext:value-type="float">
            <text:p>1527480708.69046</text:p>
          </table:table-cell>
          <table:table-cell office:value-type="string" calcext:value-type="string">
            <text:p>PID_y</text:p>
          </table:table-cell>
          <table:table-cell office:value-type="float" office:value="-0.013968" calcext:value-type="float">
            <text:p>-0.013968</text:p>
          </table:table-cell>
          <table:table-cell/>
          <table:table-cell office:value-type="float" office:value="-0.003269" calcext:value-type="float">
            <text:p>-0.003269</text:p>
          </table:table-cell>
          <table:table-cell office:value-type="float" office:value="-0.013858" calcext:value-type="float">
            <text:p>-0.013858</text:p>
          </table:table-cell>
          <table:table-cell office:value-type="float" office:value="-0.003269" calcext:value-type="float">
            <text:p>-0.003269</text:p>
          </table:table-cell>
          <table:table-cell office:value-type="float" office:value="-0.006183" calcext:value-type="float">
            <text:p>-0.006183</text:p>
          </table:table-cell>
          <table:table-cell office:value-type="string" calcext:value-type="string">
            <text:p>0.00027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70987" calcext:value-type="float">
            <text:p>1527480708.70987</text:p>
          </table:table-cell>
          <table:table-cell office:value-type="string" calcext:value-type="string">
            <text:p>PID_x</text:p>
          </table:table-cell>
          <table:table-cell office:value-type="float" office:value="-0.014678" calcext:value-type="float">
            <text:p>-0.014678</text:p>
          </table:table-cell>
          <table:table-cell/>
          <table:table-cell office:value-type="float" office:value="-0.003434" calcext:value-type="float">
            <text:p>-0.003434</text:p>
          </table:table-cell>
          <table:table-cell office:value-type="float" office:value="-0.014375" calcext:value-type="float">
            <text:p>-0.014375</text:p>
          </table:table-cell>
          <table:table-cell office:value-type="float" office:value="-0.003422" calcext:value-type="float">
            <text:p>-0.003422</text:p>
          </table:table-cell>
          <table:table-cell office:value-type="float" office:value="-0.010294" calcext:value-type="float">
            <text:p>-0.010294</text:p>
          </table:table-cell>
          <table:table-cell office:value-type="string" calcext:value-type="string">
            <text:p>-0.002054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7099" calcext:value-type="float">
            <text:p>1527480708.7099</text:p>
          </table:table-cell>
          <table:table-cell office:value-type="string" calcext:value-type="string">
            <text:p>PID_y</text:p>
          </table:table-cell>
          <table:table-cell office:value-type="float" office:value="-0.014678" calcext:value-type="float">
            <text:p>-0.014678</text:p>
          </table:table-cell>
          <table:table-cell/>
          <table:table-cell office:value-type="float" office:value="-0.003434" calcext:value-type="float">
            <text:p>-0.003434</text:p>
          </table:table-cell>
          <table:table-cell office:value-type="float" office:value="-0.014375" calcext:value-type="float">
            <text:p>-0.014375</text:p>
          </table:table-cell>
          <table:table-cell office:value-type="float" office:value="-0.003422" calcext:value-type="float">
            <text:p>-0.003422</text:p>
          </table:table-cell>
          <table:table-cell office:value-type="float" office:value="-0.010294" calcext:value-type="float">
            <text:p>-0.010294</text:p>
          </table:table-cell>
          <table:table-cell office:value-type="string" calcext:value-type="string">
            <text:p>-0.00205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73025" calcext:value-type="float">
            <text:p>1527480708.73025</text:p>
          </table:table-cell>
          <table:table-cell office:value-type="string" calcext:value-type="string">
            <text:p>PID_x</text:p>
          </table:table-cell>
          <table:table-cell office:value-type="float" office:value="-0.014446" calcext:value-type="float">
            <text:p>-0.014446</text:p>
          </table:table-cell>
          <table:table-cell/>
          <table:table-cell office:value-type="float" office:value="-0.0034" calcext:value-type="float">
            <text:p>-0.0034</text:p>
          </table:table-cell>
          <table:table-cell office:value-type="float" office:value="-0.014349" calcext:value-type="float">
            <text:p>-0.014349</text:p>
          </table:table-cell>
          <table:table-cell office:value-type="float" office:value="-0.003393" calcext:value-type="float">
            <text:p>-0.003393</text:p>
          </table:table-cell>
          <table:table-cell office:value-type="float" office:value="-0.005833" calcext:value-type="float">
            <text:p>-0.005833</text:p>
          </table:table-cell>
          <table:table-cell office:value-type="string" calcext:value-type="string">
            <text:p>-0.001581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73028" calcext:value-type="float">
            <text:p>1527480708.73028</text:p>
          </table:table-cell>
          <table:table-cell office:value-type="string" calcext:value-type="string">
            <text:p>PID_y</text:p>
          </table:table-cell>
          <table:table-cell office:value-type="float" office:value="-0.014446" calcext:value-type="float">
            <text:p>-0.014446</text:p>
          </table:table-cell>
          <table:table-cell/>
          <table:table-cell office:value-type="float" office:value="-0.0034" calcext:value-type="float">
            <text:p>-0.0034</text:p>
          </table:table-cell>
          <table:table-cell office:value-type="float" office:value="-0.014349" calcext:value-type="float">
            <text:p>-0.014349</text:p>
          </table:table-cell>
          <table:table-cell office:value-type="float" office:value="-0.003393" calcext:value-type="float">
            <text:p>-0.003393</text:p>
          </table:table-cell>
          <table:table-cell office:value-type="float" office:value="-0.005833" calcext:value-type="float">
            <text:p>-0.005833</text:p>
          </table:table-cell>
          <table:table-cell office:value-type="string" calcext:value-type="string">
            <text:p>-0.001581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7495" calcext:value-type="float">
            <text:p>1527480708.7495</text:p>
          </table:table-cell>
          <table:table-cell office:value-type="string" calcext:value-type="string">
            <text:p>PID_x</text:p>
          </table:table-cell>
          <table:table-cell office:value-type="float" office:value="-0.014432" calcext:value-type="float">
            <text:p>-0.014432</text:p>
          </table:table-cell>
          <table:table-cell/>
          <table:table-cell office:value-type="float" office:value="-0.003347" calcext:value-type="float">
            <text:p>-0.003347</text:p>
          </table:table-cell>
          <table:table-cell office:value-type="float" office:value="-0.014316" calcext:value-type="float">
            <text:p>-0.014316</text:p>
          </table:table-cell>
          <table:table-cell office:value-type="float" office:value="-0.003334" calcext:value-type="float">
            <text:p>-0.003334</text:p>
          </table:table-cell>
          <table:table-cell office:value-type="float" office:value="-0.00639" calcext:value-type="float">
            <text:p>-0.00639</text:p>
          </table:table-cell>
          <table:table-cell office:value-type="string" calcext:value-type="string">
            <text:p>-0.002093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74953" calcext:value-type="float">
            <text:p>1527480708.74953</text:p>
          </table:table-cell>
          <table:table-cell office:value-type="string" calcext:value-type="string">
            <text:p>PID_y</text:p>
          </table:table-cell>
          <table:table-cell office:value-type="float" office:value="-0.014432" calcext:value-type="float">
            <text:p>-0.014432</text:p>
          </table:table-cell>
          <table:table-cell/>
          <table:table-cell office:value-type="float" office:value="-0.003347" calcext:value-type="float">
            <text:p>-0.003347</text:p>
          </table:table-cell>
          <table:table-cell office:value-type="float" office:value="-0.014316" calcext:value-type="float">
            <text:p>-0.014316</text:p>
          </table:table-cell>
          <table:table-cell office:value-type="float" office:value="-0.003334" calcext:value-type="float">
            <text:p>-0.003334</text:p>
          </table:table-cell>
          <table:table-cell office:value-type="float" office:value="-0.00639" calcext:value-type="float">
            <text:p>-0.00639</text:p>
          </table:table-cell>
          <table:table-cell office:value-type="string" calcext:value-type="string">
            <text:p>-0.002093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76987" calcext:value-type="float">
            <text:p>1527480708.76987</text:p>
          </table:table-cell>
          <table:table-cell office:value-type="string" calcext:value-type="string">
            <text:p>PID_x</text:p>
          </table:table-cell>
          <table:table-cell office:value-type="float" office:value="-0.014649" calcext:value-type="float">
            <text:p>-0.014649</text:p>
          </table:table-cell>
          <table:table-cell/>
          <table:table-cell office:value-type="float" office:value="-0.003244" calcext:value-type="float">
            <text:p>-0.003244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-0.003245" calcext:value-type="float">
            <text:p>-0.003245</text:p>
          </table:table-cell>
          <table:table-cell office:value-type="float" office:value="-0.005886" calcext:value-type="float">
            <text:p>-0.005886</text:p>
          </table:table-cell>
          <table:table-cell office:value-type="string" calcext:value-type="string">
            <text:p>0.000647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7699" calcext:value-type="float">
            <text:p>1527480708.7699</text:p>
          </table:table-cell>
          <table:table-cell office:value-type="string" calcext:value-type="string">
            <text:p>PID_y</text:p>
          </table:table-cell>
          <table:table-cell office:value-type="float" office:value="-0.014649" calcext:value-type="float">
            <text:p>-0.014649</text:p>
          </table:table-cell>
          <table:table-cell/>
          <table:table-cell office:value-type="float" office:value="-0.003244" calcext:value-type="float">
            <text:p>-0.003244</text:p>
          </table:table-cell>
          <table:table-cell office:value-type="float" office:value="-0.01455" calcext:value-type="float">
            <text:p>-0.01455</text:p>
          </table:table-cell>
          <table:table-cell office:value-type="float" office:value="-0.003245" calcext:value-type="float">
            <text:p>-0.003245</text:p>
          </table:table-cell>
          <table:table-cell office:value-type="float" office:value="-0.005886" calcext:value-type="float">
            <text:p>-0.005886</text:p>
          </table:table-cell>
          <table:table-cell office:value-type="string" calcext:value-type="string">
            <text:p>0.00064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79016" calcext:value-type="float">
            <text:p>1527480708.79016</text:p>
          </table:table-cell>
          <table:table-cell office:value-type="string" calcext:value-type="string">
            <text:p>PID_x</text:p>
          </table:table-cell>
          <table:table-cell office:value-type="float" office:value="-0.01445" calcext:value-type="float">
            <text:p>-0.01445</text:p>
          </table:table-cell>
          <table:table-cell/>
          <table:table-cell office:value-type="float" office:value="-0.003323" calcext:value-type="float">
            <text:p>-0.003323</text:p>
          </table:table-cell>
          <table:table-cell office:value-type="float" office:value="-0.014371" calcext:value-type="float">
            <text:p>-0.014371</text:p>
          </table:table-cell>
          <table:table-cell office:value-type="float" office:value="-0.003322" calcext:value-type="float">
            <text:p>-0.003322</text:p>
          </table:table-cell>
          <table:table-cell office:value-type="float" office:value="-0.005256" calcext:value-type="float">
            <text:p>-0.005256</text:p>
          </table:table-cell>
          <table:table-cell office:value-type="string" calcext:value-type="string">
            <text:p>-0.000567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79018" calcext:value-type="float">
            <text:p>1527480708.79018</text:p>
          </table:table-cell>
          <table:table-cell office:value-type="string" calcext:value-type="string">
            <text:p>PID_y</text:p>
          </table:table-cell>
          <table:table-cell office:value-type="float" office:value="-0.01445" calcext:value-type="float">
            <text:p>-0.01445</text:p>
          </table:table-cell>
          <table:table-cell/>
          <table:table-cell office:value-type="float" office:value="-0.003323" calcext:value-type="float">
            <text:p>-0.003323</text:p>
          </table:table-cell>
          <table:table-cell office:value-type="float" office:value="-0.014371" calcext:value-type="float">
            <text:p>-0.014371</text:p>
          </table:table-cell>
          <table:table-cell office:value-type="float" office:value="-0.003322" calcext:value-type="float">
            <text:p>-0.003322</text:p>
          </table:table-cell>
          <table:table-cell office:value-type="float" office:value="-0.005256" calcext:value-type="float">
            <text:p>-0.005256</text:p>
          </table:table-cell>
          <table:table-cell office:value-type="string" calcext:value-type="string">
            <text:p>-0.00056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81041" calcext:value-type="float">
            <text:p>1527480708.81041</text:p>
          </table:table-cell>
          <table:table-cell office:value-type="string" calcext:value-type="string">
            <text:p>PID_x</text:p>
          </table:table-cell>
          <table:table-cell office:value-type="float" office:value="-0.015228" calcext:value-type="float">
            <text:p>-0.015228</text:p>
          </table:table-cell>
          <table:table-cell/>
          <table:table-cell office:value-type="float" office:value="-0.003074" calcext:value-type="float">
            <text:p>-0.003074</text:p>
          </table:table-cell>
          <table:table-cell office:value-type="float" office:value="-0.015087" calcext:value-type="float">
            <text:p>-0.015087</text:p>
          </table:table-cell>
          <table:table-cell office:value-type="float" office:value="-0.003103" calcext:value-type="float">
            <text:p>-0.003103</text:p>
          </table:table-cell>
          <table:table-cell office:value-type="float" office:value="-0.007013" calcext:value-type="float">
            <text:p>-0.007013</text:p>
          </table:table-cell>
          <table:table-cell office:value-type="string" calcext:value-type="string">
            <text:p>0.003174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81043" calcext:value-type="float">
            <text:p>1527480708.81043</text:p>
          </table:table-cell>
          <table:table-cell office:value-type="string" calcext:value-type="string">
            <text:p>PID_y</text:p>
          </table:table-cell>
          <table:table-cell office:value-type="float" office:value="-0.015228" calcext:value-type="float">
            <text:p>-0.015228</text:p>
          </table:table-cell>
          <table:table-cell/>
          <table:table-cell office:value-type="float" office:value="-0.003074" calcext:value-type="float">
            <text:p>-0.003074</text:p>
          </table:table-cell>
          <table:table-cell office:value-type="float" office:value="-0.015087" calcext:value-type="float">
            <text:p>-0.015087</text:p>
          </table:table-cell>
          <table:table-cell office:value-type="float" office:value="-0.003103" calcext:value-type="float">
            <text:p>-0.003103</text:p>
          </table:table-cell>
          <table:table-cell office:value-type="float" office:value="-0.007013" calcext:value-type="float">
            <text:p>-0.007013</text:p>
          </table:table-cell>
          <table:table-cell office:value-type="string" calcext:value-type="string">
            <text:p>0.00317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82968" calcext:value-type="float">
            <text:p>1527480708.82968</text:p>
          </table:table-cell>
          <table:table-cell office:value-type="string" calcext:value-type="string">
            <text:p>PID_x</text:p>
          </table:table-cell>
          <table:table-cell office:value-type="float" office:value="-0.014777" calcext:value-type="float">
            <text:p>-0.014777</text:p>
          </table:table-cell>
          <table:table-cell/>
          <table:table-cell office:value-type="float" office:value="-0.003177" calcext:value-type="float">
            <text:p>-0.003177</text:p>
          </table:table-cell>
          <table:table-cell office:value-type="float" office:value="-0.014739" calcext:value-type="float">
            <text:p>-0.014739</text:p>
          </table:table-cell>
          <table:table-cell office:value-type="float" office:value="-0.003189" calcext:value-type="float">
            <text:p>-0.003189</text:p>
          </table:table-cell>
          <table:table-cell office:value-type="float" office:value="-0.003664" calcext:value-type="float">
            <text:p>-0.003664</text:p>
          </table:table-cell>
          <table:table-cell office:value-type="string" calcext:value-type="string">
            <text:p>0.002006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8297" calcext:value-type="float">
            <text:p>1527480708.8297</text:p>
          </table:table-cell>
          <table:table-cell office:value-type="string" calcext:value-type="string">
            <text:p>PID_y</text:p>
          </table:table-cell>
          <table:table-cell office:value-type="float" office:value="-0.014777" calcext:value-type="float">
            <text:p>-0.014777</text:p>
          </table:table-cell>
          <table:table-cell/>
          <table:table-cell office:value-type="float" office:value="-0.003177" calcext:value-type="float">
            <text:p>-0.003177</text:p>
          </table:table-cell>
          <table:table-cell office:value-type="float" office:value="-0.014739" calcext:value-type="float">
            <text:p>-0.014739</text:p>
          </table:table-cell>
          <table:table-cell office:value-type="float" office:value="-0.003189" calcext:value-type="float">
            <text:p>-0.003189</text:p>
          </table:table-cell>
          <table:table-cell office:value-type="float" office:value="-0.003664" calcext:value-type="float">
            <text:p>-0.003664</text:p>
          </table:table-cell>
          <table:table-cell office:value-type="string" calcext:value-type="string">
            <text:p>0.002006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84994" calcext:value-type="float">
            <text:p>1527480708.84994</text:p>
          </table:table-cell>
          <table:table-cell office:value-type="string" calcext:value-type="string">
            <text:p>PID_x</text:p>
          </table:table-cell>
          <table:table-cell office:value-type="float" office:value="-0.014931" calcext:value-type="float">
            <text:p>-0.014931</text:p>
          </table:table-cell>
          <table:table-cell/>
          <table:table-cell office:value-type="float" office:value="-0.003333" calcext:value-type="float">
            <text:p>-0.003333</text:p>
          </table:table-cell>
          <table:table-cell office:value-type="float" office:value="-0.014855" calcext:value-type="float">
            <text:p>-0.014855</text:p>
          </table:table-cell>
          <table:table-cell office:value-type="float" office:value="-0.003333" calcext:value-type="float">
            <text:p>-0.003333</text:p>
          </table:table-cell>
          <table:table-cell office:value-type="float" office:value="-0.005152" calcext:value-type="float">
            <text:p>-0.005152</text:p>
          </table:table-cell>
          <table:table-cell office:value-type="string" calcext:value-type="string">
            <text:p>-0.000025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84996" calcext:value-type="float">
            <text:p>1527480708.84996</text:p>
          </table:table-cell>
          <table:table-cell office:value-type="string" calcext:value-type="string">
            <text:p>PID_y</text:p>
          </table:table-cell>
          <table:table-cell office:value-type="float" office:value="-0.014931" calcext:value-type="float">
            <text:p>-0.014931</text:p>
          </table:table-cell>
          <table:table-cell/>
          <table:table-cell office:value-type="float" office:value="-0.003333" calcext:value-type="float">
            <text:p>-0.003333</text:p>
          </table:table-cell>
          <table:table-cell office:value-type="float" office:value="-0.014855" calcext:value-type="float">
            <text:p>-0.014855</text:p>
          </table:table-cell>
          <table:table-cell office:value-type="float" office:value="-0.003333" calcext:value-type="float">
            <text:p>-0.003333</text:p>
          </table:table-cell>
          <table:table-cell office:value-type="float" office:value="-0.005152" calcext:value-type="float">
            <text:p>-0.005152</text:p>
          </table:table-cell>
          <table:table-cell office:value-type="string" calcext:value-type="string">
            <text:p>-0.00002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87026" calcext:value-type="float">
            <text:p>1527480708.87026</text:p>
          </table:table-cell>
          <table:table-cell office:value-type="string" calcext:value-type="string">
            <text:p>PID_x</text:p>
          </table:table-cell>
          <table:table-cell office:value-type="float" office:value="-0.014917" calcext:value-type="float">
            <text:p>-0.014917</text:p>
          </table:table-cell>
          <table:table-cell/>
          <table:table-cell office:value-type="float" office:value="-0.003053" calcext:value-type="float">
            <text:p>-0.003053</text:p>
          </table:table-cell>
          <table:table-cell office:value-type="float" office:value="-0.014888" calcext:value-type="float">
            <text:p>-0.014888</text:p>
          </table:table-cell>
          <table:table-cell office:value-type="float" office:value="-0.003062" calcext:value-type="float">
            <text:p>-0.003062</text:p>
          </table:table-cell>
          <table:table-cell office:value-type="float" office:value="-0.003181" calcext:value-type="float">
            <text:p>-0.003181</text:p>
          </table:table-cell>
          <table:table-cell office:value-type="string" calcext:value-type="string">
            <text:p>0.001762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87029" calcext:value-type="float">
            <text:p>1527480708.87029</text:p>
          </table:table-cell>
          <table:table-cell office:value-type="string" calcext:value-type="string">
            <text:p>PID_y</text:p>
          </table:table-cell>
          <table:table-cell office:value-type="float" office:value="-0.014917" calcext:value-type="float">
            <text:p>-0.014917</text:p>
          </table:table-cell>
          <table:table-cell/>
          <table:table-cell office:value-type="float" office:value="-0.003053" calcext:value-type="float">
            <text:p>-0.003053</text:p>
          </table:table-cell>
          <table:table-cell office:value-type="float" office:value="-0.014888" calcext:value-type="float">
            <text:p>-0.014888</text:p>
          </table:table-cell>
          <table:table-cell office:value-type="float" office:value="-0.003062" calcext:value-type="float">
            <text:p>-0.003062</text:p>
          </table:table-cell>
          <table:table-cell office:value-type="float" office:value="-0.003181" calcext:value-type="float">
            <text:p>-0.003181</text:p>
          </table:table-cell>
          <table:table-cell office:value-type="string" calcext:value-type="string">
            <text:p>0.00176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8897" calcext:value-type="float">
            <text:p>1527480708.8897</text:p>
          </table:table-cell>
          <table:table-cell office:value-type="string" calcext:value-type="string">
            <text:p>PID_x</text:p>
          </table:table-cell>
          <table:table-cell office:value-type="float" office:value="-0.015484" calcext:value-type="float">
            <text:p>-0.015484</text:p>
          </table:table-cell>
          <table:table-cell/>
          <table:table-cell office:value-type="float" office:value="-0.003007" calcext:value-type="float">
            <text:p>-0.003007</text:p>
          </table:table-cell>
          <table:table-cell office:value-type="float" office:value="-0.015263" calcext:value-type="float">
            <text:p>-0.015263</text:p>
          </table:table-cell>
          <table:table-cell office:value-type="float" office:value="-0.00303" calcext:value-type="float">
            <text:p>-0.00303</text:p>
          </table:table-cell>
          <table:table-cell office:value-type="float" office:value="-0.008806" calcext:value-type="float">
            <text:p>-0.008806</text:p>
          </table:table-cell>
          <table:table-cell office:value-type="string" calcext:value-type="string">
            <text:p>0.002855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88977" calcext:value-type="float">
            <text:p>1527480708.88977</text:p>
          </table:table-cell>
          <table:table-cell office:value-type="string" calcext:value-type="string">
            <text:p>PID_y</text:p>
          </table:table-cell>
          <table:table-cell office:value-type="float" office:value="-0.015484" calcext:value-type="float">
            <text:p>-0.015484</text:p>
          </table:table-cell>
          <table:table-cell/>
          <table:table-cell office:value-type="float" office:value="-0.003007" calcext:value-type="float">
            <text:p>-0.003007</text:p>
          </table:table-cell>
          <table:table-cell office:value-type="float" office:value="-0.015263" calcext:value-type="float">
            <text:p>-0.015263</text:p>
          </table:table-cell>
          <table:table-cell office:value-type="float" office:value="-0.00303" calcext:value-type="float">
            <text:p>-0.00303</text:p>
          </table:table-cell>
          <table:table-cell office:value-type="float" office:value="-0.008806" calcext:value-type="float">
            <text:p>-0.008806</text:p>
          </table:table-cell>
          <table:table-cell office:value-type="string" calcext:value-type="string">
            <text:p>0.00285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91016" calcext:value-type="float">
            <text:p>1527480708.91016</text:p>
          </table:table-cell>
          <table:table-cell office:value-type="string" calcext:value-type="string">
            <text:p>PID_x</text:p>
          </table:table-cell>
          <table:table-cell office:value-type="float" office:value="-0.015133" calcext:value-type="float">
            <text:p>-0.015133</text:p>
          </table:table-cell>
          <table:table-cell/>
          <table:table-cell office:value-type="float" office:value="-0.003022" calcext:value-type="float">
            <text:p>-0.003022</text:p>
          </table:table-cell>
          <table:table-cell office:value-type="float" office:value="-0.015133" calcext:value-type="float">
            <text:p>-0.015133</text:p>
          </table:table-cell>
          <table:table-cell office:value-type="float" office:value="-0.003024" calcext:value-type="float">
            <text:p>-0.003024</text:p>
          </table:table-cell>
          <table:table-cell office:value-type="float" office:value="-0.000459" calcext:value-type="float">
            <text:p>-0.000459</text:p>
          </table:table-cell>
          <table:table-cell office:value-type="string" calcext:value-type="string">
            <text:p>0.000749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91019" calcext:value-type="float">
            <text:p>1527480708.91019</text:p>
          </table:table-cell>
          <table:table-cell office:value-type="string" calcext:value-type="string">
            <text:p>PID_y</text:p>
          </table:table-cell>
          <table:table-cell office:value-type="float" office:value="-0.015133" calcext:value-type="float">
            <text:p>-0.015133</text:p>
          </table:table-cell>
          <table:table-cell/>
          <table:table-cell office:value-type="float" office:value="-0.003022" calcext:value-type="float">
            <text:p>-0.003022</text:p>
          </table:table-cell>
          <table:table-cell office:value-type="float" office:value="-0.015133" calcext:value-type="float">
            <text:p>-0.015133</text:p>
          </table:table-cell>
          <table:table-cell office:value-type="float" office:value="-0.003024" calcext:value-type="float">
            <text:p>-0.003024</text:p>
          </table:table-cell>
          <table:table-cell office:value-type="float" office:value="-0.000459" calcext:value-type="float">
            <text:p>-0.000459</text:p>
          </table:table-cell>
          <table:table-cell office:value-type="string" calcext:value-type="string">
            <text:p>0.00074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93049" calcext:value-type="float">
            <text:p>1527480708.93049</text:p>
          </table:table-cell>
          <table:table-cell office:value-type="string" calcext:value-type="string">
            <text:p>PID_x</text:p>
          </table:table-cell>
          <table:table-cell office:value-type="float" office:value="-0.015629" calcext:value-type="float">
            <text:p>-0.015629</text:p>
          </table:table-cell>
          <table:table-cell/>
          <table:table-cell office:value-type="float" office:value="-0.003129" calcext:value-type="float">
            <text:p>-0.003129</text:p>
          </table:table-cell>
          <table:table-cell office:value-type="float" office:value="-0.015472" calcext:value-type="float">
            <text:p>-0.015472</text:p>
          </table:table-cell>
          <table:table-cell office:value-type="float" office:value="-0.00313" calcext:value-type="float">
            <text:p>-0.00313</text:p>
          </table:table-cell>
          <table:table-cell office:value-type="float" office:value="-0.007404" calcext:value-type="float">
            <text:p>-0.007404</text:p>
          </table:table-cell>
          <table:table-cell office:value-type="string" calcext:value-type="string">
            <text:p>0.000594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93053" calcext:value-type="float">
            <text:p>1527480708.93053</text:p>
          </table:table-cell>
          <table:table-cell office:value-type="string" calcext:value-type="string">
            <text:p>PID_y</text:p>
          </table:table-cell>
          <table:table-cell office:value-type="float" office:value="-0.015629" calcext:value-type="float">
            <text:p>-0.015629</text:p>
          </table:table-cell>
          <table:table-cell/>
          <table:table-cell office:value-type="float" office:value="-0.003129" calcext:value-type="float">
            <text:p>-0.003129</text:p>
          </table:table-cell>
          <table:table-cell office:value-type="float" office:value="-0.015472" calcext:value-type="float">
            <text:p>-0.015472</text:p>
          </table:table-cell>
          <table:table-cell office:value-type="float" office:value="-0.00313" calcext:value-type="float">
            <text:p>-0.00313</text:p>
          </table:table-cell>
          <table:table-cell office:value-type="float" office:value="-0.007404" calcext:value-type="float">
            <text:p>-0.007404</text:p>
          </table:table-cell>
          <table:table-cell office:value-type="string" calcext:value-type="string">
            <text:p>0.00059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94983" calcext:value-type="float">
            <text:p>1527480708.94983</text:p>
          </table:table-cell>
          <table:table-cell office:value-type="string" calcext:value-type="string">
            <text:p>PID_x</text:p>
          </table:table-cell>
          <table:table-cell office:value-type="float" office:value="-0.01538" calcext:value-type="float">
            <text:p>-0.01538</text:p>
          </table:table-cell>
          <table:table-cell/>
          <table:table-cell office:value-type="float" office:value="-0.002756" calcext:value-type="float">
            <text:p>-0.002756</text:p>
          </table:table-cell>
          <table:table-cell office:value-type="float" office:value="-0.015318" calcext:value-type="float">
            <text:p>-0.015318</text:p>
          </table:table-cell>
          <table:table-cell office:value-type="float" office:value="-0.002831" calcext:value-type="float">
            <text:p>-0.002831</text:p>
          </table:table-cell>
          <table:table-cell office:value-type="float" office:value="-0.004666" calcext:value-type="float">
            <text:p>-0.004666</text:p>
          </table:table-cell>
          <table:table-cell office:value-type="string" calcext:value-type="string">
            <text:p>0.005107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94986" calcext:value-type="float">
            <text:p>1527480708.94986</text:p>
          </table:table-cell>
          <table:table-cell office:value-type="string" calcext:value-type="string">
            <text:p>PID_y</text:p>
          </table:table-cell>
          <table:table-cell office:value-type="float" office:value="-0.01538" calcext:value-type="float">
            <text:p>-0.01538</text:p>
          </table:table-cell>
          <table:table-cell/>
          <table:table-cell office:value-type="float" office:value="-0.002756" calcext:value-type="float">
            <text:p>-0.002756</text:p>
          </table:table-cell>
          <table:table-cell office:value-type="float" office:value="-0.015318" calcext:value-type="float">
            <text:p>-0.015318</text:p>
          </table:table-cell>
          <table:table-cell office:value-type="float" office:value="-0.002831" calcext:value-type="float">
            <text:p>-0.002831</text:p>
          </table:table-cell>
          <table:table-cell office:value-type="float" office:value="-0.004666" calcext:value-type="float">
            <text:p>-0.004666</text:p>
          </table:table-cell>
          <table:table-cell office:value-type="string" calcext:value-type="string">
            <text:p>0.00510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97011" calcext:value-type="float">
            <text:p>1527480708.97011</text:p>
          </table:table-cell>
          <table:table-cell office:value-type="string" calcext:value-type="string">
            <text:p>PID_x</text:p>
          </table:table-cell>
          <table:table-cell office:value-type="float" office:value="-0.015423" calcext:value-type="float">
            <text:p>-0.015423</text:p>
          </table:table-cell>
          <table:table-cell/>
          <table:table-cell office:value-type="float" office:value="-0.00285" calcext:value-type="float">
            <text:p>-0.00285</text:p>
          </table:table-cell>
          <table:table-cell office:value-type="float" office:value="-0.015359" calcext:value-type="float">
            <text:p>-0.015359</text:p>
          </table:table-cell>
          <table:table-cell office:value-type="float" office:value="-0.002862" calcext:value-type="float">
            <text:p>-0.002862</text:p>
          </table:table-cell>
          <table:table-cell office:value-type="float" office:value="-0.004734" calcext:value-type="float">
            <text:p>-0.004734</text:p>
          </table:table-cell>
          <table:table-cell office:value-type="string" calcext:value-type="string">
            <text:p>0.002129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97012" calcext:value-type="float">
            <text:p>1527480708.97012</text:p>
          </table:table-cell>
          <table:table-cell office:value-type="string" calcext:value-type="string">
            <text:p>PID_y</text:p>
          </table:table-cell>
          <table:table-cell office:value-type="float" office:value="-0.015423" calcext:value-type="float">
            <text:p>-0.015423</text:p>
          </table:table-cell>
          <table:table-cell/>
          <table:table-cell office:value-type="float" office:value="-0.00285" calcext:value-type="float">
            <text:p>-0.00285</text:p>
          </table:table-cell>
          <table:table-cell office:value-type="float" office:value="-0.015359" calcext:value-type="float">
            <text:p>-0.015359</text:p>
          </table:table-cell>
          <table:table-cell office:value-type="float" office:value="-0.002862" calcext:value-type="float">
            <text:p>-0.002862</text:p>
          </table:table-cell>
          <table:table-cell office:value-type="float" office:value="-0.004734" calcext:value-type="float">
            <text:p>-0.004734</text:p>
          </table:table-cell>
          <table:table-cell office:value-type="string" calcext:value-type="string">
            <text:p>0.00212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8.99034" calcext:value-type="float">
            <text:p>1527480708.99034</text:p>
          </table:table-cell>
          <table:table-cell office:value-type="string" calcext:value-type="string">
            <text:p>PID_x</text:p>
          </table:table-cell>
          <table:table-cell office:value-type="float" office:value="-0.015672" calcext:value-type="float">
            <text:p>-0.015672</text:p>
          </table:table-cell>
          <table:table-cell/>
          <table:table-cell office:value-type="float" office:value="-0.002915" calcext:value-type="float">
            <text:p>-0.002915</text:p>
          </table:table-cell>
          <table:table-cell office:value-type="float" office:value="-0.015635" calcext:value-type="float">
            <text:p>-0.015635</text:p>
          </table:table-cell>
          <table:table-cell office:value-type="float" office:value="-0.002919" calcext:value-type="float">
            <text:p>-0.002919</text:p>
          </table:table-cell>
          <table:table-cell office:value-type="float" office:value="-0.003607" calcext:value-type="float">
            <text:p>-0.003607</text:p>
          </table:table-cell>
          <table:table-cell office:value-type="string" calcext:value-type="string">
            <text:p>0.001235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8.99036" calcext:value-type="float">
            <text:p>1527480708.99036</text:p>
          </table:table-cell>
          <table:table-cell office:value-type="string" calcext:value-type="string">
            <text:p>PID_y</text:p>
          </table:table-cell>
          <table:table-cell office:value-type="float" office:value="-0.015672" calcext:value-type="float">
            <text:p>-0.015672</text:p>
          </table:table-cell>
          <table:table-cell/>
          <table:table-cell office:value-type="float" office:value="-0.002915" calcext:value-type="float">
            <text:p>-0.002915</text:p>
          </table:table-cell>
          <table:table-cell office:value-type="float" office:value="-0.015635" calcext:value-type="float">
            <text:p>-0.015635</text:p>
          </table:table-cell>
          <table:table-cell office:value-type="float" office:value="-0.002919" calcext:value-type="float">
            <text:p>-0.002919</text:p>
          </table:table-cell>
          <table:table-cell office:value-type="float" office:value="-0.003607" calcext:value-type="float">
            <text:p>-0.003607</text:p>
          </table:table-cell>
          <table:table-cell office:value-type="string" calcext:value-type="string">
            <text:p>0.00123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9.00957" calcext:value-type="float">
            <text:p>1527480709.00957</text:p>
          </table:table-cell>
          <table:table-cell office:value-type="string" calcext:value-type="string">
            <text:p>PID_x</text:p>
          </table:table-cell>
          <table:table-cell office:value-type="float" office:value="-0.015727" calcext:value-type="float">
            <text:p>-0.015727</text:p>
          </table:table-cell>
          <table:table-cell/>
          <table:table-cell office:value-type="float" office:value="-0.002808" calcext:value-type="float">
            <text:p>-0.002808</text:p>
          </table:table-cell>
          <table:table-cell office:value-type="float" office:value="-0.015653" calcext:value-type="float">
            <text:p>-0.015653</text:p>
          </table:table-cell>
          <table:table-cell office:value-type="float" office:value="-0.002822" calcext:value-type="float">
            <text:p>-0.002822</text:p>
          </table:table-cell>
          <table:table-cell office:value-type="float" office:value="-0.005067" calcext:value-type="float">
            <text:p>-0.005067</text:p>
          </table:table-cell>
          <table:table-cell office:value-type="string" calcext:value-type="string">
            <text:p>0.002191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9.0096" calcext:value-type="float">
            <text:p>1527480709.0096</text:p>
          </table:table-cell>
          <table:table-cell office:value-type="string" calcext:value-type="string">
            <text:p>PID_y</text:p>
          </table:table-cell>
          <table:table-cell office:value-type="float" office:value="-0.015727" calcext:value-type="float">
            <text:p>-0.015727</text:p>
          </table:table-cell>
          <table:table-cell/>
          <table:table-cell office:value-type="float" office:value="-0.002808" calcext:value-type="float">
            <text:p>-0.002808</text:p>
          </table:table-cell>
          <table:table-cell office:value-type="float" office:value="-0.015653" calcext:value-type="float">
            <text:p>-0.015653</text:p>
          </table:table-cell>
          <table:table-cell office:value-type="float" office:value="-0.002822" calcext:value-type="float">
            <text:p>-0.002822</text:p>
          </table:table-cell>
          <table:table-cell office:value-type="float" office:value="-0.005067" calcext:value-type="float">
            <text:p>-0.005067</text:p>
          </table:table-cell>
          <table:table-cell office:value-type="string" calcext:value-type="string">
            <text:p>0.002191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9.02984" calcext:value-type="float">
            <text:p>1527480709.02984</text:p>
          </table:table-cell>
          <table:table-cell office:value-type="string" calcext:value-type="string">
            <text:p>PID_x</text:p>
          </table:table-cell>
          <table:table-cell office:value-type="float" office:value="-0.015871" calcext:value-type="float">
            <text:p>-0.015871</text:p>
          </table:table-cell>
          <table:table-cell/>
          <table:table-cell office:value-type="float" office:value="-0.00267" calcext:value-type="float">
            <text:p>-0.00267</text:p>
          </table:table-cell>
          <table:table-cell office:value-type="float" office:value="-0.015836" calcext:value-type="float">
            <text:p>-0.015836</text:p>
          </table:table-cell>
          <table:table-cell office:value-type="float" office:value="-0.002721" calcext:value-type="float">
            <text:p>-0.002721</text:p>
          </table:table-cell>
          <table:table-cell office:value-type="float" office:value="-0.003531" calcext:value-type="float">
            <text:p>-0.003531</text:p>
          </table:table-cell>
          <table:table-cell office:value-type="string" calcext:value-type="string">
            <text:p>0.004225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9.02987" calcext:value-type="float">
            <text:p>1527480709.02987</text:p>
          </table:table-cell>
          <table:table-cell office:value-type="string" calcext:value-type="string">
            <text:p>PID_y</text:p>
          </table:table-cell>
          <table:table-cell office:value-type="float" office:value="-0.015871" calcext:value-type="float">
            <text:p>-0.015871</text:p>
          </table:table-cell>
          <table:table-cell/>
          <table:table-cell office:value-type="float" office:value="-0.00267" calcext:value-type="float">
            <text:p>-0.00267</text:p>
          </table:table-cell>
          <table:table-cell office:value-type="float" office:value="-0.015836" calcext:value-type="float">
            <text:p>-0.015836</text:p>
          </table:table-cell>
          <table:table-cell office:value-type="float" office:value="-0.002721" calcext:value-type="float">
            <text:p>-0.002721</text:p>
          </table:table-cell>
          <table:table-cell office:value-type="float" office:value="-0.003531" calcext:value-type="float">
            <text:p>-0.003531</text:p>
          </table:table-cell>
          <table:table-cell office:value-type="string" calcext:value-type="string">
            <text:p>0.00422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9.05006" calcext:value-type="float">
            <text:p>1527480709.05006</text:p>
          </table:table-cell>
          <table:table-cell office:value-type="string" calcext:value-type="string">
            <text:p>PID_x</text:p>
          </table:table-cell>
          <table:table-cell office:value-type="float" office:value="-0.01589" calcext:value-type="float">
            <text:p>-0.01589</text:p>
          </table:table-cell>
          <table:table-cell/>
          <table:table-cell office:value-type="float" office:value="-0.002789" calcext:value-type="float">
            <text:p>-0.002789</text:p>
          </table:table-cell>
          <table:table-cell office:value-type="float" office:value="-0.01582" calcext:value-type="float">
            <text:p>-0.01582</text:p>
          </table:table-cell>
          <table:table-cell office:value-type="float" office:value="-0.00279" calcext:value-type="float">
            <text:p>-0.00279</text:p>
          </table:table-cell>
          <table:table-cell office:value-type="float" office:value="-0.004966" calcext:value-type="float">
            <text:p>-0.004966</text:p>
          </table:table-cell>
          <table:table-cell office:value-type="string" calcext:value-type="string">
            <text:p>0.000453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9.05008" calcext:value-type="float">
            <text:p>1527480709.05008</text:p>
          </table:table-cell>
          <table:table-cell office:value-type="string" calcext:value-type="string">
            <text:p>PID_y</text:p>
          </table:table-cell>
          <table:table-cell office:value-type="float" office:value="-0.01589" calcext:value-type="float">
            <text:p>-0.01589</text:p>
          </table:table-cell>
          <table:table-cell/>
          <table:table-cell office:value-type="float" office:value="-0.002789" calcext:value-type="float">
            <text:p>-0.002789</text:p>
          </table:table-cell>
          <table:table-cell office:value-type="float" office:value="-0.01582" calcext:value-type="float">
            <text:p>-0.01582</text:p>
          </table:table-cell>
          <table:table-cell office:value-type="float" office:value="-0.00279" calcext:value-type="float">
            <text:p>-0.00279</text:p>
          </table:table-cell>
          <table:table-cell office:value-type="float" office:value="-0.004966" calcext:value-type="float">
            <text:p>-0.004966</text:p>
          </table:table-cell>
          <table:table-cell office:value-type="string" calcext:value-type="string">
            <text:p>0.000453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9.07032" calcext:value-type="float">
            <text:p>1527480709.07032</text:p>
          </table:table-cell>
          <table:table-cell office:value-type="string" calcext:value-type="string">
            <text:p>PID_x</text:p>
          </table:table-cell>
          <table:table-cell office:value-type="float" office:value="-0.015629" calcext:value-type="float">
            <text:p>-0.015629</text:p>
          </table:table-cell>
          <table:table-cell/>
          <table:table-cell office:value-type="float" office:value="-0.002775" calcext:value-type="float">
            <text:p>-0.002775</text:p>
          </table:table-cell>
          <table:table-cell office:value-type="float" office:value="-0.015611" calcext:value-type="float">
            <text:p>-0.015611</text:p>
          </table:table-cell>
          <table:table-cell office:value-type="float" office:value="-0.002777" calcext:value-type="float">
            <text:p>-0.002777</text:p>
          </table:table-cell>
          <table:table-cell office:value-type="float" office:value="-0.002507" calcext:value-type="float">
            <text:p>-0.002507</text:p>
          </table:table-cell>
          <table:table-cell office:value-type="string" calcext:value-type="string">
            <text:p>0.000893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9.07035" calcext:value-type="float">
            <text:p>1527480709.07035</text:p>
          </table:table-cell>
          <table:table-cell office:value-type="string" calcext:value-type="string">
            <text:p>PID_y</text:p>
          </table:table-cell>
          <table:table-cell office:value-type="float" office:value="-0.015629" calcext:value-type="float">
            <text:p>-0.015629</text:p>
          </table:table-cell>
          <table:table-cell/>
          <table:table-cell office:value-type="float" office:value="-0.002775" calcext:value-type="float">
            <text:p>-0.002775</text:p>
          </table:table-cell>
          <table:table-cell office:value-type="float" office:value="-0.015611" calcext:value-type="float">
            <text:p>-0.015611</text:p>
          </table:table-cell>
          <table:table-cell office:value-type="float" office:value="-0.002777" calcext:value-type="float">
            <text:p>-0.002777</text:p>
          </table:table-cell>
          <table:table-cell office:value-type="float" office:value="-0.002507" calcext:value-type="float">
            <text:p>-0.002507</text:p>
          </table:table-cell>
          <table:table-cell office:value-type="string" calcext:value-type="string">
            <text:p>0.000893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9.0895" calcext:value-type="float">
            <text:p>1527480709.0895</text:p>
          </table:table-cell>
          <table:table-cell office:value-type="string" calcext:value-type="string">
            <text:p>PID_x</text:p>
          </table:table-cell>
          <table:table-cell office:value-type="float" office:value="-0.016058" calcext:value-type="float">
            <text:p>-0.016058</text:p>
          </table:table-cell>
          <table:table-cell/>
          <table:table-cell office:value-type="float" office:value="-0.002773" calcext:value-type="float">
            <text:p>-0.002773</text:p>
          </table:table-cell>
          <table:table-cell office:value-type="float" office:value="-0.016013" calcext:value-type="float">
            <text:p>-0.016013</text:p>
          </table:table-cell>
          <table:table-cell office:value-type="float" office:value="-0.002779" calcext:value-type="float">
            <text:p>-0.002779</text:p>
          </table:table-cell>
          <table:table-cell office:value-type="float" office:value="-0.003962" calcext:value-type="float">
            <text:p>-0.003962</text:p>
          </table:table-cell>
          <table:table-cell office:value-type="string" calcext:value-type="string">
            <text:p>0.001435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9.08953" calcext:value-type="float">
            <text:p>1527480709.08953</text:p>
          </table:table-cell>
          <table:table-cell office:value-type="string" calcext:value-type="string">
            <text:p>PID_y</text:p>
          </table:table-cell>
          <table:table-cell office:value-type="float" office:value="-0.016058" calcext:value-type="float">
            <text:p>-0.016058</text:p>
          </table:table-cell>
          <table:table-cell/>
          <table:table-cell office:value-type="float" office:value="-0.002773" calcext:value-type="float">
            <text:p>-0.002773</text:p>
          </table:table-cell>
          <table:table-cell office:value-type="float" office:value="-0.016013" calcext:value-type="float">
            <text:p>-0.016013</text:p>
          </table:table-cell>
          <table:table-cell office:value-type="float" office:value="-0.002779" calcext:value-type="float">
            <text:p>-0.002779</text:p>
          </table:table-cell>
          <table:table-cell office:value-type="float" office:value="-0.003962" calcext:value-type="float">
            <text:p>-0.003962</text:p>
          </table:table-cell>
          <table:table-cell office:value-type="string" calcext:value-type="string">
            <text:p>0.001435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9.1099" calcext:value-type="float">
            <text:p>1527480709.1099</text:p>
          </table:table-cell>
          <table:table-cell office:value-type="string" calcext:value-type="string">
            <text:p>PID_x</text:p>
          </table:table-cell>
          <table:table-cell office:value-type="float" office:value="-0.015823" calcext:value-type="float">
            <text:p>-0.015823</text:p>
          </table:table-cell>
          <table:table-cell/>
          <table:table-cell office:value-type="float" office:value="-0.002797" calcext:value-type="float">
            <text:p>-0.002797</text:p>
          </table:table-cell>
          <table:table-cell office:value-type="float" office:value="-0.015813" calcext:value-type="float">
            <text:p>-0.015813</text:p>
          </table:table-cell>
          <table:table-cell office:value-type="float" office:value="-0.002797" calcext:value-type="float">
            <text:p>-0.002797</text:p>
          </table:table-cell>
          <table:table-cell office:value-type="float" office:value="-0.001809" calcext:value-type="float">
            <text:p>-0.001809</text:p>
          </table:table-cell>
          <table:table-cell office:value-type="string" calcext:value-type="string">
            <text:p>0.000242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9.10994" calcext:value-type="float">
            <text:p>1527480709.10994</text:p>
          </table:table-cell>
          <table:table-cell office:value-type="string" calcext:value-type="string">
            <text:p>PID_y</text:p>
          </table:table-cell>
          <table:table-cell office:value-type="float" office:value="-0.015823" calcext:value-type="float">
            <text:p>-0.015823</text:p>
          </table:table-cell>
          <table:table-cell/>
          <table:table-cell office:value-type="float" office:value="-0.002797" calcext:value-type="float">
            <text:p>-0.002797</text:p>
          </table:table-cell>
          <table:table-cell office:value-type="float" office:value="-0.015813" calcext:value-type="float">
            <text:p>-0.015813</text:p>
          </table:table-cell>
          <table:table-cell office:value-type="float" office:value="-0.002797" calcext:value-type="float">
            <text:p>-0.002797</text:p>
          </table:table-cell>
          <table:table-cell office:value-type="float" office:value="-0.001809" calcext:value-type="float">
            <text:p>-0.001809</text:p>
          </table:table-cell>
          <table:table-cell office:value-type="string" calcext:value-type="string">
            <text:p>0.00024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9.13024" calcext:value-type="float">
            <text:p>1527480709.13024</text:p>
          </table:table-cell>
          <table:table-cell office:value-type="string" calcext:value-type="string">
            <text:p>PID_x</text:p>
          </table:table-cell>
          <table:table-cell office:value-type="float" office:value="-0.015984" calcext:value-type="float">
            <text:p>-0.015984</text:p>
          </table:table-cell>
          <table:table-cell/>
          <table:table-cell office:value-type="float" office:value="-0.002662" calcext:value-type="float">
            <text:p>-0.002662</text:p>
          </table:table-cell>
          <table:table-cell office:value-type="float" office:value="-0.015977" calcext:value-type="float">
            <text:p>-0.015977</text:p>
          </table:table-cell>
          <table:table-cell office:value-type="float" office:value="-0.002663" calcext:value-type="float">
            <text:p>-0.002663</text:p>
          </table:table-cell>
          <table:table-cell office:value-type="float" office:value="-0.001616" calcext:value-type="float">
            <text:p>-0.001616</text:p>
          </table:table-cell>
          <table:table-cell office:value-type="string" calcext:value-type="string">
            <text:p>0.000562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9.13026" calcext:value-type="float">
            <text:p>1527480709.13026</text:p>
          </table:table-cell>
          <table:table-cell office:value-type="string" calcext:value-type="string">
            <text:p>PID_y</text:p>
          </table:table-cell>
          <table:table-cell office:value-type="float" office:value="-0.015984" calcext:value-type="float">
            <text:p>-0.015984</text:p>
          </table:table-cell>
          <table:table-cell/>
          <table:table-cell office:value-type="float" office:value="-0.002662" calcext:value-type="float">
            <text:p>-0.002662</text:p>
          </table:table-cell>
          <table:table-cell office:value-type="float" office:value="-0.015977" calcext:value-type="float">
            <text:p>-0.015977</text:p>
          </table:table-cell>
          <table:table-cell office:value-type="float" office:value="-0.002663" calcext:value-type="float">
            <text:p>-0.002663</text:p>
          </table:table-cell>
          <table:table-cell office:value-type="float" office:value="-0.001616" calcext:value-type="float">
            <text:p>-0.001616</text:p>
          </table:table-cell>
          <table:table-cell office:value-type="string" calcext:value-type="string">
            <text:p>0.00056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9.15053" calcext:value-type="float">
            <text:p>1527480709.15053</text:p>
          </table:table-cell>
          <table:table-cell office:value-type="string" calcext:value-type="string">
            <text:p>PID_x</text:p>
          </table:table-cell>
          <table:table-cell office:value-type="float" office:value="-0.015961" calcext:value-type="float">
            <text:p>-0.015961</text:p>
          </table:table-cell>
          <table:table-cell/>
          <table:table-cell office:value-type="float" office:value="-0.002644" calcext:value-type="float">
            <text:p>-0.002644</text:p>
          </table:table-cell>
          <table:table-cell office:value-type="float" office:value="-0.015954" calcext:value-type="float">
            <text:p>-0.015954</text:p>
          </table:table-cell>
          <table:table-cell office:value-type="float" office:value="-0.002649" calcext:value-type="float">
            <text:p>-0.002649</text:p>
          </table:table-cell>
          <table:table-cell office:value-type="float" office:value="-0.001549" calcext:value-type="float">
            <text:p>-0.001549</text:p>
          </table:table-cell>
          <table:table-cell office:value-type="string" calcext:value-type="string">
            <text:p>0.001381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9.15055" calcext:value-type="float">
            <text:p>1527480709.15055</text:p>
          </table:table-cell>
          <table:table-cell office:value-type="string" calcext:value-type="string">
            <text:p>PID_y</text:p>
          </table:table-cell>
          <table:table-cell office:value-type="float" office:value="-0.015961" calcext:value-type="float">
            <text:p>-0.015961</text:p>
          </table:table-cell>
          <table:table-cell/>
          <table:table-cell office:value-type="float" office:value="-0.002644" calcext:value-type="float">
            <text:p>-0.002644</text:p>
          </table:table-cell>
          <table:table-cell office:value-type="float" office:value="-0.015954" calcext:value-type="float">
            <text:p>-0.015954</text:p>
          </table:table-cell>
          <table:table-cell office:value-type="float" office:value="-0.002649" calcext:value-type="float">
            <text:p>-0.002649</text:p>
          </table:table-cell>
          <table:table-cell office:value-type="float" office:value="-0.001549" calcext:value-type="float">
            <text:p>-0.001549</text:p>
          </table:table-cell>
          <table:table-cell office:value-type="string" calcext:value-type="string">
            <text:p>0.001381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9.16984" calcext:value-type="float">
            <text:p>1527480709.16984</text:p>
          </table:table-cell>
          <table:table-cell office:value-type="string" calcext:value-type="string">
            <text:p>PID_x</text:p>
          </table:table-cell>
          <table:table-cell office:value-type="float" office:value="-0.0164" calcext:value-type="float">
            <text:p>-0.0164</text:p>
          </table:table-cell>
          <table:table-cell/>
          <table:table-cell office:value-type="float" office:value="-0.002671" calcext:value-type="float">
            <text:p>-0.002671</text:p>
          </table:table-cell>
          <table:table-cell office:value-type="float" office:value="-0.016266" calcext:value-type="float">
            <text:p>-0.016266</text:p>
          </table:table-cell>
          <table:table-cell office:value-type="float" office:value="-0.002674" calcext:value-type="float">
            <text:p>-0.002674</text:p>
          </table:table-cell>
          <table:table-cell office:value-type="float" office:value="-0.006842" calcext:value-type="float">
            <text:p>-0.006842</text:p>
          </table:table-cell>
          <table:table-cell office:value-type="string" calcext:value-type="string">
            <text:p>0.000997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9.16986" calcext:value-type="float">
            <text:p>1527480709.16986</text:p>
          </table:table-cell>
          <table:table-cell office:value-type="string" calcext:value-type="string">
            <text:p>PID_y</text:p>
          </table:table-cell>
          <table:table-cell office:value-type="float" office:value="-0.0164" calcext:value-type="float">
            <text:p>-0.0164</text:p>
          </table:table-cell>
          <table:table-cell/>
          <table:table-cell office:value-type="float" office:value="-0.002671" calcext:value-type="float">
            <text:p>-0.002671</text:p>
          </table:table-cell>
          <table:table-cell office:value-type="float" office:value="-0.016266" calcext:value-type="float">
            <text:p>-0.016266</text:p>
          </table:table-cell>
          <table:table-cell office:value-type="float" office:value="-0.002674" calcext:value-type="float">
            <text:p>-0.002674</text:p>
          </table:table-cell>
          <table:table-cell office:value-type="float" office:value="-0.006842" calcext:value-type="float">
            <text:p>-0.006842</text:p>
          </table:table-cell>
          <table:table-cell office:value-type="string" calcext:value-type="string">
            <text:p>0.000997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9.19009" calcext:value-type="float">
            <text:p>1527480709.19009</text:p>
          </table:table-cell>
          <table:table-cell office:value-type="string" calcext:value-type="string">
            <text:p>PID_x</text:p>
          </table:table-cell>
          <table:table-cell office:value-type="float" office:value="-0.016241" calcext:value-type="float">
            <text:p>-0.016241</text:p>
          </table:table-cell>
          <table:table-cell/>
          <table:table-cell office:value-type="float" office:value="-0.002602" calcext:value-type="float">
            <text:p>-0.002602</text:p>
          </table:table-cell>
          <table:table-cell office:value-type="float" office:value="-0.016226" calcext:value-type="float">
            <text:p>-0.016226</text:p>
          </table:table-cell>
          <table:table-cell office:value-type="float" office:value="-0.00261" calcext:value-type="float">
            <text:p>-0.00261</text:p>
          </table:table-cell>
          <table:table-cell office:value-type="float" office:value="-0.002259" calcext:value-type="float">
            <text:p>-0.002259</text:p>
          </table:table-cell>
          <table:table-cell office:value-type="string" calcext:value-type="string">
            <text:p>0.001652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9.19012" calcext:value-type="float">
            <text:p>1527480709.19012</text:p>
          </table:table-cell>
          <table:table-cell office:value-type="string" calcext:value-type="string">
            <text:p>PID_y</text:p>
          </table:table-cell>
          <table:table-cell office:value-type="float" office:value="-0.016241" calcext:value-type="float">
            <text:p>-0.016241</text:p>
          </table:table-cell>
          <table:table-cell/>
          <table:table-cell office:value-type="float" office:value="-0.002602" calcext:value-type="float">
            <text:p>-0.002602</text:p>
          </table:table-cell>
          <table:table-cell office:value-type="float" office:value="-0.016226" calcext:value-type="float">
            <text:p>-0.016226</text:p>
          </table:table-cell>
          <table:table-cell office:value-type="float" office:value="-0.00261" calcext:value-type="float">
            <text:p>-0.00261</text:p>
          </table:table-cell>
          <table:table-cell office:value-type="float" office:value="-0.002259" calcext:value-type="float">
            <text:p>-0.002259</text:p>
          </table:table-cell>
          <table:table-cell office:value-type="string" calcext:value-type="string">
            <text:p>0.001652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9.21042" calcext:value-type="float">
            <text:p>1527480709.21042</text:p>
          </table:table-cell>
          <table:table-cell office:value-type="string" calcext:value-type="string">
            <text:p>PID_x</text:p>
          </table:table-cell>
          <table:table-cell office:value-type="float" office:value="-0.016012" calcext:value-type="float">
            <text:p>-0.016012</text:p>
          </table:table-cell>
          <table:table-cell/>
          <table:table-cell office:value-type="float" office:value="-0.002791" calcext:value-type="float">
            <text:p>-0.002791</text:p>
          </table:table-cell>
          <table:table-cell office:value-type="float" office:value="-0.016001" calcext:value-type="float">
            <text:p>-0.016001</text:p>
          </table:table-cell>
          <table:table-cell office:value-type="float" office:value="-0.002791" calcext:value-type="float">
            <text:p>-0.002791</text:p>
          </table:table-cell>
          <table:table-cell office:value-type="float" office:value="-0.002" calcext:value-type="float">
            <text:p>-0.002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9.21047" calcext:value-type="float">
            <text:p>1527480709.21047</text:p>
          </table:table-cell>
          <table:table-cell office:value-type="string" calcext:value-type="string">
            <text:p>PID_y</text:p>
          </table:table-cell>
          <table:table-cell office:value-type="float" office:value="-0.016012" calcext:value-type="float">
            <text:p>-0.016012</text:p>
          </table:table-cell>
          <table:table-cell/>
          <table:table-cell office:value-type="float" office:value="-0.002791" calcext:value-type="float">
            <text:p>-0.002791</text:p>
          </table:table-cell>
          <table:table-cell office:value-type="float" office:value="-0.016001" calcext:value-type="float">
            <text:p>-0.016001</text:p>
          </table:table-cell>
          <table:table-cell office:value-type="float" office:value="-0.002791" calcext:value-type="float">
            <text:p>-0.002791</text:p>
          </table:table-cell>
          <table:table-cell office:value-type="float" office:value="-0.002" calcext:value-type="float">
            <text:p>-0.002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9.22988" calcext:value-type="float">
            <text:p>1527480709.22988</text:p>
          </table:table-cell>
          <table:table-cell office:value-type="string" calcext:value-type="string">
            <text:p>PID_x</text:p>
          </table:table-cell>
          <table:table-cell office:value-type="float" office:value="-0.015716" calcext:value-type="float">
            <text:p>-0.015716</text:p>
          </table:table-cell>
          <table:table-cell/>
          <table:table-cell office:value-type="float" office:value="-0.002647" calcext:value-type="float">
            <text:p>-0.002647</text:p>
          </table:table-cell>
          <table:table-cell office:value-type="float" office:value="-0.015732" calcext:value-type="float">
            <text:p>-0.015732</text:p>
          </table:table-cell>
          <table:table-cell office:value-type="float" office:value="-0.002647" calcext:value-type="float">
            <text:p>-0.002647</text:p>
          </table:table-cell>
          <table:table-cell office:value-type="float" office:value="0.002372" calcext:value-type="float">
            <text:p>0.002372</text:p>
          </table:table-cell>
          <table:table-cell office:value-type="string" calcext:value-type="string">
            <text:p>0.000208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9.22993" calcext:value-type="float">
            <text:p>1527480709.22993</text:p>
          </table:table-cell>
          <table:table-cell office:value-type="string" calcext:value-type="string">
            <text:p>PID_y</text:p>
          </table:table-cell>
          <table:table-cell office:value-type="float" office:value="-0.015716" calcext:value-type="float">
            <text:p>-0.015716</text:p>
          </table:table-cell>
          <table:table-cell/>
          <table:table-cell office:value-type="float" office:value="-0.002647" calcext:value-type="float">
            <text:p>-0.002647</text:p>
          </table:table-cell>
          <table:table-cell office:value-type="float" office:value="-0.015732" calcext:value-type="float">
            <text:p>-0.015732</text:p>
          </table:table-cell>
          <table:table-cell office:value-type="float" office:value="-0.002647" calcext:value-type="float">
            <text:p>-0.002647</text:p>
          </table:table-cell>
          <table:table-cell office:value-type="float" office:value="0.002372" calcext:value-type="float">
            <text:p>0.002372</text:p>
          </table:table-cell>
          <table:table-cell office:value-type="string" calcext:value-type="string">
            <text:p>0.000208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9.25034" calcext:value-type="float">
            <text:p>1527480709.25034</text:p>
          </table:table-cell>
          <table:table-cell office:value-type="string" calcext:value-type="string">
            <text:p>PID_x</text:p>
          </table:table-cell>
          <table:table-cell office:value-type="float" office:value="-0.015599" calcext:value-type="float">
            <text:p>-0.015599</text:p>
          </table:table-cell>
          <table:table-cell/>
          <table:table-cell office:value-type="float" office:value="-0.002738" calcext:value-type="float">
            <text:p>-0.002738</text:p>
          </table:table-cell>
          <table:table-cell office:value-type="float" office:value="-0.015627" calcext:value-type="float">
            <text:p>-0.015627</text:p>
          </table:table-cell>
          <table:table-cell office:value-type="float" office:value="-0.002736" calcext:value-type="float">
            <text:p>-0.002736</text:p>
          </table:table-cell>
          <table:table-cell office:value-type="float" office:value="0.003166" calcext:value-type="float">
            <text:p>0.003166</text:p>
          </table:table-cell>
          <table:table-cell office:value-type="string" calcext:value-type="string">
            <text:p>-0.000794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9.25037" calcext:value-type="float">
            <text:p>1527480709.25037</text:p>
          </table:table-cell>
          <table:table-cell office:value-type="string" calcext:value-type="string">
            <text:p>PID_y</text:p>
          </table:table-cell>
          <table:table-cell office:value-type="float" office:value="-0.015599" calcext:value-type="float">
            <text:p>-0.015599</text:p>
          </table:table-cell>
          <table:table-cell/>
          <table:table-cell office:value-type="float" office:value="-0.002738" calcext:value-type="float">
            <text:p>-0.002738</text:p>
          </table:table-cell>
          <table:table-cell office:value-type="float" office:value="-0.015627" calcext:value-type="float">
            <text:p>-0.015627</text:p>
          </table:table-cell>
          <table:table-cell office:value-type="float" office:value="-0.002736" calcext:value-type="float">
            <text:p>-0.002736</text:p>
          </table:table-cell>
          <table:table-cell office:value-type="float" office:value="0.003166" calcext:value-type="float">
            <text:p>0.003166</text:p>
          </table:table-cell>
          <table:table-cell office:value-type="string" calcext:value-type="string">
            <text:p>-0.00079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9.26963" calcext:value-type="float">
            <text:p>1527480709.26963</text:p>
          </table:table-cell>
          <table:table-cell office:value-type="string" calcext:value-type="string">
            <text:p>PID_x</text:p>
          </table:table-cell>
          <table:table-cell office:value-type="float" office:value="-0.015559" calcext:value-type="float">
            <text:p>-0.015559</text:p>
          </table:table-cell>
          <table:table-cell/>
          <table:table-cell office:value-type="float" office:value="-0.002731" calcext:value-type="float">
            <text:p>-0.002731</text:p>
          </table:table-cell>
          <table:table-cell office:value-type="float" office:value="-0.015663" calcext:value-type="float">
            <text:p>-0.015663</text:p>
          </table:table-cell>
          <table:table-cell office:value-type="float" office:value="-0.002731" calcext:value-type="float">
            <text:p>-0.002731</text:p>
          </table:table-cell>
          <table:table-cell office:value-type="float" office:value="0.006033" calcext:value-type="float">
            <text:p>0.006033</text:p>
          </table:table-cell>
          <table:table-cell office:value-type="string" calcext:value-type="string">
            <text:p>-0.000483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9.26967" calcext:value-type="float">
            <text:p>1527480709.26967</text:p>
          </table:table-cell>
          <table:table-cell office:value-type="string" calcext:value-type="string">
            <text:p>PID_y</text:p>
          </table:table-cell>
          <table:table-cell office:value-type="float" office:value="-0.015559" calcext:value-type="float">
            <text:p>-0.015559</text:p>
          </table:table-cell>
          <table:table-cell/>
          <table:table-cell office:value-type="float" office:value="-0.002731" calcext:value-type="float">
            <text:p>-0.002731</text:p>
          </table:table-cell>
          <table:table-cell office:value-type="float" office:value="-0.015663" calcext:value-type="float">
            <text:p>-0.015663</text:p>
          </table:table-cell>
          <table:table-cell office:value-type="float" office:value="-0.002731" calcext:value-type="float">
            <text:p>-0.002731</text:p>
          </table:table-cell>
          <table:table-cell office:value-type="float" office:value="0.006033" calcext:value-type="float">
            <text:p>0.006033</text:p>
          </table:table-cell>
          <table:table-cell office:value-type="string" calcext:value-type="string">
            <text:p>-0.000483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9.28993" calcext:value-type="float">
            <text:p>1527480709.28993</text:p>
          </table:table-cell>
          <table:table-cell office:value-type="string" calcext:value-type="string">
            <text:p>PID_x</text:p>
          </table:table-cell>
          <table:table-cell office:value-type="float" office:value="-0.015729" calcext:value-type="float">
            <text:p>-0.015729</text:p>
          </table:table-cell>
          <table:table-cell/>
          <table:table-cell office:value-type="float" office:value="-0.00286" calcext:value-type="float">
            <text:p>-0.00286</text:p>
          </table:table-cell>
          <table:table-cell office:value-type="float" office:value="-0.015785" calcext:value-type="float">
            <text:p>-0.015785</text:p>
          </table:table-cell>
          <table:table-cell office:value-type="float" office:value="-0.002846" calcext:value-type="float">
            <text:p>-0.002846</text:p>
          </table:table-cell>
          <table:table-cell office:value-type="float" office:value="0.004431" calcext:value-type="float">
            <text:p>0.004431</text:p>
          </table:table-cell>
          <table:table-cell office:value-type="string" calcext:value-type="string">
            <text:p>-0.002249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9.28996" calcext:value-type="float">
            <text:p>1527480709.28996</text:p>
          </table:table-cell>
          <table:table-cell office:value-type="string" calcext:value-type="string">
            <text:p>PID_y</text:p>
          </table:table-cell>
          <table:table-cell office:value-type="float" office:value="-0.015729" calcext:value-type="float">
            <text:p>-0.015729</text:p>
          </table:table-cell>
          <table:table-cell/>
          <table:table-cell office:value-type="float" office:value="-0.00286" calcext:value-type="float">
            <text:p>-0.00286</text:p>
          </table:table-cell>
          <table:table-cell office:value-type="float" office:value="-0.015785" calcext:value-type="float">
            <text:p>-0.015785</text:p>
          </table:table-cell>
          <table:table-cell office:value-type="float" office:value="-0.002846" calcext:value-type="float">
            <text:p>-0.002846</text:p>
          </table:table-cell>
          <table:table-cell office:value-type="float" office:value="0.004431" calcext:value-type="float">
            <text:p>0.004431</text:p>
          </table:table-cell>
          <table:table-cell office:value-type="string" calcext:value-type="string">
            <text:p>-0.00224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9.31024" calcext:value-type="float">
            <text:p>1527480709.31024</text:p>
          </table:table-cell>
          <table:table-cell office:value-type="string" calcext:value-type="string">
            <text:p>PID_x</text:p>
          </table:table-cell>
          <table:table-cell office:value-type="float" office:value="-0.015536" calcext:value-type="float">
            <text:p>-0.015536</text:p>
          </table:table-cell>
          <table:table-cell/>
          <table:table-cell office:value-type="float" office:value="-0.002812" calcext:value-type="float">
            <text:p>-0.002812</text:p>
          </table:table-cell>
          <table:table-cell office:value-type="float" office:value="-0.015586" calcext:value-type="float">
            <text:p>-0.015586</text:p>
          </table:table-cell>
          <table:table-cell office:value-type="float" office:value="-0.002812" calcext:value-type="float">
            <text:p>-0.002812</text:p>
          </table:table-cell>
          <table:table-cell office:value-type="float" office:value="0.004176" calcext:value-type="float">
            <text:p>0.004176</text:p>
          </table:table-cell>
          <table:table-cell office:value-type="string" calcext:value-type="string">
            <text:p>-0.000134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9.31027" calcext:value-type="float">
            <text:p>1527480709.31027</text:p>
          </table:table-cell>
          <table:table-cell office:value-type="string" calcext:value-type="string">
            <text:p>PID_y</text:p>
          </table:table-cell>
          <table:table-cell office:value-type="float" office:value="-0.015536" calcext:value-type="float">
            <text:p>-0.015536</text:p>
          </table:table-cell>
          <table:table-cell/>
          <table:table-cell office:value-type="float" office:value="-0.002812" calcext:value-type="float">
            <text:p>-0.002812</text:p>
          </table:table-cell>
          <table:table-cell office:value-type="float" office:value="-0.015586" calcext:value-type="float">
            <text:p>-0.015586</text:p>
          </table:table-cell>
          <table:table-cell office:value-type="float" office:value="-0.002812" calcext:value-type="float">
            <text:p>-0.002812</text:p>
          </table:table-cell>
          <table:table-cell office:value-type="float" office:value="0.004176" calcext:value-type="float">
            <text:p>0.004176</text:p>
          </table:table-cell>
          <table:table-cell office:value-type="string" calcext:value-type="string">
            <text:p>-0.000134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9.32959" calcext:value-type="float">
            <text:p>1527480709.32959</text:p>
          </table:table-cell>
          <table:table-cell office:value-type="string" calcext:value-type="string">
            <text:p>PID_x</text:p>
          </table:table-cell>
          <table:table-cell office:value-type="float" office:value="-0.015594" calcext:value-type="float">
            <text:p>-0.015594</text:p>
          </table:table-cell>
          <table:table-cell/>
          <table:table-cell office:value-type="float" office:value="-0.002863" calcext:value-type="float">
            <text:p>-0.002863</text:p>
          </table:table-cell>
          <table:table-cell office:value-type="float" office:value="-0.015598" calcext:value-type="float">
            <text:p>-0.015598</text:p>
          </table:table-cell>
          <table:table-cell office:value-type="float" office:value="-0.002851" calcext:value-type="float">
            <text:p>-0.002851</text:p>
          </table:table-cell>
          <table:table-cell office:value-type="float" office:value="0.001284" calcext:value-type="float">
            <text:p>0.001284</text:p>
          </table:table-cell>
          <table:table-cell office:value-type="string" calcext:value-type="string">
            <text:p>-0.002021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9.32965" calcext:value-type="float">
            <text:p>1527480709.32965</text:p>
          </table:table-cell>
          <table:table-cell office:value-type="string" calcext:value-type="string">
            <text:p>PID_y</text:p>
          </table:table-cell>
          <table:table-cell office:value-type="float" office:value="-0.015594" calcext:value-type="float">
            <text:p>-0.015594</text:p>
          </table:table-cell>
          <table:table-cell/>
          <table:table-cell office:value-type="float" office:value="-0.002863" calcext:value-type="float">
            <text:p>-0.002863</text:p>
          </table:table-cell>
          <table:table-cell office:value-type="float" office:value="-0.015598" calcext:value-type="float">
            <text:p>-0.015598</text:p>
          </table:table-cell>
          <table:table-cell office:value-type="float" office:value="-0.002851" calcext:value-type="float">
            <text:p>-0.002851</text:p>
          </table:table-cell>
          <table:table-cell office:value-type="float" office:value="0.001284" calcext:value-type="float">
            <text:p>0.001284</text:p>
          </table:table-cell>
          <table:table-cell office:value-type="string" calcext:value-type="string">
            <text:p>-0.002021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9.35009" calcext:value-type="float">
            <text:p>1527480709.35009</text:p>
          </table:table-cell>
          <table:table-cell office:value-type="string" calcext:value-type="string">
            <text:p>PID_x</text:p>
          </table:table-cell>
          <table:table-cell office:value-type="float" office:value="-0.015285" calcext:value-type="float">
            <text:p>-0.015285</text:p>
          </table:table-cell>
          <table:table-cell/>
          <table:table-cell office:value-type="float" office:value="-0.002989" calcext:value-type="float">
            <text:p>-0.002989</text:p>
          </table:table-cell>
          <table:table-cell office:value-type="float" office:value="-0.015312" calcext:value-type="float">
            <text:p>-0.015312</text:p>
          </table:table-cell>
          <table:table-cell office:value-type="float" office:value="-0.002973" calcext:value-type="float">
            <text:p>-0.002973</text:p>
          </table:table-cell>
          <table:table-cell office:value-type="float" office:value="0.003064" calcext:value-type="float">
            <text:p>0.003064</text:p>
          </table:table-cell>
          <table:table-cell office:value-type="string" calcext:value-type="string">
            <text:p>-0.002343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9.35017" calcext:value-type="float">
            <text:p>1527480709.35017</text:p>
          </table:table-cell>
          <table:table-cell office:value-type="string" calcext:value-type="string">
            <text:p>PID_y</text:p>
          </table:table-cell>
          <table:table-cell office:value-type="float" office:value="-0.015285" calcext:value-type="float">
            <text:p>-0.015285</text:p>
          </table:table-cell>
          <table:table-cell/>
          <table:table-cell office:value-type="float" office:value="-0.002989" calcext:value-type="float">
            <text:p>-0.002989</text:p>
          </table:table-cell>
          <table:table-cell office:value-type="float" office:value="-0.015312" calcext:value-type="float">
            <text:p>-0.015312</text:p>
          </table:table-cell>
          <table:table-cell office:value-type="float" office:value="-0.002973" calcext:value-type="float">
            <text:p>-0.002973</text:p>
          </table:table-cell>
          <table:table-cell office:value-type="float" office:value="0.003064" calcext:value-type="float">
            <text:p>0.003064</text:p>
          </table:table-cell>
          <table:table-cell office:value-type="string" calcext:value-type="string">
            <text:p>-0.002343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9.3696" calcext:value-type="float">
            <text:p>1527480709.3696</text:p>
          </table:table-cell>
          <table:table-cell office:value-type="string" calcext:value-type="string">
            <text:p>PID_x</text:p>
          </table:table-cell>
          <table:table-cell office:value-type="float" office:value="-0.015818" calcext:value-type="float">
            <text:p>-0.015818</text:p>
          </table:table-cell>
          <table:table-cell/>
          <table:table-cell office:value-type="float" office:value="-0.002954" calcext:value-type="float">
            <text:p>-0.002954</text:p>
          </table:table-cell>
          <table:table-cell office:value-type="float" office:value="-0.01581" calcext:value-type="float">
            <text:p>-0.01581</text:p>
          </table:table-cell>
          <table:table-cell office:value-type="float" office:value="-0.002942" calcext:value-type="float">
            <text:p>-0.002942</text:p>
          </table:table-cell>
          <table:table-cell office:value-type="float" office:value="-0.001667" calcext:value-type="float">
            <text:p>-0.001667</text:p>
          </table:table-cell>
          <table:table-cell office:value-type="string" calcext:value-type="string">
            <text:p>-0.002079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9.36966" calcext:value-type="float">
            <text:p>1527480709.36966</text:p>
          </table:table-cell>
          <table:table-cell office:value-type="string" calcext:value-type="string">
            <text:p>PID_y</text:p>
          </table:table-cell>
          <table:table-cell office:value-type="float" office:value="-0.015818" calcext:value-type="float">
            <text:p>-0.015818</text:p>
          </table:table-cell>
          <table:table-cell/>
          <table:table-cell office:value-type="float" office:value="-0.002954" calcext:value-type="float">
            <text:p>-0.002954</text:p>
          </table:table-cell>
          <table:table-cell office:value-type="float" office:value="-0.01581" calcext:value-type="float">
            <text:p>-0.01581</text:p>
          </table:table-cell>
          <table:table-cell office:value-type="float" office:value="-0.002942" calcext:value-type="float">
            <text:p>-0.002942</text:p>
          </table:table-cell>
          <table:table-cell office:value-type="float" office:value="-0.001667" calcext:value-type="float">
            <text:p>-0.001667</text:p>
          </table:table-cell>
          <table:table-cell office:value-type="string" calcext:value-type="string">
            <text:p>-0.002079</text:p>
          </table:table-cell>
          <table:table-cell office:value-type="string" calcext:value-type="string">
            <text:p>0m</text:p>
          </table:table-cell>
        </table:table-row>
        <table:table-row table:style-name="ro1">
          <table:table-cell office:value-type="float" office:value="1527480709.39012" calcext:value-type="float">
            <text:p>1527480709.39012</text:p>
          </table:table-cell>
          <table:table-cell office:value-type="string" calcext:value-type="string">
            <text:p>PID_x</text:p>
          </table:table-cell>
          <table:table-cell office:value-type="float" office:value="-0.015316" calcext:value-type="float">
            <text:p>-0.015316</text:p>
          </table:table-cell>
          <table:table-cell/>
          <table:table-cell office:value-type="float" office:value="-0.002928" calcext:value-type="float">
            <text:p>-0.002928</text:p>
          </table:table-cell>
          <table:table-cell office:value-type="float" office:value="-0.01536" calcext:value-type="float">
            <text:p>-0.01536</text:p>
          </table:table-cell>
          <table:table-cell office:value-type="float" office:value="-0.002926" calcext:value-type="float">
            <text:p>-0.002926</text:p>
          </table:table-cell>
          <table:table-cell office:value-type="float" office:value="0.003934" calcext:value-type="float">
            <text:p>0.003934</text:p>
          </table:table-cell>
          <table:table-cell office:value-type="string" calcext:value-type="string">
            <text:p>-0.000791</text:p>
          </table:table-cell>
          <table:table-cell office:value-type="string" calcext:value-type="string">
            <text:p>0m</text:p>
          </table:table-cell>
        </table:table-row>
        <table:table-row table:style-name="ro1" table:visibility="filter">
          <table:table-cell office:value-type="float" office:value="1527480709.39018" calcext:value-type="float">
            <text:p>1527480709.39018</text:p>
          </table:table-cell>
          <table:table-cell office:value-type="string" calcext:value-type="string">
            <text:p>PID_y</text:p>
          </table:table-cell>
          <table:table-cell office:value-type="float" office:value="-0.015316" calcext:value-type="float">
            <text:p>-0.015316</text:p>
          </table:table-cell>
          <table:table-cell/>
          <table:table-cell office:value-type="float" office:value="-0.002928" calcext:value-type="float">
            <text:p>-0.002928</text:p>
          </table:table-cell>
          <table:table-cell office:value-type="float" office:value="-0.01536" calcext:value-type="float">
            <text:p>-0.01536</text:p>
          </table:table-cell>
          <table:table-cell office:value-type="float" office:value="-0.002926" calcext:value-type="float">
            <text:p>-0.002926</text:p>
          </table:table-cell>
          <table:table-cell office:value-type="float" office:value="0.003934" calcext:value-type="float">
            <text:p>0.003934</text:p>
          </table:table-cell>
          <table:table-cell office:value-type="string" calcext:value-type="string">
            <text:p>-0.000791</text:p>
          </table:table-cell>
          <table:table-cell office:value-type="string" calcext:value-type="string">
            <text:p>0m</text:p>
          </table:table-cell>
        </table:table-row>
      </table:table>
      <table:named-expressions/>
      <table:database-ranges>
        <table:database-range table:name="__Anonymous_Sheet_DB__0" table:target-range-address="Sheet1.A1:Sheet1.J687" table:display-filter-buttons="true">
          <table:filter>
            <table:filter-and>
              <table:filter-condition table:field-number="1" table:value="TOC_x" table:operator="=">
                <table:filter-set-item table:value="TOC_x"/>
                <table:filter-set-item table:value="PID_x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4:13:25.538949529</meta:creation-date>
    <dc:date>2018-05-28T14:36:27.181937100</dc:date>
    <meta:editing-duration>PT7M40S</meta:editing-duration>
    <meta:editing-cycles>2</meta:editing-cycles>
    <meta:generator>LibreOffice/4.2.8.2$Linux_X86_64 LibreOffice_project/420m0$Build-2</meta:generator>
    <meta:document-statistic meta:table-count="1" meta:cell-count="6310" meta:object-count="0"/>
  </office:meta>
</office:document-meta>
</file>